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draw:fill="none" fo:min-height="1.407cm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9.225cm"/>
    </style:style>
    <style:style style:name="pr4" style:family="presentation" style:parent-style-name="Default-title">
      <style:graphic-properties draw:auto-grow-height="true" fo:min-height="1.56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subtitle">
      <style:graphic-properties draw:fill-color="#ffffff" draw:textarea-vertical-align="top" fo:min-height="14.6cm"/>
    </style:style>
    <style:style style:name="pr7" style:family="presentation" style:parent-style-name="Default-title">
      <style:graphic-properties draw:textarea-vertical-align="top" draw:auto-grow-height="true" fo:min-height="14.481cm"/>
    </style:style>
    <style:style style:name="pr8" style:family="presentation" style:parent-style-name="Default-title">
      <style:graphic-properties draw:textarea-vertical-align="top" fo:min-height="12.4cm"/>
    </style:style>
    <style:style style:name="pr9" style:family="presentation" style:parent-style-name="Default-title">
      <style:graphic-properties draw:textarea-vertical-align="top" fo:min-height="14.373cm"/>
    </style:style>
    <style:style style:name="pr10" style:family="presentation" style:parent-style-name="Default-title">
      <style:graphic-properties draw:textarea-vertical-align="top" draw:auto-grow-height="true" fo:min-height="14.673cm"/>
    </style:style>
    <style:style style:name="pr11" style:family="presentation" style:parent-style-name="Default-subtitle">
      <style:graphic-properties draw:fill-color="#ffffff" draw:textarea-vertical-align="top" fo:min-height="14.4cm"/>
    </style:style>
    <style:style style:name="pr12" style:family="presentation" style:parent-style-name="Default-title">
      <style:graphic-properties draw:textarea-vertical-align="top" draw:auto-grow-height="true" fo:min-height="14.373cm"/>
    </style:style>
    <style:style style:name="pr13" style:family="presentation" style:parent-style-name="Default-title" style:list-style-name="L1">
      <style:graphic-properties draw:textarea-vertical-align="top" fo:min-height="14.573cm"/>
    </style:style>
    <style:style style:name="pr14" style:family="presentation" style:parent-style-name="Default-title">
      <style:graphic-properties draw:textarea-vertical-align="top" fo:min-height="14.573cm"/>
    </style:style>
    <style:style style:name="pr15" style:family="presentation" style:parent-style-name="Default-title">
      <style:graphic-properties draw:textarea-vertical-align="top" fo:min-height="14.773cm"/>
    </style:style>
    <style:style style:name="pr16" style:family="presentation" style:parent-style-name="Default-title">
      <style:graphic-properties draw:textarea-vertical-align="top" fo:min-height="14.917cm"/>
    </style:style>
    <style:style style:name="pr17" style:family="presentation" style:parent-style-name="Default-title">
      <style:graphic-properties fo:min-height="2.629cm"/>
    </style:style>
    <style:style style:name="pr18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5.348cm" style:use-optimal-column-width="false"/>
    </style:style>
    <style:style style:name="ro1" style:family="table-row">
      <style:table-row-properties style:row-height="7.504cm"/>
    </style:style>
    <style:style style:name="ce1" style:family="table-cell">
      <loext:graphic-properties draw:fill="solid" draw:fill-color="#ffffff"/>
      <style:paragraph-properties fo:border="0.71pt solid #000000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9" style:family="paragraph">
      <style:paragraph-properties fo:text-align="start"/>
      <style:text-properties style:font-name="Liberation Serif" fo:font-size="40pt" style:font-size-asian="40pt" style:font-size-complex="40pt"/>
    </style:style>
    <style:style style:name="P10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text-align="start"/>
      <style:text-properties style:font-name="Liberation Serif" fo:font-size="36pt" fo:font-style="italic" style:font-size-asian="36pt" style:font-size-complex="36pt"/>
    </style:style>
    <style:style style:name="P14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style:font-name="Liberation Serif" fo:font-size="36pt" style:font-size-asian="36pt" style:font-size-complex="36pt"/>
    </style:style>
    <style:style style:name="P17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style:font-name="Liberation Serif" fo:font-size="32pt" fo:font-style="normal" style:font-size-asian="32pt" style:font-size-complex="32pt"/>
    </style:style>
    <style:style style:name="P20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21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style:letter-kerning="true" fo:background-color="transparent" style:font-name-asian="Noto Sans CJK SC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32pt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28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2" style:font-size-complex="28pt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40pt" style:font-size-asian="40pt" style:font-size-complex="4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style:font-name="Liberation Serif" fo:font-size="36pt" style:font-size-asian="36pt" style:font-size-complex="3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Liberation Serif" fo:font-size="44pt" style:font-size-asian="44pt" style:font-size-complex="44pt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T31" style:family="text">
      <style:text-properties style:use-window-font-color="true" style:font-name="Liberation Serif" fo:font-size="22pt" fo:font-weight="normal" style:letter-kerning="true" style:font-name-asian="Noto Sans CJK SC" style:font-size-asian="22pt" style:font-weight-asian="normal" style:font-name-complex="Lohit Devanagari2" style:font-size-complex="22pt" style:font-weight-complex="normal"/>
    </style:style>
    <style:style style:name="T32" style:family="text">
      <style:text-properties style:use-window-font-color="true" style:font-name="Liberation Serif" fo:font-size="14pt" fo:language="en" fo:country="US" fo:font-weight="normal" style:letter-kerning="true" style:font-name-asian="Noto Sans CJK SC" style:font-size-asian="14pt" style:font-weight-asian="normal" style:font-name-complex="Lohit Devanagari2" style:font-size-complex="14pt" style:font-weight-complex="normal"/>
    </style:style>
    <style:style style:name="T33" style:family="text">
      <style:text-properties style:use-window-font-color="true" style:font-name="Liberation Serif" fo:font-size="22pt" fo:language="en" fo:country="US" fo:font-weight="normal" style:letter-kerning="true" style:font-name-asian="Noto Sans CJK SC" style:font-size-asian="22pt" style:font-weight-asian="normal" style:font-name-complex="Lohit Devanagari2" style:font-size-complex="22pt" style:font-weight-complex="normal"/>
    </style:style>
    <style:style style:name="T34" style:family="text">
      <style:text-properties style:use-window-font-color="true" style:font-name="Liberation Serif" fo:font-size="22pt" fo:language="en" fo:country="US" fo:font-weight="bold" style:letter-kerning="true" style:font-name-asian="Noto Sans CJK SC" style:font-size-asian="22pt" style:font-weight-asian="bold" style:font-name-complex="Lohit Devanagari2" style:font-size-complex="22pt" style:font-weight-complex="bold"/>
    </style:style>
    <style:style style:name="T35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36" style:family="text">
      <style:text-properties style:font-name="Liberation Serif" fo:font-size="10pt" fo:font-style="italic" style:font-size-asian="10pt" style:font-size-complex="10pt"/>
    </style:style>
    <style:style style:name="T37" style:family="text">
      <style:text-properties style:font-name="Liberation Serif" fo:font-size="36pt" fo:font-style="italic" style:font-size-asian="36pt" style:font-size-complex="36pt"/>
    </style:style>
    <style:style style:name="T38" style:family="text">
      <style:text-properties style:font-name="Liberation Serif" fo:font-size="28pt" fo:font-style="italic" style:font-size-asian="28pt" style:font-size-complex="28pt"/>
    </style:style>
    <style:style style:name="T39" style:family="text">
      <style:text-properties style:font-name="Liberation Serif" fo:font-size="28pt" fo:font-style="normal" style:font-size-asian="28pt" style:font-style-asian="normal" style:font-size-complex="28pt" style:font-style-complex="normal"/>
    </style:style>
    <style:style style:name="T40" style:family="text">
      <style:text-properties style:font-name="Liberation Serif" fo:font-size="32pt" fo:font-style="italic" style:font-size-asian="32pt" style:font-size-complex="32pt"/>
    </style:style>
    <style:style style:name="T41" style:family="text">
      <style:text-properties style:font-name="Liberation Serif" fo:font-size="14pt" fo:font-style="italic" style:font-size-asian="14pt" style:font-size-complex="14pt"/>
    </style:style>
    <style:style style:name="T42" style:family="text">
      <style:text-properties style:font-name="Liberation Serif" fo:font-size="24pt" fo:font-style="italic" style:font-size-asian="24pt" style:font-size-complex="24pt"/>
    </style:style>
    <style:style style:name="T43" style:family="text">
      <style:text-properties style:font-name="Liberation Serif" fo:font-size="10pt" style:font-size-asian="10pt" style:font-size-complex="10pt"/>
    </style:style>
    <style:style style:name="T44" style:family="text">
      <style:text-properties style:font-name="Liberation Serif" fo:font-size="24pt" style:font-size-asian="24pt" style:font-size-complex="24pt"/>
    </style:style>
    <style:style style:name="T45" style:family="text">
      <style:text-properties style:font-name="Liberation Serif" fo:font-size="16pt" style:font-size-asian="16pt" style:font-size-complex="16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Liberation Serif" fo:font-size="20pt" style:font-size-asian="20pt" style:font-size-complex="20pt"/>
    </style:style>
    <style:style style:name="T53" style:family="text">
      <style:text-properties style:font-name="Liberation Serif" fo:font-size="22pt" style:font-size-asian="22pt" style:font-size-complex="22pt"/>
    </style:style>
    <style:style style:name="T54" style:family="text">
      <style:text-properties style:font-name="Liberation Serif" fo:font-size="18pt" style:font-size-asian="18pt" style:font-size-complex="18pt"/>
    </style:style>
    <style:style style:name="T55" style:family="text">
      <style:text-properties style:font-name="Liberation Serif" fo:font-size="26pt" style:font-size-asian="26pt" style:font-size-complex="26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2" style:font-size-complex="4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weight-asian="normal" style:font-name-complex="Lohit Devanagari2" style:font-size-complex="12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2" style:font-size-complex="14pt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Liberation Serif" fo:font-size="28pt" fo:font-style="normal" fo:font-weight="bold" style:font-size-asian="28pt" style:font-weight-asian="bold" style:font-size-complex="28pt" style:font-weight-complex="bold"/>
    </style:style>
    <style:style style:name="T63" style:family="text">
      <style:text-properties style:font-name="Liberation Serif" fo:font-size="28pt" fo:font-style="normal" fo:font-weight="normal" style:font-size-asian="28pt" style:font-weight-asian="normal" style:font-size-complex="28pt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3.653cm" svg:height="9.225cm" draw:transform="skewX (6.82813454350937E-017) rotate (0.496371639267187) translate (1.2cm 9.78cm)" presentation:class="title" presentation:user-transformed="true">
          <draw:text-box>
            <text:p xml:id="id1" text:id="id1"><text:span text:style-name="T1">Higher Order Derivative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1.563cm" svg:x="1.474cm" svg:y="0.437cm" presentation:class="title" presentation:user-transformed="true">
          <draw:text-box>
            <text:p xml:id="id2" text:id="id2"><text:span text:style-name="T2">Higher order derivatives</text:span></text:p>
          </draw:text-box>
        </draw:frame>
        <draw:frame presentation:style-name="pr5" draw:text-style-name="P4" draw:layer="layout" svg:width="26.7cm" svg:height="12.2cm" svg:x="0.7cm" svg:y="2.8cm" presentation:class="outline" presentation:user-transformed="true">
          <draw:text-box>
            <text:p><text:span text:style-name="T3"><text:s text:c="4"/></text:span><text:span text:style-name="T3">If <text:s text:c="8"/>is a differentiable function of <text:s text:c="3"/>on an open interval</text:span><text:span text:style-name="T4"> <text:s text:c="2"/>,</text:span></text:p>
            <text:p><text:span text:style-name="T4"><text:s/></text:span><text:span text:style-name="T4">then its derivative <text:s text:c="10"/>is also a function on <text:s text:c="2"/>, so <text:s text:c="10"/>may also</text:span></text:p>
            <text:p><text:span text:style-name="T4"><text:s/></text:span><text:span text:style-name="T4">have a derivative of its own, denoted as <text:s text:c="26"/>. This new </text:span></text:p>
            <text:p><text:span text:style-name="T4">function is called the </text:span><text:span text:style-name="T5">second derivative</text:span><text:span text:style-name="T4"> of <text:s text:c="7"/>. By Leibniz</text:span></text:p>
            <text:p><text:span text:style-name="T4"><text:s/></text:span><text:span text:style-name="T4">notation, we write the second <text:s/>derivative of <text:s text:c="15"/>as </text:span></text:p>
            <text:p><text:span text:style-name="T6"><text:s text:c="23"/></text:span></text:p>
            <text:p><text:span text:style-name="T6"/></text:p>
            <text:p><text:span text:style-name="T7"><text:s text:c="19"/></text:span></text:p>
            <text:p><text:span text:style-name="T4">By method of first principle <text:s text:c="32"/></text:span></text:p>
            <text:p><text:span text:style-name="T4"/></text:p>
            <text:p><text:span text:style-name="T8"/></text:p>
          </draw:text-box>
        </draw:frame>
        <draw:g>
          <svg:title>TexMaths</svg:title>
          <svg:desc>26§display§f'(x)§svg§600§FALSE§</svg:desc>
          <draw:polygon draw:style-name="gr2" draw:text-style-name="P5" draw:layer="layout" svg:width="1.852cm" svg:height="0.872cm" svg:x="8.373cm" svg:y="4.605cm" svg:viewBox="0 0 1853 873" draw:points="928,873 0,873 0,0 1853,0 1853,873">
            <text:p/>
          </draw:polygon>
          <draw:path draw:style-name="gr3" draw:text-style-name="P6" draw:layer="layout" svg:width="0.457cm" svg:height="0.833cm" svg:x="8.375cm" svg:y="4.65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8.903cm" svg:y="4.55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9.22cm" svg:y="4.609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511cm" svg:y="4.8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0.06cm" svg:y="4.609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x§svg§600§FALSE§</svg:desc>
          <draw:polygon draw:style-name="gr2" draw:text-style-name="P5" draw:layer="layout" svg:width="0.39cm" svg:height="0.323cm" svg:x="16.29cm" svg:y="3.306cm" svg:viewBox="0 0 391 324" draw:points="196,324 0,324 0,0 391,0 391,324">
            <text:p/>
          </draw:polygon>
          <draw:path draw:style-name="gr3" draw:text-style-name="P6" draw:layer="layout" svg:width="0.457cm" svg:height="0.415cm" svg:x="16.271cm" svg:y="3.26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2.571cm" svg:y="3.005cm" svg:viewBox="0 0 1597 824" draw:points="799,824 0,824 0,0 1597,0 1597,824">
            <text:p/>
          </draw:polygon>
          <draw:path draw:style-name="gr3" draw:text-style-name="P6" draw:layer="layout" svg:width="0.457cm" svg:height="0.833cm" svg:x="2.573cm" svg:y="3.00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3.162cm" svg:y="2.959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457cm" svg:height="0.415cm" svg:x="3.453cm" svg:y="3.2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213cm" svg:height="0.914cm" svg:x="4cm" svg:y="2.95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I§svg§600§FALSE§</svg:desc>
          <draw:polygon draw:style-name="gr2" draw:text-style-name="P5" draw:layer="layout" svg:width="0.363cm" svg:height="0.534cm" svg:x="24.886cm" svg:y="3.108cm" svg:viewBox="0 0 364 535" draw:points="183,535 0,535 0,0 364,0 364,535">
            <text:p/>
          </draw:polygon>
          <draw:path draw:style-name="gr3" draw:text-style-name="P6" draw:layer="layout" svg:width="0.423cm" svg:height="0.626cm" svg:x="24.871cm" svg:y="3.062cm" svg:viewBox="0 0 424 627" svg:d="M312 71c8-34 10-42 83-42 23 0 29 0 29-19 0-10-8-10-12-10-27 0-96 2-121 2-29 0-96-2-123-2-6 0-18 0-18 19 0 10 8 10 25 10 39 0 64 0 64 17 0 4 0 6-2 14l-125 496c-8 34-10 42-83 42-21 0-29 0-29 19 0 10 10 10 15 10 24 0 93-2 118-2 29 0 96 2 125 2 6 0 16 0 16-17 0-12-6-12-27-12-16 0-20 0-39 0-19-2-23-6-23-17 0-8 2-14 4-21z">
            <text:p/>
          </draw:path>
        </draw:g>
        <draw:g>
          <svg:title>TexMaths</svg:title>
          <svg:desc>26§display§I§svg§600§FALSE§</svg:desc>
          <draw:polygon draw:style-name="gr2" draw:text-style-name="P5" draw:layer="layout" svg:width="0.363cm" svg:height="0.534cm" svg:x="18.786cm" svg:y="4.71cm" svg:viewBox="0 0 364 535" draw:points="183,535 0,535 0,0 364,0 364,535">
            <text:p/>
          </draw:polygon>
          <draw:path draw:style-name="gr3" draw:text-style-name="P6" draw:layer="layout" svg:width="0.423cm" svg:height="0.626cm" svg:x="18.771cm" svg:y="4.664cm" svg:viewBox="0 0 424 627" svg:d="M312 71c8-34 10-42 83-42 23 0 29 0 29-19 0-10-8-10-12-10-27 0-96 2-121 2-29 0-96-2-123-2-6 0-18 0-18 19 0 10 8 10 25 10 39 0 64 0 64 17 0 4 0 6-2 14l-125 496c-8 34-10 42-83 42-21 0-29 0-29 19 0 10 10 10 15 10 24 0 93-2 118-2 29 0 96 2 125 2 6 0 16 0 16-17 0-12-6-12-27-12-16 0-20 0-39 0-19-2-23-6-23-17 0-8 2-14 4-21z">
            <text:p/>
          </draw:path>
        </draw:g>
        <draw:g>
          <svg:title>TexMaths</svg:title>
          <svg:desc>26§display§f'(x)§svg§600§FALSE§</svg:desc>
          <draw:polygon draw:style-name="gr2" draw:text-style-name="P5" draw:layer="layout" svg:width="1.852cm" svg:height="0.872cm" svg:x="20.873cm" svg:y="4.506cm" svg:viewBox="0 0 1853 873" draw:points="928,873 0,873 0,0 1853,0 1853,873">
            <text:p/>
          </draw:polygon>
          <draw:path draw:style-name="gr3" draw:text-style-name="P6" draw:layer="layout" svg:width="0.457cm" svg:height="0.833cm" svg:x="20.875cm" svg:y="4.5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21.403cm" svg:y="4.46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21.72cm" svg:y="4.5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011cm" svg:y="4.79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22.56cm" svg:y="4.5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(f'(x))' = f''(x)§svg§600§FALSE§</svg:desc>
          <draw:polygon draw:style-name="gr2" draw:text-style-name="P5" draw:layer="layout" svg:width="6.284cm" svg:height="0.872cm" svg:x="16.673cm" svg:y="6.108cm" svg:viewBox="0 0 6285 873" draw:points="3143,873 0,873 0,0 6285,0 6285,873">
            <text:p/>
          </draw:polygon>
          <draw:path draw:style-name="gr3" draw:text-style-name="P6" draw:layer="layout" svg:width="0.213cm" svg:height="0.914cm" svg:x="16.717cm" svg:y="6.11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833cm" svg:x="17.031cm" svg:y="6.15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17.559cm" svg:y="6.062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17.875cm" svg:y="6.11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8.166cm" svg:y="6.39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8.713cm" svg:y="6.11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213cm" svg:height="0.914cm" svg:x="19.069cm" svg:y="6.11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161cm" svg:height="0.332cm" svg:x="19.404cm" svg:y="6.062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608cm" svg:height="0.215cm" svg:x="19.934cm" svg:y="6.46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20.895cm" svg:y="6.154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21.423cm" svg:y="6.062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21.635cm" svg:y="6.062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21.952cm" svg:y="6.11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243cm" svg:y="6.39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22.79cm" svg:y="6.11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17.872cm" svg:y="7.806cm" svg:viewBox="0 0 1597 824" draw:points="799,824 0,824 0,0 1597,0 1597,824">
            <text:p/>
          </draw:polygon>
          <draw:path draw:style-name="gr3" draw:text-style-name="P6" draw:layer="layout" svg:width="0.457cm" svg:height="0.833cm" svg:x="17.874cm" svg:y="7.80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8.463cm" svg:y="7.7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6" draw:layer="layout" svg:width="0.457cm" svg:height="0.415cm" svg:x="18.754cm" svg:y="8.04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9.301cm" svg:y="7.7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 = f(x)§svg§600§FALSE§</svg:desc>
          <draw:polygon draw:style-name="gr2" draw:text-style-name="P5" draw:layer="layout" svg:width="3.297cm" svg:height="0.823cm" svg:x="18.392cm" svg:y="9.408cm" svg:viewBox="0 0 3298 824" draw:points="1650,824 0,824 0,0 3298,0 3298,824">
            <text:p/>
          </draw:polygon>
          <draw:path draw:style-name="gr3" draw:text-style-name="P6" draw:layer="layout" svg:width="0.423cm" svg:height="0.592cm" svg:x="18.373cm" svg:y="9.64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30-25-34-33-34-21 0-52 15-52 61 0 45 41 79 98 79 95 0 189-84 214-187z">
            <text:p/>
          </draw:path>
          <draw:path draw:style-name="gr3" draw:text-style-name="P6" draw:layer="layout" svg:width="0.609cm" svg:height="0.215cm" svg:x="19.132cm" svg:y="9.71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20.094cm" svg:y="9.404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1c-17 90-33 173-79 173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20.682cm" svg:y="9.362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20.974cm" svg:y="9.6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21.521cm" svg:y="9.36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'' = f''(x) = \frac{d}{dx}\left( \frac{dy}{dx} \right) = \frac{d^2y}{dx^2}§svg§600§FALSE§</svg:desc>
          <draw:polygon draw:style-name="gr2" draw:text-style-name="P5" draw:layer="layout" svg:width="12.21cm" svg:height="2.151cm" svg:x="1.03cm" svg:y="10.879cm" svg:viewBox="0 0 12211 2152" draw:points="6105,2152 0,2152 0,0 12211,0 12211,2152">
            <text:p/>
          </draw:polygon>
          <draw:path draw:style-name="gr3" draw:text-style-name="P6" draw:layer="layout" svg:width="0.423cm" svg:height="0.592cm" svg:x="1.011cm" svg:y="11.80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161cm" svg:height="0.332cm" svg:x="1.496cm" svg:y="11.47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1.706cm" svg:y="11.47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608cm" svg:height="0.215cm" svg:x="2.236cm" svg:y="11.8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3.199cm" svg:y="11.56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4 0 42 40 65 79 65 50 0 85-54 102-89 29-59 52-169 52-175z">
            <text:p/>
          </draw:path>
          <draw:path draw:style-name="gr3" draw:text-style-name="P6" draw:layer="layout" svg:width="0.161cm" svg:height="0.332cm" svg:x="3.728cm" svg:y="11.474cm" svg:viewBox="0 0 162 333" svg:d="M156 56c6-10 6-16 6-21 0-20-16-35-37-35-25 0-33 21-36 31l-85 279c-2 0-4 8-4 8 0 9 21 15 25 15s6 0 10-11z">
            <text:p/>
          </draw:path>
          <draw:path draw:style-name="gr3" draw:text-style-name="P6" draw:layer="layout" svg:width="0.161cm" svg:height="0.332cm" svg:x="3.938cm" svg:y="11.474cm" svg:viewBox="0 0 162 333" svg:d="M156 56c6-10 6-16 6-21 0-20-16-35-37-35-25 0-33 21-36 31l-85 279c-2 0-4 8-4 8 0 9 21 15 25 15s6 0 10-11z">
            <text:p/>
          </draw:path>
          <draw:path draw:style-name="gr3" draw:text-style-name="P6" draw:layer="layout" svg:width="0.213cm" svg:height="0.914cm" svg:x="4.254cm" svg:y="11.52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4.545cm" svg:y="11.80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5.092cm" svg:y="11.52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608cm" svg:height="0.215cm" svg:x="5.702cm" svg:y="11.8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023cm" svg:y="10.95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olygon draw:style-name="gr3" draw:text-style-name="P6" draw:layer="layout" svg:width="1cm" svg:height="0.039cm" svg:x="6.725cm" svg:y="11.96cm" svg:viewBox="0 0 1001 40" draw:points="499,40 0,40 0,0 1001,0 1001,40">
            <text:p/>
          </draw:polygon>
          <draw:path draw:style-name="gr3" draw:text-style-name="P6" draw:layer="layout" svg:width="0.436cm" svg:height="0.646cm" svg:x="6.761cm" svg:y="12.199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7.227cm" svg:y="12.4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45cm" svg:height="2.193cm" svg:x="8.175cm" svg:y="10.883cm" svg:viewBox="0 0 451 2194" svg:d="M451 2186c0-4-2-6-4-9-33-35-95-95-156-195-147-235-214-532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8.824cm" svg:y="10.95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9.29cm" svg:y="11.1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8.766cm" svg:y="11.96cm" svg:viewBox="0 0 1001 40" draw:points="499,40 0,40 0,0 1001,0 1001,40">
            <text:p/>
          </draw:polygon>
          <draw:path draw:style-name="gr3" draw:text-style-name="P6" draw:layer="layout" svg:width="0.436cm" svg:height="0.646cm" svg:x="8.803cm" svg:y="12.199cm" svg:viewBox="0 0 437 647" svg:d="M437 10c0-2 0-10-13-10-12 0-99 8-116 10-6 0-13 5-13 17 0 13 9 13 23 13 44 0 46 6 46 14l-2 19-56 216c-17-33-44-58-86-58-106 0-220 135-220 268 0 87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9.269cm" svg:y="12.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6" draw:layer="layout" svg:width="0.45cm" svg:height="2.193cm" svg:x="9.906cm" svg:y="10.883cm" svg:viewBox="0 0 451 2194" svg:d="M451 1098c0-360-83-722-316-996-19-21-52-58-89-92-13-10-15-10-27-10-11 0-19 0-19 8 0 4 4 9 6 11 31 33 94 93 154 193 148 235 217 533 217 884 0 247-34 564-186 836-72 131-149 206-187 245-2 3-4 5-4 9 0 8 8 8 19 8 12 0 14 0 29-14 308-279 403-697 403-1082z">
            <text:p/>
          </draw:path>
          <draw:path draw:style-name="gr3" draw:text-style-name="P6" draw:layer="layout" svg:width="0.608cm" svg:height="0.215cm" svg:x="10.852cm" svg:y="11.8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1.932cm" svg:y="10.95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6" draw:layer="layout" svg:width="0.284cm" svg:height="0.425cm" svg:x="12.412cm" svg:y="10.83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12.808cm" svg:y="11.1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.409cm" svg:height="0.039cm" svg:x="11.876cm" svg:y="11.96cm" svg:viewBox="0 0 1410 40" draw:points="705,40 0,40 0,0 1410,0 1410,40">
            <text:p/>
          </draw:polygon>
          <draw:path draw:style-name="gr3" draw:text-style-name="P6" draw:layer="layout" svg:width="0.436cm" svg:height="0.646cm" svg:x="11.911cm" svg:y="12.199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2.377cm" svg:y="12.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6" draw:layer="layout" svg:width="0.284cm" svg:height="0.425cm" svg:x="12.914cm" svg:y="12.14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8" draw:layer="layout" svg:width="26.4cm" svg:height="14.6cm" svg:x="0.8cm" svg:y="0.6cm" presentation:class="subtitle" presentation:user-transformed="true">
          <draw:text-box>
            <text:p text:style-name="P7"><text:span text:style-name="T9"><text:tab/></text:span><text:span text:style-name="T9"> <text:s text:c="8"/></text:span></text:p>
            <text:p text:style-name="P7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4"/></text:span></text:p>
            <text:p text:style-name="P7"><text:span text:style-name="T11"/></text:p>
            <text:p text:style-name="P7"><text:span text:style-name="T11"/></text:p>
            <text:p text:style-name="P7"><text:span text:style-name="T4"><text:s text:c="17"/></text:span></text:p>
            <text:p text:style-name="P7"><text:span text:style-name="T6"><text:s text:c="20"/></text:span></text:p>
            <text:p text:style-name="P7"><text:span text:style-name="T4"><text:tab/></text:span><text:span text:style-name="T4">Further if <text:s text:c="11"/>is a differentiable function <text:s/>of <text:s text:c="4"/>then its</text:span></text:p>
            <text:p text:style-name="P7"><text:span text:style-name="T6"><text:s text:c="27"/></text:span></text:p>
            <text:p text:style-name="P7"><text:span text:style-name="T4"><text:s text:c="5"/></text:span><text:span text:style-name="T4">derivative is denoted as <text:s text:c="32"/>. Now the new </text:span></text:p>
            <text:p text:style-name="P7"><text:span text:style-name="T12"><text:s text:c="28"/></text:span></text:p>
            <text:p text:style-name="P7"><text:span text:style-name="T4"><text:s text:c="5"/></text:span><text:span text:style-name="T4">function <text:s text:c="11"/>is called the </text:span><text:span text:style-name="T5">third derivative</text:span><text:span text:style-name="T13"> <text:s/></text:span><text:span text:style-name="T4">of <text:s text:c="8"/>. <text:s/>We</text:span></text:p>
            <text:p text:style-name="P7"><text:span text:style-name="T7"><text:s text:c="35"/></text:span></text:p>
            <text:p text:style-name="P7"><text:span text:style-name="T4"><text:s text:c="5"/></text:span><text:span text:style-name="T4">write the third derivative of <text:s text:c="15"/>as</text:span></text:p>
            <text:p text:style-name="P7"><text:span text:style-name="T14"/></text:p>
          </draw:text-box>
        </draw:frame>
        <draw:g>
          <svg:title>TexMaths</svg:title>
          <svg:desc>26§display§f'(x) = \lim_{{h}\rightarrow 0}\left( \frac{f(x + h) - f(x)}{h} \right) = \frac{dy}{dx}§svg§600§FALSE§</svg:desc>
          <draw:polygon draw:style-name="gr2" draw:text-style-name="P5" draw:layer="layout" svg:width="15.043cm" svg:height="2.101cm" svg:x="2.171cm" svg:y="1.099cm" svg:viewBox="0 0 15044 2102" draw:points="7523,2102 0,2102 0,0 15044,0 15044,2102">
            <text:p/>
          </draw:polygon>
          <draw:path draw:style-name="gr3" draw:text-style-name="P6" draw:layer="layout" svg:width="0.457cm" svg:height="0.833cm" svg:x="2.173cm" svg:y="1.73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6" draw:layer="layout" svg:width="0.161cm" svg:height="0.332cm" svg:x="2.701cm" svg:y="1.64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3.018cm" svg:y="1.69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3.309cm" svg:y="1.97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3.858cm" svg:y="1.6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215cm" svg:x="4.465cm" svg:y="2.04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05cm" svg:height="0.635cm" svg:x="5.534cm" svg:y="1.743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197cm" svg:height="0.612cm" svg:x="5.788cm" svg:y="1.76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715cm" svg:height="0.405cm" svg:x="6.042cm" svg:y="1.974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6" draw:layer="layout" svg:width="0.351cm" svg:height="0.452cm" svg:x="5.426cm" svg:y="2.53cm" svg:viewBox="0 0 352 453" svg:d="M154 19c0 0 2-9 2-11s-2-8-10-8c-13 0-67 4-84 6-4 0-12 2-12 15 0 10 8 10 17 10 29 0 29 4 29 9 0 4 0 8-2 14l-90 364c-4 10-4 12-4 15 0 8 8 20 23 20 6 0 19-4 25-18 2-2 8-27 10-40l17-56c2-10 8-35 10-44 7-25 7-27 19-45 21-34 52-69 102-69 37 0 39 29 39 44 0 39-29 110-39 137-6 19-8 25-8 35 0 33 27 56 60 56 64 0 94-89 94-99 0-9-9-9-11-9-10 0-10 4-12 11-15 52-44 79-69 79-15 0-17-9-17-23 0-15 5-23 15-52 8-21 35-88 35-125 0-10 0-37-25-54-10-10-29-19-58-19-48 0-81 27-106 54z">
            <text:p/>
          </draw:path>
          <draw:path draw:style-name="gr3" draw:text-style-name="P6" draw:layer="layout" svg:width="0.631cm" svg:height="0.338cm" svg:x="5.857cm" svg:y="2.646cm" svg:viewBox="0 0 632 339" svg:d="M541 185c-81 60-92 144-92 144 0 10 7 10 15 10 12 0 14 0 16-10 5-17 15-59 48-94 38-40 71-48 96-56 4-2 8-6 8-8 0-7-4-9-12-11-94-29-125-96-140-152-2-8-6-8-16-8-8 0-15 0-15 10 0 0 7 44 38 88 14 23 33 41 54 56h-516c-10 0-25 0-25 14 0 17 15 17 25 17z">
            <text:p/>
          </draw:path>
          <draw:path draw:style-name="gr3" draw:text-style-name="P6" draw:layer="layout" svg:width="0.299cm" svg:height="0.438cm" svg:x="6.568cm" svg:y="2.55cm" svg:viewBox="0 0 300 439" svg:d="M300 223c0-71-9-123-40-167-19-31-58-56-110-56-150 0-150 175-150 223 0 45 0 216 150 216s150-171 150-216zM150 422c-29 0-69-19-81-71-11-37-11-91-11-137 0-48 0-95 11-131 12-52 54-64 81-64 35 0 68 21 79 58 10 33 10 81 10 137 0 46 0 94-8 135-13 59-56 73-81 73z">
            <text:p/>
          </draw:path>
          <draw:path draw:style-name="gr3" draw:text-style-name="P6" draw:layer="layout" svg:width="0.45cm" svg:height="2.193cm" svg:x="7.242cm" svg:y="1.05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57cm" svg:height="0.833cm" svg:x="7.883cm" svg:y="1.11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29-59 52-169 52-175z">
            <text:p/>
          </draw:path>
          <draw:path draw:style-name="gr3" draw:text-style-name="P6" draw:layer="layout" svg:width="0.213cm" svg:height="0.914cm" svg:x="8.469cm" svg:y="1.0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8.762cm" svg:y="1.3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9.511cm" svg:y="1.22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0.424cm" svg:y="1.126cm" svg:viewBox="0 0 451 647" svg:d="M212 10c0-2 0-10-10-10-23 0-90 8-113 8-8 2-18 2-18 19 0 13 8 13 23 13 43 0 45 6 45 14l-2 19-133 528c-4 12-4 15-4 19 0 23 19 27 27 27 15 0 29-13 33-25l17-69 21-83c6-21 10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213cm" svg:height="0.914cm" svg:x="10.953cm" svg:y="1.0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559cm" svg:height="0.039cm" svg:x="11.535cm" svg:y="1.513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833cm" svg:x="12.421cm" svg:y="1.11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7 44-2 52-35 52-49 0-21-16-32-35-32-23 0-50 21-50 54 0 42 40 65 77 65 52 0 87-54 104-89 29-59 52-169 52-175z">
            <text:p/>
          </draw:path>
          <draw:path draw:style-name="gr3" draw:text-style-name="P6" draw:layer="layout" svg:width="0.213cm" svg:height="0.914cm" svg:x="13.01cm" svg:y="1.0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3.301cm" svg:y="1.3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3.848cm" svg:y="1.0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6.318cm" svg:height="0.039cm" svg:x="7.835cm" svg:y="2.13cm" svg:viewBox="0 0 6319 40" draw:points="3159,40 0,40 0,0 6319,0 6319,40">
            <text:p/>
          </draw:polygon>
          <draw:path draw:style-name="gr3" draw:text-style-name="P6" draw:layer="layout" svg:width="0.45cm" svg:height="0.646cm" svg:x="10.78cm" svg:y="2.369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cm" svg:height="2.193cm" svg:x="14.293cm" svg:y="1.05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15.239cm" svg:y="2.04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6.319cm" svg:y="1.12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16.785cm" svg:y="1.35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16.261cm" svg:y="2.13cm" svg:viewBox="0 0 1000 40" draw:points="499,40 0,40 0,0 1000,0 1000,40">
            <text:p/>
          </draw:polygon>
          <draw:path draw:style-name="gr3" draw:text-style-name="P6" draw:layer="layout" svg:width="0.436cm" svg:height="0.646cm" svg:x="16.298cm" svg:y="2.36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6.764cm" svg:y="2.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</draw:g>
        <draw:g>
          <svg:title>TexMaths</svg:title>
          <svg:desc>26§display§f''(x)§svg§600§FALSE§</svg:desc>
          <draw:polygon draw:style-name="gr2" draw:text-style-name="P5" draw:layer="layout" svg:width="2.064cm" svg:height="0.872cm" svg:x="6.175cm" svg:y="6.6cm" svg:viewBox="0 0 2065 873" draw:points="1032,873 0,873 0,0 2065,0 2065,873">
            <text:p/>
          </draw:polygon>
          <draw:path draw:style-name="gr3" draw:text-style-name="P6" draw:layer="layout" svg:width="0.457cm" svg:height="0.833cm" svg:x="6.177cm" svg:y="6.646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6.705cm" svg:y="6.55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6.915cm" svg:y="6.55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7.232cm" svg:y="6.60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7.525cm" svg:y="6.88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8.072cm" svg:y="6.60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\frac{d}{dx}\left[ f''(x) \right] = f'''(x)§svg§600§FALSE§</svg:desc>
          <draw:polygon draw:style-name="gr2" draw:text-style-name="P5" draw:layer="layout" svg:width="7.504cm" svg:height="1.798cm" svg:x="11.822cm" svg:y="7.7cm" svg:viewBox="0 0 7505 1799" draw:points="3754,1799 0,1799 0,0 7505,0 7505,1799">
            <text:p/>
          </draw:polygon>
          <draw:path draw:style-name="gr3" draw:text-style-name="P6" draw:layer="layout" svg:width="0.436cm" svg:height="0.646cm" svg:x="12.073cm" svg:y="7.654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olygon draw:style-name="gr3" draw:text-style-name="P6" draw:layer="layout" svg:width="0.999cm" svg:height="0.039cm" svg:x="11.776cm" svg:y="8.659cm" svg:viewBox="0 0 1000 40" draw:points="499,40 0,40 0,0 1000,0 1000,40">
            <text:p/>
          </draw:polygon>
          <draw:path draw:style-name="gr3" draw:text-style-name="P6" draw:layer="layout" svg:width="0.436cm" svg:height="0.646cm" svg:x="11.813cm" svg:y="8.9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12.277cm" svg:y="9.129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olygon draw:style-name="gr3" draw:text-style-name="P6" draw:layer="layout" svg:width="0.126cm" svg:height="0.914cm" svg:x="13.144cm" svg:y="8.222cm" svg:viewBox="0 0 127 915" draw:points="127,915 127,880 37,880 37,37 127,37 127,0 0,0 0,915">
            <text:p/>
          </draw:polygon>
          <draw:path draw:style-name="gr3" draw:text-style-name="P6" draw:layer="layout" svg:width="0.457cm" svg:height="0.833cm" svg:x="13.338cm" svg:y="8.261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2 52-36 52-50 0-21-16-31-35-31-23 0-50 20-50 54 0 41 40 64 79 64 50 0 85-54 102-89 31-59 52-169 52-175z">
            <text:p/>
          </draw:path>
          <draw:path draw:style-name="gr3" draw:text-style-name="P6" draw:layer="layout" svg:width="0.161cm" svg:height="0.332cm" svg:x="13.866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161cm" svg:height="0.332cm" svg:x="14.076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213cm" svg:height="0.914cm" svg:x="14.392cm" svg:y="8.222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457cm" svg:height="0.415cm" svg:x="14.683cm" svg:y="8.503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5.232cm" svg:y="8.22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15.555cm" svg:y="8.222cm" svg:viewBox="0 0 127 915" draw:points="127,0 0,0 0,37 89,37 89,880 0,880 0,915 127,915">
            <text:p/>
          </draw:polygon>
          <draw:path draw:style-name="gr3" draw:text-style-name="P6" draw:layer="layout" svg:width="0.608cm" svg:height="0.215cm" svg:x="16.093cm" svg:y="8.5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17.056cm" svg:y="8.261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2 52-36 52-50 0-21-16-31-35-31-23 0-50 20-50 54 0 41 40 64 79 64 50 0 85-54 102-89 29-59 52-169 52-175z">
            <text:p/>
          </draw:path>
          <draw:path draw:style-name="gr3" draw:text-style-name="P6" draw:layer="layout" svg:width="0.161cm" svg:height="0.332cm" svg:x="17.582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161cm" svg:height="0.332cm" svg:x="17.795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161cm" svg:height="0.332cm" svg:x="18.005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213cm" svg:height="0.914cm" svg:x="18.321cm" svg:y="8.222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457cm" svg:height="0.415cm" svg:x="18.612cm" svg:y="8.503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19.159cm" svg:y="8.222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>
          <svg:title>TexMaths</svg:title>
          <svg:desc>28§display§x§svg§600§FALSE§</svg:desc>
          <draw:polygon draw:style-name="gr2" draw:text-style-name="P5" draw:layer="layout" svg:width="0.42cm" svg:height="0.348cm" svg:x="20.897cm" svg:y="6.802cm" svg:viewBox="0 0 421 349" draw:points="211,349 0,349 0,0 421,0 421,349">
            <text:p/>
          </draw:polygon>
          <draw:path draw:style-name="gr3" draw:text-style-name="P6" draw:layer="layout" svg:width="0.492cm" svg:height="0.447cm" svg:x="20.877cm" svg:y="6.753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6 76 103 0 159-128 159-152 0-9-9-9-12-9-9 0-11 2-13 9-31 107-101 130-132 130-38 0-54-32-54-65 0-23 7-43 18-88z">
            <text:p/>
          </draw:path>
        </draw:g>
        <draw:g>
          <svg:title>TexMaths</svg:title>
          <svg:desc>26§display§f''(x) = \lim_{{h}\rightarrow 0}\left( \frac{f'(x + h) - f'(x)}{h} \right) = \frac{d^2y}{dx^2}§svg§600§FALSE§</svg:desc>
          <draw:polygon draw:style-name="gr2" draw:text-style-name="P5" draw:layer="layout" svg:width="16.177cm" svg:height="2.151cm" svg:x="2.171cm" svg:y="3.8cm" svg:viewBox="0 0 16178 2152" draw:points="8089,2152 0,2152 0,0 16178,0 16178,2152">
            <text:p/>
          </draw:polygon>
          <draw:path draw:style-name="gr3" draw:text-style-name="P6" draw:layer="layout" svg:width="0.457cm" svg:height="0.833cm" svg:x="2.173cm" svg:y="4.48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4 0 42 40 65 79 65 50 0 85-54 102-89 31-59 52-169 52-175z">
            <text:p/>
          </draw:path>
          <draw:path draw:style-name="gr3" draw:text-style-name="P6" draw:layer="layout" svg:width="0.161cm" svg:height="0.332cm" svg:x="2.701cm" svg:y="4.39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2.911cm" svg:y="4.39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3.228cm" svg:y="4.44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3.521cm" svg:y="4.72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068cm" svg:y="4.44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608cm" svg:height="0.215cm" svg:x="4.675cm" svg:y="4.7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05cm" svg:height="0.635cm" svg:x="5.744cm" svg:y="4.494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197cm" svg:height="0.613cm" svg:x="5.998cm" svg:y="4.517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715cm" svg:height="0.405cm" svg:x="6.252cm" svg:y="4.725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6" draw:layer="layout" svg:width="0.351cm" svg:height="0.452cm" svg:x="5.638cm" svg:y="5.281cm" svg:viewBox="0 0 352 453" svg:d="M154 19c0 0 2-9 2-11s-2-8-10-8c-13 0-67 4-84 6-4 0-12 2-12 15 0 10 8 10 17 10 29 0 29 4 29 9 0 4 0 8-2 14l-90 364c-4 10-4 12-4 15 0 8 8 20 23 20 6 0 19-4 25-18 2-2 8-27 10-40l17-56c2-10 8-35 10-44 7-25 7-27 19-45 21-34 52-69 102-69 37 0 39 29 39 44 0 39-29 110-39 137-6 19-8 25-8 35 0 33 27 56 60 56 64 0 94-89 94-99 0-9-9-9-11-9-10 0-10 4-12 11-15 52-44 79-69 79-15 0-17-9-17-23 0-15 5-23 15-52 8-21 35-88 35-125 0-10 0-37-25-54-10-10-29-19-58-19-48 0-81 27-106 54z">
            <text:p/>
          </draw:path>
          <draw:path draw:style-name="gr3" draw:text-style-name="P6" draw:layer="layout" svg:width="0.631cm" svg:height="0.338cm" svg:x="6.067cm" svg:y="5.397cm" svg:viewBox="0 0 632 339" svg:d="M541 185c-81 60-92 144-92 144 0 10 7 10 15 10 12 0 14 0 16-10 5-17 15-59 48-94 38-40 71-48 96-56 4-2 8-6 8-8 0-7-4-9-12-11-94-29-125-96-140-152-2-8-6-8-16-8-8 0-15 0-15 10 0 0 7 44 38 88 14 23 33 41 54 56h-516c-10 0-25 0-25 14 0 17 15 17 25 17z">
            <text:p/>
          </draw:path>
          <draw:path draw:style-name="gr3" draw:text-style-name="P6" draw:layer="layout" svg:width="0.299cm" svg:height="0.438cm" svg:x="6.778cm" svg:y="5.299cm" svg:viewBox="0 0 300 439" svg:d="M300 223c0-71-9-123-40-167-19-31-58-56-110-56-150 0-150 175-150 223 0 45 0 216 150 216s150-171 150-216zM150 422c-29 0-69-19-81-71-11-37-11-91-11-137 0-48 0-95 11-131 12-52 54-64 81-64 35 0 68 21 79 58 10 33 10 81 10 137 0 46 0 94-8 135-13 59-56 73-81 73z">
            <text:p/>
          </draw:path>
          <draw:path draw:style-name="gr3" draw:text-style-name="P6" draw:layer="layout" svg:width="0.45cm" svg:height="2.193cm" svg:x="7.452cm" svg:y="3.804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57cm" svg:height="0.833cm" svg:x="8.093cm" svg:y="3.866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4 0 42 40 65 79 65 50 0 85-54 102-89 29-59 52-169 52-175z">
            <text:p/>
          </draw:path>
          <draw:path draw:style-name="gr3" draw:text-style-name="P6" draw:layer="layout" svg:width="0.161cm" svg:height="0.332cm" svg:x="8.621cm" svg:y="3.821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8.937cm" svg:y="3.82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228cm" svg:y="4.10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9.979cm" svg:y="3.9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0.892cm" svg:y="3.877cm" svg:viewBox="0 0 451 647" svg:d="M212 10c0-2 0-10-10-10-23 0-90 8-113 8-8 2-18 2-18 19 0 13 8 13 23 13 43 0 45 6 45 14l-2 19-133 528c-4 13-4 15-4 19 0 23 19 27 27 27 15 0 29-13 33-25l17-69 21-83c6-21 10-40 16-60 2-7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213cm" svg:height="0.914cm" svg:x="11.421cm" svg:y="3.825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559cm" svg:height="0.039cm" svg:x="12.001cm" svg:y="4.264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833cm" svg:x="12.889cm" svg:y="3.866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6 44-3 52-36 52-50 0-21-16-32-35-32-23 0-50 21-50 54 0 42 40 65 77 65 52 0 87-54 104-89 29-59 52-169 52-175z">
            <text:p/>
          </draw:path>
          <draw:path draw:style-name="gr3" draw:text-style-name="P6" draw:layer="layout" svg:width="0.161cm" svg:height="0.332cm" svg:x="13.415cm" svg:y="3.821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13.732cm" svg:y="3.82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4.023cm" svg:y="4.10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4.572cm" svg:y="3.825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olygon draw:style-name="gr3" draw:text-style-name="P6" draw:layer="layout" svg:width="6.832cm" svg:height="0.039cm" svg:x="8.045cm" svg:y="4.881cm" svg:viewBox="0 0 6833 40" draw:points="3415,40 0,40 0,0 6833,0 6833,40">
            <text:p/>
          </draw:polygon>
          <draw:path draw:style-name="gr3" draw:text-style-name="P6" draw:layer="layout" svg:width="0.45cm" svg:height="0.646cm" svg:x="11.246cm" svg:y="5.12cm" svg:viewBox="0 0 451 647" svg:d="M212 10c0-2 0-10-10-10-21 0-90 8-113 8-8 2-18 2-18 19 0 13 8 13 23 13 43 0 45 6 45 14l-2 19-133 528c-4 13-4 15-4 19 0 23 19 27 27 27 15 0 29-13 33-25l19-69 19-83c6-21 12-40 16-60 2-7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5cm" svg:height="2.193cm" svg:x="15.017cm" svg:y="3.804cm" svg:viewBox="0 0 451 2194" svg:d="M451 1098c0-360-83-722-316-996-16-21-52-58-89-92-13-10-15-10-27-10-11 0-19 0-19 8 0 4 4 9 6 11 31 33 94 93 154 193 148 235 216 533 216 884 0 247-33 564-185 836-72 131-149 206-187 245-2 3-4 5-4 9 0 8 8 8 19 8 12 0 14 0 29-14 308-279 403-697 403-1082z">
            <text:p/>
          </draw:path>
          <draw:path draw:style-name="gr3" draw:text-style-name="P6" draw:layer="layout" svg:width="0.608cm" svg:height="0.215cm" svg:x="15.961cm" svg:y="4.7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7.043cm" svg:y="3.87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284cm" svg:height="0.425cm" svg:x="17.521cm" svg:y="3.75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17.919cm" svg:y="4.10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.409cm" svg:height="0.039cm" svg:x="16.985cm" svg:y="4.881cm" svg:viewBox="0 0 1410 40" draw:points="705,40 0,40 0,0 1410,0 1410,40">
            <text:p/>
          </draw:polygon>
          <draw:path draw:style-name="gr3" draw:text-style-name="P6" draw:layer="layout" svg:width="0.436cm" svg:height="0.646cm" svg:x="17.022cm" svg:y="5.1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7.488cm" svg:y="5.35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284cm" svg:height="0.425cm" svg:x="18.023cm" svg:y="5.06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>
          <svg:title>TexMaths</svg:title>
          <svg:desc>26§display§f'''(x)§svg§600§FALSE§</svg:desc>
          <draw:polygon draw:style-name="gr2" draw:text-style-name="P5" draw:layer="layout" svg:width="2.275cm" svg:height="0.872cm" svg:x="5.676cm" svg:y="9.801cm" svg:viewBox="0 0 2276 873" draw:points="1138,873 0,873 0,0 2276,0 2276,873">
            <text:p/>
          </draw:polygon>
          <draw:path draw:style-name="gr3" draw:text-style-name="P6" draw:layer="layout" svg:width="0.457cm" svg:height="0.833cm" svg:x="5.678cm" svg:y="9.847cm" svg:viewBox="0 0 458 834" svg:d="M289 279h79c17 0 27 0 27-17 0-10-10-10-25-10h-77l19-106c4-19 17-84 23-94 8-19 25-31 44-31 4 0 27 0 43 16-39 3-47 36-47 48 0 23 16 34 33 34 23 0 50-21 50-57 0-41-42-62-79-62-32 0-90 17-117 108-6 19-8 27-31 144h-62c-19 0-28 0-28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6.207cm" svg:y="9.75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6.417cm" svg:y="9.75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6.629cm" svg:y="9.75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6.945cm" svg:y="9.805cm" svg:viewBox="0 0 214 915" svg:d="M214 907c0-2 0-4-16-21-115-114-144-287-144-428 0-159 35-319 148-433 12-10 12-13 12-17 0-6-4-8-10-8-8 0-92 62-146 179-48 100-58 202-58 279 0 72 10 183 60 287 57 112 136 170 144 170 6 0 10-2 10-8z">
            <text:p/>
          </draw:path>
          <draw:path draw:style-name="gr3" draw:text-style-name="P6" draw:layer="layout" svg:width="0.457cm" svg:height="0.415cm" svg:x="7.236cm" svg:y="10.08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0-33-35-33c-27 0-50 25-50 54 0 41 46 60 85 60 63 0 96-65 98-71 11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7.784cm" svg:y="9.805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21.276cm" svg:y="9.801cm" svg:viewBox="0 0 1597 824" draw:points="799,824 0,824 0,0 1597,0 1597,824">
            <text:p/>
          </draw:polygon>
          <draw:path draw:style-name="gr3" draw:text-style-name="P6" draw:layer="layout" svg:width="0.457cm" svg:height="0.833cm" svg:x="21.278cm" svg:y="9.797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21.867cm" svg:y="9.755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6" draw:layer="layout" svg:width="0.457cm" svg:height="0.415cm" svg:x="22.158cm" svg:y="10.03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22.705cm" svg:y="9.7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 = f(x)§svg§600§FALSE§</svg:desc>
          <draw:polygon draw:style-name="gr2" draw:text-style-name="P5" draw:layer="layout" svg:width="3.297cm" svg:height="0.823cm" svg:x="13.196cm" svg:y="11.303cm" svg:viewBox="0 0 3298 824" draw:points="1650,824 0,824 0,0 3298,0 3298,824">
            <text:p/>
          </draw:polygon>
          <draw:path draw:style-name="gr3" draw:text-style-name="P6" draw:layer="layout" svg:width="0.423cm" svg:height="0.592cm" svg:x="13.177cm" svg:y="11.53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4 214-187z">
            <text:p/>
          </draw:path>
          <draw:path draw:style-name="gr3" draw:text-style-name="P6" draw:layer="layout" svg:width="0.609cm" svg:height="0.215cm" svg:x="13.936cm" svg:y="11.60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14.898cm" svg:y="11.299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5.486cm" svg:y="11.25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15.778cm" svg:y="11.53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6.325cm" svg:y="11.25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''' =  f'''(x) = \frac{d}{dx}\left( \frac{d^2y}{dx^2} \right) = \frac{d^3y}{dx^3}§svg§600§FALSE§</svg:desc>
          <draw:polygon draw:style-name="gr2" draw:text-style-name="P5" draw:layer="layout" svg:width="13.039cm" svg:height="2.151cm" svg:x="2.098cm" svg:y="12.604cm" svg:viewBox="0 0 13040 2152" draw:points="6521,2152 0,2152 0,0 13040,0 13040,2152">
            <text:p/>
          </draw:polygon>
          <draw:path draw:style-name="gr3" draw:text-style-name="P6" draw:layer="layout" svg:width="0.423cm" svg:height="0.592cm" svg:x="2.079cm" svg:y="13.52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161cm" svg:height="0.332cm" svg:x="2.564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2.774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2.984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608cm" svg:height="0.215cm" svg:x="3.516cm" svg:y="13.59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4.477cm" svg:y="13.28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6 44-3 52-36 52-50 0-21-16-32-35-32-23 0-50 21-50 54 0 42 40 65 77 65 52 0 87-54 104-89 29-59 52-169 52-175z">
            <text:p/>
          </draw:path>
          <draw:path draw:style-name="gr3" draw:text-style-name="P6" draw:layer="layout" svg:width="0.161cm" svg:height="0.332cm" svg:x="5.006cm" svg:y="13.199cm" svg:viewBox="0 0 162 333" svg:d="M156 56c6-10 6-16 6-21 0-20-16-35-37-35-25 0-33 21-36 31l-85 279c-2 0-4 8-4 8 0 9 21 15 25 15s6 0 10-11z">
            <text:p/>
          </draw:path>
          <draw:path draw:style-name="gr3" draw:text-style-name="P6" draw:layer="layout" svg:width="0.161cm" svg:height="0.332cm" svg:x="5.216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5.426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5.742cm" svg:y="13.24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6.035cm" svg:y="13.52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6.582cm" svg:y="13.246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608cm" svg:height="0.215cm" svg:x="7.19cm" svg:y="13.59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8.51cm" svg:y="12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olygon draw:style-name="gr3" draw:text-style-name="P6" draw:layer="layout" svg:width="0.999cm" svg:height="0.039cm" svg:x="8.213cm" svg:y="13.685cm" svg:viewBox="0 0 1000 40" draw:points="499,40 0,40 0,0 1000,0 1000,40">
            <text:p/>
          </draw:polygon>
          <draw:path draw:style-name="gr3" draw:text-style-name="P6" draw:layer="layout" svg:width="0.436cm" svg:height="0.646cm" svg:x="8.25cm" svg:y="13.92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8.716cm" svg:y="14.15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9.663cm" svg:y="12.608cm" svg:viewBox="0 0 451 2194" svg:d="M451 2186c0-4-2-6-4-9-33-35-95-95-156-195-147-235-214-532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10.314cm" svg:y="12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284cm" svg:height="0.425cm" svg:x="10.792cm" svg:y="12.55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11.187cm" svg:y="12.90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.409cm" svg:height="0.039cm" svg:x="10.255cm" svg:y="13.685cm" svg:viewBox="0 0 1410 40" draw:points="705,40 0,40 0,0 1410,0 1410,40">
            <text:p/>
          </draw:polygon>
          <draw:path draw:style-name="gr3" draw:text-style-name="P6" draw:layer="layout" svg:width="0.436cm" svg:height="0.646cm" svg:x="10.293cm" svg:y="13.92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0.757cm" svg:y="14.15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11.293cm" svg:y="13.8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cm" svg:height="2.193cm" svg:x="11.805cm" svg:y="12.608cm" svg:viewBox="0 0 451 2194" svg:d="M451 1098c0-360-83-722-316-996-16-21-52-58-89-92-13-10-15-10-27-10-11 0-19 0-19 8 0 4 4 9 6 11 31 33 94 93 154 193 148 235 216 533 216 884 0 247-33 564-185 836-72 131-149 206-187 245-2 3-4 5-4 9 0 8 8 8 19 8 12 0 14 0 29-14 308-279 403-697 403-1082z">
            <text:p/>
          </draw:path>
          <draw:path draw:style-name="gr3" draw:text-style-name="P6" draw:layer="layout" svg:width="0.608cm" svg:height="0.215cm" svg:x="12.751cm" svg:y="13.59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3.831cm" svg:y="12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294cm" svg:height="0.438cm" svg:x="14.305cm" svg:y="12.558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2 0 0-7 0-7 9 0 8 7 8 17 8z">
            <text:p/>
          </draw:path>
          <draw:path draw:style-name="gr3" draw:text-style-name="P6" draw:layer="layout" svg:width="0.423cm" svg:height="0.592cm" svg:x="14.707cm" svg:y="12.90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.409cm" svg:height="0.039cm" svg:x="13.773cm" svg:y="13.685cm" svg:viewBox="0 0 1410 40" draw:points="705,40 0,40 0,0 1410,0 1410,40">
            <text:p/>
          </draw:polygon>
          <draw:path draw:style-name="gr3" draw:text-style-name="P6" draw:layer="layout" svg:width="0.436cm" svg:height="0.646cm" svg:x="13.81cm" svg:y="13.92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4.276cm" svg:y="14.15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294cm" svg:height="0.438cm" svg:x="14.807cm" svg:y="13.87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2 0 0-7 0-7 9 0 8 7 8 17 8z">
            <text:p/>
          </draw:path>
        </draw:g>
        <draw:g>
          <svg:title>TexMaths</svg:title>
          <svg:desc>26§display§\text {and}§svg§600§FALSE§</svg:desc>
          <draw:polygon draw:style-name="gr2" draw:text-style-name="P5" draw:layer="layout" svg:width="1.355cm" svg:height="0.554cm" svg:x="18.381cm" svg:y="1.809cm" svg:viewBox="0 0 1356 555" draw:points="678,555 0,555 0,0 1356,0 1356,555">
            <text:p/>
          </draw:polygon>
          <draw:path draw:style-name="gr3" draw:text-style-name="P6" draw:layer="layout" svg:width="0.413cm" svg:height="0.421cm" svg:x="18.373cm" svg:y="1.98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9 31-68 31-91 79-91 121 0 74 89 97 148 97 60 0 102-37 118-81zM260 191v92c0 87-65 119-106 119-46 0-83-34-83-80 0-49 39-126 189-131z">
            <text:p/>
          </draw:path>
          <draw:path draw:style-name="gr3" draw:text-style-name="P6" draw:layer="layout" svg:width="0.461cm" svg:height="0.405cm" svg:x="18.822cm" svg:y="1.994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6" draw:layer="layout" svg:width="0.452cm" svg:height="0.646cm" svg:x="19.332cm" svg:y="1.763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7" draw:text-style-name="P9" draw:layer="layout" svg:width="26.4cm" svg:height="14.481cm" svg:x="1cm" svg:y="0.319cm" presentation:class="title" presentation:user-transformed="true">
          <draw:text-box>
            <text:p text:style-name="P7"><text:span text:style-name="T15"><text:s/></text:span><text:span text:style-name="T16">The </text:span><text:span text:style-name="T5">fourth derivative, </text:span><text:span text:style-name="T17"><text:s text:c="8"/></text:span><text:span text:style-name="T15"><text:s/></text:span><text:span text:style-name="T4">is is usually denoted by <text:s text:c="13"/></text:span><text:span text:style-name="T4"><text:line-break/></text:span><text:span text:style-name="T6"> <text:s/></text:span><text:span text:style-name="T18"><text:s text:c="20"/></text:span><text:span text:style-name="T4"><text:line-break/></text:span><text:span text:style-name="T4"> Therefore</text:span><text:span text:style-name="T4"><text:line-break/></text:span><text:span text:style-name="T4"><text:line-break/></text:span><text:span text:style-name="T4"> In general, the <text:s text:c="6"/>derivative of <text:s text:c="8"/>is denoted by <text:s text:c="14"/>and is</text:span><text:span text:style-name="T4"><text:line-break/></text:span><text:span text:style-name="T4"> <text:s text:c="23"/></text:span><text:span text:style-name="T4"><text:line-break/></text:span><text:span text:style-name="T4"> obtained by differentiating, <text:s text:c="7"/>, <text:s text:c="4"/>times. So,we can write the</text:span><text:span text:style-name="T4"><text:line-break/></text:span><text:span text:style-name="T4"><text:line-break/></text:span><text:span text:style-name="T4"> derivative of <text:s text:c="16"/>as <text:s text:c="38"/>.</text:span><text:span text:style-name="T4"><text:line-break/></text:span><text:span text:style-name="T6"> <text:s text:c="34"/></text:span><text:span text:style-name="T4"><text:line-break/></text:span><text:span text:style-name="T4"> These are called higher order derivatives.</text:span><text:span text:style-name="T4"><text:line-break/></text:span><text:span text:style-name="T19"> <text:s text:c="24"/></text:span><text:span text:style-name="T4"><text:line-break/></text:span><text:span text:style-name="T4"> </text:span><text:span text:style-name="T5">Note :</text:span><text:span text:style-name="T4"> The higher order derivatives may also be denoted by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. <text:s text:c="3"/></text:span></text:p>
          </draw:text-box>
        </draw:frame>
        <draw:g>
          <svg:title>TexMaths</svg:title>
          <svg:desc>28§display§f''''(x)§svg§600§FALSE§</svg:desc>
          <draw:polygon draw:style-name="gr2" draw:text-style-name="P5" draw:layer="layout" svg:width="2.677cm" svg:height="0.939cm" svg:x="10.731cm" svg:y="0.824cm" svg:viewBox="0 0 2678 940" draw:points="1340,940 0,940 0,0 2678,0 2678,940">
            <text:p/>
          </draw:polygon>
          <draw:path draw:style-name="gr3" draw:text-style-name="P6" draw:layer="layout" svg:width="0.492cm" svg:height="0.897cm" svg:x="10.733cm" svg:y="0.874cm" svg:viewBox="0 0 493 898" svg:d="M311 300h86c18 0 29 0 29-18 0-11-11-11-27-11h-83l20-114c5-20 18-90 25-101 9-20 27-34 47-34 4 0 29 0 47 18-43 3-52 38-52 52 0 24 18 36 36 36 25 0 54-23 54-61 0-45-45-67-85-67-34 0-97 18-126 116-6 21-9 30-33 155h-67c-21 0-30 0-30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6" draw:layer="layout" svg:width="0.174cm" svg:height="0.357cm" svg:x="11.302cm" svg:y="0.775cm" svg:viewBox="0 0 175 358" svg:d="M168 60c7-11 7-17 7-22 0-22-20-38-41-38-26 0-35 22-38 34l-92 300c-2 0-4 9-4 9 0 9 22 15 27 15 4 0 7 0 11-11z">
            <text:p/>
          </draw:path>
          <draw:path draw:style-name="gr3" draw:text-style-name="P6" draw:layer="layout" svg:width="0.174cm" svg:height="0.357cm" svg:x="11.529cm" svg:y="0.775cm" svg:viewBox="0 0 175 358" svg:d="M168 60c7-11 7-17 7-22 0-22-20-38-41-38-26 0-35 22-38 34l-92 300c-2 0-4 9-4 9 0 9 22 15 27 15 4 0 7 0 11-11z">
            <text:p/>
          </draw:path>
          <draw:path draw:style-name="gr3" draw:text-style-name="P6" draw:layer="layout" svg:width="0.174cm" svg:height="0.357cm" svg:x="11.757cm" svg:y="0.775cm" svg:viewBox="0 0 175 358" svg:d="M168 60c7-11 7-17 7-22 0-22-20-38-41-38-26 0-35 22-38 34l-92 300c-2 0-4 9-4 9 0 9 22 15 27 15 4 0 7 0 11-11z">
            <text:p/>
          </draw:path>
          <draw:path draw:style-name="gr3" draw:text-style-name="P6" draw:layer="layout" svg:width="0.174cm" svg:height="0.357cm" svg:x="11.984cm" svg:y="0.775cm" svg:viewBox="0 0 175 358" svg:d="M168 60c7-11 7-17 7-22 0-22-20-38-41-38-26 0-35 22-38 34l-92 300c-2 0-4 9-4 9 0 9 22 15 27 15 4 0 7 0 11-11z">
            <text:p/>
          </draw:path>
          <draw:path draw:style-name="gr3" draw:text-style-name="P6" draw:layer="layout" svg:width="0.23cm" svg:height="0.984cm" svg:x="12.324cm" svg:y="0.82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12.638cm" svg:y="1.131cm" svg:viewBox="0 0 493 448" svg:d="M303 139c4-27 26-117 96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6 76 103 0 159-128 159-152 0-9-9-9-12-9-9 0-11 2-13 9-34 107-101 129-132 129-38 0-54-31-54-64 0-23 7-43 18-88z">
            <text:p/>
          </draw:path>
          <draw:path draw:style-name="gr3" draw:text-style-name="P6" draw:layer="layout" svg:width="0.23cm" svg:height="0.984cm" svg:x="13.227cm" svg:y="0.82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>
          <svg:title>TexMaths</svg:title>
          <svg:desc>28§display§f^{(4)}(x)§svg§600§FALSE§</svg:desc>
          <draw:polygon draw:style-name="gr2" draw:text-style-name="P5" draw:layer="layout" svg:width="2.778cm" svg:height="1.071cm" svg:x="23.332cm" svg:y="0.725cm" svg:viewBox="0 0 2779 1072" draw:points="1389,1072 0,1072 0,0 2779,0 2779,1072">
            <text:p/>
          </draw:polygon>
          <draw:path draw:style-name="gr3" draw:text-style-name="P6" draw:layer="layout" svg:width="0.492cm" svg:height="0.896cm" svg:x="23.334cm" svg:y="0.904cm" svg:viewBox="0 0 493 897" svg:d="M311 300h86c18 0 29 0 29-18 0-11-11-11-27-11h-83l20-114c5-21 18-90 25-101 9-20 27-34 47-34 4 0 29 0 47 18-43 3-52 38-52 52 0 24 18 36 36 36 25 0 54-23 54-61 0-45-45-67-85-67-34 0-97 18-126 116-6 20-9 29-33 155h-67c-21 0-30 0-30 18 0 11 7 11 27 11h65l-74 389c-18 96-36 186-85 186-4 0-29 0-49-18 47-2 56-38 56-54 0-22-18-33-38-33-25 0-54 22-54 58 0 44 43 69 85 69 54 0 92-58 110-96 34-63 56-181 56-188z">
            <text:p/>
          </draw:path>
          <draw:path draw:style-name="gr3" draw:text-style-name="P6" draw:layer="layout" svg:width="0.181cm" svg:height="0.688cm" svg:x="23.95cm" svg:y="0.676cm" svg:viewBox="0 0 182 689" svg:d="M168 0c-132 92-168 239-168 345 0 96 29 248 168 344 5 0 14 0 14-7 0-4-3-6-7-11-94-83-128-201-128-326 0-186 72-278 130-329 2-3 5-5 5-7 0-9-9-9-14-9z">
            <text:p/>
          </draw:path>
          <draw:path draw:style-name="gr3" draw:text-style-name="P6" draw:layer="layout" svg:width="0.34cm" svg:height="0.464cm" svg:x="24.206cm" svg:y="0.727cm" svg:viewBox="0 0 341 465" svg:d="M341 353v-26h-79v-307c0-16 0-20-13-20-9 0-11 0-20 9l-229 318v26h204v56c0 23 0 32-56 32h-18v24c34 0 78-2 103-2s70 2 105 2v-24h-20c-56 0-56-9-56-32v-56zM208 74v253h-183z">
            <text:p/>
          </draw:path>
          <draw:path draw:style-name="gr3" draw:text-style-name="P6" draw:layer="layout" svg:width="0.181cm" svg:height="0.688cm" svg:x="24.621cm" svg:y="0.676cm" svg:viewBox="0 0 182 689" svg:d="M13 0c-4 0-13 0-13 9 0 2 2 4 7 9 60 56 125 148 125 327 0 143-45 252-119 319-13 14-13 14-13 18 0 3 2 7 9 7 9 0 74-45 121-132 31-56 52-132 52-212 0-97-30-249-169-345z">
            <text:p/>
          </draw:path>
          <draw:path draw:style-name="gr3" draw:text-style-name="P6" draw:layer="layout" svg:width="0.23cm" svg:height="0.983cm" svg:x="25.026cm" svg:y="0.86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6" draw:layer="layout" svg:width="0.492cm" svg:height="0.446cm" svg:x="25.34cm" svg:y="1.164cm" svg:viewBox="0 0 493 447" svg:d="M303 139c4-27 26-117 96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4 92 64 67 0 103-69 105-76 11 38 47 76 106 76 103 0 159-127 159-152 0-9-9-9-12-9-9 0-11 3-13 9-34 108-101 130-132 130-38 0-54-31-54-65 0-22 7-42 18-87z">
            <text:p/>
          </draw:path>
          <draw:path draw:style-name="gr3" draw:text-style-name="P6" draw:layer="layout" svg:width="0.23cm" svg:height="0.983cm" svg:x="25.929cm" svg:y="0.862cm" svg:viewBox="0 0 231 984" svg:d="M231 492c0-76-11-194-65-306-61-121-146-186-157-186-5 0-9 4-9 9 0 4 0 7 18 25 99 96 155 252 155 458 0 168-36 342-160 465-13 14-13 16-13 18 0 7 4 9 9 9 11 0 101-67 159-192 52-107 63-217 63-300z">
            <text:p/>
          </draw:path>
        </draw:g>
        <draw:g>
          <svg:title>TexMaths</svg:title>
          <svg:desc>28§display§f^{(4)}(x) = \frac{d^4y}{dx^4}§svg§600§FALSE§</svg:desc>
          <draw:polygon draw:style-name="gr2" draw:text-style-name="P5" draw:layer="layout" svg:width="5.822cm" svg:height="2.076cm" svg:x="5.332cm" svg:y="2.125cm" svg:viewBox="0 0 5823 2077" draw:points="2912,2077 0,2077 0,0 5823,0 5823,2077">
            <text:p/>
          </draw:polygon>
          <draw:path draw:style-name="gr3" draw:text-style-name="P6" draw:layer="layout" svg:width="0.492cm" svg:height="0.898cm" svg:x="5.334cm" svg:y="2.869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4-62 56-181 56-188z">
            <text:p/>
          </draw:path>
          <draw:path draw:style-name="gr3" draw:text-style-name="P6" draw:layer="layout" svg:width="0.18cm" svg:height="0.689cm" svg:x="5.95cm" svg:y="2.641cm" svg:viewBox="0 0 181 690" svg:d="M168 0c-132 92-168 240-168 345 0 96 29 249 168 345 5 0 13 0 13-6 0-5-2-7-6-12-94-83-128-201-128-327 0-186 72-278 130-329 2-3 4-5 4-7 0-9-8-9-13-9z">
            <text:p/>
          </draw:path>
          <draw:path draw:style-name="gr3" draw:text-style-name="P6" draw:layer="layout" svg:width="0.34cm" svg:height="0.465cm" svg:x="6.206cm" svg:y="2.692cm" svg:viewBox="0 0 341 466" svg:d="M341 354v-27h-79v-307c0-16 0-20-13-20-9 0-12 0-20 9l-229 318v27h204v56c0 23 0 31-56 31h-18v25c34 0 78-2 103-2s69 2 105 2v-25h-20c-56 0-56-8-56-31v-56zM208 74v253h-183z">
            <text:p/>
          </draw:path>
          <draw:path draw:style-name="gr3" draw:text-style-name="P6" draw:layer="layout" svg:width="0.18cm" svg:height="0.689cm" svg:x="6.62cm" svg:y="2.641cm" svg:viewBox="0 0 181 690" svg:d="M13 0c-4 0-13 0-13 9 0 2 2 4 7 9 60 56 125 148 125 327 0 144-45 253-119 321-13 13-13 13-13 18 0 2 2 6 9 6 9 0 74-45 121-132 31-56 51-132 51-213 0-96-29-249-168-345z">
            <text:p/>
          </draw:path>
          <draw:path draw:style-name="gr3" draw:text-style-name="P6" draw:layer="layout" svg:width="0.23cm" svg:height="0.985cm" svg:x="7.026cm" svg:y="2.82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92cm" svg:height="0.447cm" svg:x="7.339cm" svg:y="3.129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4 107-101 130-132 130-38 0-54-32-54-65 0-23 7-43 18-88z">
            <text:p/>
          </draw:path>
          <draw:path draw:style-name="gr3" draw:text-style-name="P6" draw:layer="layout" svg:width="0.23cm" svg:height="0.985cm" svg:x="7.929cm" svg:y="2.824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6" draw:layer="layout" svg:width="0.655cm" svg:height="0.232cm" svg:x="8.583cm" svg:y="3.20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469cm" svg:height="0.696cm" svg:x="9.748cm" svg:y="2.215cm" svg:viewBox="0 0 470 697" svg:d="M470 11c0-2 0-11-13-11s-108 9-125 11c-7 0-14 5-14 18 0 14 9 14 25 14 47 0 49 6 49 15l-2 20-61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6" draw:layer="layout" svg:width="0.34cm" svg:height="0.465cm" svg:x="10.247cm" svg:y="2.076cm" svg:viewBox="0 0 341 466" svg:d="M341 354v-27h-79v-307c0-16 0-20-13-20-9 0-12 0-20 9l-229 318v27h204v56c0 23 0 31-56 31h-18v25c34 0 78-2 103-2 27 0 69 2 105 2v-25h-20c-56 0-56-8-56-31v-56zM208 74v253h-183z">
            <text:p/>
          </draw:path>
          <draw:path draw:style-name="gr3" draw:text-style-name="P6" draw:layer="layout" svg:width="0.454cm" svg:height="0.638cm" svg:x="10.691cm" svg:y="2.464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4 0 204-90 231-202z">
            <text:p/>
          </draw:path>
          <draw:polygon draw:style-name="gr3" draw:text-style-name="P6" draw:layer="layout" svg:width="1.518cm" svg:height="0.042cm" svg:x="9.685cm" svg:y="3.297cm" svg:viewBox="0 0 1519 43" draw:points="759,43 0,43 0,0 1519,0 1519,43">
            <text:p/>
          </draw:polygon>
          <draw:path draw:style-name="gr3" draw:text-style-name="P6" draw:layer="layout" svg:width="0.469cm" svg:height="0.696cm" svg:x="9.725cm" svg:y="3.555cm" svg:viewBox="0 0 470 697" svg:d="M470 11c0-2 0-11-13-11s-108 9-125 11c-7 0-14 5-14 18 0 14 9 14 25 14 47 0 49 6 49 15l-2 20-61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6" draw:layer="layout" svg:width="0.492cm" svg:height="0.447cm" svg:x="10.227cm" svg:y="3.80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1 0 157-128 157-152 0-9-9-9-12-9-9 0-11 2-13 9-31 107-99 130-132 130-38 0-54-32-54-65 0-23 7-43 18-88z">
            <text:p/>
          </draw:path>
          <draw:path draw:style-name="gr3" draw:text-style-name="P6" draw:layer="layout" svg:width="0.34cm" svg:height="0.465cm" svg:x="10.787cm" svg:y="3.49cm" svg:viewBox="0 0 341 466" svg:d="M341 354v-27h-79v-307c0-16 0-20-13-20-9 0-12 0-20 9l-229 318v27h204v56c0 23 0 31-56 31h-18v25c34 0 78-2 103-2 27 0 69 2 105 2v-25h-20c-56 0-56-8-56-31v-56zM208 74v253h-183z">
            <text:p/>
          </draw:path>
        </draw:g>
        <draw:g>
          <svg:title>TexMaths</svg:title>
          <svg:desc>28§display§n^{th}§svg§600§FALSE§</svg:desc>
          <draw:polygon draw:style-name="gr2" draw:text-style-name="P5" draw:layer="layout" svg:width="1.218cm" svg:height="0.799cm" svg:x="7.252cm" svg:y="4.726cm" svg:viewBox="0 0 1219 800" draw:points="609,800 0,800 0,0 1219,0 1219,800">
            <text:p/>
          </draw:polygon>
          <draw:path draw:style-name="gr3" draw:text-style-name="P6" draw:layer="layout" svg:width="0.534cm" svg:height="0.447cm" svg:x="7.232cm" svg:y="5.128cm" svg:viewBox="0 0 535 448" svg:d="M58 379c-2 16-9 38-9 42 0 18 14 27 29 27 12 0 30-9 36-27 2-2 14-49 20-74l21-89c6-20 13-43 17-65 5-18 12-47 14-50 13-31 65-121 159-121 45 0 54 36 54 70 0 60-47 188-63 229-9 24-11 35-11 47 0 47 36 80 80 80 95 0 130-143 130-152s-9-9-11-9c-11 0-11 2-16 18-20 67-51 121-100 121-16 0-23-9-23-31 0-25 9-50 18-72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3" draw:text-style-name="P6" draw:layer="layout" svg:width="0.234cm" svg:height="0.438cm" svg:x="7.823cm" svg:y="4.724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2-94 82-16 0-25-8-25-35 0-7 3-21 5-27z">
            <text:p/>
          </draw:path>
          <draw:path draw:style-name="gr3" draw:text-style-name="P6" draw:layer="layout" svg:width="0.378cm" svg:height="0.488cm" svg:x="8.141cm" svg:y="4.677cm" svg:viewBox="0 0 379 489" svg:d="M166 20c0 0 2-9 2-11s-2-9-11-9c-14 0-72 4-90 7-4 0-13 2-13 15 0 12 9 12 18 12 31 0 31 4 31 9 0 4 0 9-2 15l-97 393c-4 11-4 13-4 15 0 9 9 23 25 23 6 0 20-5 27-20 2-3 8-30 11-43l18-61c2-11 9-38 11-49 7-25 7-27 20-47 22-36 56-74 110-74 40 0 42 31 42 47 0 43-31 119-42 148-7 20-9 27-9 38 0 36 29 61 65 61 69 0 101-97 101-108 0-9-9-9-12-9-11 0-11 5-13 11-16 56-47 86-74 86-16 0-18-9-18-25s5-25 16-56c9-23 38-94 38-135 0-11 0-40-27-58-11-11-31-20-63-20-51 0-87 29-114 58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13.934cm" svg:y="5.024cm" svg:viewBox="0 0 1597 824" draw:points="799,824 0,824 0,0 1597,0 1597,824">
            <text:p/>
          </draw:polygon>
          <draw:path draw:style-name="gr3" draw:text-style-name="P6" draw:layer="layout" svg:width="0.457cm" svg:height="0.833cm" svg:x="13.936cm" svg:y="5.0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4.525cm" svg:y="4.978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457cm" svg:height="0.415cm" svg:x="14.816cm" svg:y="5.25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5.363cm" svg:y="4.97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8§display§f^{(n)}(x)§svg§600§FALSE§</svg:desc>
          <draw:polygon draw:style-name="gr2" draw:text-style-name="P5" draw:layer="layout" svg:width="2.87cm" svg:height="1.071cm" svg:x="21.532cm" svg:y="4.825cm" svg:viewBox="0 0 2871 1072" draw:points="1435,1072 0,1072 0,0 2871,0 2871,1072">
            <text:p/>
          </draw:polygon>
          <draw:path draw:style-name="gr3" draw:text-style-name="P6" draw:layer="layout" svg:width="0.492cm" svg:height="0.896cm" svg:x="21.534cm" svg:y="5.004cm" svg:viewBox="0 0 493 897" svg:d="M311 300h85c18 0 29 0 29-18 0-11-11-11-26-11h-83l20-114c4-21 18-90 25-101 8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3" draw:text-style-name="P6" draw:layer="layout" svg:width="0.18cm" svg:height="0.688cm" svg:x="22.15cm" svg:y="4.77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6" draw:layer="layout" svg:width="0.422cm" svg:height="0.312cm" svg:x="22.41cm" svg:y="4.989cm" svg:viewBox="0 0 423 313" svg:d="M52 262c-3 9-7 27-7 29 0 15 13 22 24 22 12 0 23-9 27-15 3-7 9-30 11-43 5-13 12-45 16-63 5-15 9-31 11-47 9-29 9-33 29-62 21-27 52-63 106-63 40 0 40 34 40 47 0 43-29 119-40 148-9 20-11 27-11 38 0 36 31 60 64 60 70 0 101-96 101-107 0-9-9-9-11-9-9 0-11 4-13 13-16 54-45 83-74 83-14 0-16-9-16-25 0-15 2-24 16-55 6-23 36-94 36-135 0-67-54-78-90-78-58 0-96 36-116 63-7-47-48-63-74-63-32 0-47 22-56 38-16 25-25 65-25 67 0 9 9 9 11 9 11 0 11-2 16-20 11-40 25-74 51-74 18 0 23 14 23 34 0 13-7 38-11 58-5 18-12 47-16 60z">
            <text:p/>
          </draw:path>
          <draw:path draw:style-name="gr3" draw:text-style-name="P6" draw:layer="layout" svg:width="0.18cm" svg:height="0.688cm" svg:x="22.914cm" svg:y="4.776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6" draw:layer="layout" svg:width="0.23cm" svg:height="0.983cm" svg:x="23.319cm" svg:y="4.962cm" svg:viewBox="0 0 231 984" svg:d="M231 975c0-2 0-4-18-22-123-123-155-309-155-461 0-170 38-342 159-465 14-11 14-14 14-18 0-7-5-9-12-9-9 0-98 67-156 192-52 108-63 217-63 300 0 78 11 197 65 309 60 121 145 183 154 183 7 0 12-2 12-9z">
            <text:p/>
          </draw:path>
          <draw:path draw:style-name="gr3" draw:text-style-name="P6" draw:layer="layout" svg:width="0.492cm" svg:height="0.446cm" svg:x="23.632cm" svg:y="5.264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2 64 67 0 103-69 105-76 11 38 47 76 108 76 100 0 156-127 156-152 0-9-9-9-11-9-9 0-11 3-13 9-32 108-101 130-132 130-39 0-54-31-54-65 0-22 7-42 18-87z">
            <text:p/>
          </draw:path>
          <draw:path draw:style-name="gr3" draw:text-style-name="P6" draw:layer="layout" svg:width="0.23cm" svg:height="0.983cm" svg:x="24.221cm" svg:y="4.962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12.135cm" svg:y="7.125cm" svg:viewBox="0 0 1597 824" draw:points="799,824 0,824 0,0 1597,0 1597,824">
            <text:p/>
          </draw:polygon>
          <draw:path draw:style-name="gr3" draw:text-style-name="P6" draw:layer="layout" svg:width="0.457cm" svg:height="0.833cm" svg:x="12.137cm" svg:y="7.12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2.726cm" svg:y="7.079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457cm" svg:height="0.415cm" svg:x="13.017cm" svg:y="7.3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3.564cm" svg:y="7.07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8§display§n§svg§600§FALSE§</svg:desc>
          <draw:polygon draw:style-name="gr2" draw:text-style-name="P5" draw:layer="layout" svg:width="0.465cm" svg:height="0.348cm" svg:x="14.557cm" svg:y="7.329cm" svg:viewBox="0 0 466 349" draw:points="233,349 0,349 0,0 466,0 466,349">
            <text:p/>
          </draw:polygon>
          <draw:path draw:style-name="gr3" draw:text-style-name="P6" draw:layer="layout" svg:width="0.534cm" svg:height="0.447cm" svg:x="14.537cm" svg:y="7.28cm" svg:viewBox="0 0 535 448" svg:d="M58 379c-2 15-9 38-9 42 0 18 14 27 29 27 12 0 29-9 36-27 2-2 14-49 20-74l20-89c7-21 14-43 18-65 5-18 12-47 14-50 13-31 65-121 159-121 44 0 53 36 53 70 0 60-47 188-62 228-9 25-11 36-11 47 0 47 35 81 80 81 94 0 130-143 130-152s-9-9-11-9c-11 0-11 2-16 18-20 67-51 121-101 121-15 0-22-9-22-32 0-24 9-49 18-71 18-52 58-162 58-218 0-65-40-105-112-105-89 0-139 63-154 85-5-54-45-85-92-85-45 0-63 38-74 56-16 34-29 92-29 96 0 9 9 9 11 9 11 0 11 0 18-22 16-70 36-117 72-117 20 0 31 12 31 45 0 20-4 32-16 83z">
            <text:p/>
          </draw:path>
        </draw:g>
        <draw:g>
          <svg:title>TexMaths</svg:title>
          <svg:desc>28§display§y = f(x)§svg§600§FALSE§</svg:desc>
          <draw:polygon draw:style-name="gr2" draw:text-style-name="P5" draw:layer="layout" svg:width="3.55cm" svg:height="0.886cm" svg:x="6.452cm" svg:y="9.327cm" svg:viewBox="0 0 3551 887" draw:points="1776,887 0,887 0,0 3551,0 3551,887">
            <text:p/>
          </draw:polygon>
          <draw:path draw:style-name="gr3" draw:text-style-name="P6" draw:layer="layout" svg:width="0.456cm" svg:height="0.638cm" svg:x="6.432cm" svg:y="9.581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55cm" svg:height="0.232cm" svg:x="7.25cm" svg:y="9.6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898cm" svg:x="8.285cm" svg:y="9.32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6" draw:layer="layout" svg:width="0.23cm" svg:height="0.985cm" svg:x="8.919cm" svg:y="9.27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92cm" svg:height="0.447cm" svg:x="9.232cm" svg:y="9.5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5cm" svg:x="9.821cm" svg:y="9.27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n^{th}§svg§600§FALSE§</svg:desc>
          <draw:polygon draw:style-name="gr2" draw:text-style-name="P5" draw:layer="layout" svg:width="1.218cm" svg:height="0.799cm" svg:x="26.152cm" svg:y="6.928cm" svg:viewBox="0 0 1219 800" draw:points="609,800 0,800 0,0 1219,0 1219,800">
            <text:p/>
          </draw:polygon>
          <draw:path draw:style-name="gr3" draw:text-style-name="P6" draw:layer="layout" svg:width="0.534cm" svg:height="0.447cm" svg:x="26.132cm" svg:y="7.33cm" svg:viewBox="0 0 535 448" svg:d="M58 379c-2 16-9 38-9 42 0 18 14 27 29 27 12 0 30-9 36-27 2-2 14-49 20-74l21-89c6-20 13-43 17-65 5-18 12-47 14-50 13-31 65-121 159-121 45 0 54 36 54 70 0 60-47 188-63 229-9 24-11 35-11 47 0 47 36 80 80 80 95 0 130-143 130-152s-9-9-11-9c-11 0-11 2-16 18-20 67-51 121-100 121-16 0-23-9-23-31 0-25 9-50 18-72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3" draw:text-style-name="P6" draw:layer="layout" svg:width="0.234cm" svg:height="0.438cm" svg:x="26.723cm" svg:y="6.926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2-94 82-16 0-25-8-25-35 0-7 3-21 5-27z">
            <text:p/>
          </draw:path>
          <draw:path draw:style-name="gr3" draw:text-style-name="P6" draw:layer="layout" svg:width="0.378cm" svg:height="0.488cm" svg:x="27.041cm" svg:y="6.879cm" svg:viewBox="0 0 379 489" svg:d="M166 20c0 0 2-9 2-11s-2-9-11-9c-14 0-72 4-90 7-4 0-13 2-13 15 0 12 9 12 18 12 31 0 31 4 31 9 0 4 0 9-2 15l-97 393c-4 11-4 13-4 15 0 9 9 23 25 23 6 0 20-5 27-20 2-3 8-30 11-43l18-61c2-11 9-38 11-49 7-25 7-27 20-47 22-36 56-74 110-74 40 0 42 31 42 47 0 43-31 119-42 148-7 20-9 27-9 38 0 36 29 61 65 61 69 0 101-97 101-108 0-9-9-9-12-9-11 0-11 5-13 11-16 56-47 86-74 86-16 0-18-9-18-25s5-25 16-56c9-23 38-94 38-135 0-11 0-40-27-58-11-11-31-20-63-20-51 0-87 29-114 58z">
            <text:p/>
          </draw:path>
        </draw:g>
        <draw:g>
          <svg:title>TexMaths</svg:title>
          <svg:desc>28§display§y^{(n)} = f^{(n)}(x) = \frac{d^ny}{dx^n}§svg§600§FALSE§</svg:desc>
          <draw:polygon draw:style-name="gr2" draw:text-style-name="P5" draw:layer="layout" svg:width="8.991cm" svg:height="1.936cm" svg:x="11.653cm" svg:y="8.727cm" svg:viewBox="0 0 8992 1937" draw:points="4496,1937 0,1937 0,0 8992,0 8992,1937">
            <text:p/>
          </draw:polygon>
          <draw:path draw:style-name="gr3" draw:text-style-name="P6" draw:layer="layout" svg:width="0.456cm" svg:height="0.637cm" svg:x="11.633cm" svg:y="9.59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18cm" svg:height="0.689cm" svg:x="12.202cm" svg:y="9.104cm" svg:viewBox="0 0 181 690" svg:d="M168 0c-132 92-168 240-168 345 0 96 29 248 168 345 4 0 13 0 13-7 0-4-2-7-6-11-94-83-128-202-128-327 0-186 72-278 130-329 2-3 4-5 4-7 0-9-9-9-13-9z">
            <text:p/>
          </draw:path>
          <draw:path draw:style-name="gr3" draw:text-style-name="P6" draw:layer="layout" svg:width="0.422cm" svg:height="0.313cm" svg:x="12.462cm" svg:y="9.31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3" draw:text-style-name="P6" draw:layer="layout" svg:width="0.18cm" svg:height="0.689cm" svg:x="12.964cm" svg:y="9.10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3" draw:text-style-name="P6" draw:layer="layout" svg:width="0.655cm" svg:height="0.232cm" svg:x="13.602cm" svg:y="9.6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897cm" svg:x="14.637cm" svg:y="9.332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6" draw:layer="layout" svg:width="0.18cm" svg:height="0.689cm" svg:x="15.251cm" svg:y="9.104cm" svg:viewBox="0 0 181 690" svg:d="M168 0c-132 92-168 240-168 345 0 96 29 248 168 345 4 0 13 0 13-7 0-4-2-7-6-11-94-83-128-202-128-327 0-186 72-278 130-329 2-3 4-5 4-7 0-9-9-9-13-9z">
            <text:p/>
          </draw:path>
          <draw:path draw:style-name="gr3" draw:text-style-name="P6" draw:layer="layout" svg:width="0.422cm" svg:height="0.313cm" svg:x="15.513cm" svg:y="9.31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3" draw:text-style-name="P6" draw:layer="layout" svg:width="0.18cm" svg:height="0.689cm" svg:x="16.015cm" svg:y="9.10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3" draw:text-style-name="P6" draw:layer="layout" svg:width="0.23cm" svg:height="0.984cm" svg:x="16.42cm" svg:y="9.2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16.734cm" svg:y="9.5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7.325cm" svg:y="9.28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7.979cm" svg:y="9.6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19.144cm" svg:y="8.67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22cm" svg:height="0.313cm" svg:x="19.648cm" svg:y="8.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3" draw:text-style-name="P6" draw:layer="layout" svg:width="0.456cm" svg:height="0.637cm" svg:x="20.181cm" svg:y="8.92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6" draw:layer="layout" svg:width="1.612cm" svg:height="0.042cm" svg:x="19.081cm" svg:y="9.76cm" svg:viewBox="0 0 1613 43" draw:points="806,43 0,43 0,0 1613,0 1613,43">
            <text:p/>
          </draw:polygon>
          <draw:path draw:style-name="gr3" draw:text-style-name="P6" draw:layer="layout" svg:width="0.469cm" svg:height="0.696cm" svg:x="19.121cm" svg:y="10.01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9.621cm" svg:y="10.2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422cm" svg:height="0.313cm" svg:x="20.188cm" svg:y="10.11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</draw:g>
        <draw:g>
          <svg:title>TexMaths</svg:title>
          <svg:desc>28§display§y_1, y_2, y_3, . . . .\ y_n§svg§600§FALSE§</svg:desc>
          <draw:polygon draw:style-name="gr2" draw:text-style-name="P5" draw:layer="layout" svg:width="6.342cm" svg:height="0.539cm" svg:x="4.158cm" svg:y="13.829cm" svg:viewBox="0 0 6343 540" draw:points="3172,540 0,540 0,0 6343,0 6343,540">
            <text:p/>
          </draw:polygon>
          <draw:path draw:style-name="gr3" draw:text-style-name="P6" draw:layer="layout" svg:width="0.456cm" svg:height="0.637cm" svg:x="4.138cm" svg:y="13.78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3" draw:text-style-name="P6" draw:layer="layout" svg:width="0.252cm" svg:height="0.458cm" svg:x="4.667cm" svg:y="13.905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115cm" svg:height="0.294cm" svg:x="5.117cm" svg:y="14.11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6cm" svg:height="0.637cm" svg:x="5.498cm" svg:y="13.78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3" draw:text-style-name="P6" draw:layer="layout" svg:width="0.306cm" svg:height="0.458cm" svg:x="5.997cm" svg:y="13.90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15cm" svg:height="0.294cm" svg:x="6.479cm" svg:y="14.11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4cm" svg:height="0.637cm" svg:x="6.859cm" svg:y="13.78cm" svg:viewBox="0 0 455 638" svg:d="M452 60c3-13 3-15 3-22 0-18-14-27-27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3" draw:text-style-name="P6" draw:layer="layout" svg:width="0.317cm" svg:height="0.471cm" svg:x="7.35cm" svg:y="13.90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115cm" svg:height="0.294cm" svg:x="7.841cm" svg:y="14.11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107cm" svg:height="0.106cm" svg:x="8.277cm" svg:y="14.111cm" svg:viewBox="0 0 108 107" svg:d="M108 54c0-29-25-54-54-54s-54 25-54 54 25 53 54 53 54-24 54-53z">
            <text:p/>
          </draw:path>
          <draw:path draw:style-name="gr3" draw:text-style-name="P6" draw:layer="layout" svg:width="0.107cm" svg:height="0.106cm" svg:x="8.551cm" svg:y="14.111cm" svg:viewBox="0 0 108 107" svg:d="M108 54c0-29-25-54-54-54s-54 25-54 54 25 53 54 53 54-24 54-53z">
            <text:p/>
          </draw:path>
          <draw:path draw:style-name="gr3" draw:text-style-name="P6" draw:layer="layout" svg:width="0.107cm" svg:height="0.106cm" svg:x="8.824cm" svg:y="14.111cm" svg:viewBox="0 0 108 107" svg:d="M108 54c0-29-25-54-54-54s-54 25-54 54 25 53 54 53 54-24 54-53z">
            <text:p/>
          </draw:path>
          <draw:path draw:style-name="gr3" draw:text-style-name="P6" draw:layer="layout" svg:width="0.107cm" svg:height="0.106cm" svg:x="9.097cm" svg:y="14.111cm" svg:viewBox="0 0 108 107" svg:d="M108 54c0-29-25-54-54-54s-54 25-54 54 25 53 54 53 54-24 54-53z">
            <text:p/>
          </draw:path>
          <draw:path draw:style-name="gr3" draw:text-style-name="P6" draw:layer="layout" svg:width="0.456cm" svg:height="0.637cm" svg:x="9.644cm" svg:y="13.78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3" draw:text-style-name="P6" draw:layer="layout" svg:width="0.422cm" svg:height="0.312cm" svg:x="10.13cm" svg:y="14.058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2.4cm" svg:x="0.8cm" svg:y="2.6cm" presentation:class="title" presentation:user-transformed="true">
          <draw:text-box>
            <text:p xml:id="id3" text:id="id3" text:style-name="P7"><text:span text:style-name="T20"><text:tab/></text:span><text:span text:style-name="T20"><text:tab/></text:span><text:span text:style-name="T21"><text:line-break/></text:span><text:span text:style-name="T15"> </text:span><text:span text:style-name="T4">(1) <text:s/>Find the second order derivative of the following : </text:span><text:span text:style-name="T22"><text:line-break/></text:span><text:span text:style-name="T23"> <text:s text:c="33"/></text:span><text:span text:style-name="T24"><text:line-break/></text:span><text:span text:style-name="T22"><text:tab/></text:span><text:span text:style-name="T22"> <text:s text:c="2"/>(i) <text:s text:c="36"/>(ii) <text:s text:c="14"/>(iii) <text:s text:c="8"/></text:span><text:span text:style-name="T22"><text:line-break/></text:span><text:span text:style-name="T25"> <text:s text:c="13"/></text:span><text:span text:style-name="T22"><text:line-break/></text:span><text:span text:style-name="T22"><text:tab/></text:span><text:span text:style-name="T22"> (iv) <text:s text:c="36"/>(v) <text:s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line-break/></text:span><text:span text:style-name="T26"> <text:s text:c="26"/></text:span><text:span text:style-name="T22"><text:line-break/></text:span><text:span text:style-name="T27"><text:tab/></text:span><text:span text:style-name="T27">Solutions : <text:s/></text:span><text:span text:style-name="T27"><text:line-break/></text:span><text:span text:style-name="T15"><text:line-break/></text:span><text:span text:style-name="T15"><text:line-break/></text:span><text:span text:style-name="T15"><text:tab/></text:span><text:span text:style-name="T15"> <text:s text:c="6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4" draw:id="id4">
          <svg:title>TexMaths</svg:title>
          <svg:desc>28§display§x^3 +7x^2 -2x - 9§svg§600§FALSE§</svg:desc>
          <draw:polygon draw:style-name="gr2" draw:text-style-name="P5" draw:layer="layout" svg:width="7.515cm" svg:height="0.847cm" svg:x="4.347cm" svg:y="4.675cm" svg:viewBox="0 0 7516 848" draw:points="3759,848 0,848 0,0 7516,0 7516,848">
            <text:p/>
          </draw:polygon>
          <draw:path draw:style-name="gr3" draw:text-style-name="P6" draw:layer="layout" svg:width="0.492cm" svg:height="0.446cm" svg:x="4.327cm" svg:y="5.053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8-9-11-9-9 0-11 2-13 9-32 108-101 130-132 130-38 0-54-31-54-65 0-22 7-42 18-87z">
            <text:p/>
          </draw:path>
          <draw:path draw:style-name="gr3" draw:text-style-name="P6" draw:layer="layout" svg:width="0.317cm" svg:height="0.471cm" svg:x="4.898cm" svg:y="4.626cm" svg:viewBox="0 0 318 472" svg:d="M152 228c54 0 92 38 92 112 0 85-49 110-89 110-27 0-90-7-119-47 33-3 40-25 40-38 0-23-16-38-38-38-18 0-38 11-38 38 0 67 72 107 157 107 96 0 161-63 161-132 0-54-42-107-119-125 72-25 99-79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3" draw:text-style-name="P6" draw:layer="layout" svg:width="0.655cm" svg:height="0.657cm" svg:x="5.575cm" svg:y="4.914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6" draw:layer="layout" svg:width="0.422cm" svg:height="0.688cm" svg:x="6.56cm" svg:y="4.825cm" svg:viewBox="0 0 423 689" svg:d="M414 67c9-13 9-16 9-36h-239c-121 0-124-13-126-31h-24l-34 204h25c2-16 11-79 24-90 7-7 85-7 97-7h206c-12 16-90 123-112 157-88 132-121 268-121 369 0 11 0 56 45 56 47 0 47-45 47-56v-49c0-54 2-110 11-161 2-23 15-108 60-170z">
            <text:p/>
          </draw:path>
          <draw:path draw:style-name="gr3" draw:text-style-name="P6" draw:layer="layout" svg:width="0.492cm" svg:height="0.446cm" svg:x="7.026cm" svg:y="5.053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8-9-11-9-9 0-11 2-13 9-32 108-99 130-132 130-38 0-54-31-54-65 0-22 7-42 18-87z">
            <text:p/>
          </draw:path>
          <draw:path draw:style-name="gr3" draw:text-style-name="P6" draw:layer="layout" svg:width="0.306cm" svg:height="0.457cm" svg:x="7.602cm" svg:y="4.626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6" draw:layer="layout" svg:width="0.602cm" svg:height="0.041cm" svg:x="8.301cm" svg:y="5.223cm" svg:viewBox="0 0 603 42" svg:d="M569 42c16 0 34 0 34-22 0-20-18-20-34-20h-535c-16 0-34 0-34 20 0 22 18 22 34 22z">
            <text:p/>
          </draw:path>
          <draw:path draw:style-name="gr3" draw:text-style-name="P6" draw:layer="layout" svg:width="0.393cm" svg:height="0.657cm" svg:x="9.253cm" svg:y="4.834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6" draw:layer="layout" svg:width="0.492cm" svg:height="0.446cm" svg:x="9.723cm" svg:y="5.053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8-9-11-9-9 0-11 2-13 9-32 108-99 130-132 130-38 0-54-31-54-65 0-22 7-42 18-87z">
            <text:p/>
          </draw:path>
          <draw:path draw:style-name="gr3" draw:text-style-name="P6" draw:layer="layout" svg:width="0.602cm" svg:height="0.041cm" svg:x="10.559cm" svg:y="5.223cm" svg:viewBox="0 0 603 42" svg:d="M569 42c16 0 34 0 34-22 0-20-18-20-34-20h-535c-16 0-34 0-34 20 0 22 18 22 34 22z">
            <text:p/>
          </draw:path>
          <draw:path draw:style-name="gr3" draw:text-style-name="P6" draw:layer="layout" svg:width="0.409cm" svg:height="0.677cm" svg:x="11.502cm" svg:y="4.834cm" svg:viewBox="0 0 410 678" svg:d="M323 342v31c0 233-103 278-162 278-15 0-69-2-96-36 43 0 51-29 51-45 0-31-24-47-47-47-15 0-44 9-44 50 0 64 53 105 136 105 128 0 249-135 249-345 0-266-112-333-202-333-53 0-103 18-145 63-41 44-63 85-63 158 0 123 87 220 197 220 61 0 101-41 126-99zM199 418c-15 0-62 0-91-60-18-38-18-87-18-134 0-54 0-101 20-137 27-49 65-62 98-62 47 0 79 33 97 78 11 31 15 94 15 139 0 82-33 176-121 176z">
            <text:p/>
          </draw:path>
        </draw:g>
        <draw:g xml:id="id12" draw:id="id12">
          <svg:title>TexMaths</svg:title>
          <svg:desc>28§display§\frac{dy}{dx} = \frac{d}{dx}( x^3 +7x^2 -2x - 9 )  =§svg§600§FALSE§</svg:desc>
          <draw:polygon draw:style-name="gr2" draw:text-style-name="P5" draw:layer="layout" svg:width="13.122cm" svg:height="1.936cm" svg:x="6.179cm" svg:y="11.778cm" svg:viewBox="0 0 13123 1937" draw:points="6562,1937 0,1937 0,0 13123,0 13123,1937">
            <text:p/>
          </draw:polygon>
          <draw:path draw:style-name="gr3" draw:text-style-name="P6" draw:layer="layout" svg:width="0.469cm" svg:height="0.696cm" svg:x="6.193cm" svg:y="11.72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6.692cm" svg:y="11.97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6.13cm" svg:y="12.811cm" svg:viewBox="0 0 1078 43" draw:points="538,43 0,43 0,0 1078,0 1078,43">
            <text:p/>
          </draw:polygon>
          <draw:path draw:style-name="gr3" draw:text-style-name="P6" draw:layer="layout" svg:width="0.469cm" svg:height="0.696cm" svg:x="6.17cm" svg:y="13.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67cm" svg:y="13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7.651cm" svg:y="12.7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9.074cm" svg:y="11.72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7cm" svg:height="0.042cm" svg:x="8.753cm" svg:y="12.811cm" svg:viewBox="0 0 1078 43" draw:points="538,43 0,43 0,0 1078,0 1078,43">
            <text:p/>
          </draw:polygon>
          <draw:path draw:style-name="gr3" draw:text-style-name="P6" draw:layer="layout" svg:width="0.469cm" svg:height="0.696cm" svg:x="8.794cm" svg:y="13.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9.293cm" svg:y="13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6" draw:layer="layout" svg:width="0.23cm" svg:height="0.984cm" svg:x="10.044cm" svg:y="12.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10.357cm" svg:y="12.6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6" draw:layer="layout" svg:width="0.317cm" svg:height="0.472cm" svg:x="10.929cm" svg:y="12.215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655cm" svg:height="0.657cm" svg:x="11.607cm" svg:y="12.50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22cm" svg:height="0.689cm" svg:x="12.591cm" svg:y="12.412cm" svg:viewBox="0 0 423 690" svg:d="M414 67c9-13 9-15 9-36h-239c-121 0-124-13-126-31h-24l-34 204h25c2-16 11-79 24-90 7-7 85-7 97-7h206c-11 16-90 124-112 157-88 132-121 269-121 370 0 11 0 56 45 56 47 0 47-45 47-56v-49c0-54 2-110 9-162 4-22 17-107 62-170z">
            <text:p/>
          </draw:path>
          <draw:path draw:style-name="gr3" draw:text-style-name="P6" draw:layer="layout" svg:width="0.492cm" svg:height="0.447cm" svg:x="13.057cm" svg:y="12.6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306cm" svg:height="0.458cm" svg:x="13.635cm" svg:y="12.2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14.332cm" svg:y="12.811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5.284cm" svg:y="12.42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92cm" svg:height="0.447cm" svg:x="15.756cm" svg:y="12.6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6" draw:layer="layout" svg:width="0.602cm" svg:height="0.042cm" svg:x="16.59cm" svg:y="12.811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17.533cm" svg:y="12.423cm" svg:viewBox="0 0 410 679" svg:d="M323 343v31c0 233-103 278-162 278-18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6" draw:layer="layout" svg:width="0.23cm" svg:height="0.984cm" svg:x="18.041cm" svg:y="12.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8.696cm" svg:y="12.717cm" svg:viewBox="0 0 656 233" svg:d="M623 40c15 0 33 0 33-20s-18-20-31-20h-591c-16 0-34 0-34 20s18 20 34 20zM625 233c13 0 31 0 31-20s-18-20-33-20h-589c-16 0-34 0-34 20s18 20 34 20z">
            <text:p/>
          </draw:path>
        </draw:g>
        <draw:frame draw:style-name="gr4" draw:text-style-name="P12" draw:layer="layout" svg:width="26cm" svg:height="1.657cm" svg:x="1cm" svg:y="0.6cm">
          <draw:text-box>
            <text:p text:style-name="P11"><text:span text:style-name="T2">Examples</text:span></text:p>
          </draw:text-box>
        </draw:frame>
        <draw:g xml:id="id5" draw:id="id5">
          <svg:title>TexMaths</svg:title>
          <svg:desc>28§display§x^2 e^x§svg§600§FALSE§</svg:desc>
          <draw:polygon draw:style-name="gr2" draw:text-style-name="P5" draw:layer="layout" svg:width="1.767cm" svg:height="0.776cm" svg:x="14.549cm" svg:y="4.675cm" svg:viewBox="0 0 1768 777" draw:points="883,777 0,777 0,0 1768,0 1768,777">
            <text:p/>
          </draw:polygon>
          <draw:path draw:style-name="gr3" draw:text-style-name="P6" draw:layer="layout" svg:width="0.492cm" svg:height="0.447cm" svg:x="14.529cm" svg:y="5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306cm" svg:height="0.458cm" svg:x="15.105cm" svg:y="4.62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8cm" svg:height="0.447cm" svg:x="15.548cm" svg:y="5.05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3" draw:text-style-name="P6" draw:layer="layout" svg:width="0.371cm" svg:height="0.313cm" svg:x="15.994cm" svg:y="4.781cm" svg:viewBox="0 0 372 314" svg:d="M139 233c-7 22-29 60-65 60-2 0-22 0-38-8 29-9 31-34 31-39 0-15-11-26-27-26-20 0-40 17-40 42 0 36 38 52 72 52 33 0 60-21 78-50 18 36 56 50 83 50 81 0 121-88 121-108 0-9-9-9-11-9-9 0-9 5-11 14-16 47-56 82-97 82-27 0-42-17-42-44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</draw:g>
        <draw:g xml:id="id6" draw:id="id6">
          <svg:title>TexMaths</svg:title>
          <svg:desc>28§display§e^{2x} \sin3x§svg§600§FALSE§</svg:desc>
          <draw:polygon draw:style-name="gr2" draw:text-style-name="P5" draw:layer="layout" svg:width="3.795cm" svg:height="0.788cm" svg:x="19.734cm" svg:y="4.676cm" svg:viewBox="0 0 3796 789" draw:points="1897,789 0,789 0,0 3796,0 3796,789">
            <text:p/>
          </draw:polygon>
          <draw:path draw:style-name="gr3" draw:text-style-name="P6" draw:layer="layout" svg:width="0.38cm" svg:height="0.447cm" svg:x="19.73cm" svg:y="5.055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6" draw:layer="layout" svg:width="0.306cm" svg:height="0.459cm" svg:x="20.187cm" svg:y="4.62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6" draw:layer="layout" svg:width="0.371cm" svg:height="0.313cm" svg:x="20.568cm" svg:y="4.782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3" draw:text-style-name="P6" draw:layer="layout" svg:width="0.324cm" svg:height="0.454cm" svg:x="21.228cm" svg:y="5.051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1cm" svg:x="21.616cm" svg:y="4.833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21.887cm" svg:y="5.05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6" draw:layer="layout" svg:width="0.409cm" svg:height="0.678cm" svg:x="22.608cm" svg:y="4.836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4-112 164-42 0-116-18-152-77 36 7 65-15 65-54 0-35-25-56-54-56-25 0-56 16-56 59 0 89 92 154 199 154 121 0 211-89 211-190 0-81-63-157-164-180z">
            <text:p/>
          </draw:path>
          <draw:path draw:style-name="gr3" draw:text-style-name="P6" draw:layer="layout" svg:width="0.492cm" svg:height="0.447cm" svg:x="23.087cm" svg:y="5.05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</draw:g>
        <draw:g xml:id="id7" draw:id="id7">
          <svg:title>TexMaths</svg:title>
          <svg:desc>28§display§x^2 \log x§svg§600§FALSE§</svg:desc>
          <draw:polygon draw:style-name="gr2" draw:text-style-name="P5" draw:layer="layout" svg:width="3.024cm" svg:height="0.968cm" svg:x="4.349cm" svg:y="6.075cm" svg:viewBox="0 0 3025 969" draw:points="1513,969 0,969 0,0 3025,0 3025,969">
            <text:p/>
          </draw:polygon>
          <draw:path draw:style-name="gr3" draw:text-style-name="P6" draw:layer="layout" svg:width="0.492cm" svg:height="0.447cm" svg:x="4.329cm" svg:y="6.454cm" svg:viewBox="0 0 493 448" svg:d="M303 139c4-27 26-117 96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6 76 103 0 159-128 159-153 0-8-9-8-12-8-9 0-11 2-13 8-31 108-101 130-132 130-38 0-54-31-54-65 0-22 7-42 18-87z">
            <text:p/>
          </draw:path>
          <draw:path draw:style-name="gr3" draw:text-style-name="P6" draw:layer="layout" svg:width="0.306cm" svg:height="0.458cm" svg:x="4.905cm" svg:y="6.02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21cm" svg:height="0.684cm" svg:x="5.501cm" svg:y="6.207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3cm" svg:x="5.77cm" svg:y="6.449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452cm" svg:height="0.65cm" svg:x="6.261cm" svg:y="6.445cm" svg:viewBox="0 0 453 651" svg:d="M193 278c-88 0-88-99-88-121 0-27 3-59 16-83 9-14 31-40 72-40 85 0 85 98 85 120 0 27 0 59-16 83-9 14-31 41-69 41zM76 316c0-5 0-27 18-47 38 29 79 31 99 31 92 0 159-67 159-143 0-38-16-74-41-97 36-33 72-38 90-38 2 0 7 0 9 0-11 5-16 16-16 27 0 18 14 29 30 29 9 0 29-6 29-29 0-18-14-49-52-49-20 0-63 7-105 47-41-34-83-36-103-36-92 0-162 67-162 143 0 45 23 81 47 103-13 14-31 47-31 81 0 31 14 69 45 87-61 18-92 61-92 101 0 69 99 125 220 125 116 0 219-51 219-127 0-36-15-85-65-114-54-27-110-27-170-27-25 0-67 0-74 0-31-5-54-36-54-67zM220 627c-101 0-168-49-168-101 0-47 38-83 80-85h58c86 0 198 0 198 85 0 52-72 101-168 101z">
            <text:p/>
          </draw:path>
          <draw:path draw:style-name="gr3" draw:text-style-name="P6" draw:layer="layout" svg:width="0.492cm" svg:height="0.447cm" svg:x="6.933cm" svg:y="6.454cm" svg:viewBox="0 0 493 448" svg:d="M303 139c4-27 26-117 96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6 76 103 0 159-128 159-153 0-8-9-8-12-8-9 0-11 2-13 8-34 108-101 130-132 130-38 0-54-31-54-65 0-22 7-42 18-87z">
            <text:p/>
          </draw:path>
        </draw:g>
        <draw:g xml:id="id8" draw:id="id8">
          <svg:title>TexMaths</svg:title>
          <svg:desc>28§display§\sin (\log x)§svg§600§FALSE§</svg:desc>
          <draw:polygon draw:style-name="gr2" draw:text-style-name="P5" draw:layer="layout" svg:width="3.776cm" svg:height="0.886cm" svg:x="14.548cm" svg:y="6.175cm" svg:viewBox="0 0 3777 887" draw:points="1888,887 0,887 0,0 3777,0 3777,887">
            <text:p/>
          </draw:polygon>
          <draw:path draw:style-name="gr3" draw:text-style-name="P6" draw:layer="layout" svg:width="0.324cm" svg:height="0.454cm" svg:x="14.53cm" svg:y="6.42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4.92cm" svg:y="6.2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5.191cm" svg:y="6.42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23cm" svg:height="0.985cm" svg:x="15.805cm" svg:y="6.1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221cm" svg:height="0.685cm" svg:x="16.123cm" svg:y="6.182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16.392cm" svg:y="6.42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451cm" svg:height="0.651cm" svg:x="16.882cm" svg:y="6.417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492cm" svg:height="0.447cm" svg:x="17.554cm" svg:y="6.4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5cm" svg:x="18.143cm" svg:y="6.1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0" draw:id="id10">
          <svg:title>TexMaths</svg:title>
          <svg:desc>28§display§y = x^3 +7x^2 -2x - 9§svg§600§FALSE§</svg:desc>
          <draw:polygon draw:style-name="gr2" draw:text-style-name="P5" draw:layer="layout" svg:width="9.344cm" svg:height="0.97cm" svg:x="6.249cm" svg:y="8.676cm" svg:viewBox="0 0 9345 971" draw:points="4672,971 0,971 0,0 9345,0 9345,971">
            <text:p/>
          </draw:polygon>
          <draw:path draw:style-name="gr3" draw:text-style-name="P6" draw:layer="layout" svg:width="0.456cm" svg:height="0.638cm" svg:x="6.229cm" svg:y="9.05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655cm" svg:height="0.232cm" svg:x="7.047cm" svg:y="9.1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8.059cm" svg:y="9.0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17cm" svg:height="0.472cm" svg:x="8.63cm" svg:y="8.627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6" draw:layer="layout" svg:width="0.655cm" svg:height="0.658cm" svg:x="9.307cm" svg:y="8.91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6" draw:layer="layout" svg:width="0.422cm" svg:height="0.689cm" svg:x="10.292cm" svg:y="8.827cm" svg:viewBox="0 0 423 690" svg:d="M417 67c6-13 6-15 6-36h-239c-121 0-124-13-126-31h-24l-34 204h25c2-16 11-78 24-90 7-6 85-6 97-6h206c-12 15-90 123-112 157-88 132-121 269-121 369 0 12 0 56 45 56 47 0 47-44 47-56v-49c0-54 2-110 11-161 2-23 15-108 60-171z">
            <text:p/>
          </draw:path>
          <draw:path draw:style-name="gr3" draw:text-style-name="P6" draw:layer="layout" svg:width="0.492cm" svg:height="0.447cm" svg:x="10.756cm" svg:y="9.05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6" draw:layer="layout" svg:width="0.306cm" svg:height="0.459cm" svg:x="11.334cm" svg:y="8.62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602cm" svg:height="0.042cm" svg:x="12.032cm" svg:y="9.22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12.984cm" svg:y="8.8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6" draw:layer="layout" svg:width="0.492cm" svg:height="0.447cm" svg:x="13.455cm" svg:y="9.0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602cm" svg:height="0.042cm" svg:x="14.29cm" svg:y="9.226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15.233cm" svg:y="8.835cm" svg:viewBox="0 0 410 679" svg:d="M323 343v31c0 233-103 278-162 278-18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 xml:id="id11" draw:id="id11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6.142cm" svg:y="10.38cm" svg:viewBox="0 0 6272 607" draw:points="3136,607 0,607 0,0 6272,0 6272,607">
            <text:p/>
          </draw:polygon>
          <draw:path draw:style-name="gr3" draw:text-style-name="P6" draw:layer="layout" svg:width="0.662cm" svg:height="0.673cm" svg:x="6.126cm" svg:y="10.3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6.876cm" svg:y="10.3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7.143cm" svg:y="10.3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7.777cm" svg:y="10.9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8.431cm" svg:y="10.5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9.217cm" svg:y="10.9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9.764cm" svg:y="10.5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10.236cm" svg:y="10.9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0.776cm" svg:y="10.4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1.193cm" svg:y="10.9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1.737cm" svg:y="10.5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2.357cm" svg:y="10.92cm" svg:viewBox="0 0 108 108" svg:d="M108 54c0-29-25-54-54-54s-54 25-54 54 25 54 54 54 54-25 54-54z">
            <text:p/>
          </draw:path>
        </draw:g>
        <draw:g xml:id="id13" draw:id="id13">
          <svg:title>TexMaths</svg:title>
          <svg:desc>28§display§3x^2 + 14x - 2§svg§600§FALSE§</svg:desc>
          <draw:polygon draw:style-name="gr2" draw:text-style-name="P5" draw:layer="layout" svg:width="5.793cm" svg:height="0.847cm" svg:x="19.839cm" svg:y="12.278cm" svg:viewBox="0 0 5794 848" draw:points="2897,848 0,848 0,0 5794,0 5794,848">
            <text:p/>
          </draw:polygon>
          <draw:path draw:style-name="gr3" draw:text-style-name="P6" draw:layer="layout" svg:width="0.409cm" svg:height="0.677cm" svg:x="19.83cm" svg:y="12.437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  <draw:path draw:style-name="gr3" draw:text-style-name="P6" draw:layer="layout" svg:width="0.492cm" svg:height="0.446cm" svg:x="20.309cm" svg:y="12.656cm" svg:viewBox="0 0 493 447" svg:d="M302 139c5-27 27-117 97-117 7 0 29 0 49 12-27 6-47 31-47 53 0 16 11 36 38 36 23 0 54-18 54-58 0-52-58-65-92-65-58 0-92 51-105 76-25-67-76-76-106-76-103 0-159 127-159 152 0 9 9 9 12 9 9 0 11 0 13-9 34-105 99-130 132-130 18 0 54 9 54 65 0 32-18 99-54 235-15 63-51 103-94 103-7 0-29 0-49-11 24-7 47-27 47-54s-23-36-38-36c-29 0-54 27-54 58 0 45 49 65 92 65 67 0 103-69 105-76 11 38 47 76 105 76 104 0 160-127 160-152 0-9-9-9-12-9-9 0-11 2-13 9-31 108-101 130-132 130-38 0-54-31-54-65 0-22 7-42 18-87z">
            <text:p/>
          </draw:path>
          <draw:path draw:style-name="gr3" draw:text-style-name="P6" draw:layer="layout" svg:width="0.306cm" svg:height="0.457cm" svg:x="20.887cm" svg:y="12.229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6" draw:layer="layout" svg:width="0.655cm" svg:height="0.657cm" svg:x="21.56cm" svg:y="12.517cm" svg:viewBox="0 0 656 658" svg:d="M350 349h275c14 0 31 0 31-20s-17-20-31-20h-275v-275c0-16 0-34-21-34-20 0-20 18-20 34v275h-275c-16 0-34 0-34 20s18 20 34 20h275v275c0 13 0 34 20 34 21 0 21-21 21-34z">
            <text:p/>
          </draw:path>
          <draw:path draw:style-name="gr3" draw:text-style-name="P6" draw:layer="layout" svg:width="0.326cm" svg:height="0.657cm" svg:x="22.577cm" svg:y="12.437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6" draw:layer="layout" svg:width="0.438cm" svg:height="0.665cm" svg:x="23.009cm" svg:y="12.426cm" svg:viewBox="0 0 439 666" svg:d="M262 505v85c0 36 0 47-74 47h-20v29c40-2 92-2 132-2 43 0 94 0 135 2v-29h-21c-73 0-76-11-76-47v-85h101v-31h-101v-449c0-18 0-25-15-25-9 0-12 0-18 11l-305 463v31zM269 474h-242l242-367z">
            <text:p/>
          </draw:path>
          <draw:path draw:style-name="gr3" draw:text-style-name="P6" draw:layer="layout" svg:width="0.492cm" svg:height="0.446cm" svg:x="23.502cm" svg:y="12.656cm" svg:viewBox="0 0 493 447" svg:d="M302 139c5-27 27-117 97-117 7 0 29 0 49 12-27 6-47 31-47 53 0 16 11 36 38 36 23 0 54-18 54-58 0-52-58-65-92-65-58 0-92 51-105 76-25-67-76-76-106-76-103 0-159 127-159 152 0 9 9 9 12 9 9 0 11 0 13-9 34-105 99-130 132-130 18 0 54 9 54 65 0 32-18 99-54 235-15 63-51 103-94 103-7 0-29 0-49-11 24-7 47-27 47-54s-23-36-38-36c-29 0-54 27-54 58 0 45 49 65 94 65 65 0 101-69 103-76 11 38 47 76 108 76 101 0 157-127 157-152 0-9-9-9-12-9-9 0-11 2-13 9-31 108-101 130-132 130-38 0-54-31-54-65 0-22 7-42 18-87z">
            <text:p/>
          </draw:path>
          <draw:path draw:style-name="gr3" draw:text-style-name="P6" draw:layer="layout" svg:width="0.602cm" svg:height="0.041cm" svg:x="24.336cm" svg:y="12.826cm" svg:viewBox="0 0 603 42" svg:d="M569 42c16 0 34 0 34-22 0-20-18-20-34-20h-535c-16 0-34 0-34 20 0 22 18 22 34 22z">
            <text:p/>
          </draw:path>
          <draw:path draw:style-name="gr3" draw:text-style-name="P6" draw:layer="layout" svg:width="0.393cm" svg:height="0.657cm" svg:x="25.288cm" svg:y="12.437cm" svg:viewBox="0 0 394 658" svg:d="M76 581l105-102c155-137 213-188 213-287 0-114-87-192-208-192-112 0-186 92-186 179 0 54 49 54 52 54 17 0 51-12 51-52 0-24-18-51-51-51-9 0-9 0-14 2 22-65 76-101 135-101 89 0 132 79 132 161 0 79-50 157-103 217l-191 210c-11 12-11 14-11 39h367l27-173h-24c-5 29-12 74-20 88-9 8-74 8-95 8z">
            <text:p/>
          </draw:path>
        </draw:g>
        <draw:g xml:id="id9" draw:id="id9">
          <svg:title>TexMaths</svg:title>
          <svg:desc>28§display§\text {(i) Let,}§svg§600§FALSE§</svg:desc>
          <draw:polygon draw:style-name="gr2" draw:text-style-name="P5" draw:layer="layout" svg:width="2.904cm" svg:height="0.886cm" svg:x="2.829cm" svg:y="8.877cm" svg:viewBox="0 0 2905 887" draw:points="1451,887 0,887 0,0 2905,0 2905,887">
            <text:p/>
          </draw:polygon>
          <draw:path draw:style-name="gr3" draw:text-style-name="P6" draw:layer="layout" svg:width="0.23cm" svg:height="0.985cm" svg:x="2.876cm" svg:y="8.82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6" draw:layer="layout" svg:width="0.212cm" svg:height="0.66cm" svg:x="3.194cm" svg:y="8.90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23cm" svg:height="0.985cm" svg:x="3.492cm" svg:y="8.82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6" draw:layer="layout" svg:width="0.541cm" svg:height="0.674cm" svg:x="4.179cm" svg:y="8.893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6" draw:layer="layout" svg:width="0.382cm" svg:height="0.454cm" svg:x="4.789cm" svg:y="9.126cm" svg:viewBox="0 0 383 455" svg:d="M83 195c7-148 89-173 123-173 101 0 112 133 112 173zM83 215h275c23 0 25 0 25-20 0-99-54-195-177-195-114 0-206 101-206 226 0 133 103 229 217 229 121 0 166-110 166-130 0-9-9-11-13-11-9 0-12 6-12 13-36 103-125 103-134 103-49 0-90-31-112-67-29-47-29-112-29-148z">
            <text:p/>
          </draw:path>
          <draw:path draw:style-name="gr3" draw:text-style-name="P6" draw:layer="layout" svg:width="0.308cm" svg:height="0.617cm" svg:x="5.216cm" svg:y="8.96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6" draw:layer="layout" svg:width="0.115cm" svg:height="0.295cm" svg:x="5.667cm" svg:y="9.462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text:style-name="P7"><text:span text:style-name="T20"><text:tab/></text:span><text:span text:style-name="T20"><text:tab/></text:span><text:span text:style-name="T20"><text:line-break/></text:span><text:span text:style-name="T15"><text:tab/></text:span><text:span text:style-name="T15"> <text:s text:c="2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28"> <text:s text:c="20"/></text:span><text:span text:style-name="T15"><text:line-break/></text:span><text:span text:style-name="T15"><text:tab/></text:span><text:span text:style-name="T15"> <text:s text:c="4"/></text:span><text:span text:style-name="T15"><text:line-break/></text:span><text:span text:style-name="T15"><text:tab/></text:span><text:span text:style-name="T15"><text:tab/></text:span></text:p>
          </draw:text-box>
        </draw:frame>
        <draw:g xml:id="id14" draw:id="id14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1.94cm" svg:y="1.075cm" svg:viewBox="0 0 5824 564" draw:points="2912,564 0,564 0,0 5824,0 5824,564">
            <text:p/>
          </draw:polygon>
          <draw:path draw:style-name="gr3" draw:text-style-name="P6" draw:layer="layout" svg:width="0.615cm" svg:height="0.626cm" svg:x="1.925cm" svg:y="1.05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2.622cm" svg:y="1.06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2.869cm" svg:y="1.029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3.458cm" svg:y="1.577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4.065cm" svg:y="1.271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4.795cm" svg:y="1.577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5.303cm" svg:y="1.271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5.742cm" svg:y="1.577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6.243cm" svg:y="1.102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6.63cm" svg:y="1.577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7.135cm" svg:y="1.271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7.711cm" svg:y="1.577cm" svg:viewBox="0 0 100 100" svg:d="M100 50c0-27-23-50-50-50s-50 23-50 50 23 50 50 50 50-23 50-50z">
            <text:p/>
          </draw:path>
        </draw:g>
        <draw:g xml:id="id15" draw:id="id15">
          <svg:title>TexMaths</svg:title>
          <svg:desc>26§display§\frac{d}{dx}\left( \frac{dy}{dx} \right) = \frac{d}{dx}( 3x^2 + 14x - 2 )§svg§600§FALSE§</svg:desc>
          <draw:polygon draw:style-name="gr2" draw:text-style-name="P5" draw:layer="layout" svg:width="12.301cm" svg:height="2.101cm" svg:x="1.872cm" svg:y="2.279cm" svg:viewBox="0 0 12302 2102" draw:points="6152,2102 0,2102 0,0 12302,0 12302,2102">
            <text:p/>
          </draw:polygon>
          <draw:path draw:style-name="gr3" draw:text-style-name="P6" draw:layer="layout" svg:width="0.436cm" svg:height="0.646cm" svg:x="2.123cm" svg:y="2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1.826cm" svg:y="3.31cm" svg:viewBox="0 0 1000 40" draw:points="499,40 0,40 0,0 1000,0 1000,40">
            <text:p/>
          </draw:polygon>
          <draw:path draw:style-name="gr3" draw:text-style-name="P6" draw:layer="layout" svg:width="0.436cm" svg:height="0.646cm" svg:x="1.863cm" svg:y="3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.327cm" svg:y="3.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3.276cm" svg:y="2.233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36cm" svg:height="0.646cm" svg:x="3.925cm" svg:y="2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4.39cm" svg:y="2.537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3.868cm" svg:y="3.31cm" svg:viewBox="0 0 1000 40" draw:points="499,40 0,40 0,0 1000,0 1000,40">
            <text:p/>
          </draw:polygon>
          <draw:path draw:style-name="gr3" draw:text-style-name="P6" draw:layer="layout" svg:width="0.436cm" svg:height="0.646cm" svg:x="3.904cm" svg:y="3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4.37cm" svg:y="3.7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5.008cm" svg:y="2.23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5.952cm" svg:y="3.2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273cm" svg:y="2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6.976cm" svg:y="3.31cm" svg:viewBox="0 0 1000 40" draw:points="499,40 0,40 0,0 1000,0 1000,40">
            <text:p/>
          </draw:polygon>
          <draw:path draw:style-name="gr3" draw:text-style-name="P6" draw:layer="layout" svg:width="0.436cm" svg:height="0.646cm" svg:x="7.013cm" svg:y="3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7.479cm" svg:y="3.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8.174cm" svg:y="2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8.477cm" svg:y="2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457cm" svg:height="0.415cm" svg:x="8.923cm" svg:y="3.1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284cm" svg:height="0.425cm" svg:x="9.459cm" svg:y="2.7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cm" svg:x="10.083cm" svg:y="3.02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1.025cm" svg:y="2.948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407cm" svg:height="0.619cm" svg:x="11.427cm" svg:y="2.94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ath draw:style-name="gr3" draw:text-style-name="P6" draw:layer="layout" svg:width="0.457cm" svg:height="0.415cm" svg:x="11.884cm" svg:y="3.15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558cm" svg:height="0.039cm" svg:x="12.66cm" svg:y="3.31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cm" svg:x="13.544cm" svg:y="2.9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13cm" svg:height="0.914cm" svg:x="14.006cm" svg:y="2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6" draw:id="id16">
          <svg:title>TexMaths</svg:title>
          <svg:desc>26§display§\frac{d^2 y}{dx^2} = 6x + 14§svg§600§FALSE§</svg:desc>
          <draw:polygon draw:style-name="gr2" draw:text-style-name="P5" draw:layer="layout" svg:width="5.63cm" svg:height="1.92cm" svg:x="1.973cm" svg:y="4.88cm" svg:viewBox="0 0 5631 1921" draw:points="2815,1921 0,1921 0,0 5631,0 5631,1921">
            <text:p/>
          </draw:polygon>
          <draw:path draw:style-name="gr3" draw:text-style-name="P6" draw:layer="layout" svg:width="0.436cm" svg:height="0.645cm" svg:x="1.985cm" svg:y="4.957cm" svg:viewBox="0 0 437 646" svg:d="M437 10c0-2 0-10-13-10-12 0-99 8-116 10-6 0-13 5-13 17s9 12 23 12c44 0 46 7 46 15l-4 19-54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464cm" svg:y="4.834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2.859cm" svg:y="5.185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6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1.927cm" svg:y="5.961cm" svg:viewBox="0 0 1410 39" draw:points="705,39 0,39 0,0 1410,0 1410,39">
            <text:p/>
          </draw:polygon>
          <draw:path draw:style-name="gr3" draw:text-style-name="P6" draw:layer="layout" svg:width="0.436cm" svg:height="0.645cm" svg:x="1.964cm" svg:y="6.2cm" svg:viewBox="0 0 437 646" svg:d="M437 10c0-2 0-10-13-10-12 0-99 8-116 10-6 0-13 5-13 17s9 12 23 12c44 0 46 7 46 15l-4 19-54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428cm" svg:y="6.43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2.965cm" svg:y="6.14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9cm" svg:height="0.215cm" svg:x="3.749cm" svg:y="5.873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6" draw:layer="layout" svg:width="0.38cm" svg:height="0.629cm" svg:x="4.702cm" svg:y="5.599cm" svg:viewBox="0 0 381 630" svg:d="M83 310v-23c0-231 115-264 160-264 23 0 61 6 82 37-15 0-50 0-50 40 0 29 20 43 41 43 15 0 42-8 42-43 0-56-40-100-117-100-116 0-241 118-241 320 0 245 106 310 191 310 102 0 190-85 190-206 0-116-81-206-183-206-63 0-96 48-115 92zM191 605c-58 0-85-56-89-69-17-43-17-116-17-133 0-70 29-164 113-164 14 0 56 0 85 58 17 33 17 81 17 125s0 89-17 123c-27 56-71 60-92 60z">
            <text:p/>
          </draw:path>
          <draw:path draw:style-name="gr3" draw:text-style-name="P6" draw:layer="layout" svg:width="0.457cm" svg:height="0.415cm" svg:x="5.147cm" svg:y="5.805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32 100-94 121-123 121-35 0-50-29-50-60 0-21 6-40 17-81z">
            <text:p/>
          </draw:path>
          <draw:path draw:style-name="gr3" draw:text-style-name="P6" draw:layer="layout" svg:width="0.609cm" svg:height="0.61cm" svg:x="5.896cm" svg:y="5.676cm" svg:viewBox="0 0 610 611" svg:d="M325 324h255c13 0 30 0 30-18 0-19-17-19-30-19h-255v-256c0-14 0-31-19-31s-19 17-19 31v256h-256c-14 0-31 0-31 19 0 18 17 18 31 18h256v256c0 12 0 31 19 31s19-19 19-31z">
            <text:p/>
          </draw:path>
          <draw:path draw:style-name="gr3" draw:text-style-name="P6" draw:layer="layout" svg:width="0.303cm" svg:height="0.61cm" svg:x="6.841cm" svg:y="5.599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6" draw:layer="layout" svg:width="0.407cm" svg:height="0.618cm" svg:x="7.242cm" svg:y="5.589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frame draw:style-name="standard" xml:id="id17" draw:id="id17" draw:layer="layout" svg:width="25.347cm" svg:height="7.503cm" svg:x="1.591cm" svg:y="7.29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9">NOTE :</text:span><text:span text:style-name="T30"> <text:s/>Let us differentiate the above function again , we get, </text:span></text:p>
                <text:p><text:span text:style-name="T30"><text:s text:c="14"/></text:span></text:p>
                <text:p><text:span text:style-name="T30"/></text:p>
                <text:p><text:span text:style-name="T30"/></text:p>
                <text:p><text:span text:style-name="T30"/></text:p>
                <text:p><text:span text:style-name="T31">From the above example we can deduce one important result that, if <text:s text:c="10"/>is a polynomial of degree <text:s text:c="3"/>, then its <text:s text:c="2"/></text:span><text:span text:style-name="T32"><text:s text:c="7"/></text:span><text:span text:style-name="T33">order derivative is a constant and all the onward derivatives are zeros.</text:span><text:span text:style-name="T34"> </text:span><text:span text:style-name="T35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18" draw:id="id18">
          <svg:title>TexMaths</svg:title>
          <svg:desc>24§display§\frac{d^3 y}{dx^3} = 6,§svg§600§FALSE§</svg:desc>
          <draw:polygon draw:style-name="gr2" draw:text-style-name="P5" draw:layer="layout" svg:width="3.035cm" svg:height="1.773cm" svg:x="4.517cm" svg:y="9.036cm" svg:viewBox="0 0 3036 1774" draw:points="1519,1774 0,1774 0,0 3036,0 3036,1774">
            <text:p/>
          </draw:polygon>
          <draw:path draw:style-name="gr3" draw:text-style-name="P6" draw:layer="layout" svg:width="0.402cm" svg:height="0.596cm" svg:x="4.529cm" svg:y="9.10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272cm" svg:height="0.404cm" svg:x="4.965cm" svg:y="8.994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6" draw:layer="layout" svg:width="0.391cm" svg:height="0.546cm" svg:x="5.335cm" svg:y="9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olygon draw:style-name="gr3" draw:text-style-name="P6" draw:layer="layout" svg:width="1.301cm" svg:height="0.035cm" svg:x="4.475cm" svg:y="10.034cm" svg:viewBox="0 0 1302 36" draw:points="651,36 0,36 0,0 1302,0 1302,36">
            <text:p/>
          </draw:polygon>
          <draw:path draw:style-name="gr3" draw:text-style-name="P6" draw:layer="layout" svg:width="0.402cm" svg:height="0.596cm" svg:x="4.51cm" svg:y="10.25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4.938cm" svg:y="10.4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6" draw:layer="layout" svg:width="0.272cm" svg:height="0.404cm" svg:x="5.427cm" svg:y="10.205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10 51-25 69-19 23-35 25-65 27-16 0-16 0-20 1 0 0-5 0-5 8s5 8 15 8z">
            <text:p/>
          </draw:path>
          <draw:path draw:style-name="gr3" draw:text-style-name="P6" draw:layer="layout" svg:width="0.562cm" svg:height="0.199cm" svg:x="6.157cm" svg:y="9.9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5cm" svg:height="0.581cm" svg:x="7.036cm" svg:y="9.7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ath draw:style-name="gr3" draw:text-style-name="P6" draw:layer="layout" svg:width="0.099cm" svg:height="0.252cm" svg:x="7.495cm" svg:y="10.173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 xml:id="id19" draw:id="id19">
          <svg:title>TexMaths</svg:title>
          <svg:desc>24§display§\text {Diff.}\ w.\ r.\ t. \ x. \ \text { again, we get}§svg§600§FALSE§</svg:desc>
          <draw:polygon draw:style-name="gr2" draw:text-style-name="P5" draw:layer="layout" svg:width="10.719cm" svg:height="0.685cm" svg:x="8.289cm" svg:y="9.739cm" svg:viewBox="0 0 10720 686" draw:points="5359,686 0,686 0,0 10720,0 10720,686">
            <text:p/>
          </draw:polygon>
          <draw:path draw:style-name="gr3" draw:text-style-name="P6" draw:layer="layout" svg:width="0.567cm" svg:height="0.578cm" svg:x="8.276cm" svg:y="9.716cm" svg:viewBox="0 0 568 579" svg:d="M0 0v27h21c65 0 65 10 65 38v448c0 31 0 39-65 39h-21v27h309c142 0 259-125 259-285 0-161-113-294-259-294zM202 552c-41 0-43-6-43-33v-459c0-27 2-33 43-33h84c52 0 111 17 154 79 36 50 44 123 44 188 0 94-15 144-46 187-17 23-65 71-152 71z">
            <text:p/>
          </draw:path>
          <draw:path draw:style-name="gr3" draw:text-style-name="P6" draw:layer="layout" svg:width="0.181cm" svg:height="0.566cm" svg:x="8.919cm" svg:y="9.72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6" draw:layer="layout" svg:width="0.508cm" svg:height="0.597cm" svg:x="9.148cm" svg:y="9.697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6" draw:layer="layout" svg:width="0.091cm" svg:height="0.091cm" svg:x="9.691cm" svg:y="10.203cm" svg:viewBox="0 0 92 92" svg:d="M92 46c0-25-21-46-46-46s-46 21-46 46 21 46 46 46 46-21 46-46z">
            <text:p/>
          </draw:path>
          <draw:path draw:style-name="gr3" draw:text-style-name="P6" draw:layer="layout" svg:width="0.56cm" svg:height="0.384cm" svg:x="10.158cm" svg:y="9.92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9-60 21 54 80 60 105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6" draw:layer="layout" svg:width="0.091cm" svg:height="0.091cm" svg:x="10.832cm" svg:y="10.203cm" svg:viewBox="0 0 92 92" svg:d="M92 46c0-25-21-46-46-46s-46 21-46 46 21 46 46 46 46-21 46-46z">
            <text:p/>
          </draw:path>
          <draw:path draw:style-name="gr3" draw:text-style-name="P6" draw:layer="layout" svg:width="0.345cm" svg:height="0.384cm" svg:x="11.3cm" svg:y="9.92cm" svg:viewBox="0 0 346 385" svg:d="M50 325c-2 13-8 33-8 37 0 15 12 23 25 23 10 0 25-8 31-23 2-4 31-120 34-135 6-29 22-89 27-112 4-9 27-50 48-69 6-6 31-27 68-27 23 0 34 10 36 10-27 4-44 25-44 46 0 13 10 31 33 31 21 0 46-19 46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6" draw:layer="layout" svg:width="0.091cm" svg:height="0.091cm" svg:x="11.705cm" svg:y="10.203cm" svg:viewBox="0 0 92 92" svg:d="M92 46c0-25-21-46-46-46s-46 21-46 46 21 46 46 46 46-21 46-46z">
            <text:p/>
          </draw:path>
          <draw:path draw:style-name="gr3" draw:text-style-name="P6" draw:layer="layout" svg:width="0.26cm" svg:height="0.539cm" svg:x="12.168cm" svg:y="9.764cm" svg:viewBox="0 0 261 540" svg:d="M156 192h80c16 0 25 0 25-17 0-10-9-10-25-10h-73c29-121 35-136 35-142 0-15-12-23-25-23-2 0-27 0-35 31l-32 134h-81c-17 0-25 0-25 16 0 11 8 11 23 11h75c-60 241-63 254-63 269 0 47 32 79 76 79 89 0 137-125 137-130 0-8-8-8-12-8-6 0-7 2-11 11-37 89-83 108-112 108-17 0-25-11-25-38 0-22 0-27 4-41z">
            <text:p/>
          </draw:path>
          <draw:path draw:style-name="gr3" draw:text-style-name="P6" draw:layer="layout" svg:width="0.091cm" svg:height="0.091cm" svg:x="12.525cm" svg:y="10.203cm" svg:viewBox="0 0 92 92" svg:d="M92 46c0-25-21-46-46-46s-46 21-46 46 21 46 46 46 46-21 46-46z">
            <text:p/>
          </draw:path>
          <draw:path draw:style-name="gr3" draw:text-style-name="P6" draw:layer="layout" svg:width="0.421cm" svg:height="0.384cm" svg:x="12.994cm" svg:y="9.92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  <draw:path draw:style-name="gr3" draw:text-style-name="P6" draw:layer="layout" svg:width="0.091cm" svg:height="0.091cm" svg:x="13.524cm" svg:y="10.203cm" svg:viewBox="0 0 92 92" svg:d="M92 46c0-25-21-46-46-46s-46 21-46 46 21 46 46 46 46-21 46-46z">
            <text:p/>
          </draw:path>
          <draw:path draw:style-name="gr3" draw:text-style-name="P6" draw:layer="layout" svg:width="0.381cm" svg:height="0.389cm" svg:x="14.282cm" svg:y="9.914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6" draw:layer="layout" svg:width="0.387cm" svg:height="0.559cm" svg:x="14.693cm" svg:y="9.9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6" draw:layer="layout" svg:width="0.381cm" svg:height="0.389cm" svg:x="15.127cm" svg:y="9.91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6" draw:layer="layout" svg:width="0.181cm" svg:height="0.566cm" svg:x="15.54cm" svg:y="9.72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6" draw:layer="layout" svg:width="0.425cm" svg:height="0.374cm" svg:x="15.774cm" svg:y="9.9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6" draw:layer="layout" svg:width="0.099cm" svg:height="0.253cm" svg:x="16.289cm" svg:y="10.203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6" draw:layer="layout" svg:width="0.579cm" svg:height="0.374cm" svg:x="16.746cm" svg:y="9.928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6" draw:layer="layout" svg:width="0.327cm" svg:height="0.389cm" svg:x="17.341cm" svg:y="9.914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6" draw:layer="layout" svg:width="0.387cm" svg:height="0.559cm" svg:x="17.996cm" svg:y="9.9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6" draw:layer="layout" svg:width="0.327cm" svg:height="0.389cm" svg:x="18.418cm" svg:y="9.914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6" draw:layer="layout" svg:width="0.266cm" svg:height="0.53cm" svg:x="18.785cm" svg:y="9.774cm" svg:viewBox="0 0 267 531" svg:d="M131 183h121v-27h-121v-156h-22c0 69-26 160-109 163v20h73v232c0 106 79 116 109 116 60 0 85-60 85-116v-48h-23v48c0 62-25 95-56 95-57 0-57-77-57-93z">
            <text:p/>
          </draw:path>
        </draw:g>
        <draw:g xml:id="id20" draw:id="id20">
          <svg:title>TexMaths</svg:title>
          <svg:desc>24§display§\frac{d^4 y}{dx^4} = 0,§svg§600§FALSE§</svg:desc>
          <draw:polygon draw:style-name="gr2" draw:text-style-name="P5" draw:layer="layout" svg:width="3.035cm" svg:height="1.779cm" svg:x="19.617cm" svg:y="9.036cm" svg:viewBox="0 0 3036 1780" draw:points="1519,1780 0,1780 0,0 3036,0 3036,1780">
            <text:p/>
          </draw:polygon>
          <draw:path draw:style-name="gr3" draw:text-style-name="P6" draw:layer="layout" svg:width="0.402cm" svg:height="0.596cm" svg:x="19.629cm" svg:y="9.113cm" svg:viewBox="0 0 403 597" svg:d="M403 10c0-2 0-10-11-10-12 0-92 8-108 10-6 0-11 3-11 15 0 11 7 11 21 11 40 0 42 6 42 14l-4 17-50 200c-15-31-40-54-78-54-98 0-204 125-204 248 0 81 46 136 113 136 18 0 60-4 110-63 7 35 36 63 77 63 30 0 49-19 63-48 13-28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6" draw:layer="layout" svg:width="0.291cm" svg:height="0.399cm" svg:x="20.057cm" svg:y="8.994cm" svg:viewBox="0 0 292 400" svg:d="M292 303v-23h-67v-263c0-13 0-17-12-17-8 0-9 0-17 8l-196 272v23h175v48c0 20 0 27-48 27h-16v22c29 0 68-2 89-2s59 2 90 2v-22h-17c-48 0-48-7-48-27v-48zM179 63v217h-158z">
            <text:p/>
          </draw:path>
          <draw:path draw:style-name="gr3" draw:text-style-name="P6" draw:layer="layout" svg:width="0.391cm" svg:height="0.546cm" svg:x="20.435cm" svg:y="9.326cm" svg:viewBox="0 0 392 547" svg:d="M388 52c4-12 4-14 4-19 0-16-14-23-25-23-10 0-23 3-31 17-2 4-8 31-12 46-5 21-11 44-17 67l-38 154c-2 11-39 71-94 71-44 0-54-37-54-69 0-39 15-90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2z">
            <text:p/>
          </draw:path>
          <draw:polygon draw:style-name="gr3" draw:text-style-name="P6" draw:layer="layout" svg:width="1.301cm" svg:height="0.035cm" svg:x="19.575cm" svg:y="10.041cm" svg:viewBox="0 0 1302 36" draw:points="651,36 0,36 0,0 1302,0 1302,36">
            <text:p/>
          </draw:polygon>
          <draw:path draw:style-name="gr3" draw:text-style-name="P6" draw:layer="layout" svg:width="0.402cm" svg:height="0.596cm" svg:x="19.61cm" svg:y="10.262cm" svg:viewBox="0 0 403 597" svg:d="M403 10c0-2 0-10-11-10-12 0-92 8-108 10-6 0-11 3-11 15 0 11 7 11 21 11 40 0 42 6 42 14l-4 17-50 200c-15-31-40-54-78-54-98 0-204 125-204 248 0 81 46 136 113 136 18 0 60-4 110-63 7 35 36 63 77 63 30 0 49-19 63-48 13-28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6" draw:layer="layout" svg:width="0.421cm" svg:height="0.383cm" svg:x="20.038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9 0 137-109 137-130 0-8-8-8-10-8-8 0-10 2-12 8-26 92-86 111-113 111-33 0-46-27-46-56 0-19 6-36 15-75z">
            <text:p/>
          </draw:path>
          <draw:path draw:style-name="gr3" draw:text-style-name="P6" draw:layer="layout" svg:width="0.291cm" svg:height="0.399cm" svg:x="20.52cm" svg:y="10.206cm" svg:viewBox="0 0 292 400" svg:d="M292 303v-23h-67v-263c0-13 0-17-12-17-8 0-9 0-17 8l-196 272v23h175v48c0 20 0 27-48 27h-16v22c29 0 68-2 89-2s59 2 90 2v-22h-17c-48 0-48-7-48-27v-48zM179 63v217h-158z">
            <text:p/>
          </draw:path>
          <draw:path draw:style-name="gr3" draw:text-style-name="P6" draw:layer="layout" svg:width="0.562cm" svg:height="0.199cm" svg:x="21.257cm" svg:y="9.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56cm" svg:height="0.581cm" svg:x="22.132cm" svg:y="9.707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2 16 99 98 8 48 8 112 8 165 0 64 0 121-10 175-11 81-59 108-97 108z">
            <text:p/>
          </draw:path>
          <draw:path draw:style-name="gr3" draw:text-style-name="P6" draw:layer="layout" svg:width="0.099cm" svg:height="0.253cm" svg:x="22.595cm" svg:y="10.179cm" svg:viewBox="0 0 100 254" svg:d="M100 88c0-55-21-88-54-88-29 0-46 21-46 44s17 46 46 46c10 0 21-4 29-11 4-2 4-2 6-2 0 0 2 0 2 11 0 64-31 116-60 142-10 10-10 12-10 14 0 8 4 10 10 10 10 0 77-66 77-166z">
            <text:p/>
          </draw:path>
        </draw:g>
        <draw:g xml:id="id23" draw:id="id23">
          <svg:title>TexMaths</svg:title>
          <svg:desc>22§display§f(x)§svg§600§FALSE§</svg:desc>
          <draw:polygon draw:style-name="gr2" draw:text-style-name="P5" draw:layer="layout" svg:width="1.35cm" svg:height="0.696cm" svg:x="23.276cm" svg:y="11.834cm" svg:viewBox="0 0 1351 697" draw:points="676,697 0,697 0,0 1351,0 1351,697">
            <text:p/>
          </draw:polygon>
          <draw:path draw:style-name="gr3" draw:text-style-name="P6" draw:layer="layout" svg:width="0.386cm" svg:height="0.704cm" svg:x="23.278cm" svg:y="11.83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6" draw:layer="layout" svg:width="0.18cm" svg:height="0.773cm" svg:x="23.776cm" svg:y="11.7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86cm" svg:height="0.351cm" svg:x="24.022cm" svg:y="12.03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6" draw:layer="layout" svg:width="0.18cm" svg:height="0.773cm" svg:x="24.485cm" svg:y="11.795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21" draw:id="id21">
          <svg:title>TexMaths</svg:title>
          <svg:desc>24§display§n§svg§600§FALSE§</svg:desc>
          <draw:polygon draw:style-name="gr2" draw:text-style-name="P5" draw:layer="layout" svg:width="0.398cm" svg:height="0.299cm" svg:x="8.693cm" svg:y="12.938cm" svg:viewBox="0 0 399 300" draw:points="199,300 0,300 0,0 399,0 399,300">
            <text:p/>
          </draw:polygon>
          <draw:path draw:style-name="gr3" draw:text-style-name="P6" draw:layer="layout" svg:width="0.457cm" svg:height="0.383cm" svg:x="8.676cm" svg:y="12.896cm" svg:viewBox="0 0 458 384" svg:d="M50 324c-2 14-8 33-8 37 0 15 12 23 25 23 10 0 25-8 31-23 2-2 11-42 17-63l17-77c6-17 12-37 16-56 3-15 9-40 11-42 12-27 56-104 136-104 38 0 46 31 46 60 0 52-40 161-54 196-7 21-9 30-9 40 0 40 31 69 69 69 80 0 111-123 111-131 0-7-8-7-10-7-9 0-9 2-13 15-17 58-44 104-86 104-14 0-19-8-19-27 0-21 7-42 15-62 15-44 50-138 50-186 0-55-35-90-96-90-77 0-119 54-132 73-4-46-39-73-79-73-38 0-54 33-63 48-14 29-25 79-25 83 0 7 8 7 10 7 9 0 9 0 15-19 13-59 31-100 61-100 17 0 27 10 27 39 0 17-4 26-13 71z">
            <text:p/>
          </draw:path>
        </draw:g>
        <draw:g xml:id="id22" draw:id="id22">
          <svg:title>TexMaths</svg:title>
          <svg:desc>22§display§n^{th}§svg§600§FALSE§</svg:desc>
          <draw:polygon draw:style-name="gr2" draw:text-style-name="P5" draw:layer="layout" svg:width="0.956cm" svg:height="0.628cm" svg:x="12.292cm" svg:y="12.536cm" svg:viewBox="0 0 957 629" draw:points="479,629 0,629 0,0 957,0 957,629">
            <text:p/>
          </draw:polygon>
          <draw:path draw:style-name="gr3" draw:text-style-name="P6" draw:layer="layout" svg:width="0.42cm" svg:height="0.351cm" svg:x="12.276cm" svg:y="12.851cm" svg:viewBox="0 0 421 352" svg:d="M46 298c-2 12-7 29-7 33 0 14 10 21 23 21 8 0 22-7 28-21 2-2 10-39 16-58l15-71c6-15 11-33 15-51 3-14 8-37 10-38 11-25 51-95 125-95 35 0 42 28 42 54 0 48-37 148-49 180-7 19-9 28-9 37 0 37 28 63 64 63 73 0 102-113 102-120s-7-7-9-7c-9 0-9 2-12 14-16 53-41 96-80 96-12 0-17-8-17-25 0-20 7-39 14-56 14-41 46-127 46-171 0-51-32-83-88-83-71 0-110 49-122 67-3-42-35-67-72-67-35 0-49 30-58 44-12 26-23 72-23 76 0 7 7 7 9 7 9 0 9 0 14-18 12-54 28-91 56-91 16 0 25 8 25 35 0 16-4 24-12 65z">
            <text:p/>
          </draw:path>
          <draw:path draw:style-name="gr3" draw:text-style-name="P6" draw:layer="layout" svg:width="0.184cm" svg:height="0.344cm" svg:x="12.741cm" svg:y="12.534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6" draw:layer="layout" svg:width="0.296cm" svg:height="0.383cm" svg:x="12.991cm" svg:y="12.497cm" svg:viewBox="0 0 297 384" svg:d="M130 16c0 0 2-7 2-9s-2-7-9-7c-10 0-56 4-70 5-4 0-11 2-11 13 0 8 7 8 14 8 25 0 25 4 25 7 0 4 0 7-2 13l-75 308c-4 9-4 10-4 12 0 7 7 18 19 18 6 0 16-4 21-16 2-2 8-23 9-33l14-48c2-9 7-30 9-39 5-19 5-21 16-37 18-28 44-58 86-58 32 0 34 25 34 37 0 34-25 93-34 116-5 16-7 21-7 30 0 28 23 48 51 48 55 0 79-76 79-85 0-7-7-7-8-7-9 0-9 4-11 9-12 44-37 67-58 67-12 0-14-7-14-19 0-13 3-20 12-44 7-18 30-74 30-106 0-9 0-32-21-46-9-9-25-16-49-16-41 0-69 23-90 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10" draw:text-style-name="P13" draw:layer="layout" svg:width="26.8cm" svg:height="14.673cm" svg:x="0.6cm" svg:y="0.527cm" presentation:class="title" presentation:user-transformed="true">
          <draw:text-box>
            <text:p xml:id="id24" text:id="id24" text:style-name="P7"><text:span text:style-name="T36"><text:tab/></text:span><text:span text:style-name="T36"> <text:s text:c="9"/></text:span><text:span text:style-name="T37"><text:line-break/></text:span><text:span text:style-name="T38"><text:tab/></text:span><text:span text:style-name="T39">(ii) <text:s/>Let <text:s/></text:span><text:span text:style-name="T40"><text:tab/></text:span><text:span text:style-name="T40"><text:line-break/></text:span><text:span text:style-name="T41"> <text:s text:c="16"/></text:span><text:span text:style-name="T40"><text:line-break/></text:span><text:span text:style-name="T38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line-break/></text:span><text:span text:style-name="T40"><text:line-break/></text:span><text:span text:style-name="T42"> <text:s text:c="29"/></text:span><text:span text:style-name="T40"><text:line-break/></text:span><text:span text:style-name="T39"> <text:s/></text:span></text:p>
          </draw:text-box>
        </draw:frame>
        <draw:g xml:id="id31" draw:id="id31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542cm" svg:y="8.779cm" svg:viewBox="0 0 6272 607" draw:points="3136,607 0,607 0,0 6272,0 6272,607">
            <text:p/>
          </draw:polygon>
          <draw:path draw:style-name="gr3" draw:text-style-name="P6" draw:layer="layout" svg:width="0.662cm" svg:height="0.673cm" svg:x="3.526cm" svg:y="8.752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276cm" svg:y="8.76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43cm" svg:y="8.7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177cm" svg:y="9.319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31cm" svg:y="8.9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617cm" svg:y="9.319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4cm" svg:y="8.9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636cm" svg:y="9.319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6cm" svg:y="8.80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93cm" svg:y="9.319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137cm" svg:y="8.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757cm" svg:y="9.319cm" svg:viewBox="0 0 108 108" svg:d="M108 54c0-29-25-54-54-54s-54 25-54 54 25 54 54 54 54-25 54-54z">
            <text:p/>
          </draw:path>
        </draw:g>
        <draw:g xml:id="id32" draw:id="id32">
          <svg:title>TexMaths</svg:title>
          <svg:desc>28§display§\frac{d}{dx}\left( \frac{dy}{dx} \right) = \frac{d}{dx}[e^x(x^2 + 2x)] §svg§600§FALSE§</svg:desc>
          <draw:polygon draw:style-name="gr2" draw:text-style-name="P5" draw:layer="layout" svg:width="12.052cm" svg:height="2.263cm" svg:x="3.274cm" svg:y="9.98cm" svg:viewBox="0 0 12053 2264" draw:points="6026,2264 0,2264 0,0 12053,0 12053,2264">
            <text:p/>
          </draw:polygon>
          <draw:path draw:style-name="gr3" draw:text-style-name="P6" draw:layer="layout" svg:width="0.469cm" svg:height="0.696cm" svg:x="3.545cm" svg:y="10.0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3.225cm" svg:y="11.091cm" svg:viewBox="0 0 1077 43" draw:points="538,43 0,43 0,0 1077,0 1077,43">
            <text:p/>
          </draw:polygon>
          <draw:path draw:style-name="gr3" draw:text-style-name="P6" draw:layer="layout" svg:width="0.469cm" svg:height="0.696cm" svg:x="3.265cm" svg:y="11.3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765cm" svg:y="11.5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485cm" svg:height="2.362cm" svg:x="4.786cm" svg:y="9.93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6" draw:layer="layout" svg:width="0.469cm" svg:height="0.696cm" svg:x="5.485cm" svg:y="10.0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3" draw:text-style-name="P6" draw:layer="layout" svg:width="0.454cm" svg:height="0.637cm" svg:x="5.987cm" svg:y="10.25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olygon draw:style-name="gr3" draw:text-style-name="P6" draw:layer="layout" svg:width="1.076cm" svg:height="0.042cm" svg:x="5.425cm" svg:y="11.091cm" svg:viewBox="0 0 1077 43" draw:points="538,43 0,43 0,0 1077,0 1077,43">
            <text:p/>
          </draw:polygon>
          <draw:path draw:style-name="gr3" draw:text-style-name="P6" draw:layer="layout" svg:width="0.469cm" svg:height="0.696cm" svg:x="5.463cm" svg:y="11.3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5.965cm" svg:y="11.59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485cm" svg:height="2.362cm" svg:x="6.652cm" svg:y="9.93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6" draw:layer="layout" svg:width="0.655cm" svg:height="0.232cm" svg:x="7.669cm" svg:y="10.9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9.092cm" svg:y="10.0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8.771cm" svg:y="11.091cm" svg:viewBox="0 0 1077 43" draw:points="538,43 0,43 0,0 1077,0 1077,43">
            <text:p/>
          </draw:polygon>
          <draw:path draw:style-name="gr3" draw:text-style-name="P6" draw:layer="layout" svg:width="0.469cm" svg:height="0.696cm" svg:x="8.812cm" svg:y="11.3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9.313cm" svg:y="11.5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6" draw:layer="layout" svg:width="0.136cm" svg:height="0.985cm" svg:x="10.079cm" svg:y="10.621cm" svg:viewBox="0 0 137 986" draw:points="137,986 137,947 40,947 40,40 137,40 137,0 0,0 0,986">
            <text:p/>
          </draw:polygon>
          <draw:path draw:style-name="gr3" draw:text-style-name="P6" draw:layer="layout" svg:width="0.38cm" svg:height="0.447cm" svg:x="10.283cm" svg:y="10.92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6" draw:layer="layout" svg:width="0.371cm" svg:height="0.313cm" svg:x="10.729cm" svg:y="10.648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3cm" svg:height="0.985cm" svg:x="11.289cm" svg:y="10.62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492cm" svg:height="0.447cm" svg:x="11.603cm" svg:y="10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306cm" svg:height="0.458cm" svg:x="12.181cm" svg:y="10.4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2.853cm" svg:y="10.78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393cm" svg:height="0.658cm" svg:x="13.829cm" svg:y="10.70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6" draw:layer="layout" svg:width="0.492cm" svg:height="0.447cm" svg:x="14.302cm" svg:y="10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5cm" svg:x="14.891cm" svg:y="10.62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6" draw:layer="layout" svg:width="0.136cm" svg:height="0.985cm" svg:x="15.24cm" svg:y="10.621cm" svg:viewBox="0 0 137 986" draw:points="137,0 0,0 0,40 96,40 96,947 0,947 0,986 137,986">
            <text:p/>
          </draw:polygon>
        </draw:g>
        <draw:g xml:id="id25" draw:id="id25">
          <svg:title>TexMaths</svg:title>
          <svg:desc>28§display§y = x^2 e^x§svg§600§FALSE§</svg:desc>
          <draw:polygon draw:style-name="gr2" draw:text-style-name="P5" draw:layer="layout" svg:width="3.598cm" svg:height="0.97cm" svg:x="5.549cm" svg:y="1.078cm" svg:viewBox="0 0 3599 971" draw:points="1799,971 0,971 0,0 3599,0 3599,971">
            <text:p/>
          </draw:polygon>
          <draw:path draw:style-name="gr3" draw:text-style-name="P6" draw:layer="layout" svg:width="0.456cm" svg:height="0.638cm" svg:x="5.529cm" svg:y="1.457cm" svg:viewBox="0 0 457 639" svg:d="M453 61c4-14 4-16 4-23 0-18-16-27-29-27-11 0-27 5-36 20-2 5-9 36-13 54-7 25-14 52-20 79l-45 179c-3 13-45 83-110 83-52 0-63-43-63-81 0-45 18-105 52-193 15-40 18-51 18-71 0-45-32-81-81-81-94 0-130 143-130 152s9 9 11 9c11 0 11-2 16-18 27-91 67-121 101-121 6 0 24 0 24 32 0 24-9 49-18 69-38 103-56 162-56 207 0 87 63 118 121 118 39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6" draw:layer="layout" svg:width="0.656cm" svg:height="0.232cm" svg:x="6.347cm" svg:y="1.531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6" draw:layer="layout" svg:width="0.492cm" svg:height="0.447cm" svg:x="7.36cm" svg:y="1.45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7-101 130-132 130-38 0-54-31-54-65 0-23 7-43 18-88z">
            <text:p/>
          </draw:path>
          <draw:path draw:style-name="gr3" draw:text-style-name="P6" draw:layer="layout" svg:width="0.306cm" svg:height="0.459cm" svg:x="7.935cm" svg:y="1.029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38cm" svg:height="0.447cm" svg:x="8.379cm" svg:y="1.45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  <draw:path draw:style-name="gr3" draw:text-style-name="P6" draw:layer="layout" svg:width="0.371cm" svg:height="0.313cm" svg:x="8.825cm" svg:y="1.184cm" svg:viewBox="0 0 372 314" svg:d="M139 233c-7 23-29 61-65 61-2 0-22 0-38-9 29-9 31-34 31-38 0-16-11-27-27-27-20 0-40 18-40 42 0 36 38 52 72 52 33 0 60-20 78-49 18 35 56 49 83 49 81 0 121-88 121-108 0-9-9-9-11-9-9 0-9 5-11 14-16 47-59 83-97 83-27 0-42-18-42-45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</draw:g>
        <draw:g xml:id="id26" draw:id="id26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543cm" svg:y="2.58cm" svg:viewBox="0 0 6272 607" draw:points="3136,607 0,607 0,0 6272,0 6272,607">
            <text:p/>
          </draw:polygon>
          <draw:path draw:style-name="gr3" draw:text-style-name="P6" draw:layer="layout" svg:width="0.662cm" svg:height="0.673cm" svg:x="3.527cm" svg:y="2.5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277cm" svg:y="2.5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44cm" svg:y="2.5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178cm" svg:y="3.1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32cm" svg:y="2.7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618cm" svg:y="3.1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5cm" svg:y="2.7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637cm" svg:y="3.1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7cm" svg:y="2.6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94cm" svg:y="3.1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138cm" svg:y="2.7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758cm" svg:y="3.12cm" svg:viewBox="0 0 108 108" svg:d="M108 54c0-29-25-54-54-54s-54 25-54 54 25 54 54 54 54-25 54-54z">
            <text:p/>
          </draw:path>
        </draw:g>
        <draw:g xml:id="id27" draw:id="id27">
          <svg:title>TexMaths</svg:title>
          <svg:desc>28§display§\frac{dy}{dx} = \frac{d}{dx}( x^2e^x) =§svg§600§FALSE§</svg:desc>
          <draw:polygon draw:style-name="gr2" draw:text-style-name="P5" draw:layer="layout" svg:width="7.424cm" svg:height="1.936cm" svg:x="3.482cm" svg:y="3.778cm" svg:viewBox="0 0 7425 1937" draw:points="3712,1937 0,1937 0,0 7425,0 7425,1937">
            <text:p/>
          </draw:polygon>
          <draw:path draw:style-name="gr3" draw:text-style-name="P6" draw:layer="layout" svg:width="0.469cm" svg:height="0.696cm" svg:x="3.496cm" svg:y="3.72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95cm" svg:y="3.97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3.433cm" svg:y="4.811cm" svg:viewBox="0 0 1077 43" draw:points="538,43 0,43 0,0 1077,0 1077,43">
            <text:p/>
          </draw:polygon>
          <draw:path draw:style-name="gr3" draw:text-style-name="P6" draw:layer="layout" svg:width="0.469cm" svg:height="0.696cm" svg:x="3.473cm" svg:y="5.0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73cm" svg:y="5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954cm" svg:y="4.7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376cm" svg:y="3.72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6.056cm" svg:y="4.811cm" svg:viewBox="0 0 1077 43" draw:points="538,43 0,43 0,0 1077,0 1077,43">
            <text:p/>
          </draw:polygon>
          <draw:path draw:style-name="gr3" draw:text-style-name="P6" draw:layer="layout" svg:width="0.469cm" svg:height="0.696cm" svg:x="6.096cm" svg:y="5.0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596cm" svg:y="5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7.346cm" svg:y="4.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7.66cm" svg:y="4.6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8.238cm" svg:y="4.2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8cm" svg:height="0.447cm" svg:x="8.681cm" svg:y="4.6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6" draw:layer="layout" svg:width="0.371cm" svg:height="0.313cm" svg:x="9.127cm" svg:y="4.367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3cm" svg:height="0.984cm" svg:x="9.644cm" svg:y="4.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0.301cm" svg:y="4.717cm" svg:viewBox="0 0 656 233" svg:d="M623 40c15 0 33 0 33-20s-18-20-31-20h-591c-16 0-34 0-34 20s18 20 34 20zM625 233c13 0 31 0 31-20s-18-20-33-20h-589c-16 0-34 0-34 20s18 20 34 20z">
            <text:p/>
          </draw:path>
        </draw:g>
        <draw:g xml:id="id28" draw:id="id28">
          <svg:title>TexMaths</svg:title>
          <svg:desc>28§display§x^2 \frac{d}{dx}(e^x) + e^x \frac{d}{dx}(x^2)§svg§600§FALSE§</svg:desc>
          <draw:polygon draw:style-name="gr2" draw:text-style-name="P5" draw:layer="layout" svg:width="9.075cm" svg:height="1.936cm" svg:x="11.655cm" svg:y="3.778cm" svg:viewBox="0 0 9076 1937" draw:points="4538,1937 0,1937 0,0 9076,0 9076,1937">
            <text:p/>
          </draw:polygon>
          <draw:path draw:style-name="gr3" draw:text-style-name="P6" draw:layer="layout" svg:width="0.492cm" svg:height="0.447cm" svg:x="11.635cm" svg:y="4.64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2.211cm" svg:y="4.2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13.048cm" svg:y="3.72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12.728cm" svg:y="4.811cm" svg:viewBox="0 0 1077 43" draw:points="538,43 0,43 0,0 1077,0 1077,43">
            <text:p/>
          </draw:polygon>
          <draw:path draw:style-name="gr3" draw:text-style-name="P6" draw:layer="layout" svg:width="0.469cm" svg:height="0.696cm" svg:x="12.766cm" svg:y="5.0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3.268cm" svg:y="5.31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14.018cm" svg:y="4.3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8cm" svg:height="0.447cm" svg:x="14.347cm" svg:y="4.6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3" draw:text-style-name="P6" draw:layer="layout" svg:width="0.371cm" svg:height="0.313cm" svg:x="14.795cm" svg:y="4.367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23cm" svg:height="0.984cm" svg:x="15.313cm" svg:y="4.3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655cm" svg:height="0.657cm" svg:x="15.913cm" svg:y="4.50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8cm" svg:height="0.447cm" svg:x="16.887cm" svg:y="4.6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6" draw:layer="layout" svg:width="0.371cm" svg:height="0.313cm" svg:x="17.333cm" svg:y="4.36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469cm" svg:height="0.696cm" svg:x="18.233cm" svg:y="3.72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76cm" svg:height="0.042cm" svg:x="17.913cm" svg:y="4.811cm" svg:viewBox="0 0 1077 43" draw:points="538,43 0,43 0,0 1077,0 1077,43">
            <text:p/>
          </draw:polygon>
          <draw:path draw:style-name="gr3" draw:text-style-name="P6" draw:layer="layout" svg:width="0.469cm" svg:height="0.696cm" svg:x="17.953cm" svg:y="5.0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18.455cm" svg:y="5.317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4cm" svg:x="19.203cm" svg:y="4.3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492cm" svg:height="0.447cm" svg:x="19.517cm" svg:y="4.64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20.095cm" svg:y="4.2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20.549cm" svg:y="4.3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9" draw:id="id29">
          <svg:title>TexMaths</svg:title>
          <svg:desc>28§display§\frac{dy}{dx} = x^2 e^x + e^x (2x) =§svg§600§FALSE§</svg:desc>
          <draw:polygon draw:style-name="gr2" draw:text-style-name="P5" draw:layer="layout" svg:width="9.325cm" svg:height="1.936cm" svg:x="3.484cm" svg:y="6.278cm" svg:viewBox="0 0 9326 1937" draw:points="4662,1937 0,1937 0,0 9326,0 9326,1937">
            <text:p/>
          </draw:polygon>
          <draw:path draw:style-name="gr3" draw:text-style-name="P6" draw:layer="layout" svg:width="0.469cm" svg:height="0.696cm" svg:x="3.498cm" svg:y="6.22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97cm" svg:y="6.47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3.435cm" svg:y="7.311cm" svg:viewBox="0 0 1078 43" draw:points="538,43 0,43 0,0 1078,0 1078,43">
            <text:p/>
          </draw:polygon>
          <draw:path draw:style-name="gr3" draw:text-style-name="P6" draw:layer="layout" svg:width="0.469cm" svg:height="0.696cm" svg:x="3.475cm" svg:y="7.5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75cm" svg:y="7.817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60-128 160-152 0-9-9-9-12-9-9 0-11 2-13 9-32 107-101 130-132 130-38 0-54-32-54-65 0-23 7-43 18-88z">
            <text:p/>
          </draw:path>
          <draw:path draw:style-name="gr3" draw:text-style-name="P6" draw:layer="layout" svg:width="0.655cm" svg:height="0.232cm" svg:x="4.956cm" svg:y="7.2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5.969cm" svg:y="7.143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7-128 157-152 0-9-9-9-12-9-9 0-11 2-13 9-32 107-101 130-132 130-38 0-54-32-54-65 0-23 7-43 18-88z">
            <text:p/>
          </draw:path>
          <draw:path draw:style-name="gr3" draw:text-style-name="P6" draw:layer="layout" svg:width="0.306cm" svg:height="0.458cm" svg:x="6.547cm" svg:y="6.7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8cm" svg:height="0.447cm" svg:x="6.99cm" svg:y="7.1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6" draw:layer="layout" svg:width="0.371cm" svg:height="0.313cm" svg:x="7.436cm" svg:y="6.867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655cm" svg:height="0.657cm" svg:x="8.171cm" svg:y="7.00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8cm" svg:height="0.447cm" svg:x="9.146cm" svg:y="7.1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6" draw:layer="layout" svg:width="0.371cm" svg:height="0.313cm" svg:x="9.591cm" svg:y="6.867cm" svg:viewBox="0 0 372 314" svg:d="M139 233c-7 22-29 60-65 60-2 0-22 0-38-9 29-9 31-33 31-38 0-15-11-27-27-27-20 0-40 18-40 43 0 36 38 52 74 52 31 0 58-21 76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23cm" svg:height="0.984cm" svg:x="10.151cm" svg:y="6.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93cm" svg:height="0.657cm" svg:x="10.488cm" svg:y="6.923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6" draw:layer="layout" svg:width="0.492cm" svg:height="0.447cm" svg:x="10.958cm" svg:y="7.143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7-128 157-152 0-9-9-9-12-9-9 0-11 2-13 9-32 107-101 130-132 130-38 0-54-32-54-65 0-23 7-43 18-88z">
            <text:p/>
          </draw:path>
          <draw:path draw:style-name="gr3" draw:text-style-name="P6" draw:layer="layout" svg:width="0.23cm" svg:height="0.984cm" svg:x="11.547cm" svg:y="6.84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6" draw:layer="layout" svg:width="0.655cm" svg:height="0.232cm" svg:x="12.204cm" svg:y="7.217cm" svg:viewBox="0 0 656 233" svg:d="M623 40c15 0 33 0 33-20s-18-20-31-20h-591c-16 0-34 0-34 20s18 20 34 20zM625 233c13 0 31 0 31-20s-18-20-33-20h-589c-16 0-34 0-34 20s18 20 34 20z">
            <text:p/>
          </draw:path>
        </draw:g>
        <draw:g xml:id="id30" draw:id="id30">
          <svg:title>TexMaths</svg:title>
          <svg:desc>28§display§e^x(x^2 + 2x)§svg§600§FALSE§</svg:desc>
          <draw:polygon draw:style-name="gr2" draw:text-style-name="P5" draw:layer="layout" svg:width="4.783cm" svg:height="1.012cm" svg:x="13.439cm" svg:y="6.778cm" svg:viewBox="0 0 4784 1013" draw:points="2392,1013 0,1013 0,0 4784,0 4784,1013">
            <text:p/>
          </draw:polygon>
          <draw:path draw:style-name="gr3" draw:text-style-name="P6" draw:layer="layout" svg:width="0.38cm" svg:height="0.447cm" svg:x="13.435cm" svg:y="7.157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6" draw:layer="layout" svg:width="0.371cm" svg:height="0.313cm" svg:x="13.881cm" svg:y="6.884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1-83 97-83 22 0 40 11 40 45 0 13-9 49-13 72z">
            <text:p/>
          </draw:path>
          <draw:path draw:style-name="gr3" draw:text-style-name="P6" draw:layer="layout" svg:width="0.23cm" svg:height="0.985cm" svg:x="14.441cm" svg:y="6.85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492cm" svg:height="0.447cm" svg:x="14.754cm" svg:y="7.1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06cm" svg:height="0.459cm" svg:x="15.332cm" svg:y="6.72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16.004cm" svg:y="7.01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93cm" svg:height="0.658cm" svg:x="16.983cm" svg:y="6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6" draw:layer="layout" svg:width="0.492cm" svg:height="0.447cm" svg:x="17.453cm" svg:y="7.1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6" draw:layer="layout" svg:width="0.23cm" svg:height="0.985cm" svg:x="18.042cm" svg:y="6.85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33" draw:id="id33">
          <svg:title>TexMaths</svg:title>
          <svg:desc>28§display§\frac{d^2 y}{dx^2} = e^x \frac{d}{dx}( x^2 + 2x ) + ( x^2 + 2x )\frac{d}{dx}( e^x )§svg§600§FALSE§</svg:desc>
          <draw:polygon draw:style-name="gr2" draw:text-style-name="P5" draw:layer="layout" svg:width="17.299cm" svg:height="2.067cm" svg:x="3.274cm" svg:y="12.681cm" svg:viewBox="0 0 17300 2068" draw:points="8650,2068 0,2068 0,0 17300,0 17300,2068">
            <text:p/>
          </draw:polygon>
          <draw:path draw:style-name="gr3" draw:text-style-name="P6" draw:layer="layout" svg:width="0.469cm" svg:height="0.695cm" svg:x="3.288cm" svg:y="12.764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306cm" svg:height="0.458cm" svg:x="3.803cm" svg:y="12.632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4.228cm" svg:y="13.01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1-27-36-36-36-22 0-56 16-56 65s45 85 105 85c103 0 204-90 231-201z">
            <text:p/>
          </draw:path>
          <draw:polygon draw:style-name="gr3" draw:text-style-name="P6" draw:layer="layout" svg:width="1.518cm" svg:height="0.042cm" svg:x="3.225cm" svg:y="13.845cm" svg:viewBox="0 0 1519 43" draw:points="759,43 0,43 0,0 1519,0 1519,43">
            <text:p/>
          </draw:polygon>
          <draw:path draw:style-name="gr3" draw:text-style-name="P6" draw:layer="layout" svg:width="0.469cm" svg:height="0.695cm" svg:x="3.265cm" svg:y="14.103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492cm" svg:height="0.447cm" svg:x="3.765cm" svg:y="14.35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6" draw:layer="layout" svg:width="0.306cm" svg:height="0.458cm" svg:x="4.343cm" svg:y="14.04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5.187cm" svg:y="13.7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8cm" svg:height="0.447cm" svg:x="6.217cm" svg:y="13.67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29 71 63 0 101-156 101-197 101z">
            <text:p/>
          </draw:path>
          <draw:path draw:style-name="gr3" draw:text-style-name="P6" draw:layer="layout" svg:width="0.371cm" svg:height="0.312cm" svg:x="6.663cm" svg:y="13.402cm" svg:viewBox="0 0 372 313" svg:d="M139 233c-7 22-29 60-65 60-2 0-22 0-38-9 29-9 31-33 31-38 0-15-11-27-27-27-20 0-40 18-40 43 0 36 38 51 72 51 33 0 60-20 78-49 18 36 56 49 83 49 81 0 121-87 121-107 0-9-9-9-11-9-9 0-9 4-12 13-15 47-56 83-96 83-27 0-42-18-42-45 0-17 18-80 35-158 16-54 47-70 70-70 0 0 22 0 36 9-20 7-29 25-29 38 0 16 11 27 26 27 16 0 41-13 41-43 0-40-45-51-74-51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469cm" svg:height="0.695cm" svg:x="7.564cm" svg:y="12.764cm" svg:viewBox="0 0 470 696" svg:d="M470 11c0-2 0-11-13-11-14 0-108 9-126 11-6 0-13 5-13 18 0 14 9 14 25 14 47 0 49 6 49 15l-2 20-61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olygon draw:style-name="gr3" draw:text-style-name="P6" draw:layer="layout" svg:width="1.076cm" svg:height="0.042cm" svg:x="7.243cm" svg:y="13.845cm" svg:viewBox="0 0 1077 43" draw:points="538,43 0,43 0,0 1077,0 1077,43">
            <text:p/>
          </draw:polygon>
          <draw:path draw:style-name="gr3" draw:text-style-name="P6" draw:layer="layout" svg:width="0.469cm" svg:height="0.695cm" svg:x="7.281cm" svg:y="14.103cm" svg:viewBox="0 0 470 696" svg:d="M470 11c0-2 0-11-13-11-14 0-108 9-126 11-6 0-13 5-13 18 0 14 9 14 25 14 47 0 49 6 49 15l-2 20-61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492cm" svg:height="0.447cm" svg:x="7.783cm" svg:y="14.35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23cm" svg:height="0.984cm" svg:x="8.533cm" svg:y="13.373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6" draw:layer="layout" svg:width="0.492cm" svg:height="0.447cm" svg:x="8.847cm" svg:y="13.6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6" draw:layer="layout" svg:width="0.306cm" svg:height="0.458cm" svg:x="9.425cm" svg:y="13.24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657cm" svg:x="10.095cm" svg:y="13.5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93cm" svg:height="0.657cm" svg:x="11.073cm" svg:y="13.4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6" draw:layer="layout" svg:width="0.492cm" svg:height="0.447cm" svg:x="11.546cm" svg:y="13.6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23cm" svg:height="0.984cm" svg:x="12.135cm" svg:y="13.373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6" draw:layer="layout" svg:width="0.655cm" svg:height="0.657cm" svg:x="12.735cm" svg:y="13.5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23cm" svg:height="0.984cm" svg:x="13.761cm" svg:y="13.373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6" draw:layer="layout" svg:width="0.492cm" svg:height="0.447cm" svg:x="14.075cm" svg:y="13.6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06cm" svg:height="0.458cm" svg:x="14.653cm" svg:y="13.24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657cm" svg:x="15.325cm" svg:y="13.5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93cm" svg:height="0.657cm" svg:x="16.303cm" svg:y="13.4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6" draw:layer="layout" svg:width="0.492cm" svg:height="0.447cm" svg:x="16.774cm" svg:y="13.6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6" draw:layer="layout" svg:width="0.23cm" svg:height="0.984cm" svg:x="17.365cm" svg:y="13.373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6" draw:layer="layout" svg:width="0.469cm" svg:height="0.695cm" svg:x="18.129cm" svg:y="12.764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2 0 78 80 78 87 0 5-2 11-4 16z">
            <text:p/>
          </draw:path>
          <draw:polygon draw:style-name="gr3" draw:text-style-name="P6" draw:layer="layout" svg:width="1.076cm" svg:height="0.042cm" svg:x="17.809cm" svg:y="13.845cm" svg:viewBox="0 0 1077 43" draw:points="538,43 0,43 0,0 1077,0 1077,43">
            <text:p/>
          </draw:polygon>
          <draw:path draw:style-name="gr3" draw:text-style-name="P6" draw:layer="layout" svg:width="0.469cm" svg:height="0.695cm" svg:x="17.849cm" svg:y="14.103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2 0 78 80 78 87 0 5-2 11-4 16z">
            <text:p/>
          </draw:path>
          <draw:path draw:style-name="gr3" draw:text-style-name="P6" draw:layer="layout" svg:width="0.492cm" svg:height="0.447cm" svg:x="18.348cm" svg:y="14.35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6" draw:layer="layout" svg:width="0.23cm" svg:height="0.984cm" svg:x="19.099cm" svg:y="13.373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6" draw:layer="layout" svg:width="0.38cm" svg:height="0.447cm" svg:x="19.43cm" svg:y="13.67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29 71 63 0 101-156 101-197 101z">
            <text:p/>
          </draw:path>
          <draw:path draw:style-name="gr3" draw:text-style-name="P6" draw:layer="layout" svg:width="0.371cm" svg:height="0.312cm" svg:x="19.876cm" svg:y="13.402cm" svg:viewBox="0 0 372 313" svg:d="M139 233c-7 22-29 60-65 60-2 0-22 0-38-9 29-9 31-33 31-38 0-15-11-27-27-27-20 0-40 18-40 43 0 36 38 51 72 51 33 0 60-20 78-49 18 36 56 49 83 49 81 0 121-87 121-107 0-9-9-9-11-9-9 0-9 4-12 13-15 47-56 83-96 83-27 0-42-18-42-45 0-17 18-80 35-158 16-54 47-70 70-70 0 0 22 0 36 9-20 7-29 25-29 38 0 16 11 27 26 27 16 0 41-13 41-43 0-40-45-51-74-51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23cm" svg:height="0.984cm" svg:x="20.393cm" svg:y="13.373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1" draw:text-style-name="P14" draw:layer="layout" svg:width="26.4cm" svg:height="14.4cm" svg:x="0.8cm" svg:y="0.6cm" presentation:class="subtitle" presentation:user-transformed="true">
          <draw:text-box>
            <text:p text:style-name="P7"><text:span text:style-name="T43"><text:tab/></text:span><text:span text:style-name="T43"><text:tab/></text:span></text:p>
            <text:p text:style-name="P7"><text:span text:style-name="T15"/></text:p>
            <text:p text:style-name="P7"><text:span text:style-name="T44"><text:s text:c="19"/></text:span></text:p>
            <text:p text:style-name="P7"><text:span text:style-name="T44"/></text:p>
            <text:p text:style-name="P7"><text:span text:style-name="T15"><text:tab/></text:span><text:span text:style-name="T15"><text:tab/></text:span></text:p>
            <text:p xml:id="id36" text:id="id36" text:style-name="P7"><text:span text:style-name="T15"><text:tab/></text:span><text:span text:style-name="T15">(iii) Let <text:s text:c="2"/></text:span></text:p>
            <text:p text:style-name="P7"><text:span text:style-name="T15"><text:tab/></text:span><text:span text:style-name="T15"><text:tab/></text:span></text:p>
            <text:p text:style-name="P7"><text:span text:style-name="T15"><text:tab/></text:span><text:span text:style-name="T15"><text:tab/></text:span></text:p>
            <text:p text:style-name="P7"><text:span text:style-name="T15"><text:tab/></text:span><text:span text:style-name="T15"><text:tab/></text:span></text:p>
            <text:p text:style-name="P7"><text:span text:style-name="T15"><text:s text:c="5"/></text:span></text:p>
            <text:p text:style-name="P7"><text:span text:style-name="T15"><text:s text:c="4"/></text:span></text:p>
            <text:p text:style-name="P7"><text:span text:style-name="T15"><text:s text:c="14"/></text:span></text:p>
          </draw:text-box>
        </draw:frame>
        <draw:g xml:id="id38" draw:id="id38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3.741cm" svg:y="6.578cm" svg:viewBox="0 0 5824 564" draw:points="2912,564 0,564 0,0 5824,0 5824,564">
            <text:p/>
          </draw:polygon>
          <draw:path draw:style-name="gr3" draw:text-style-name="P6" draw:layer="layout" svg:width="0.615cm" svg:height="0.626cm" svg:x="3.726cm" svg:y="6.553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4.423cm" svg:y="6.5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67cm" svg:y="6.532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259cm" svg:y="7.08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866cm" svg:y="6.774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6.596cm" svg:y="7.08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104cm" svg:y="6.774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543cm" svg:y="7.08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8.044cm" svg:y="6.605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8.431cm" svg:y="7.08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936cm" svg:y="6.774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9.512cm" svg:y="7.08cm" svg:viewBox="0 0 100 100" svg:d="M100 50c0-27-23-50-50-50s-50 23-50 50 23 50 50 50 50-23 50-50z">
            <text:p/>
          </draw:path>
        </draw:g>
        <draw:g xml:id="id34" draw:id="id34">
          <svg:title>TexMaths</svg:title>
          <svg:desc>26§display§\frac{d^2y}{dx^2} = e^x ( 2x + 2 ) + ( x^2 + 2x )( e^x )§svg§600§FALSE§</svg:desc>
          <draw:polygon draw:style-name="gr2" draw:text-style-name="P5" draw:layer="layout" svg:width="13.154cm" svg:height="1.92cm" svg:x="3.774cm" svg:y="0.68cm" svg:viewBox="0 0 13155 1921" draw:points="6579,1921 0,1921 0,0 13155,0 13155,1921">
            <text:p/>
          </draw:polygon>
          <draw:path draw:style-name="gr3" draw:text-style-name="P6" draw:layer="layout" svg:width="0.436cm" svg:height="0.645cm" svg:x="3.786cm" svg:y="0.757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4.265cm" svg:y="0.634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66cm" svg:y="0.985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728cm" svg:y="1.761cm" svg:viewBox="0 0 1410 39" draw:points="705,39 0,39 0,0 1410,0 1410,39">
            <text:p/>
          </draw:polygon>
          <draw:path draw:style-name="gr3" draw:text-style-name="P6" draw:layer="layout" svg:width="0.436cm" svg:height="0.645cm" svg:x="3.765cm" svg:y="2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4.229cm" svg:y="2.23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4.766cm" svg:y="1.94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55cm" svg:y="1.67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53cm" svg:height="0.415cm" svg:x="6.507cm" svg:y="1.605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344cm" svg:height="0.29cm" svg:x="6.921cm" svg:y="1.349cm" svg:viewBox="0 0 345 291" svg:d="M129 216c-6 21-27 56-60 56-2 0-21 0-36-8 27-8 29-31 29-35 0-15-10-25-25-25-18 0-37 16-37 39 0 33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7.441cm" svg:y="1.322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65cm" svg:height="0.61cm" svg:x="7.751cm" svg:y="1.399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457cm" svg:height="0.415cm" svg:x="8.187cm" svg:y="1.6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8.938cm" svg:y="1.4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9.847cm" svg:y="1.399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21 81-6 8-66 8-85 8z">
            <text:p/>
          </draw:path>
          <draw:path draw:style-name="gr3" draw:text-style-name="P6" draw:layer="layout" svg:width="0.213cm" svg:height="0.914cm" svg:x="10.309cm" svg:y="1.322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608cm" svg:height="0.61cm" svg:x="10.866cm" svg:y="1.4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213cm" svg:height="0.914cm" svg:x="11.821cm" svg:y="1.322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457cm" svg:height="0.415cm" svg:x="12.112cm" svg:y="1.6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12.647cm" svg:y="1.20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61cm" svg:x="13.271cm" svg:y="1.4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4.18cm" svg:y="1.399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457cm" svg:height="0.415cm" svg:x="14.616cm" svg:y="1.6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100 71 93 0 145-119 145-142 0-8-8-8-10-8-8 0-10 2-12 8-30 100-94 121-123 121-35 0-50-29-50-60 0-21 6-40 17-81z">
            <text:p/>
          </draw:path>
          <draw:path draw:style-name="gr3" draw:text-style-name="P6" draw:layer="layout" svg:width="0.213cm" svg:height="0.914cm" svg:x="15.165cm" svg:y="1.322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213cm" svg:height="0.914cm" svg:x="15.559cm" svg:y="1.322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53cm" svg:height="0.415cm" svg:x="15.866cm" svg:y="1.605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344cm" svg:height="0.29cm" svg:x="16.28cm" svg:y="1.349cm" svg:viewBox="0 0 345 291" svg:d="M129 216c-6 21-27 56-60 56-2 0-21 0-36-8 27-8 29-31 29-35 0-15-10-25-25-25-18 0-37 16-37 39 0 33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213cm" svg:height="0.914cm" svg:x="16.761cm" svg:y="1.322cm" svg:viewBox="0 0 214 915" svg:d="M214 457c0-70-10-181-60-284-56-113-135-173-146-173-4 0-8 4-8 8s0 7 17 23c91 90 143 235 143 426 0 156-33 318-148 433-12 12-12 14-12 16 0 6 4 9 8 9 11 0 94-63 148-179 48-100 58-202 58-279z">
            <text:p/>
          </draw:path>
        </draw:g>
        <draw:g xml:id="id39" draw:id="id39">
          <svg:title>TexMaths</svg:title>
          <svg:desc>26§display§\frac{dy}{dx} = \frac{d}{dx}( e^{2x} \sin3x ) =§svg§600§FALSE§</svg:desc>
          <draw:polygon draw:style-name="gr2" draw:text-style-name="P5" draw:layer="layout" svg:width="8.731cm" svg:height="1.798cm" svg:x="3.772cm" svg:y="7.68cm" svg:viewBox="0 0 8732 1799" draw:points="4366,1799 0,1799 0,0 8732,0 8732,1799">
            <text:p/>
          </draw:polygon>
          <draw:path draw:style-name="gr3" draw:text-style-name="P6" draw:layer="layout" svg:width="0.436cm" svg:height="0.646cm" svg:x="3.784cm" svg:y="7.634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248cm" svg:y="7.86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3.726cm" svg:y="8.639cm" svg:viewBox="0 0 1001 40" draw:points="499,40 0,40 0,0 1001,0 1001,40">
            <text:p/>
          </draw:polygon>
          <draw:path draw:style-name="gr3" draw:text-style-name="P6" draw:layer="layout" svg:width="0.436cm" svg:height="0.646cm" svg:x="3.763cm" svg:y="8.88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227cm" svg:y="9.10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215cm" svg:x="5.138cm" svg:y="8.5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6.459cm" svg:y="7.634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6.162cm" svg:y="8.639cm" svg:viewBox="0 0 1001 40" draw:points="499,40 0,40 0,0 1001,0 1001,40">
            <text:p/>
          </draw:polygon>
          <draw:path draw:style-name="gr3" draw:text-style-name="P6" draw:layer="layout" svg:width="0.436cm" svg:height="0.646cm" svg:x="6.199cm" svg:y="8.88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663cm" svg:y="9.10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7.36cm" svg:y="8.2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7.666cm" svg:y="8.483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8.09cm" svg:y="8.08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8.446cm" svg:y="8.227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01cm" svg:height="0.421cm" svg:x="9.057cm" svg:y="8.47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9.417cm" svg:y="8.275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9.671cm" svg:y="8.483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10.339cm" svg:y="8.27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0.784cm" svg:y="8.4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1.333cm" svg:y="8.2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941cm" svg:y="8.551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5" draw:id="id35">
          <svg:title>TexMaths</svg:title>
          <svg:desc>26§display§\frac{d^2y}{dx^2} = ( x^2 + 4x + 2 ) e^x §svg§600§FALSE§</svg:desc>
          <draw:polygon draw:style-name="gr2" draw:text-style-name="P5" draw:layer="layout" svg:width="8.755cm" svg:height="1.92cm" svg:x="3.775cm" svg:y="3.08cm" svg:viewBox="0 0 8756 1921" draw:points="4378,1921 0,1921 0,0 8756,0 8756,1921">
            <text:p/>
          </draw:polygon>
          <draw:path draw:style-name="gr3" draw:text-style-name="P6" draw:layer="layout" svg:width="0.436cm" svg:height="0.645cm" svg:x="3.787cm" svg:y="3.157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4.266cm" svg:y="3.034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661cm" svg:y="3.385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729cm" svg:y="4.161cm" svg:viewBox="0 0 1410 39" draw:points="705,39 0,39 0,0 1410,0 1410,39">
            <text:p/>
          </draw:polygon>
          <draw:path draw:style-name="gr3" draw:text-style-name="P6" draw:layer="layout" svg:width="0.436cm" svg:height="0.645cm" svg:x="3.766cm" svg:y="4.4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4.23cm" svg:y="4.63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4.767cm" svg:y="4.34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551cm" svg:y="4.07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213cm" svg:height="0.914cm" svg:x="6.556cm" svg:y="3.722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457cm" svg:height="0.415cm" svg:x="6.847cm" svg:y="4.005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284cm" svg:height="0.425cm" svg:x="7.383cm" svg:y="3.60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61cm" svg:x="8.007cm" svg:y="3.8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407cm" svg:height="0.618cm" svg:x="8.895cm" svg:y="3.788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6" draw:layer="layout" svg:width="0.457cm" svg:height="0.415cm" svg:x="9.353cm" svg:y="4.0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10.102cm" svg:y="3.8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1.011cm" svg:y="3.79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6" draw:layer="layout" svg:width="0.213cm" svg:height="0.914cm" svg:x="11.475cm" svg:y="3.722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353cm" svg:height="0.415cm" svg:x="11.82cm" svg:y="4.005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9 27 69 58 0 94-148 94-185 94z">
            <text:p/>
          </draw:path>
          <draw:path draw:style-name="gr3" draw:text-style-name="P6" draw:layer="layout" svg:width="0.344cm" svg:height="0.29cm" svg:x="12.234cm" svg:y="3.749cm" svg:viewBox="0 0 345 291" svg:d="M129 216c-6 21-27 56-60 56-2 0-21 0-36-8 27-8 29-31 29-35 0-15-10-25-25-25-18 0-37 16-37 39 0 33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</draw:g>
        <draw:g xml:id="id37" draw:id="id37">
          <svg:title>TexMaths</svg:title>
          <svg:desc>28§display§y = e^{2x} \sin3x§svg§600§FALSE§</svg:desc>
          <draw:polygon draw:style-name="gr2" draw:text-style-name="P5" draw:layer="layout" svg:width="5.625cm" svg:height="0.97cm" svg:x="5.746cm" svg:y="5.081cm" svg:viewBox="0 0 5626 971" draw:points="2813,971 0,971 0,0 5626,0 5626,971">
            <text:p/>
          </draw:polygon>
          <draw:path draw:style-name="gr3" draw:text-style-name="P6" draw:layer="layout" svg:width="0.456cm" svg:height="0.638cm" svg:x="5.726cm" svg:y="5.4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655cm" svg:height="0.232cm" svg:x="6.543cm" svg:y="5.5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8cm" svg:height="0.447cm" svg:x="7.571cm" svg:y="5.46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1 30 71 63 0 101-156 101-197 101z">
            <text:p/>
          </draw:path>
          <draw:path draw:style-name="gr3" draw:text-style-name="P6" draw:layer="layout" svg:width="0.306cm" svg:height="0.459cm" svg:x="8.028cm" svg:y="5.032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371cm" svg:height="0.313cm" svg:x="8.409cm" svg:y="5.18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3" draw:text-style-name="P6" draw:layer="layout" svg:width="0.324cm" svg:height="0.454cm" svg:x="9.07cm" svg:y="5.456cm" svg:viewBox="0 0 325 455" svg:d="M172 251c23 5 103 20 103 92 0 49-33 90-112 90-82 0-118-56-136-142-2-11-5-15-14-15-13 0-13 6-13 24v130c0 18 0 25 11 25 5 0 7-2 25-20 2-2 2-5 20-23 43 41 87 43 107 43 115 0 162-67 162-139 0-51-32-81-43-94-33-31-71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6" draw:layer="layout" svg:width="0.212cm" svg:height="0.66cm" svg:x="9.457cm" svg:y="5.2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9.728cm" svg:y="5.4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6" draw:layer="layout" svg:width="0.409cm" svg:height="0.678cm" svg:x="10.449cm" svg:y="5.24cm" svg:viewBox="0 0 410 679" svg:d="M246 309c81-24 137-94 137-172 0-81-85-137-181-137-101 0-175 58-175 134 0 32 22 52 49 52 31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6" draw:layer="layout" svg:width="0.492cm" svg:height="0.447cm" svg:x="10.928cm" svg:y="5.46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9 0-54-31-54-65 0-23 7-43 18-88z">
            <text:p/>
          </draw:path>
        </draw:g>
        <draw:g xml:id="id40" draw:id="id40">
          <svg:title>TexMaths</svg:title>
          <svg:desc>26§display§e^{2x} \frac{d}{dx}( \sin 3x ) +  \sin 3x \frac{d}{dx}( e^{2x} )§svg§600§FALSE§</svg:desc>
          <draw:polygon draw:style-name="gr2" draw:text-style-name="P5" draw:layer="layout" svg:width="11.797cm" svg:height="1.798cm" svg:x="12.931cm" svg:y="7.681cm" svg:viewBox="0 0 11798 1799" draw:points="5899,1799 0,1799 0,0 11798,0 11798,1799">
            <text:p/>
          </draw:polygon>
          <draw:path draw:style-name="gr3" draw:text-style-name="P6" draw:layer="layout" svg:width="0.353cm" svg:height="0.415cm" svg:x="12.927cm" svg:y="8.48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284cm" svg:height="0.425cm" svg:x="13.351cm" svg:y="8.0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3.705cm" svg:y="8.228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6" draw:layer="layout" svg:width="0.436cm" svg:height="0.646cm" svg:x="14.543cm" svg:y="7.6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4.246cm" svg:y="8.64cm" svg:viewBox="0 0 1001 40" draw:points="499,40 0,40 0,0 1001,0 1001,40">
            <text:p/>
          </draw:polygon>
          <draw:path draw:style-name="gr3" draw:text-style-name="P6" draw:layer="layout" svg:width="0.436cm" svg:height="0.646cm" svg:x="14.281cm" svg:y="8.8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4.747cm" svg:y="9.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5.444cm" svg:y="8.2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15.737cm" svg:y="8.47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6.099cm" svg:y="8.2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6.351cm" svg:y="8.48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17.021cm" svg:y="8.2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7.466cm" svg:y="8.48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8.013cm" svg:y="8.2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8.57cm" svg:y="8.35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01cm" svg:height="0.421cm" svg:x="19.465cm" svg:y="8.47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9.824cm" svg:y="8.2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20.076cm" svg:y="8.48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20.746cm" svg:y="8.2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21.191cm" svg:y="8.4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436cm" svg:height="0.646cm" svg:x="22.094cm" svg:y="7.6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21.796cm" svg:y="8.64cm" svg:viewBox="0 0 1001 40" draw:points="499,40 0,40 0,0 1001,0 1001,40">
            <text:p/>
          </draw:polygon>
          <draw:path draw:style-name="gr3" draw:text-style-name="P6" draw:layer="layout" svg:width="0.436cm" svg:height="0.646cm" svg:x="21.834cm" svg:y="8.8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2.3cm" svg:y="9.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22.994cm" svg:y="8.2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23.302cm" svg:y="8.48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23.725cm" svg:y="8.0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24.08cm" svg:y="8.228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24.561cm" svg:y="8.2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41" draw:id="id41">
          <svg:title>TexMaths</svg:title>
          <svg:desc>26§display§\frac{dy}{dx} = e^{2x}( \cos 3x )(3) +  \sin 3x ( e^{2x} ) (2)§svg§600§FALSE§</svg:desc>
          <draw:polygon draw:style-name="gr2" draw:text-style-name="P5" draw:layer="layout" svg:width="14.126cm" svg:height="1.798cm" svg:x="3.773cm" svg:y="9.981cm" svg:viewBox="0 0 14127 1799" draw:points="7064,1799 0,1799 0,0 14127,0 14127,1799">
            <text:p/>
          </draw:polygon>
          <draw:path draw:style-name="gr3" draw:text-style-name="P6" draw:layer="layout" svg:width="0.436cm" svg:height="0.646cm" svg:x="3.785cm" svg:y="9.9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249cm" svg:y="10.16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3.727cm" svg:y="10.94cm" svg:viewBox="0 0 1000 40" draw:points="499,40 0,40 0,0 1000,0 1000,40">
            <text:p/>
          </draw:polygon>
          <draw:path draw:style-name="gr3" draw:text-style-name="P6" draw:layer="layout" svg:width="0.436cm" svg:height="0.646cm" svg:x="3.764cm" svg:y="11.1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228cm" svg:y="11.4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5.139cm" svg:y="10.85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53cm" svg:height="0.415cm" svg:x="6.094cm" svg:y="10.78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6.518cm" svg:y="10.3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6.874cm" svg:y="10.528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7.394cm" svg:y="10.5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48cm" svg:height="0.421cm" svg:x="7.689cm" svg:y="10.77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8.089cm" svg:y="10.777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8.551cm" svg:y="10.77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8cm" svg:height="0.629cm" svg:x="9.073cm" svg:y="10.5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9.518cm" svg:y="10.7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0.065cm" svg:y="10.5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13cm" svg:height="0.914cm" svg:x="10.458cm" svg:y="10.5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10.762cm" svg:y="10.5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13cm" svg:height="0.914cm" svg:x="11.234cm" svg:y="10.5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1.791cm" svg:y="10.65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01cm" svg:height="0.421cm" svg:x="12.684cm" svg:y="10.77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3.043cm" svg:y="10.5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3.297cm" svg:y="10.78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13.965cm" svg:y="10.5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4.41cm" svg:y="10.78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4.997cm" svg:y="10.5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15.304cm" svg:y="10.78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15.727cm" svg:y="10.3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6.082cm" svg:y="10.528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6.563cm" svg:y="10.5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13cm" svg:height="0.914cm" svg:x="16.958cm" svg:y="10.5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7.268cm" svg:y="10.58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213cm" svg:height="0.914cm" svg:x="17.732cm" svg:y="10.5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42" draw:id="id42">
          <svg:title>TexMaths</svg:title>
          <svg:desc>26§display§\frac{dy}{dx} = e^{2x}( 3\cos 3x +  2\sin 3x )§svg§600§FALSE§</svg:desc>
          <draw:polygon draw:style-name="gr2" draw:text-style-name="P5" draw:layer="layout" svg:width="11.048cm" svg:height="1.798cm" svg:x="3.775cm" svg:y="12.383cm" svg:viewBox="0 0 11049 1799" draw:points="5525,1799 0,1799 0,0 11049,0 11049,1799">
            <text:p/>
          </draw:polygon>
          <draw:path draw:style-name="gr3" draw:text-style-name="P6" draw:layer="layout" svg:width="0.436cm" svg:height="0.646cm" svg:x="3.787cm" svg:y="12.33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251cm" svg:y="12.56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3.729cm" svg:y="13.342cm" svg:viewBox="0 0 1001 40" draw:points="499,40 0,40 0,0 1001,0 1001,40">
            <text:p/>
          </draw:polygon>
          <draw:path draw:style-name="gr3" draw:text-style-name="P6" draw:layer="layout" svg:width="0.436cm" svg:height="0.646cm" svg:x="3.766cm" svg:y="13.58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23cm" svg:y="13.812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9 148-141 0-9-9-9-11-9-8 0-10 2-12 9-30 99-94 120-123 120-35 0-50-29-50-60 0-21 6-40 17-81z">
            <text:p/>
          </draw:path>
          <draw:path draw:style-name="gr3" draw:text-style-name="P6" draw:layer="layout" svg:width="0.608cm" svg:height="0.215cm" svg:x="5.141cm" svg:y="13.2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53cm" svg:height="0.415cm" svg:x="6.096cm" svg:y="13.18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6.52cm" svg:y="12.78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6.876cm" svg:y="12.93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7.396cm" svg:y="12.90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7.698cm" svg:y="12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348cm" svg:height="0.421cm" svg:x="8.301cm" svg:y="13.17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8.7cm" svg:y="13.179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9.162cm" svg:y="13.179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8cm" svg:height="0.629cm" svg:x="9.684cm" svg:y="12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0.129cm" svg:y="13.18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9 148-141 0-9-9-9-11-9-8 0-10 2-12 9-30 99-94 120-123 120-35 0-50-29-50-60 0-21 6-40 17-81z">
            <text:p/>
          </draw:path>
          <draw:path draw:style-name="gr3" draw:text-style-name="P6" draw:layer="layout" svg:width="0.608cm" svg:height="0.611cm" svg:x="10.878cm" svg:y="13.057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65cm" svg:height="0.611cm" svg:x="11.787cm" svg:y="12.982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301cm" svg:height="0.421cm" svg:x="12.38cm" svg:y="13.179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2.742cm" svg:y="12.978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2.994cm" svg:y="13.186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13.664cm" svg:y="12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4.109cm" svg:y="13.18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9 148-141 0-9-9-9-11-9-8 0-10 2-12 9-32 99-94 120-123 120-35 0-50-29-50-60 0-21 6-40 17-81z">
            <text:p/>
          </draw:path>
          <draw:path draw:style-name="gr3" draw:text-style-name="P6" draw:layer="layout" svg:width="0.213cm" svg:height="0.914cm" svg:x="14.656cm" svg:y="12.905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width*0.05;width" smil:keyTimes="0;1"/>
                  <anim:animate smil:dur="0.5s" smil:fill="hold" smil:targetElement="id36" anim:sub-item="text" smil:attributeName="height" smil:values="height;height" smil:keyTimes="0;1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12" draw:text-style-name="P10" draw:layer="layout" svg:width="26.4cm" svg:height="14.373cm" svg:x="0.722cm" svg:y="0.627cm" presentation:class="title" presentation:user-transformed="true">
          <draw:text-box>
            <text:p text:style-name="P7"><text:span text:style-name="T45"><text:tab/></text:span><text:span text:style-name="T45"><text:tab/></text:span><text:span text:style-name="T21"><text:line-break/></text:span><text:span text:style-name="T15"><text:tab/></text:span><text:span text:style-name="T15"> <text:s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tab/></text:span><text:span text:style-name="T15"> <text:s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 <text:s/></text:span><text:span text:style-name="T15"><text:line-break/></text:span><text:span text:style-name="T15"><text:tab/></text:span><text:span text:style-name="T15"><text:tab/></text:span><text:span text:style-name="T15"> <text:s text:c="14"/></text:span></text:p>
          </draw:text-box>
        </draw:frame>
        <draw:g xml:id="id44" draw:id="id44">
          <svg:title>TexMaths</svg:title>
          <svg:desc>26§display§\frac{d}{dx}\left( \frac{dy}{dx} \right) = \frac{d}{dx}[\ e^{2x}( 3\cos 3x +  2\sin 3x )\ ]§svg§600§FALSE§</svg:desc>
          <draw:polygon draw:style-name="gr2" draw:text-style-name="P5" draw:layer="layout" svg:width="16.079cm" svg:height="2.101cm" svg:x="2.47cm" svg:y="2.479cm" svg:viewBox="0 0 16080 2102" draw:points="8041,2102 0,2102 0,0 16080,0 16080,2102">
            <text:p/>
          </draw:polygon>
          <draw:path draw:style-name="gr3" draw:text-style-name="P6" draw:layer="layout" svg:width="0.436cm" svg:height="0.646cm" svg:x="2.721cm" svg:y="2.5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2.424cm" svg:y="3.51cm" svg:viewBox="0 0 1000 40" draw:points="499,40 0,40 0,0 1000,0 1000,40">
            <text:p/>
          </draw:polygon>
          <draw:path draw:style-name="gr3" draw:text-style-name="P6" draw:layer="layout" svg:width="0.436cm" svg:height="0.646cm" svg:x="2.461cm" svg:y="3.7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.925cm" svg:y="3.9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3.874cm" svg:y="2.43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4.523cm" svg:y="2.5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4.989cm" svg:y="2.73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4.467cm" svg:y="3.51cm" svg:viewBox="0 0 1000 40" draw:points="499,40 0,40 0,0 1000,0 1000,40">
            <text:p/>
          </draw:polygon>
          <draw:path draw:style-name="gr3" draw:text-style-name="P6" draw:layer="layout" svg:width="0.436cm" svg:height="0.646cm" svg:x="4.502cm" svg:y="3.7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4.968cm" svg:y="3.9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5.606cm" svg:y="2.43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6.551cm" svg:y="3.4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872cm" svg:y="2.5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7.574cm" svg:y="3.51cm" svg:viewBox="0 0 1000 40" draw:points="499,40 0,40 0,0 1000,0 1000,40">
            <text:p/>
          </draw:polygon>
          <draw:path draw:style-name="gr3" draw:text-style-name="P6" draw:layer="layout" svg:width="0.436cm" svg:height="0.646cm" svg:x="7.612cm" svg:y="3.7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8.077cm" svg:y="3.9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126cm" svg:height="0.914cm" svg:x="8.789cm" svg:y="3.074cm" svg:viewBox="0 0 127 915" draw:points="127,915 127,880 37,880 37,37 127,37 127,0 0,0 0,915">
            <text:p/>
          </draw:polygon>
          <draw:path draw:style-name="gr3" draw:text-style-name="P6" draw:layer="layout" svg:width="0.353cm" svg:height="0.415cm" svg:x="9.282cm" svg:y="3.35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9.706cm" svg:y="2.9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0.062cm" svg:y="3.098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0.58cm" svg:y="3.0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10.883cm" svg:y="3.148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348cm" svg:height="0.421cm" svg:x="11.487cm" svg:y="3.348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1.886cm" svg:y="3.34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2.348cm" svg:y="3.34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38cm" svg:height="0.629cm" svg:x="12.87cm" svg:y="3.148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457cm" svg:height="0.415cm" svg:x="13.313cm" svg:y="3.35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4.064cm" svg:y="3.22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65cm" svg:height="0.61cm" svg:x="14.973cm" svg:y="3.1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301cm" svg:height="0.421cm" svg:x="15.565cm" svg:y="3.34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5.925cm" svg:y="3.14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6.179cm" svg:y="3.35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8cm" svg:height="0.629cm" svg:x="16.849cm" svg:y="3.14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457cm" svg:height="0.415cm" svg:x="17.294cm" svg:y="3.35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17.841cm" svg:y="3.0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126cm" svg:height="0.914cm" svg:x="18.469cm" svg:y="3.074cm" svg:viewBox="0 0 127 915" draw:points="127,0 0,0 0,37 89,37 89,880 0,880 0,915 127,915">
            <text:p/>
          </draw:polygon>
        </draw:g>
        <draw:g xml:id="id43" draw:id="id43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544cm" svg:y="1.283cm" svg:viewBox="0 0 6272 607" draw:points="3136,607 0,607 0,0 6272,0 6272,607">
            <text:p/>
          </draw:polygon>
          <draw:path draw:style-name="gr3" draw:text-style-name="P6" draw:layer="layout" svg:width="0.662cm" svg:height="0.673cm" svg:x="2.528cm" svg:y="1.256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3.278cm" svg:y="1.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545cm" svg:y="1.234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4.179cm" svg:y="1.8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833cm" svg:y="1.4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619cm" svg:y="1.8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6.166cm" svg:y="1.49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638cm" svg:y="1.8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7.178cm" svg:y="1.3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595cm" svg:y="1.823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8.139cm" svg:y="1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759cm" svg:y="1.823cm" svg:viewBox="0 0 108 108" svg:d="M108 54c0-29-25-54-54-54s-54 25-54 54 25 54 54 54 54-25 54-54z">
            <text:p/>
          </draw:path>
        </draw:g>
        <draw:g xml:id="id45" draw:id="id45">
          <svg:title>TexMaths</svg:title>
          <svg:desc>26§display§\frac{d^2 y}{dx^2} = e^{2x} \frac{d}{dx}( 3 \cos 3x + 2 \sin 3x ) + ( 3 \cos 3x + 2 \sin 3x ) \frac{d}{dx}( e^{2x} )§svg§600§FALSE§</svg:desc>
          <draw:polygon draw:style-name="gr2" draw:text-style-name="P5" draw:layer="layout" svg:width="24.623cm" svg:height="1.92cm" svg:x="2.271cm" svg:y="4.979cm" svg:viewBox="0 0 24624 1921" draw:points="12311,1921 0,1921 0,0 24624,0 24624,1921">
            <text:p/>
          </draw:polygon>
          <draw:path draw:style-name="gr3" draw:text-style-name="P6" draw:layer="layout" svg:width="0.436cm" svg:height="0.645cm" svg:x="2.283cm" svg:y="5.056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762cm" svg:y="4.933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157cm" svg:y="5.284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225cm" svg:y="6.06cm" svg:viewBox="0 0 1410 39" draw:points="705,39 0,39 0,0 1410,0 1410,39">
            <text:p/>
          </draw:polygon>
          <draw:path draw:style-name="gr3" draw:text-style-name="P6" draw:layer="layout" svg:width="0.436cm" svg:height="0.645cm" svg:x="2.262cm" svg:y="6.29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726cm" svg:y="6.52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3.263cm" svg:y="6.24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047cm" svg:y="5.97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53cm" svg:height="0.415cm" svg:x="5.004cm" svg:y="5.904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284cm" svg:height="0.425cm" svg:x="5.426cm" svg:y="5.50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344cm" svg:height="0.29cm" svg:x="5.782cm" svg:y="5.648cm" svg:viewBox="0 0 345 291" svg:d="M129 216c-6 21-27 56-60 56-2 0-21 0-36-8 27-8 29-31 29-35 0-15-10-25-25-25-18 0-37 16-37 39 0 33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36cm" svg:height="0.645cm" svg:x="6.618cm" svg:y="5.056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olygon draw:style-name="gr3" draw:text-style-name="P6" draw:layer="layout" svg:width="0.999cm" svg:height="0.038cm" svg:x="6.32cm" svg:y="6.06cm" svg:viewBox="0 0 1000 39" draw:points="499,39 0,39 0,0 1000,0 1000,39">
            <text:p/>
          </draw:polygon>
          <draw:path draw:style-name="gr3" draw:text-style-name="P6" draw:layer="layout" svg:width="0.436cm" svg:height="0.645cm" svg:x="6.358cm" svg:y="6.29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8 0-61-50-61-86 0-45 30-160 52-201 28-54 69-87 107-87 58 0 72 74 72 81 0 4-2 10-4 14z">
            <text:p/>
          </draw:path>
          <draw:path draw:style-name="gr3" draw:text-style-name="P6" draw:layer="layout" svg:width="0.457cm" svg:height="0.415cm" svg:x="6.822cm" svg:y="6.52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7.518cm" svg:y="5.621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8cm" svg:height="0.629cm" svg:x="7.822cm" svg:y="5.698cm" svg:viewBox="0 0 381 630" svg:d="M229 287c75-23 127-87 127-160 0-75-81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348cm" svg:height="0.421cm" svg:x="8.423cm" svg:y="5.897cm" svg:viewBox="0 0 349 422" svg:d="M77 212c0-150 75-189 123-189 8 0 66 0 100 33-40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8.825cm" svg:y="5.897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301cm" svg:height="0.421cm" svg:x="9.286cm" svg:y="5.897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9.806cm" svg:y="5.698cm" svg:viewBox="0 0 381 630" svg:d="M229 287c75-23 127-87 127-160 0-75-81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0.252cm" svg:y="5.904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11cm" svg:y="5.77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1.909cm" svg:y="5.69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6" draw:layer="layout" svg:width="0.301cm" svg:height="0.421cm" svg:x="12.504cm" svg:y="5.897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12.864cm" svg:y="5.69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13.118cm" svg:y="5.90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13.785cm" svg:y="5.698cm" svg:viewBox="0 0 381 630" svg:d="M229 287c75-23 127-87 127-160 0-75-81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4.23cm" svg:y="5.904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14.78cm" svg:y="5.621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608cm" svg:height="0.61cm" svg:x="15.337cm" svg:y="5.77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213cm" svg:height="0.914cm" svg:x="16.29cm" svg:y="5.621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8cm" svg:height="0.629cm" svg:x="16.593cm" svg:y="5.6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348cm" svg:height="0.421cm" svg:x="17.194cm" svg:y="5.897cm" svg:viewBox="0 0 349 422" svg:d="M77 212c0-150 75-189 123-189 8 0 66 0 100 33-40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7.596cm" svg:y="5.897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301cm" svg:height="0.421cm" svg:x="18.055cm" svg:y="5.897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18.578cm" svg:y="5.6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9.023cm" svg:y="5.904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19.771cm" svg:y="5.77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20.68cm" svg:y="5.69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6" draw:layer="layout" svg:width="0.301cm" svg:height="0.421cm" svg:x="21.275cm" svg:y="5.897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21.635cm" svg:y="5.69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21.887cm" svg:y="5.90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22.556cm" svg:y="5.6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23.002cm" svg:y="5.904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213cm" svg:height="0.914cm" svg:x="23.549cm" svg:y="5.621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24.26cm" svg:y="5.056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olygon draw:style-name="gr3" draw:text-style-name="P6" draw:layer="layout" svg:width="0.999cm" svg:height="0.038cm" svg:x="23.963cm" svg:y="6.06cm" svg:viewBox="0 0 1000 39" draw:points="499,39 0,39 0,0 1000,0 1000,39">
            <text:p/>
          </draw:polygon>
          <draw:path draw:style-name="gr3" draw:text-style-name="P6" draw:layer="layout" svg:width="0.436cm" svg:height="0.645cm" svg:x="24cm" svg:y="6.29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4.464cm" svg:y="6.52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25.161cm" svg:y="5.621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53cm" svg:height="0.415cm" svg:x="25.466cm" svg:y="5.904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9 27 69 58 0 94-148 94-185 94z">
            <text:p/>
          </draw:path>
          <draw:path draw:style-name="gr3" draw:text-style-name="P6" draw:layer="layout" svg:width="0.284cm" svg:height="0.425cm" svg:x="25.891cm" svg:y="5.50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344cm" svg:height="0.29cm" svg:x="26.246cm" svg:y="5.648cm" svg:viewBox="0 0 345 291" svg:d="M129 216c-6 21-27 56-60 56-2 0-21 0-36-8 27-8 29-31 29-35 0-15-10-25-25-25-18 0-37 16-37 39 0 33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26.727cm" svg:y="5.621cm" svg:viewBox="0 0 214 915" svg:d="M214 457c0-70-10-181-60-284-56-113-135-173-146-173-4 0-8 4-8 8s0 7 17 23c91 90 143 235 143 426 0 156-33 318-148 433-12 12-12 14-12 16 0 6 4 9 8 9 11 0 94-63 148-179 48-100 58-202 58-279z">
            <text:p/>
          </draw:path>
        </draw:g>
        <draw:g xml:id="id46" draw:id="id46">
          <svg:title>TexMaths</svg:title>
          <svg:desc>24§display§\frac{d^2 y}{dx^2} = e^{2x} [ 3 ( - \sin 3x)( 3 ) + 2 ( \cos 3x )( 3 ) ] + ( 3 \cos 3x + 2 \sin 3x )e^{2x}( 2 )§svg§600§FALSE§</svg:desc>
          <draw:polygon draw:style-name="gr2" draw:text-style-name="P5" draw:layer="layout" svg:width="24.7cm" svg:height="1.773cm" svg:x="2.37cm" svg:y="7.375cm" svg:viewBox="0 0 24701 1774" draw:points="12351,1774 0,1774 0,0 24701,0 24701,1774">
            <text:p/>
          </draw:polygon>
          <draw:path draw:style-name="gr3" draw:text-style-name="P6" draw:layer="layout" svg:width="0.402cm" svg:height="0.596cm" svg:x="2.382cm" svg:y="7.4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262cm" svg:height="0.392cm" svg:x="2.823cm" svg:y="7.33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6" draw:layer="layout" svg:width="0.391cm" svg:height="0.546cm" svg:x="3.188cm" svg:y="7.65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olygon draw:style-name="gr3" draw:text-style-name="P6" draw:layer="layout" svg:width="1.301cm" svg:height="0.035cm" svg:x="2.328cm" svg:y="8.373cm" svg:viewBox="0 0 1302 36" draw:points="651,36 0,36 0,0 1302,0 1302,36">
            <text:p/>
          </draw:polygon>
          <draw:path draw:style-name="gr3" draw:text-style-name="P6" draw:layer="layout" svg:width="0.402cm" svg:height="0.596cm" svg:x="2.363cm" svg:y="8.59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2.791cm" svg:y="8.80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6" draw:layer="layout" svg:width="0.262cm" svg:height="0.392cm" svg:x="3.286cm" svg:y="8.54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6" draw:layer="layout" svg:width="0.562cm" svg:height="0.199cm" svg:x="4.01cm" svg:y="8.2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25cm" svg:height="0.383cm" svg:x="4.893cm" svg:y="8.229cm" svg:viewBox="0 0 326 384" svg:d="M119 179c25 0 88-2 131-20 59-25 63-75 63-86 0-38-33-73-90-73-94 0-223 83-223 230 0 87 50 154 132 154 123 0 194-90 194-100 0-6-5-11-11-11-4 0-6 1-10 9-67 83-159 83-171 83-65 0-73-71-73-98 0-10 0-37 14-88zM81 159c32-128 119-140 142-140 40 0 61 25 61 54 0 86-134 86-169 86z">
            <text:p/>
          </draw:path>
          <draw:path draw:style-name="gr3" draw:text-style-name="P6" draw:layer="layout" svg:width="0.262cm" svg:height="0.392cm" svg:x="5.283cm" svg:y="7.86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6" draw:layer="layout" svg:width="0.318cm" svg:height="0.268cm" svg:x="5.611cm" svg:y="7.993cm" svg:viewBox="0 0 319 269" svg:d="M119 200c-6 19-25 51-56 51-2 0-19 0-32-7 25-8 27-29 27-33 0-13-10-23-23-23-18 0-35 15-35 37 0 30 33 44 63 44 27 0 50-18 66-43 15 31 48 43 71 43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6" draw:layer="layout" svg:width="0.116cm" svg:height="0.844cm" svg:x="6.107cm" svg:y="7.968cm" svg:viewBox="0 0 117 845" draw:points="117,845 117,812 35,812 35,35 117,35 117,0 0,0 0,845">
            <text:p/>
          </draw:polygon>
          <draw:path draw:style-name="gr3" draw:text-style-name="P6" draw:layer="layout" svg:width="0.35cm" svg:height="0.581cm" svg:x="6.277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197cm" svg:height="0.844cm" svg:x="6.746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515cm" svg:height="0.035cm" svg:x="7.061cm" svg:y="8.373cm" svg:viewBox="0 0 516 36" svg:d="M488 36c13 0 28 0 28-19 0-17-15-17-28-17h-459c-14 0-29 0-29 17 0 19 15 19 29 19z">
            <text:p/>
          </draw:path>
          <draw:path draw:style-name="gr3" draw:text-style-name="P6" draw:layer="layout" svg:width="0.277cm" svg:height="0.389cm" svg:x="7.815cm" svg:y="8.2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8.147cm" svg:y="8.03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8.382cm" svg:y="8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35cm" svg:height="0.581cm" svg:x="9cm" svg:y="8.03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421cm" svg:height="0.383cm" svg:x="9.411cm" svg:y="8.22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6" draw:layer="layout" svg:width="0.197cm" svg:height="0.844cm" svg:x="9.916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6" draw:layer="layout" svg:width="0.197cm" svg:height="0.844cm" svg:x="10.279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5cm" svg:height="0.581cm" svg:x="10.559cm" svg:y="8.03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197cm" svg:height="0.844cm" svg:x="10.993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6" draw:layer="layout" svg:width="0.562cm" svg:height="0.563cm" svg:x="11.507cm" svg:y="8.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37cm" svg:height="0.563cm" svg:x="12.346cm" svg:y="8.0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6" draw:layer="layout" svg:width="0.197cm" svg:height="0.844cm" svg:x="12.809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22cm" svg:height="0.389cm" svg:x="13.084cm" svg:y="8.2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6" draw:layer="layout" svg:width="0.375cm" svg:height="0.389cm" svg:x="13.452cm" svg:y="8.2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13.879cm" svg:y="8.2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35cm" svg:height="0.581cm" svg:x="14.361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421cm" svg:height="0.383cm" svg:x="14.771cm" svg:y="8.22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6" draw:layer="layout" svg:width="0.197cm" svg:height="0.844cm" svg:x="15.276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6" draw:layer="layout" svg:width="0.197cm" svg:height="0.844cm" svg:x="15.639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5cm" svg:height="0.581cm" svg:x="15.92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197cm" svg:height="0.844cm" svg:x="16.353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olygon draw:style-name="gr3" draw:text-style-name="P6" draw:layer="layout" svg:width="0.116cm" svg:height="0.844cm" svg:x="16.653cm" svg:y="7.968cm" svg:viewBox="0 0 117 845" draw:points="117,0 0,0 0,35 83,35 83,812 0,812 0,845 117,845">
            <text:p/>
          </draw:polygon>
          <draw:path draw:style-name="gr3" draw:text-style-name="P6" draw:layer="layout" svg:width="0.562cm" svg:height="0.563cm" svg:x="17.102cm" svg:y="8.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197cm" svg:height="0.844cm" svg:x="17.984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5cm" svg:height="0.581cm" svg:x="18.262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322cm" svg:height="0.389cm" svg:x="18.819cm" svg:y="8.2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6" draw:layer="layout" svg:width="0.375cm" svg:height="0.389cm" svg:x="19.187cm" svg:y="8.2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19.614cm" svg:y="8.2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35cm" svg:height="0.581cm" svg:x="20.095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421cm" svg:height="0.383cm" svg:x="20.506cm" svg:y="8.22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6" draw:layer="layout" svg:width="0.562cm" svg:height="0.563cm" svg:x="21.198cm" svg:y="8.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37cm" svg:height="0.563cm" svg:x="22.037cm" svg:y="8.0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6" draw:layer="layout" svg:width="0.277cm" svg:height="0.389cm" svg:x="22.584cm" svg:y="8.2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22.918cm" svg:y="8.03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23.15cm" svg:y="8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35cm" svg:height="0.581cm" svg:x="23.768cm" svg:y="8.03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421cm" svg:height="0.383cm" svg:x="24.179cm" svg:y="8.22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6" draw:layer="layout" svg:width="0.197cm" svg:height="0.844cm" svg:x="24.684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6" draw:layer="layout" svg:width="0.325cm" svg:height="0.383cm" svg:x="25.003cm" svg:y="8.229cm" svg:viewBox="0 0 326 384" svg:d="M119 179c25 0 88-2 131-20 59-25 63-75 63-86 0-38-33-73-90-73-94 0-223 83-223 230 0 87 50 154 132 154 123 0 194-90 194-100 0-6-5-11-11-11-4 0-6 1-10 9-67 83-159 83-171 83-65 0-73-71-73-98 0-10 0-37 14-88zM81 159c32-128 119-140 142-140 40 0 63 25 63 54 0 86-136 86-171 86z">
            <text:p/>
          </draw:path>
          <draw:path draw:style-name="gr3" draw:text-style-name="P6" draw:layer="layout" svg:width="0.262cm" svg:height="0.392cm" svg:x="25.395cm" svg:y="7.86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6" draw:layer="layout" svg:width="0.318cm" svg:height="0.268cm" svg:x="25.721cm" svg:y="7.993cm" svg:viewBox="0 0 319 269" svg:d="M119 200c-6 19-25 51-56 51-2 0-19 0-32-7 25-8 27-29 27-33 0-13-10-23-23-23-18 0-35 15-35 37 0 30 33 44 61 44 29 0 52-18 68-43 15 31 48 43 71 43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6" draw:layer="layout" svg:width="0.197cm" svg:height="0.844cm" svg:x="26.201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37cm" svg:height="0.563cm" svg:x="26.489cm" svg:y="8.0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6" draw:layer="layout" svg:width="0.197cm" svg:height="0.844cm" svg:x="26.915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</draw:g>
        <draw:g xml:id="id47" draw:id="id47">
          <svg:title>TexMaths</svg:title>
          <svg:desc>26§display§\frac{d^2 y}{dx^2} = e^{2x} [\ - 9\sin 3x + 6\cos 3x  + 6 \cos 3x + 4 \sin 3x\ ]§svg§600§FALSE§</svg:desc>
          <draw:polygon draw:style-name="gr2" draw:text-style-name="P5" draw:layer="layout" svg:width="20.619cm" svg:height="1.92cm" svg:x="2.471cm" svg:y="9.679cm" svg:viewBox="0 0 20620 1921" draw:points="10309,1921 0,1921 0,0 20620,0 20620,1921">
            <text:p/>
          </draw:polygon>
          <draw:path draw:style-name="gr3" draw:text-style-name="P6" draw:layer="layout" svg:width="0.436cm" svg:height="0.645cm" svg:x="2.483cm" svg:y="9.756cm" svg:viewBox="0 0 437 646" svg:d="M437 10c0-2 0-10-13-10-12 0-99 8-116 10-6 0-13 5-13 17s9 12 23 12c44 0 46 7 46 15l-4 19-54 216c-17-33-44-58-86-58-106 0-220 135-220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962cm" svg:y="9.633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357cm" svg:y="9.984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425cm" svg:y="10.76cm" svg:viewBox="0 0 1410 39" draw:points="705,39 0,39 0,0 1410,0 1410,39">
            <text:p/>
          </draw:polygon>
          <draw:path draw:style-name="gr3" draw:text-style-name="P6" draw:layer="layout" svg:width="0.436cm" svg:height="0.645cm" svg:x="2.462cm" svg:y="10.999cm" svg:viewBox="0 0 437 646" svg:d="M437 10c0-2 0-10-13-10-12 0-99 8-116 10-6 0-13 5-13 17s9 12 23 12c44 0 46 7 46 15l-4 19-54 216c-17-33-44-58-86-58-106 0-220 135-220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926cm" svg:y="11.229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3.463cm" svg:y="10.94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247cm" svg:y="10.67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53cm" svg:height="0.415cm" svg:x="5.204cm" svg:y="10.604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284cm" svg:height="0.425cm" svg:x="5.626cm" svg:y="10.20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344cm" svg:height="0.29cm" svg:x="5.982cm" svg:y="10.348cm" svg:viewBox="0 0 345 291" svg:d="M129 216c-6 21-27 56-60 56-2 0-21 0-36-8 27-8 29-31 29-35 0-15-10-25-25-25-18 0-37 16-37 39 0 33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0.126cm" svg:height="0.914cm" svg:x="6.519cm" svg:y="10.321cm" svg:viewBox="0 0 127 915" draw:points="127,915 127,879 37,879 37,37 127,37 127,0 0,0 0,915">
            <text:p/>
          </draw:polygon>
          <draw:path draw:style-name="gr3" draw:text-style-name="P6" draw:layer="layout" svg:width="0.559cm" svg:height="0.038cm" svg:x="7.045cm" svg:y="10.76cm" svg:viewBox="0 0 560 39" svg:d="M528 39c15 0 32 0 32-20 0-19-17-19-32-19h-497c-14 0-31 0-31 19 0 20 17 20 31 20z">
            <text:p/>
          </draw:path>
          <draw:path draw:style-name="gr3" draw:text-style-name="P6" draw:layer="layout" svg:width="0.38cm" svg:height="0.629cm" svg:x="7.719cm" svg:y="10.398cm" svg:viewBox="0 0 381 630" svg:d="M300 318v29c0 216-96 258-150 258-15 0-65-2-90-33 40 0 48-27 48-42 0-29-23-44-44-44-14 0-41 9-41 46 0 60 50 98 127 98 118 0 231-125 231-320 0-248-104-310-188-310-49 0-95 17-135 58-37 42-58 79-58 148 0 114 81 203 183 203 56 0 94-37 117-91zM185 389c-14 0-58 0-85-56-17-36-17-81-17-125 0-50 0-94 19-127 25-46 60-58 91-58 44 0 73 31 90 73 10 29 14 87 14 128 0 77-31 165-112 165z">
            <text:p/>
          </draw:path>
          <draw:path draw:style-name="gr3" draw:text-style-name="P6" draw:layer="layout" svg:width="0.301cm" svg:height="0.421cm" svg:x="8.32cm" svg:y="10.597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8.68cm" svg:y="10.39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8.934cm" svg:y="10.60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9.601cm" svg:y="10.3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0.047cm" svg:y="10.604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608cm" svg:height="0.61cm" svg:x="10.798cm" svg:y="10.475cm" svg:viewBox="0 0 609 611" svg:d="M325 324h255c13 0 29 0 29-18 0-19-16-19-29-19h-255v-256c0-14 0-31-19-31s-19 17-19 31v256h-256c-14 0-31 0-31 19 0 18 17 18 31 18h256v256c0 12 0 31 19 31s19-19 19-31z">
            <text:p/>
          </draw:path>
          <draw:path draw:style-name="gr3" draw:text-style-name="P6" draw:layer="layout" svg:width="0.38cm" svg:height="0.629cm" svg:x="11.698cm" svg:y="10.398cm" svg:viewBox="0 0 381 630" svg:d="M83 310v-23c0-231 115-264 160-264 23 0 61 6 82 37-15 0-50 0-50 40 0 29 20 43 41 43 15 0 42-8 42-43 0-56-40-100-117-100-116 0-241 118-241 320 0 245 106 310 191 310 102 0 190-85 190-206 0-116-81-206-183-206-63 0-96 48-115 92zM191 605c-58 0-85-56-89-69-17-43-17-116-17-133 0-70 29-164 113-164 14 0 56 0 85 58 17 33 17 81 17 125s0 89-17 123c-27 56-71 60-92 60z">
            <text:p/>
          </draw:path>
          <draw:path draw:style-name="gr3" draw:text-style-name="P6" draw:layer="layout" svg:width="0.348cm" svg:height="0.421cm" svg:x="12.299cm" svg:y="10.597cm" svg:viewBox="0 0 349 422" svg:d="M77 212c0-150 75-189 123-189 8 0 66 0 100 33-40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2.701cm" svg:y="10.597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301cm" svg:height="0.421cm" svg:x="13.163cm" svg:y="10.597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13.683cm" svg:y="10.3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4.128cm" svg:y="10.604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32 100-94 121-123 121-35 0-50-29-50-60 0-21 6-40 17-81z">
            <text:p/>
          </draw:path>
          <draw:path draw:style-name="gr3" draw:text-style-name="P6" draw:layer="layout" svg:width="0.608cm" svg:height="0.61cm" svg:x="14.879cm" svg:y="10.475cm" svg:viewBox="0 0 609 611" svg:d="M325 324h255c13 0 29 0 29-18 0-19-16-19-29-19h-255v-256c0-14 0-31-19-31s-19 17-19 31v256h-256c-14 0-31 0-31 19 0 18 17 18 31 18h256v256c0 12 0 31 19 31s19-19 19-31z">
            <text:p/>
          </draw:path>
          <draw:path draw:style-name="gr3" draw:text-style-name="P6" draw:layer="layout" svg:width="0.38cm" svg:height="0.629cm" svg:x="15.78cm" svg:y="10.398cm" svg:viewBox="0 0 381 630" svg:d="M83 310v-23c0-231 115-264 160-264 23 0 61 6 82 37-15 0-50 0-50 40 0 29 20 43 41 43 15 0 42-8 42-43 0-56-40-100-117-100-116 0-241 118-241 320 0 245 106 310 191 310 102 0 190-85 190-206 0-116-81-206-183-206-63 0-96 48-115 92zM191 605c-58 0-85-56-89-69-17-43-17-116-17-133 0-70 29-164 113-164 14 0 56 0 85 58 17 33 17 81 17 125s0 89-17 123c-27 56-71 60-92 60z">
            <text:p/>
          </draw:path>
          <draw:path draw:style-name="gr3" draw:text-style-name="P6" draw:layer="layout" svg:width="0.348cm" svg:height="0.421cm" svg:x="16.381cm" svg:y="10.597cm" svg:viewBox="0 0 349 422" svg:d="M77 212c0-150 75-189 123-189 8 0 66 0 100 33-40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6.782cm" svg:y="10.597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301cm" svg:height="0.421cm" svg:x="17.244cm" svg:y="10.597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17.764cm" svg:y="10.398cm" svg:viewBox="0 0 381 630" svg:d="M229 287c75-23 127-87 127-160 0-75-81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8.209cm" svg:y="10.604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6" draw:layer="layout" svg:width="0.608cm" svg:height="0.61cm" svg:x="18.96cm" svg:y="10.475cm" svg:viewBox="0 0 609 611" svg:d="M325 324h255c13 0 29 0 29-18 0-19-16-19-29-19h-255v-256c0-14 0-31-19-31s-19 17-19 31v256h-256c-14 0-31 0-31 19 0 18 17 18 31 18h256v256c0 12 0 31 19 31s19-19 19-31z">
            <text:p/>
          </draw:path>
          <draw:path draw:style-name="gr3" draw:text-style-name="P6" draw:layer="layout" svg:width="0.407cm" svg:height="0.618cm" svg:x="19.848cm" svg:y="10.388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6" draw:layer="layout" svg:width="0.301cm" svg:height="0.421cm" svg:x="20.462cm" svg:y="10.597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20.822cm" svg:y="10.39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21.076cm" svg:y="10.60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21.745cm" svg:y="10.398cm" svg:viewBox="0 0 381 630" svg:d="M229 287c75-23 127-87 127-160 0-75-79-127-169-127-91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22.188cm" svg:y="10.604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4 121-123 121-35 0-50-29-50-60 0-21 6-40 17-81z">
            <text:p/>
          </draw:path>
          <draw:polygon draw:style-name="gr3" draw:text-style-name="P6" draw:layer="layout" svg:width="0.126cm" svg:height="0.914cm" svg:x="23.01cm" svg:y="10.321cm" svg:viewBox="0 0 127 915" draw:points="127,0 0,0 0,37 89,37 89,879 0,879 0,915 127,915">
            <text:p/>
          </draw:polygon>
        </draw:g>
        <draw:g xml:id="id48" draw:id="id48">
          <svg:title>TexMaths</svg:title>
          <svg:desc>26§display§\frac{d^2 y}{dx^2} = e^{2x} [\ 3 \cos 3x + 4 \sin 3x\ ]§svg§600§FALSE§</svg:desc>
          <draw:polygon draw:style-name="gr2" draw:text-style-name="P5" draw:layer="layout" svg:width="11.846cm" svg:height="1.92cm" svg:x="2.472cm" svg:y="12.18cm" svg:viewBox="0 0 11847 1921" draw:points="5924,1921 0,1921 0,0 11847,0 11847,1921">
            <text:p/>
          </draw:polygon>
          <draw:path draw:style-name="gr3" draw:text-style-name="P6" draw:layer="layout" svg:width="0.436cm" svg:height="0.645cm" svg:x="2.484cm" svg:y="12.257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963cm" svg:y="12.134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358cm" svg:y="12.485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426cm" svg:y="13.261cm" svg:viewBox="0 0 1410 39" draw:points="705,39 0,39 0,0 1410,0 1410,39">
            <text:p/>
          </draw:polygon>
          <draw:path draw:style-name="gr3" draw:text-style-name="P6" draw:layer="layout" svg:width="0.436cm" svg:height="0.645cm" svg:x="2.463cm" svg:y="13.5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927cm" svg:y="13.73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3.464cm" svg:y="13.44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248cm" svg:y="13.17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53cm" svg:height="0.415cm" svg:x="5.205cm" svg:y="13.105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284cm" svg:height="0.425cm" svg:x="5.627cm" svg:y="12.70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344cm" svg:height="0.29cm" svg:x="5.983cm" svg:y="12.849cm" svg:viewBox="0 0 345 291" svg:d="M129 216c-6 21-27 56-60 56-2 0-21 0-36-8 27-8 29-31 29-35 0-15-10-25-25-25-18 0-37 16-37 39 0 33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0.126cm" svg:height="0.914cm" svg:x="6.519cm" svg:y="12.822cm" svg:viewBox="0 0 127 915" draw:points="127,915 127,879 37,879 37,37 127,37 127,0 0,0 0,915">
            <text:p/>
          </draw:polygon>
          <draw:path draw:style-name="gr3" draw:text-style-name="P6" draw:layer="layout" svg:width="0.38cm" svg:height="0.629cm" svg:x="7.008cm" svg:y="12.89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348cm" svg:height="0.421cm" svg:x="7.609cm" svg:y="13.098cm" svg:viewBox="0 0 349 422" svg:d="M77 212c0-150 75-189 123-189 8 0 66 0 100 33-38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8.011cm" svg:y="13.098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301cm" svg:height="0.421cm" svg:x="8.472cm" svg:y="13.098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8.992cm" svg:y="12.89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9.438cm" svg:y="13.1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0.188cm" svg:y="12.9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407cm" svg:height="0.618cm" svg:x="11.077cm" svg:y="12.889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6" draw:layer="layout" svg:width="0.301cm" svg:height="0.421cm" svg:x="11.69cm" svg:y="13.098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12.05cm" svg:y="12.897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12.304cm" svg:y="13.10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12.974cm" svg:y="12.89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3.419cm" svg:y="13.1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olygon draw:style-name="gr3" draw:text-style-name="P6" draw:layer="layout" svg:width="0.126cm" svg:height="0.914cm" svg:x="14.238cm" svg:y="12.822cm" svg:viewBox="0 0 127 915" draw:points="127,0 0,0 0,37 89,37 89,879 0,879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12" draw:text-style-name="P10" draw:layer="layout" svg:width="25.199cm" svg:height="14.373cm" svg:x="1.398cm" svg:y="0.627cm" presentation:class="title" presentation:user-transformed="true">
          <draw:text-box>
            <text:p xml:id="id49" text:id="id49" text:style-name="P7"><text:span text:style-name="T20"><text:tab/></text:span><text:span text:style-name="T20"><text:tab/></text:span><text:span text:style-name="T21"><text:line-break/></text:span><text:span text:style-name="T15"><text:tab/></text:span><text:span text:style-name="T15">(iv) Let <text:s text:c="3"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21"> <text:s text:c="21"/></text:span><text:span text:style-name="T15"><text:line-break/></text:span><text:span text:style-name="T15"> <text:s text:c="4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/text:p>
          </draw:text-box>
        </draw:frame>
        <draw:g xml:id="id50" draw:id="id50">
          <svg:title>TexMaths</svg:title>
          <svg:desc>28§display§y = x^2 \log x§svg§600§FALSE§</svg:desc>
          <draw:polygon draw:style-name="gr2" draw:text-style-name="P5" draw:layer="layout" svg:width="4.852cm" svg:height="0.968cm" svg:x="6.246cm" svg:y="1.182cm" svg:viewBox="0 0 4853 969" draw:points="2428,969 0,969 0,0 4853,0 4853,969">
            <text:p/>
          </draw:polygon>
          <draw:path draw:style-name="gr3" draw:text-style-name="P6" draw:layer="layout" svg:width="0.456cm" svg:height="0.637cm" svg:x="6.226cm" svg:y="1.561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3" draw:text-style-name="P6" draw:layer="layout" svg:width="0.655cm" svg:height="0.232cm" svg:x="7.043cm" svg:y="1.6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8.056cm" svg:y="1.561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9-8-11-8-9 0-11 2-13 8-32 108-101 130-132 130-38 0-54-31-54-65 0-22 7-42 18-87z">
            <text:p/>
          </draw:path>
          <draw:path draw:style-name="gr3" draw:text-style-name="P6" draw:layer="layout" svg:width="0.306cm" svg:height="0.458cm" svg:x="8.631cm" svg:y="1.133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21cm" svg:height="0.684cm" svg:x="9.227cm" svg:y="1.314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3cm" svg:x="9.496cm" svg:y="1.556cm" svg:viewBox="0 0 439 454" svg:d="M439 231c0-126-101-231-220-231-123 0-219 107-219 231 0 127 103 223 219 223 119 0 220-98 220-223zM219 430c-42 0-85-23-111-67-25-43-25-103-25-139 0-38 0-92 22-137 27-44 74-65 114-65 43 0 86 21 110 63 27 43 27 101 27 139 0 36 0 89-22 132-20 45-65 74-115 74z">
            <text:p/>
          </draw:path>
          <draw:path draw:style-name="gr3" draw:text-style-name="P6" draw:layer="layout" svg:width="0.451cm" svg:height="0.65cm" svg:x="9.986cm" svg:y="1.552cm" svg:viewBox="0 0 452 651" svg:d="M193 278c-88 0-88-99-88-121 0-27 3-59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19 125 117 0 220-51 220-127 0-36-16-85-65-114-54-27-110-27-170-27-25 0-67 0-74 0-31-5-54-36-54-67zM219 627c-100 0-167-49-167-101 0-47 38-83 80-85h58c85 0 197 0 197 85 0 52-71 101-168 101z">
            <text:p/>
          </draw:path>
          <draw:path draw:style-name="gr3" draw:text-style-name="P6" draw:layer="layout" svg:width="0.492cm" svg:height="0.447cm" svg:x="10.658cm" svg:y="1.561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</draw:g>
        <draw:g xml:id="id51" draw:id="id51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4.341cm" svg:y="2.678cm" svg:viewBox="0 0 5824 564" draw:points="2912,564 0,564 0,0 5824,0 5824,564">
            <text:p/>
          </draw:polygon>
          <draw:path draw:style-name="gr3" draw:text-style-name="P6" draw:layer="layout" svg:width="0.615cm" svg:height="0.626cm" svg:x="4.326cm" svg:y="2.653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5.023cm" svg:y="2.6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5.27cm" svg:y="2.632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859cm" svg:y="3.18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6.466cm" svg:y="2.874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7.196cm" svg:y="3.18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704cm" svg:y="2.874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8.143cm" svg:y="3.18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8.644cm" svg:y="2.705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9.031cm" svg:y="3.18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9.536cm" svg:y="2.874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10.112cm" svg:y="3.18cm" svg:viewBox="0 0 100 100" svg:d="M100 50c0-27-23-50-50-50s-50 23-50 50 23 50 50 50 50-23 50-50z">
            <text:p/>
          </draw:path>
        </draw:g>
        <draw:g xml:id="id52" draw:id="id52">
          <svg:title>TexMaths</svg:title>
          <svg:desc>26§display§\frac{dy}{dx} = \frac{d}{dx}( x^2 \log x ) =§svg§600§FALSE§</svg:desc>
          <draw:polygon draw:style-name="gr2" draw:text-style-name="P5" draw:layer="layout" svg:width="8.014cm" svg:height="1.798cm" svg:x="4.373cm" svg:y="3.979cm" svg:viewBox="0 0 8015 1799" draw:points="4008,1799 0,1799 0,0 8015,0 8015,1799">
            <text:p/>
          </draw:polygon>
          <draw:path draw:style-name="gr3" draw:text-style-name="P6" draw:layer="layout" svg:width="0.436cm" svg:height="0.646cm" svg:x="4.385cm" svg:y="3.9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849cm" svg:y="4.16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4.327cm" svg:y="4.938cm" svg:viewBox="0 0 1000 40" draw:points="499,40 0,40 0,0 1000,0 1000,40">
            <text:p/>
          </draw:polygon>
          <draw:path draw:style-name="gr3" draw:text-style-name="P6" draw:layer="layout" svg:width="0.436cm" svg:height="0.646cm" svg:x="4.364cm" svg:y="5.1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828cm" svg:y="5.40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5.739cm" svg:y="4.8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06cm" svg:y="3.9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6.762cm" svg:y="4.938cm" svg:viewBox="0 0 1000 40" draw:points="499,40 0,40 0,0 1000,0 1000,40">
            <text:p/>
          </draw:polygon>
          <draw:path draw:style-name="gr3" draw:text-style-name="P6" draw:layer="layout" svg:width="0.436cm" svg:height="0.646cm" svg:x="6.8cm" svg:y="5.1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264cm" svg:y="5.40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7.96cm" svg:y="4.501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457cm" svg:height="0.415cm" svg:x="8.252cm" svg:y="4.782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84cm" svg:height="0.425cm" svg:x="8.788cm" svg:y="4.38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05cm" svg:height="0.636cm" svg:x="9.339cm" svg:y="4.551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9.589cm" svg:y="4.77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10.046cm" svg:y="4.771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0.668cm" svg:y="4.7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6 0-50-29-50-60 0-21 6-40 17-81z">
            <text:p/>
          </draw:path>
          <draw:path draw:style-name="gr3" draw:text-style-name="P6" draw:layer="layout" svg:width="0.213cm" svg:height="0.914cm" svg:x="11.215cm" svg:y="4.5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825cm" svg:y="4.85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53" draw:id="id53">
          <svg:title>TexMaths</svg:title>
          <svg:desc>26§display§x^2 \frac{d}{dx}( \log x ) +  \log x \frac{d}{dx}( x^2 )§svg§600§FALSE§</svg:desc>
          <draw:polygon draw:style-name="gr2" draw:text-style-name="P5" draw:layer="layout" svg:width="10.366cm" svg:height="1.798cm" svg:x="12.948cm" svg:y="3.979cm" svg:viewBox="0 0 10367 1799" draw:points="5183,1799 0,1799 0,0 10367,0 10367,1799">
            <text:p/>
          </draw:polygon>
          <draw:path draw:style-name="gr3" draw:text-style-name="P6" draw:layer="layout" svg:width="0.457cm" svg:height="0.415cm" svg:x="12.929cm" svg:y="4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13.464cm" svg:y="4.38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14.241cm" svg:y="3.9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3.944cm" svg:y="4.938cm" svg:viewBox="0 0 1000 40" draw:points="499,40 0,40 0,0 1000,0 1000,40">
            <text:p/>
          </draw:polygon>
          <draw:path draw:style-name="gr3" draw:text-style-name="P6" draw:layer="layout" svg:width="0.436cm" svg:height="0.646cm" svg:x="13.979cm" svg:y="5.1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4.445cm" svg:y="5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5.142cm" svg:y="4.5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6cm" svg:x="15.437cm" svg:y="4.551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5.687cm" svg:y="4.77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16.143cm" svg:y="4.771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6.767cm" svg:y="4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7.314cm" svg:y="4.5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7.871cm" svg:y="4.653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205cm" svg:height="0.636cm" svg:x="18.763cm" svg:y="4.551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9.013cm" svg:y="4.775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9.47cm" svg:y="4.771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20.092cm" svg:y="4.7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436cm" svg:height="0.646cm" svg:x="20.995cm" svg:y="3.9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20.698cm" svg:y="4.938cm" svg:viewBox="0 0 1000 40" draw:points="499,40 0,40 0,0 1000,0 1000,40">
            <text:p/>
          </draw:polygon>
          <draw:path draw:style-name="gr3" draw:text-style-name="P6" draw:layer="layout" svg:width="0.436cm" svg:height="0.646cm" svg:x="20.735cm" svg:y="5.1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21.201cm" svg:y="5.40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21.896cm" svg:y="4.5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187cm" svg:y="4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84cm" svg:height="0.425cm" svg:x="22.724cm" svg:y="4.38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23.146cm" svg:y="4.5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54" draw:id="id54">
          <svg:title>TexMaths</svg:title>
          <svg:desc>26§display§\frac{dy}{dx} = x^2. \frac{1}{x} +  \log x ( 2x )§svg§600§FALSE§</svg:desc>
          <draw:polygon draw:style-name="gr2" draw:text-style-name="P5" draw:layer="layout" svg:width="8.731cm" svg:height="1.798cm" svg:x="4.374cm" svg:y="6.379cm" svg:viewBox="0 0 8732 1799" draw:points="4367,1799 0,1799 0,0 8732,0 8732,1799">
            <text:p/>
          </draw:polygon>
          <draw:path draw:style-name="gr3" draw:text-style-name="P6" draw:layer="layout" svg:width="0.436cm" svg:height="0.646cm" svg:x="4.386cm" svg:y="6.333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23cm" svg:height="0.592cm" svg:x="4.85cm" svg:y="6.56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4.328cm" svg:y="7.338cm" svg:viewBox="0 0 1000 40" draw:points="499,40 0,40 0,0 1000,0 1000,40">
            <text:p/>
          </draw:polygon>
          <draw:path draw:style-name="gr3" draw:text-style-name="P6" draw:layer="layout" svg:width="0.436cm" svg:height="0.646cm" svg:x="4.365cm" svg:y="7.579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4.829cm" svg:y="7.80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5.74cm" svg:y="7.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6.68cm" svg:y="7.182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6" draw:layer="layout" svg:width="0.284cm" svg:height="0.425cm" svg:x="7.217cm" svg:y="6.78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099cm" svg:height="0.099cm" svg:x="7.664cm" svg:y="7.49cm" svg:viewBox="0 0 100 100" svg:d="M100 50c0-27-23-50-50-50s-50 23-50 50 23 50 50 50 50-23 50-50z">
            <text:p/>
          </draw:path>
          <draw:path draw:style-name="gr3" draw:text-style-name="P6" draw:layer="layout" svg:width="0.303cm" svg:height="0.611cm" svg:x="8.063cm" svg:y="6.358cm" svg:viewBox="0 0 304 612" svg:d="M189 23c0-21 0-23-21-23-58 58-139 58-168 58v29c19 0 73 0 121-25v477c0 33-2 43-86 43h-29v30c31-5 113-5 148-5 37 0 116 0 150 5v-30h-29c-84 0-86-10-86-43z">
            <text:p/>
          </draw:path>
          <draw:polygon draw:style-name="gr3" draw:text-style-name="P6" draw:layer="layout" svg:width="0.523cm" svg:height="0.039cm" svg:x="7.949cm" svg:y="7.338cm" svg:viewBox="0 0 524 40" draw:points="262,40 0,40 0,0 524,0 524,40">
            <text:p/>
          </draw:polygon>
          <draw:path draw:style-name="gr3" draw:text-style-name="P6" draw:layer="layout" svg:width="0.457cm" svg:height="0.415cm" svg:x="7.976cm" svg:y="7.80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7 60 61 0 94-64 96-71 10 36 44 71 100 71 93 0 145-119 145-141 0-9-8-9-10-9-8 0-10 2-12 9-30 99-92 120-123 120-36 0-50-29-50-60 0-21 6-40 17-81z">
            <text:p/>
          </draw:path>
          <draw:path draw:style-name="gr3" draw:text-style-name="P6" draw:layer="layout" svg:width="0.608cm" svg:height="0.611cm" svg:x="8.835cm" svg:y="7.053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205cm" svg:height="0.636cm" svg:x="9.727cm" svg:y="6.951cm" svg:viewBox="0 0 206 637" svg:d="M133 0l-133 10v30c64 0 73 6 73 49v477c0 41-11 41-73 41v30c31-3 79-3 102-3s69 0 104 3v-30c-63 0-73 0-73-41z">
            <text:p/>
          </draw:path>
          <draw:path draw:style-name="gr3" draw:text-style-name="P6" draw:layer="layout" svg:width="0.407cm" svg:height="0.421cm" svg:x="9.976cm" svg:y="7.17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10.434cm" svg:y="7.171cm" svg:viewBox="0 0 420 605" svg:d="M179 258c-81 0-81-92-81-112 0-25 2-54 14-77 9-13 29-38 67-38 79 0 79 92 79 113 0 24 0 54-15 77-8 12-29 37-64 37zM71 293c0-4 0-25 16-43 36 27 73 29 92 29 85 0 148-63 148-133 0-36-15-69-38-90 33-31 67-35 83-35 2 0 6 0 9 0-11 4-15 14-15 25 0 16 12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1.056cm" svg:y="7.182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11.642cm" svg:y="6.901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365cm" svg:height="0.611cm" svg:x="11.954cm" svg:y="6.978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6" draw:layer="layout" svg:width="0.457cm" svg:height="0.415cm" svg:x="12.391cm" svg:y="7.182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2.938cm" svg:y="6.9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55" draw:id="id55">
          <svg:title>TexMaths</svg:title>
          <svg:desc>26§display§\frac{dy}{dx} = x( 1 + 2\log x )§svg§600§FALSE§</svg:desc>
          <draw:polygon draw:style-name="gr2" draw:text-style-name="P5" draw:layer="layout" svg:width="7.413cm" svg:height="1.798cm" svg:x="4.375cm" svg:y="8.78cm" svg:viewBox="0 0 7414 1799" draw:points="3708,1799 0,1799 0,0 7414,0 7414,1799">
            <text:p/>
          </draw:polygon>
          <draw:path draw:style-name="gr3" draw:text-style-name="P6" draw:layer="layout" svg:width="0.436cm" svg:height="0.646cm" svg:x="4.387cm" svg:y="8.7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851cm" svg:y="8.965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4.329cm" svg:y="9.739cm" svg:viewBox="0 0 1000 40" draw:points="499,40 0,40 0,0 1000,0 1000,40">
            <text:p/>
          </draw:polygon>
          <draw:path draw:style-name="gr3" draw:text-style-name="P6" draw:layer="layout" svg:width="0.436cm" svg:height="0.646cm" svg:x="4.366cm" svg:y="9.9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83cm" svg:y="10.2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5.741cm" svg:y="9.6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6.681cm" svg:y="9.58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7.268cm" svg:y="9.3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7.613cm" svg:y="9.379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608cm" svg:height="0.611cm" svg:x="8.243cm" svg:y="9.4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65cm" svg:height="0.611cm" svg:x="9.152cm" svg:y="9.379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205cm" svg:height="0.636cm" svg:x="9.745cm" svg:y="9.352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9.994cm" svg:y="9.57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0.452cm" svg:y="9.572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1.074cm" svg:y="9.58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1.621cm" svg:y="9.3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56" draw:id="id56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4.341cm" svg:y="11.178cm" svg:viewBox="0 0 5824 564" draw:points="2912,564 0,564 0,0 5824,0 5824,564">
            <text:p/>
          </draw:polygon>
          <draw:path draw:style-name="gr3" draw:text-style-name="P6" draw:layer="layout" svg:width="0.615cm" svg:height="0.626cm" svg:x="4.326cm" svg:y="11.153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5.023cm" svg:y="11.1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5.27cm" svg:y="11.132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859cm" svg:y="11.68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6.466cm" svg:y="11.374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7.196cm" svg:y="11.68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704cm" svg:y="11.374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8.143cm" svg:y="11.68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8.644cm" svg:y="11.205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9.031cm" svg:y="11.68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9.536cm" svg:y="11.374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10.112cm" svg:y="11.68cm" svg:viewBox="0 0 100 100" svg:d="M100 50c0-27-23-50-50-50s-50 23-50 50 23 50 50 50 50-23 50-50z">
            <text:p/>
          </draw:path>
        </draw:g>
        <draw:g xml:id="id57" draw:id="id57">
          <svg:title>TexMaths</svg:title>
          <svg:desc>26§display§\frac{d}{dx}\left( \frac{dy}{dx} \right) = \frac{d}{dx}[\ x( 1 + 2\log x ) \ ]§svg§600§FALSE§</svg:desc>
          <draw:polygon draw:style-name="gr2" draw:text-style-name="P5" draw:layer="layout" svg:width="12.444cm" svg:height="2.101cm" svg:x="4.377cm" svg:y="12.381cm" svg:viewBox="0 0 12445 2102" draw:points="6223,2102 0,2102 0,0 12445,0 12445,2102">
            <text:p/>
          </draw:polygon>
          <draw:path draw:style-name="gr3" draw:text-style-name="P6" draw:layer="layout" svg:width="0.436cm" svg:height="0.646cm" svg:x="4.628cm" svg:y="12.40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4.331cm" svg:y="13.412cm" svg:viewBox="0 0 1000 40" draw:points="499,40 0,40 0,0 1000,0 1000,40">
            <text:p/>
          </draw:polygon>
          <draw:path draw:style-name="gr3" draw:text-style-name="P6" draw:layer="layout" svg:width="0.436cm" svg:height="0.646cm" svg:x="4.368cm" svg:y="13.65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4.832cm" svg:y="13.8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45cm" svg:height="2.193cm" svg:x="5.781cm" svg:y="12.335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36cm" svg:height="0.646cm" svg:x="6.43cm" svg:y="12.40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6.895cm" svg:y="12.639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6.373cm" svg:y="13.412cm" svg:viewBox="0 0 1000 40" draw:points="499,40 0,40 0,0 1000,0 1000,40">
            <text:p/>
          </draw:polygon>
          <draw:path draw:style-name="gr3" draw:text-style-name="P6" draw:layer="layout" svg:width="0.436cm" svg:height="0.646cm" svg:x="6.409cm" svg:y="13.65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6.875cm" svg:y="13.882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45cm" svg:height="2.193cm" svg:x="7.513cm" svg:y="12.335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8.457cm" svg:y="13.3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9.778cm" svg:y="12.40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9.481cm" svg:y="13.412cm" svg:viewBox="0 0 1000 40" draw:points="499,40 0,40 0,0 1000,0 1000,40">
            <text:p/>
          </draw:polygon>
          <draw:path draw:style-name="gr3" draw:text-style-name="P6" draw:layer="layout" svg:width="0.436cm" svg:height="0.646cm" svg:x="9.518cm" svg:y="13.65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9.984cm" svg:y="13.8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olygon draw:style-name="gr3" draw:text-style-name="P6" draw:layer="layout" svg:width="0.126cm" svg:height="0.914cm" svg:x="10.695cm" svg:y="12.976cm" svg:viewBox="0 0 127 915" draw:points="127,915 127,880 37,880 37,37 127,37 127,0 0,0 0,915">
            <text:p/>
          </draw:polygon>
          <draw:path draw:style-name="gr3" draw:text-style-name="P6" draw:layer="layout" svg:width="0.457cm" svg:height="0.415cm" svg:x="11.174cm" svg:y="13.25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1.76cm" svg:y="12.97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2.105cm" svg:y="13.0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2.735cm" svg:y="13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65cm" svg:height="0.61cm" svg:x="13.644cm" svg:y="13.0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05cm" svg:height="0.635cm" svg:x="14.237cm" svg:y="13.025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4.487cm" svg:y="13.2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4.942cm" svg:y="13.24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5.566cm" svg:y="13.25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6 0-50-29-50-60 0-21 6-40 17-81z">
            <text:p/>
          </draw:path>
          <draw:path draw:style-name="gr3" draw:text-style-name="P6" draw:layer="layout" svg:width="0.213cm" svg:height="0.914cm" svg:x="16.113cm" svg:y="12.97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126cm" svg:height="0.914cm" svg:x="16.741cm" svg:y="12.976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3" draw:text-style-name="P16" draw:layer="layout" svg:width="26.6cm" svg:height="14.573cm" svg:x="0.8cm" svg:y="0.627cm" presentation:class="title" presentation:user-transformed="true">
          <draw:text-box>
            <text:p xml:id="id61" text:id="id61" text:style-name="P15"><text:span text:style-name="T46"><text:tab/></text:span><text:span text:style-name="T46"><text:tab/></text:span><text:span text:style-name="T24"><text:line-break/></text:span><text:span text:style-name="T24"><text:tab/></text:span><text:span text:style-name="T24"><text:tab/></text:span><text:span text:style-name="T22"> <text:s text:c="23"/></text:span><text:span text:style-name="T22"><text:line-break/></text:span><text:span text:style-name="T47"> <text:s text:c="13"/></text:span><text:span text:style-name="T48"><text:line-break/></text:span><text:span text:style-name="T22"><text:tab/></text:span><text:span text:style-name="T22"> <text:s text:c="63"/></text:span><text:span text:style-name="T22"><text:line-break/></text:span><text:span text:style-name="T49"> <text:s text:c="18"/></text:span><text:span text:style-name="T22"><text:line-break/></text:span><text:span text:style-name="T22"> <text:s text:c="30"/></text:span><text:span text:style-name="T22"><text:line-break/></text:span><text:span text:style-name="T50"> <text:s text:c="23"/></text:span><text:span text:style-name="T22"><text:line-break/></text:span><text:span text:style-name="T22"> <text:s text:c="4"/></text:span><text:span text:style-name="T22">(v) Let <text:s text:c="2"/></text:span><text:span text:style-name="T22"><text:line-break/></text:span><text:span text:style-name="T46"> <text:s text:c="22"/></text:span><text:span text:style-name="T46"><text:line-break/></text:span><text:span text:style-name="T27"><text:line-break/></text:span><text:span text:style-name="T51"> <text:s text:c="21"/></text:span><text:span text:style-name="T27"><text:line-break/></text:span><text:span text:style-name="T3"> <text:s text:c="3"/></text:span></text:p>
          </draw:text-box>
        </draw:frame>
        <draw:g xml:id="id62" draw:id="id62">
          <svg:title>TexMaths</svg:title>
          <svg:desc>28§display§y = \sin ( \log x )§svg§600§FALSE§</svg:desc>
          <draw:polygon draw:style-name="gr2" draw:text-style-name="P5" draw:layer="layout" svg:width="5.606cm" svg:height="0.886cm" svg:x="5.344cm" svg:y="8.174cm" svg:viewBox="0 0 5607 887" draw:points="2802,887 0,887 0,0 5607,0 5607,887">
            <text:p/>
          </draw:polygon>
          <draw:path draw:style-name="gr3" draw:text-style-name="P6" draw:layer="layout" svg:width="0.456cm" svg:height="0.638cm" svg:x="5.324cm" svg:y="8.42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55cm" svg:height="0.232cm" svg:x="6.142cm" svg:y="8.5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7.156cm" svg:y="8.4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7.546cm" svg:y="8.2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7.817cm" svg:y="8.42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23cm" svg:height="0.985cm" svg:x="8.431cm" svg:y="8.1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221cm" svg:height="0.685cm" svg:x="8.749cm" svg:y="8.181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9.015cm" svg:y="8.42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451cm" svg:height="0.651cm" svg:x="9.508cm" svg:y="8.41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492cm" svg:height="0.447cm" svg:x="10.18cm" svg:y="8.4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5cm" svg:x="10.769cm" svg:y="8.1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3" draw:id="id63">
          <svg:title>TexMaths</svg:title>
          <svg:desc>28§display§\text {Diff. } w. \ r. \ t. \  x.§svg§600§FALSE§</svg:desc>
          <draw:polygon draw:style-name="gr2" draw:text-style-name="P5" draw:layer="layout" svg:width="6.271cm" svg:height="0.606cm" svg:x="3.538cm" svg:y="9.474cm" svg:viewBox="0 0 6272 607" draw:points="3136,607 0,607 0,0 6272,0 6272,607">
            <text:p/>
          </draw:polygon>
          <draw:path draw:style-name="gr3" draw:text-style-name="P6" draw:layer="layout" svg:width="0.662cm" svg:height="0.673cm" svg:x="3.522cm" svg:y="9.447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272cm" svg:y="9.4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39cm" svg:y="9.425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173cm" svg:y="10.01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27cm" svg:y="9.68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613cm" svg:y="10.01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cm" svg:y="9.68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632cm" svg:y="10.01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2cm" svg:y="9.50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89cm" svg:y="10.014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133cm" svg:y="9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753cm" svg:y="10.014cm" svg:viewBox="0 0 108 108" svg:d="M108 54c0-29-25-54-54-54s-54 25-54 54 25 54 54 54 54-25 54-54z">
            <text:p/>
          </draw:path>
        </draw:g>
        <draw:g xml:id="id58" draw:id="id58">
          <svg:title>TexMaths</svg:title>
          <svg:desc>26§display§\frac{d^2 y}{dx^2} =x \frac{d}{dx}( 1 + 2 \log x ) + ( 1 + 2 \log x ) \frac{d}{dx}( x )§svg§600§FALSE§</svg:desc>
          <draw:polygon draw:style-name="gr2" draw:text-style-name="P5" draw:layer="layout" svg:width="17.356cm" svg:height="1.92cm" svg:x="3.57cm" svg:y="0.772cm" svg:viewBox="0 0 17357 1921" draw:points="8680,1921 0,1921 0,0 17357,0 17357,1921">
            <text:p/>
          </draw:polygon>
          <draw:path draw:style-name="gr3" draw:text-style-name="P6" draw:layer="layout" svg:width="0.436cm" svg:height="0.645cm" svg:x="3.582cm" svg:y="0.84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4.061cm" svg:y="0.72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456cm" svg:y="1.077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524cm" svg:y="1.853cm" svg:viewBox="0 0 1410 39" draw:points="705,39 0,39 0,0 1410,0 1410,39">
            <text:p/>
          </draw:polygon>
          <draw:path draw:style-name="gr3" draw:text-style-name="P6" draw:layer="layout" svg:width="0.436cm" svg:height="0.645cm" svg:x="3.561cm" svg:y="2.092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4.025cm" svg:y="2.322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4.562cm" svg:y="2.03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346cm" svg:y="1.76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457cm" svg:height="0.415cm" svg:x="6.286cm" svg:y="1.69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436cm" svg:height="0.645cm" svg:x="7.189cm" svg:y="0.849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olygon draw:style-name="gr3" draw:text-style-name="P6" draw:layer="layout" svg:width="0.999cm" svg:height="0.038cm" svg:x="6.891cm" svg:y="1.853cm" svg:viewBox="0 0 1000 39" draw:points="499,39 0,39 0,0 1000,0 1000,39">
            <text:p/>
          </draw:polygon>
          <draw:path draw:style-name="gr3" draw:text-style-name="P6" draw:layer="layout" svg:width="0.436cm" svg:height="0.645cm" svg:x="6.929cm" svg:y="2.092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7.395cm" svg:y="2.322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8.09cm" svg:y="1.4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8.437cm" svg:y="1.491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6" draw:layer="layout" svg:width="0.608cm" svg:height="0.61cm" svg:x="9.065cm" svg:y="1.5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9.974cm" svg:y="1.491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205cm" svg:height="0.635cm" svg:x="10.567cm" svg:y="1.466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10.816cm" svg:y="1.69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419cm" svg:height="0.604cm" svg:x="11.274cm" svg:y="1.686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11.896cm" svg:y="1.69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12.445cm" svg:y="1.4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608cm" svg:height="0.61cm" svg:x="13.002cm" svg:y="1.5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213cm" svg:height="0.914cm" svg:x="13.955cm" svg:y="1.4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14.3cm" svg:y="1.491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6" draw:layer="layout" svg:width="0.608cm" svg:height="0.61cm" svg:x="14.931cm" svg:y="1.5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5.84cm" svg:y="1.491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21 81-6 8-66 8-85 8z">
            <text:p/>
          </draw:path>
          <draw:path draw:style-name="gr3" draw:text-style-name="P6" draw:layer="layout" svg:width="0.205cm" svg:height="0.635cm" svg:x="16.432cm" svg:y="1.466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16.682cm" svg:y="1.69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419cm" svg:height="0.604cm" svg:x="17.14cm" svg:y="1.686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17.761cm" svg:y="1.69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100 71 93 0 145-119 145-142 0-8-8-8-10-8-8 0-10 2-12 8-30 100-94 121-123 121-35 0-50-29-50-60 0-21 6-40 17-81z">
            <text:p/>
          </draw:path>
          <draw:path draw:style-name="gr3" draw:text-style-name="P6" draw:layer="layout" svg:width="0.213cm" svg:height="0.914cm" svg:x="18.311cm" svg:y="1.4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19.02cm" svg:y="0.849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olygon draw:style-name="gr3" draw:text-style-name="P6" draw:layer="layout" svg:width="0.999cm" svg:height="0.038cm" svg:x="18.722cm" svg:y="1.853cm" svg:viewBox="0 0 1000 39" draw:points="499,39 0,39 0,0 1000,0 1000,39">
            <text:p/>
          </draw:polygon>
          <draw:path draw:style-name="gr3" draw:text-style-name="P6" draw:layer="layout" svg:width="0.436cm" svg:height="0.645cm" svg:x="18.76cm" svg:y="2.092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19.226cm" svg:y="2.322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19.92cm" svg:y="1.4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457cm" svg:height="0.415cm" svg:x="20.212cm" svg:y="1.69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213cm" svg:height="0.914cm" svg:x="20.761cm" svg:y="1.4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</draw:g>
        <draw:g xml:id="id64" draw:id="id64">
          <svg:title>TexMaths</svg:title>
          <svg:desc>28§display§\frac{dy}{dx} = \frac{d}{dx}( \sin ( \log x ) )= §svg§600§FALSE§</svg:desc>
          <draw:polygon draw:style-name="gr2" draw:text-style-name="P5" draw:layer="layout" svg:width="9.437cm" svg:height="1.936cm" svg:x="3.47cm" svg:y="10.474cm" svg:viewBox="0 0 9438 1937" draw:points="4719,1937 0,1937 0,0 9438,0 9438,1937">
            <text:p/>
          </draw:polygon>
          <draw:path draw:style-name="gr3" draw:text-style-name="P6" draw:layer="layout" svg:width="0.469cm" svg:height="0.696cm" svg:x="3.484cm" svg:y="10.4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83cm" svg:y="10.67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3.421cm" svg:y="11.507cm" svg:viewBox="0 0 1077 43" draw:points="538,43 0,43 0,0 1077,0 1077,43">
            <text:p/>
          </draw:polygon>
          <draw:path draw:style-name="gr3" draw:text-style-name="P6" draw:layer="layout" svg:width="0.469cm" svg:height="0.696cm" svg:x="3.461cm" svg:y="11.76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61cm" svg:y="12.01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942cm" svg:y="11.4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364cm" svg:y="10.4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6.044cm" svg:y="11.507cm" svg:viewBox="0 0 1077 43" draw:points="538,43 0,43 0,0 1077,0 1077,43">
            <text:p/>
          </draw:polygon>
          <draw:path draw:style-name="gr3" draw:text-style-name="P6" draw:layer="layout" svg:width="0.469cm" svg:height="0.696cm" svg:x="6.084cm" svg:y="11.76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584cm" svg:y="12.01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7.334cm" svg:y="11.03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24cm" svg:height="0.454cm" svg:x="7.652cm" svg:y="11.332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8.039cm" svg:y="11.11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8.313cm" svg:y="11.33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23cm" svg:height="0.984cm" svg:x="8.924cm" svg:y="11.03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221cm" svg:height="0.684cm" svg:x="9.242cm" svg:y="11.09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4cm" svg:x="9.511cm" svg:y="11.33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451cm" svg:height="0.651cm" svg:x="10.004cm" svg:y="11.32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6" draw:layer="layout" svg:width="0.492cm" svg:height="0.447cm" svg:x="10.673cm" svg:y="11.3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11.262cm" svg:y="11.03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23cm" svg:height="0.984cm" svg:x="11.645cm" svg:y="11.03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655cm" svg:height="0.232cm" svg:x="12.302cm" svg:y="11.413cm" svg:viewBox="0 0 656 233" svg:d="M623 40c15 0 33 0 33-20s-18-20-31-20h-591c-16 0-34 0-34 20s18 20 34 20zM625 233c13 0 31 0 31-20s-18-20-33-20h-589c-16 0-34 0-34 20s18 20 34 20z">
            <text:p/>
          </draw:path>
        </draw:g>
        <draw:g xml:id="id59" draw:id="id59">
          <svg:title>TexMaths</svg:title>
          <svg:desc>26§display§\frac{d^2 y}{dx^2} =x . \frac{2}{x} + ( 1 + 2 \log x ) ( 1 )§svg§600§FALSE§</svg:desc>
          <draw:polygon draw:style-name="gr2" draw:text-style-name="P5" draw:layer="layout" svg:width="11.103cm" svg:height="1.92cm" svg:x="3.571cm" svg:y="3.172cm" svg:viewBox="0 0 11104 1921" draw:points="5553,1921 0,1921 0,0 11104,0 11104,1921">
            <text:p/>
          </draw:polygon>
          <draw:path draw:style-name="gr3" draw:text-style-name="P6" draw:layer="layout" svg:width="0.436cm" svg:height="0.645cm" svg:x="3.583cm" svg:y="3.24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4.062cm" svg:y="3.12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457cm" svg:y="3.477cm" svg:viewBox="0 0 424 592" svg:d="M420 56c4-12 4-14 4-21 0-16-14-25-27-25-10 0-25 5-33 19-2 4-8 33-13 50-6 23-12 48-18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525cm" svg:y="4.253cm" svg:viewBox="0 0 1410 39" draw:points="705,39 0,39 0,0 1410,0 1410,39">
            <text:p/>
          </draw:polygon>
          <draw:path draw:style-name="gr3" draw:text-style-name="P6" draw:layer="layout" svg:width="0.436cm" svg:height="0.645cm" svg:x="3.562cm" svg:y="4.492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4.026cm" svg:y="4.722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4.563cm" svg:y="4.43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347cm" svg:y="4.16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457cm" svg:height="0.415cm" svg:x="6.287cm" svg:y="4.09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099cm" svg:height="0.099cm" svg:x="6.861cm" svg:y="4.402cm" svg:viewBox="0 0 100 100" svg:d="M100 50c0-27-23-50-50-50s-50 23-50 50 23 50 50 50 50-23 50-50z">
            <text:p/>
          </draw:path>
          <draw:path draw:style-name="gr3" draw:text-style-name="P6" draw:layer="layout" svg:width="0.365cm" svg:height="0.61cm" svg:x="7.225cm" svg:y="3.274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olygon draw:style-name="gr3" draw:text-style-name="P6" draw:layer="layout" svg:width="0.523cm" svg:height="0.038cm" svg:x="7.146cm" svg:y="4.253cm" svg:viewBox="0 0 524 39" draw:points="262,39 0,39 0,0 524,0 524,39">
            <text:p/>
          </draw:polygon>
          <draw:path draw:style-name="gr3" draw:text-style-name="P6" draw:layer="layout" svg:width="0.457cm" svg:height="0.415cm" svg:x="7.173cm" svg:y="4.722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8.032cm" svg:y="3.9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213cm" svg:height="0.914cm" svg:x="8.985cm" svg:y="3.8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9.332cm" svg:y="3.891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6" draw:layer="layout" svg:width="0.608cm" svg:height="0.61cm" svg:x="9.962cm" svg:y="3.9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0.869cm" svg:y="3.891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6" draw:layer="layout" svg:width="0.205cm" svg:height="0.635cm" svg:x="11.464cm" svg:y="3.866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11.713cm" svg:y="4.09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419cm" svg:height="0.604cm" svg:x="12.169cm" svg:y="4.086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12.793cm" svg:y="4.09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13.34cm" svg:y="3.8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213cm" svg:height="0.914cm" svg:x="13.733cm" svg:y="3.8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14.08cm" svg:y="3.891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6" draw:layer="layout" svg:width="0.213cm" svg:height="0.914cm" svg:x="14.507cm" svg:y="3.8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</draw:g>
        <draw:g xml:id="id60" draw:id="id60">
          <svg:title>TexMaths</svg:title>
          <svg:desc>26§display§\frac{d^2 y}{dx^2} = 3 + 2 \log x §svg§600§FALSE§</svg:desc>
          <draw:polygon draw:style-name="gr2" draw:text-style-name="P5" draw:layer="layout" svg:width="6.641cm" svg:height="1.92cm" svg:x="3.571cm" svg:y="5.672cm" svg:viewBox="0 0 6642 1921" draw:points="3321,1921 0,1921 0,0 6642,0 6642,1921">
            <text:p/>
          </draw:polygon>
          <draw:path draw:style-name="gr3" draw:text-style-name="P6" draw:layer="layout" svg:width="0.436cm" svg:height="0.645cm" svg:x="3.583cm" svg:y="5.74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8-23-28-42 0-23 3-29 7-44zM245 526c-4 16-4 19-18 35-40 50-77 65-102 65-46 0-61-50-61-86 0-45 30-160 52-201 27-54 69-87 107-87 60 0 72 74 72 81 0 4-2 10-4 14z">
            <text:p/>
          </draw:path>
          <draw:path draw:style-name="gr3" draw:text-style-name="P6" draw:layer="layout" svg:width="0.284cm" svg:height="0.425cm" svg:x="4.062cm" svg:y="5.62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457cm" svg:y="5.977cm" svg:viewBox="0 0 424 592" svg:d="M420 56c4-12 4-14 4-21 0-16-14-25-27-25-10 0-25 5-33 19-2 4-8 33-13 50-6 23-12 48-18 73l-42 166c-2 12-41 77-102 77-48 0-58-40-58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525cm" svg:y="6.753cm" svg:viewBox="0 0 1410 39" draw:points="705,39 0,39 0,0 1410,0 1410,39">
            <text:p/>
          </draw:polygon>
          <draw:path draw:style-name="gr3" draw:text-style-name="P6" draw:layer="layout" svg:width="0.436cm" svg:height="0.645cm" svg:x="3.562cm" svg:y="6.992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8-23-28-42 0-23 3-29 7-44zM245 526c-4 16-4 19-18 35-40 50-77 65-102 65-46 0-61-50-61-86 0-45 30-160 52-201 27-54 69-87 107-87 60 0 72 74 72 81 0 4-2 10-4 14z">
            <text:p/>
          </draw:path>
          <draw:path draw:style-name="gr3" draw:text-style-name="P6" draw:layer="layout" svg:width="0.457cm" svg:height="0.415cm" svg:x="4.026cm" svg:y="7.222cm" svg:viewBox="0 0 458 416" svg:d="M281 129c4-25 25-108 89-108 6 0 27 0 46 10-25 6-44 29-44 50 0 15 11 33 36 33 20 0 50-16 50-54 0-48-55-60-86-60-54 0-85 48-97 71-23-63-71-71-98-71-96 0-148 118-148 141 0 9 8 9 11 9 8 0 10 0 12-9 31-97 91-120 123-120 16 0 50 8 50 60 0 29-17 92-50 218-15 59-48 96-88 96-6 0-27 0-45-10 22-7 43-25 43-50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6" draw:layer="layout" svg:width="0.284cm" svg:height="0.425cm" svg:x="4.563cm" svg:y="6.93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347cm" svg:y="6.66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cm" svg:height="0.629cm" svg:x="6.299cm" svg:y="6.391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s-108-17-141-71c33 6 60-14 60-50 0-33-23-52-50-52-23 0-52 15-52 54 0 84 85 144 185 144 112 0 196-83 196-177 0-75-59-145-152-166z">
            <text:p/>
          </draw:path>
          <draw:path draw:style-name="gr3" draw:text-style-name="P6" draw:layer="layout" svg:width="0.608cm" svg:height="0.61cm" svg:x="6.971cm" svg:y="6.4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7.88cm" svg:y="6.391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6" draw:layer="layout" svg:width="0.205cm" svg:height="0.635cm" svg:x="8.473cm" svg:y="6.366cm" svg:viewBox="0 0 206 636" svg:d="M133 0l-133 10v29c64 0 73 7 73 50v476c0 42-11 42-73 42v29c31-2 79-2 102-2s69 0 104 2v-29c-63 0-73 0-73-42z">
            <text:p/>
          </draw:path>
          <draw:path draw:style-name="gr3" draw:text-style-name="P6" draw:layer="layout" svg:width="0.407cm" svg:height="0.421cm" svg:x="8.722cm" svg:y="6.59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419cm" svg:height="0.604cm" svg:x="9.18cm" svg:y="6.586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3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9.801cm" svg:y="6.597cm" svg:viewBox="0 0 458 416" svg:d="M281 129c4-25 25-108 89-108 4 0 27 0 46 10-25 6-44 29-44 50 0 15 11 33 36 33 20 0 50-16 50-54 0-48-55-60-86-60-54 0-85 48-97 71-23-63-71-71-98-71-96 0-148 118-148 141 0 9 8 9 11 9 8 0 10 0 12-9 31-97 91-120 123-120 16 0 50 8 50 60 0 29-17 92-50 218-15 59-48 96-88 96-6 0-27 0-45-10 22-7 43-25 43-50s-21-34-35-34c-27 0-50 25-50 54 0 42 46 61 85 61 63 0 94-65 98-71 10 35 44 71 98 71 95 0 147-119 147-142 0-8-8-8-10-8-8 0-10 2-12 8-32 100-94 121-123 121-36 0-50-29-50-60 0-21 6-40 17-81z">
            <text:p/>
          </draw:path>
        </draw:g>
        <draw:g xml:id="id65" draw:id="id65">
          <svg:title>TexMaths</svg:title>
          <svg:desc>28§display§\cos ( \log x ) \frac{d}{dx}( \log x )§svg§600§FALSE§</svg:desc>
          <draw:polygon draw:style-name="gr2" draw:text-style-name="P5" draw:layer="layout" svg:width="7.957cm" svg:height="1.936cm" svg:x="13.539cm" svg:y="10.474cm" svg:viewBox="0 0 7958 1937" draw:points="3980,1937 0,1937 0,0 7958,0 7958,1937">
            <text:p/>
          </draw:polygon>
          <draw:path draw:style-name="gr3" draw:text-style-name="P6" draw:layer="layout" svg:width="0.375cm" svg:height="0.454cm" svg:x="13.523cm" svg:y="11.332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955cm" svg:y="11.33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14.45cm" svg:y="11.332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3cm" svg:height="0.984cm" svg:x="14.905cm" svg:y="11.03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221cm" svg:height="0.684cm" svg:x="15.223cm" svg:y="11.09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4cm" svg:x="15.489cm" svg:y="11.33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451cm" svg:height="0.651cm" svg:x="15.982cm" svg:y="11.32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6" draw:layer="layout" svg:width="0.492cm" svg:height="0.447cm" svg:x="16.652cm" svg:y="11.3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7.243cm" svg:y="11.03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469cm" svg:height="0.696cm" svg:x="18.009cm" svg:y="10.4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76cm" svg:height="0.042cm" svg:x="17.687cm" svg:y="11.507cm" svg:viewBox="0 0 1077 43" draw:points="538,43 0,43 0,0 1077,0 1077,43">
            <text:p/>
          </draw:polygon>
          <draw:path draw:style-name="gr3" draw:text-style-name="P6" draw:layer="layout" svg:width="0.469cm" svg:height="0.696cm" svg:x="17.727cm" svg:y="11.76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18.229cm" svg:y="12.01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4cm" svg:x="18.977cm" svg:y="11.03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221cm" svg:height="0.684cm" svg:x="19.295cm" svg:y="11.09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4cm" svg:x="19.564cm" svg:y="11.33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451cm" svg:height="0.651cm" svg:x="20.056cm" svg:y="11.32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6" draw:layer="layout" svg:width="0.492cm" svg:height="0.447cm" svg:x="20.726cm" svg:y="11.3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21.317cm" svg:y="11.03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66" draw:id="id66">
          <svg:title>TexMaths</svg:title>
          <svg:desc>28§display§\frac{dy}{dx} = \frac{ \cos ( \log x ) }{x}§svg§600§FALSE§</svg:desc>
          <draw:polygon draw:style-name="gr2" draw:text-style-name="P5" draw:layer="layout" svg:width="6.606cm" svg:height="1.992cm" svg:x="3.471cm" svg:y="12.975cm" svg:viewBox="0 0 6607 1993" draw:points="3304,1993 0,1993 0,0 6607,0 6607,1993">
            <text:p/>
          </draw:polygon>
          <draw:path draw:style-name="gr3" draw:text-style-name="P6" draw:layer="layout" svg:width="0.469cm" svg:height="0.696cm" svg:x="3.485cm" svg:y="12.98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84cm" svg:y="13.22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6" draw:layer="layout" svg:width="1.076cm" svg:height="0.042cm" svg:x="3.422cm" svg:y="14.064cm" svg:viewBox="0 0 1077 43" draw:points="538,43 0,43 0,0 1077,0 1077,43">
            <text:p/>
          </draw:polygon>
          <draw:path draw:style-name="gr3" draw:text-style-name="P6" draw:layer="layout" svg:width="0.469cm" svg:height="0.696cm" svg:x="3.462cm" svg:y="14.32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62cm" svg:y="14.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943cm" svg:y="13.9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4cm" svg:x="6.078cm" svg:y="13.224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6.508cm" svg:y="13.224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6" draw:layer="layout" svg:width="0.324cm" svg:height="0.454cm" svg:x="7.006cm" svg:y="13.224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3cm" svg:height="0.985cm" svg:x="7.46cm" svg:y="12.9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221cm" svg:height="0.684cm" svg:x="7.778cm" svg:y="12.982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4cm" svg:x="8.045cm" svg:y="13.224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6" draw:layer="layout" svg:width="0.451cm" svg:height="0.651cm" svg:x="8.538cm" svg:y="13.21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6" draw:layer="layout" svg:width="0.492cm" svg:height="0.447cm" svg:x="9.207cm" svg:y="13.2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5cm" svg:x="9.799cm" svg:y="12.92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6" draw:layer="layout" svg:width="4.082cm" svg:height="0.042cm" svg:x="6.045cm" svg:y="14.064cm" svg:viewBox="0 0 4083 43" draw:points="2040,43 0,43 0,0 4083,0 4083,43">
            <text:p/>
          </draw:polygon>
          <draw:path draw:style-name="gr3" draw:text-style-name="P6" draw:layer="layout" svg:width="0.492cm" svg:height="0.447cm" svg:x="7.832cm" svg:y="14.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width*0.05;width" smil:keyTimes="0;1"/>
                  <anim:animate smil:dur="0.5s" smil:fill="hold" smil:targetElement="id61" anim:sub-item="text" smil:attributeName="height" smil:values="height;height" smil:keyTimes="0;1"/>
                  <anim:animate smil:dur="0.5s" smil:fill="hold" smil:targetElement="id61" anim:sub-item="text" smil:attributeName="x" smil:values="x-.2;x" smil:keyTimes="0;1"/>
                  <anim:animate smil:dur="0.5s" smil:fill="hold" smil:targetElement="id61" anim:sub-item="text" smil:attributeName="y" smil:values="y;y" smil:keyTimes="0;1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14" draw:text-style-name="P17" draw:layer="layout" svg:width="26.4cm" svg:height="14.573cm" svg:x="0.8cm" svg:y="0.627cm" presentation:class="title" presentation:user-transformed="true">
          <draw:text-box>
            <text:p text:style-name="P7"><text:span text:style-name="T20"><text:tab/></text:span><text:span text:style-name="T20"><text:tab/></text:span><text:span text:style-name="T10"><text:line-break/></text:span><text:span text:style-name="T10"><text:tab/></text:span><text:span text:style-name="T15"> <text:s/></text:span><text:span text:style-name="T10"><text:line-break/></text:span><text:span text:style-name="T52"> <text:s text:c="18"/></text:span><text:span text:style-name="T52"><text:tab/></text:span><text:span text:style-name="T52"><text:tab/></text:span><text:span text:style-name="T10"><text:line-break/></text:span><text:span text:style-name="T15"> <text:s text:c="3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53"><text:tab/></text:span><text:span text:style-name="T53"><text:tab/></text:span><text:span text:style-name="T15"><text:line-break/></text:span><text:span text:style-name="T15"><text:tab/></text:span><text:span text:style-name="T15"> </text:span></text:p>
          </draw:text-box>
        </draw:frame>
        <draw:g xml:id="id69" draw:id="id69">
          <svg:title>TexMaths</svg:title>
          <svg:desc>26§display§\frac{d^2 y}{dx^2} = \frac{ x \frac{d}{dx} [ \cos ( \log x ) ] - \cos ( \log x )\frac{d}{dx} ( x )  \ }{x^2}§svg§600§FALSE§</svg:desc>
          <draw:polygon draw:style-name="gr2" draw:text-style-name="P5" draw:layer="layout" svg:width="16.045cm" svg:height="2.021cm" svg:x="2.777cm" svg:y="4.905cm" svg:viewBox="0 0 16046 2022" draw:points="8022,2022 0,2022 0,0 16046,0 16046,2022">
            <text:p/>
          </draw:polygon>
          <draw:path draw:style-name="gr3" draw:text-style-name="P6" draw:layer="layout" svg:width="0.436cm" svg:height="0.646cm" svg:x="2.789cm" svg:y="5.08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4cm" svg:height="0.426cm" svg:x="3.268cm" svg:y="4.95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3.663cm" svg:y="5.31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1.409cm" svg:height="0.039cm" svg:x="2.731cm" svg:y="6.089cm" svg:viewBox="0 0 1410 40" draw:points="705,40 0,40 0,0 1410,0 1410,40">
            <text:p/>
          </draw:polygon>
          <draw:path draw:style-name="gr3" draw:text-style-name="P6" draw:layer="layout" svg:width="0.436cm" svg:height="0.646cm" svg:x="2.768cm" svg:y="6.32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232cm" svg:y="6.5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284cm" svg:height="0.426cm" svg:x="3.769cm" svg:y="6.27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4.553cm" svg:y="5.99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5.603cm" svg:y="5.25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33cm" svg:height="0.453cm" svg:x="6.454cm" svg:y="4.859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21 69-48 69-17 0-21-15-21-31 0-13 2-19 4-27zM191 366c-4 17-18 31-33 42-6 6-31 27-58 27-25 0-48-17-48-63 0-33 19-104 33-131 29-52 63-60 81-60 44 0 57 48 57 56 0 2 0 6-3 9z">
            <text:p/>
          </draw:path>
          <draw:polygon draw:style-name="gr3" draw:text-style-name="P6" draw:layer="layout" svg:width="0.796cm" svg:height="0.039cm" svg:x="6.209cm" svg:y="5.417cm" svg:viewBox="0 0 797 40" draw:points="399,40 0,40 0,0 797,0 797,40">
            <text:p/>
          </draw:polygon>
          <draw:path draw:style-name="gr3" draw:text-style-name="P6" draw:layer="layout" svg:width="0.33cm" svg:height="0.453cm" svg:x="6.248cm" svg:y="5.533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21 69-48 69-17 0-21-15-21-31 0-13 2-19 4-27zM191 366c-4 17-18 31-33 42-6 6-31 27-58 27-25 0-48-17-48-63 0-33 19-104 33-131 29-52 63-60 81-60 44 0 57 48 57 56 0 2 0 6-3 9z">
            <text:p/>
          </draw:path>
          <draw:path draw:style-name="gr3" draw:text-style-name="P6" draw:layer="layout" svg:width="0.344cm" svg:height="0.29cm" svg:x="6.62cm" svg:y="5.695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olygon draw:style-name="gr3" draw:text-style-name="P6" draw:layer="layout" svg:width="0.126cm" svg:height="0.914cm" svg:x="7.222cm" svg:y="4.978cm" svg:viewBox="0 0 127 915" draw:points="127,915 127,880 37,880 37,37 127,37 127,0 0,0 0,915">
            <text:p/>
          </draw:polygon>
          <draw:path draw:style-name="gr3" draw:text-style-name="P6" draw:layer="layout" svg:width="0.348cm" svg:height="0.421cm" svg:x="7.398cm" svg:y="5.254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7.798cm" svg:y="5.254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8.259cm" svg:y="5.254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8.68cm" svg:y="4.97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8.975cm" svg:y="5.03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9.224cm" svg:y="5.254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9.682cm" svg:y="5.248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0.304cm" svg:y="5.25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213cm" svg:height="0.914cm" svg:x="10.853cm" svg:y="4.97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6" draw:layer="layout" svg:width="0.126cm" svg:height="0.914cm" svg:x="11.175cm" svg:y="4.978cm" svg:viewBox="0 0 127 915" draw:points="127,0 0,0 0,37 89,37 89,880 0,880 0,915 127,915">
            <text:p/>
          </draw:polygon>
          <draw:path draw:style-name="gr3" draw:text-style-name="P6" draw:layer="layout" svg:width="0.558cm" svg:height="0.039cm" svg:x="11.687cm" svg:y="5.417cm" svg:viewBox="0 0 559 40" svg:d="M528 40c15 0 31 0 31-21 0-19-16-19-31-19h-497c-14 0-31 0-31 19 0 21 17 21 31 21z">
            <text:p/>
          </draw:path>
          <draw:path draw:style-name="gr3" draw:text-style-name="P6" draw:layer="layout" svg:width="0.348cm" svg:height="0.421cm" svg:x="12.556cm" svg:y="5.254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12.958cm" svg:y="5.254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3.42cm" svg:y="5.254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13.84cm" svg:y="4.97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14.135cm" svg:y="5.03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14.385cm" svg:y="5.254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4.84cm" svg:y="5.248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5.464cm" svg:y="5.25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13cm" svg:height="0.914cm" svg:x="16.011cm" svg:y="4.97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33cm" svg:height="0.453cm" svg:x="16.671cm" svg:y="4.859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21 69-48 69-17 0-21-15-21-31 0-13 2-19 4-27zM191 366c-4 17-18 31-33 42-6 6-31 27-58 27-25 0-48-17-48-63 0-33 19-104 33-131 29-52 63-60 81-60 44 0 57 48 57 56 0 2 0 6-3 9z">
            <text:p/>
          </draw:path>
          <draw:polygon draw:style-name="gr3" draw:text-style-name="P6" draw:layer="layout" svg:width="0.796cm" svg:height="0.039cm" svg:x="16.425cm" svg:y="5.417cm" svg:viewBox="0 0 797 40" draw:points="399,40 0,40 0,0 797,0 797,40">
            <text:p/>
          </draw:polygon>
          <draw:path draw:style-name="gr3" draw:text-style-name="P6" draw:layer="layout" svg:width="0.33cm" svg:height="0.453cm" svg:x="16.465cm" svg:y="5.533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19 69-48 69-17 0-21-15-21-31 0-13 2-19 4-27zM191 366c-4 17-18 31-33 42-6 6-31 27-58 27-25 0-48-17-48-63 0-33 19-104 33-131 29-52 63-60 81-60 44 0 57 48 57 56 0 2 0 6-3 9z">
            <text:p/>
          </draw:path>
          <draw:path draw:style-name="gr3" draw:text-style-name="P6" draw:layer="layout" svg:width="0.344cm" svg:height="0.29cm" svg:x="16.835cm" svg:y="5.695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7.419cm" svg:y="4.97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457cm" svg:height="0.415cm" svg:x="17.71cm" svg:y="5.25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13cm" svg:height="0.914cm" svg:x="18.26cm" svg:y="4.97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6" draw:layer="layout" svg:width="13.292cm" svg:height="0.039cm" svg:x="5.576cm" svg:y="6.089cm" svg:viewBox="0 0 13293 40" draw:points="6645,40 0,40 0,0 13293,0 13293,40">
            <text:p/>
          </draw:polygon>
          <draw:path draw:style-name="gr3" draw:text-style-name="P6" draw:layer="layout" svg:width="0.457cm" svg:height="0.415cm" svg:x="11.783cm" svg:y="6.5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84cm" svg:height="0.426cm" svg:x="12.317cm" svg:y="6.27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68" draw:id="id68">
          <svg:title>TexMaths</svg:title>
          <svg:desc>26§display§\frac{d}{dx}\left( \frac{dy}{dx} \right) = \frac{d}{dx} \left[ \frac{ \cos ( \log x ) }{x}  \right]§svg§600§FALSE§</svg:desc>
          <draw:polygon draw:style-name="gr2" draw:text-style-name="P5" draw:layer="layout" svg:width="11.062cm" svg:height="2.101cm" svg:x="2.772cm" svg:y="2.28cm" svg:viewBox="0 0 11063 2102" draw:points="5533,2102 0,2102 0,0 11063,0 11063,2102">
            <text:p/>
          </draw:polygon>
          <draw:path draw:style-name="gr3" draw:text-style-name="P6" draw:layer="layout" svg:width="0.436cm" svg:height="0.646cm" svg:x="3.023cm" svg:y="2.30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2.726cm" svg:y="3.311cm" svg:viewBox="0 0 1000 40" draw:points="499,40 0,40 0,0 1000,0 1000,40">
            <text:p/>
          </draw:polygon>
          <draw:path draw:style-name="gr3" draw:text-style-name="P6" draw:layer="layout" svg:width="0.436cm" svg:height="0.646cm" svg:x="2.763cm" svg:y="3.5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3.227cm" svg:y="3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4.176cm" svg:y="2.234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4.825cm" svg:y="2.30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5.291cm" svg:y="2.53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4.769cm" svg:y="3.311cm" svg:viewBox="0 0 1000 40" draw:points="499,40 0,40 0,0 1000,0 1000,40">
            <text:p/>
          </draw:polygon>
          <draw:path draw:style-name="gr3" draw:text-style-name="P6" draw:layer="layout" svg:width="0.436cm" svg:height="0.646cm" svg:x="4.804cm" svg:y="3.5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5.27cm" svg:y="3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5.908cm" svg:y="2.234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6.853cm" svg:y="3.2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8.173cm" svg:y="2.30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7.876cm" svg:y="3.311cm" svg:viewBox="0 0 1000 40" draw:points="499,40 0,40 0,0 1000,0 1000,40">
            <text:p/>
          </draw:polygon>
          <draw:path draw:style-name="gr3" draw:text-style-name="P6" draw:layer="layout" svg:width="0.436cm" svg:height="0.646cm" svg:x="7.913cm" svg:y="3.5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8.379cm" svg:y="3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242cm" svg:height="2.193cm" svg:x="9.365cm" svg:y="2.234cm" svg:viewBox="0 0 243 2194" draw:points="0,2194 243,2194 243,2144 50,2144 50,50 243,50 243,0 0,0">
            <text:p/>
          </draw:polygon>
          <draw:path draw:style-name="gr3" draw:text-style-name="P6" draw:layer="layout" svg:width="0.348cm" svg:height="0.421cm" svg:x="9.758cm" svg:y="2.53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0.16cm" svg:y="2.53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0.622cm" svg:y="2.53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13cm" svg:height="0.914cm" svg:x="11.042cm" svg:y="2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5cm" svg:x="11.337cm" svg:y="2.307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1.587cm" svg:y="2.53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2.042cm" svg:y="2.52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2.666cm" svg:y="2.53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3.213cm" svg:y="2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3.791cm" svg:height="0.039cm" svg:x="9.727cm" svg:y="3.311cm" svg:viewBox="0 0 3792 40" draw:points="1895,40 0,40 0,0 3792,0 3792,40">
            <text:p/>
          </draw:polygon>
          <draw:path draw:style-name="gr3" draw:text-style-name="P6" draw:layer="layout" svg:width="0.457cm" svg:height="0.415cm" svg:x="11.387cm" svg:y="3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olygon draw:style-name="gr3" draw:text-style-name="P6" draw:layer="layout" svg:width="0.242cm" svg:height="2.193cm" svg:x="13.64cm" svg:y="2.234cm" svg:viewBox="0 0 243 2194" draw:points="191,2144 0,2144 0,2194 243,2194 243,0 0,0 0,50 191,50">
            <text:p/>
          </draw:polygon>
        </draw:g>
        <draw:g xml:id="id67" draw:id="id67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2.743cm" svg:y="1.082cm" svg:viewBox="0 0 5824 564" draw:points="2912,564 0,564 0,0 5824,0 5824,564">
            <text:p/>
          </draw:polygon>
          <draw:path draw:style-name="gr3" draw:text-style-name="P6" draw:layer="layout" svg:width="0.615cm" svg:height="0.626cm" svg:x="2.728cm" svg:y="1.057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425cm" svg:y="1.06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672cm" svg:y="1.036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261cm" svg:y="1.584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4.868cm" svg:y="1.278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598cm" svg:y="1.584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106cm" svg:y="1.278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545cm" svg:y="1.584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046cm" svg:y="1.109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7.433cm" svg:y="1.584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7.938cm" svg:y="1.27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514cm" svg:y="1.584cm" svg:viewBox="0 0 100 100" svg:d="M100 50c0-27-23-50-50-50s-50 23-50 50 23 50 50 50 50-23 50-50z">
            <text:p/>
          </draw:path>
        </draw:g>
        <draw:g xml:id="id70" draw:id="id70">
          <svg:title>TexMaths</svg:title>
          <svg:desc>26§display§\frac{d^2 y}{dx^2} = \frac{ x ( - \sin ( \log x ) )\frac{d}{dx} ( \log x ) - \cos ( \log x )( 1 )  \ }{x^2}§svg§600§FALSE§</svg:desc>
          <draw:polygon draw:style-name="gr2" draw:text-style-name="P5" draw:layer="layout" svg:width="18.497cm" svg:height="2.021cm" svg:x="2.777cm" svg:y="7.406cm" svg:viewBox="0 0 18498 2022" draw:points="9248,2022 0,2022 0,0 18498,0 18498,2022">
            <text:p/>
          </draw:polygon>
          <draw:path draw:style-name="gr3" draw:text-style-name="P6" draw:layer="layout" svg:width="0.436cm" svg:height="0.646cm" svg:x="2.789cm" svg:y="7.58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4cm" svg:height="0.426cm" svg:x="3.268cm" svg:y="7.4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3.663cm" svg:y="7.81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1.409cm" svg:height="0.039cm" svg:x="2.731cm" svg:y="8.59cm" svg:viewBox="0 0 1410 40" draw:points="705,40 0,40 0,0 1410,0 1410,40">
            <text:p/>
          </draw:polygon>
          <draw:path draw:style-name="gr3" draw:text-style-name="P6" draw:layer="layout" svg:width="0.436cm" svg:height="0.646cm" svg:x="2.768cm" svg:y="8.829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232cm" svg:y="9.05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284cm" svg:height="0.426cm" svg:x="3.769cm" svg:y="8.77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4.553cm" svg:y="8.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5.604cm" svg:y="7.75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213cm" svg:height="0.914cm" svg:x="6.19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559cm" svg:height="0.039cm" svg:x="6.529cm" svg:y="7.918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7.347cm" svg:y="7.75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7.709cm" svg:y="7.551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7.96cm" svg:y="7.75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13cm" svg:height="0.914cm" svg:x="8.53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8.826cm" svg:y="7.531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9.073cm" svg:y="7.75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9.531cm" svg:y="7.74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0.155cm" svg:y="7.75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6" draw:layer="layout" svg:width="0.213cm" svg:height="0.914cm" svg:x="10.702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213cm" svg:height="0.914cm" svg:x="11.058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33cm" svg:height="0.453cm" svg:x="11.717cm" svg:y="7.36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19 69-48 69-17 0-21-15-21-31 0-13 2-19 4-27zM191 366c-4 17-18 31-33 42-6 6-31 27-58 27-25 0-48-17-48-63 0-33 19-104 33-131 29-52 63-60 81-60 44 0 57 48 57 56 0 2 0 6-3 9z">
            <text:p/>
          </draw:path>
          <draw:polygon draw:style-name="gr3" draw:text-style-name="P6" draw:layer="layout" svg:width="0.796cm" svg:height="0.039cm" svg:x="11.47cm" svg:y="7.918cm" svg:viewBox="0 0 797 40" draw:points="399,40 0,40 0,0 797,0 797,40">
            <text:p/>
          </draw:polygon>
          <draw:path draw:style-name="gr3" draw:text-style-name="P6" draw:layer="layout" svg:width="0.33cm" svg:height="0.453cm" svg:x="11.509cm" svg:y="8.034cm" svg:viewBox="0 0 331 454" svg:d="M329 19c0 0 2-9 2-11s-2-8-11-8c-12 0-66 4-81 6-6 0-14 2-14 15 0 10 8 10 16 10 31 0 31 4 31 9 0 4-2 8-4 14l-35 146c-15-21-35-38-67-38-83 0-166 92-166 183 0 63 42 109 98 109 33 0 64-21 91-46 13 37 50 46 67 46 23 0 37-15 50-36 14-25 23-62 23-64 0-9-9-9-11-9-8 0-10 2-14 21-9 31-19 69-48 69-17 0-21-15-21-31 0-13 2-19 4-27zM191 366c-4 17-18 31-33 42-6 6-31 27-58 27-25 0-48-17-48-63 0-33 19-104 33-131 29-52 63-60 81-60 46 0 57 48 57 56 0 2 0 6-3 9z">
            <text:p/>
          </draw:path>
          <draw:path draw:style-name="gr3" draw:text-style-name="P6" draw:layer="layout" svg:width="0.344cm" svg:height="0.29cm" svg:x="11.881cm" svg:y="8.19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2.466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12.761cm" svg:y="7.531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13.009cm" svg:y="7.75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3.466cm" svg:y="7.74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4.088cm" svg:y="7.75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6" draw:layer="layout" svg:width="0.213cm" svg:height="0.914cm" svg:x="14.638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559cm" svg:height="0.039cm" svg:x="15.22cm" svg:y="7.918cm" svg:viewBox="0 0 560 40" svg:d="M528 40c15 0 32 0 32-21 0-19-17-19-32-19h-497c-14 0-31 0-31 19 0 21 17 21 31 21z">
            <text:p/>
          </draw:path>
          <draw:path draw:style-name="gr3" draw:text-style-name="P6" draw:layer="layout" svg:width="0.348cm" svg:height="0.421cm" svg:x="16.087cm" svg:y="7.755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16.489cm" svg:y="7.75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6.951cm" svg:y="7.75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17.371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17.666cm" svg:y="7.531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17.916cm" svg:y="7.75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8.373cm" svg:y="7.74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8.995cm" svg:y="7.75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6" draw:layer="layout" svg:width="0.213cm" svg:height="0.914cm" svg:x="19.543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213cm" svg:height="0.914cm" svg:x="19.938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20.283cm" svg:y="7.55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6" draw:layer="layout" svg:width="0.213cm" svg:height="0.914cm" svg:x="20.712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6" draw:layer="layout" svg:width="15.743cm" svg:height="0.039cm" svg:x="5.577cm" svg:y="8.59cm" svg:viewBox="0 0 15744 40" draw:points="7873,40 0,40 0,0 15744,0 15744,40">
            <text:p/>
          </draw:polygon>
          <draw:path draw:style-name="gr3" draw:text-style-name="P6" draw:layer="layout" svg:width="0.457cm" svg:height="0.415cm" svg:x="13.009cm" svg:y="9.05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6" draw:layer="layout" svg:width="0.284cm" svg:height="0.426cm" svg:x="13.543cm" svg:y="8.77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71" draw:id="id71">
          <svg:title>TexMaths</svg:title>
          <svg:desc>26§display§\frac{d^2 y}{dx^2} = \frac{ -  \frac{ x\sin ( \log x ) }{x} - \cos ( \log x ) \ }{x^2}§svg§600§FALSE§</svg:desc>
          <draw:polygon draw:style-name="gr2" draw:text-style-name="P5" draw:layer="layout" svg:width="12.39cm" svg:height="2.141cm" svg:x="2.779cm" svg:y="9.709cm" svg:viewBox="0 0 12391 2142" draw:points="6197,2142 0,2142 0,0 12391,0 12391,2142">
            <text:p/>
          </draw:polygon>
          <draw:path draw:style-name="gr3" draw:text-style-name="P6" draw:layer="layout" svg:width="0.436cm" svg:height="0.646cm" svg:x="2.791cm" svg:y="10.004cm" svg:viewBox="0 0 437 647" svg:d="M437 10c0-2 0-10-13-10-12 0-99 8-116 10-6 0-13 5-13 17 0 13 9 13 23 13 44 0 46 6 46 14l-4 19-54 216c-17-33-44-58-86-58-106 0-220 135-220 268 0 87 50 148 123 148 18 0 64-5 118-69 9 37 40 69 84 69 33 0 54-21 68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284cm" svg:height="0.425cm" svg:x="3.27cm" svg:y="9.88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23cm" svg:height="0.592cm" svg:x="3.665cm" svg:y="10.235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1.409cm" svg:height="0.039cm" svg:x="2.733cm" svg:y="11.01cm" svg:viewBox="0 0 1410 40" draw:points="705,40 0,40 0,0 1410,0 1410,40">
            <text:p/>
          </draw:polygon>
          <draw:path draw:style-name="gr3" draw:text-style-name="P6" draw:layer="layout" svg:width="0.436cm" svg:height="0.646cm" svg:x="2.77cm" svg:y="11.249cm" svg:viewBox="0 0 437 647" svg:d="M437 10c0-2 0-10-13-10-12 0-99 8-116 10-6 0-13 5-13 17 0 13 9 13 23 13 44 0 46 6 46 14l-4 19-54 216c-17-33-44-58-86-58-106 0-220 135-220 268 0 87 50 148 123 148 18 0 64-5 118-69 9 37 40 69 84 69 33 0 54-21 68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3.234cm" svg:y="11.4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3.771cm" svg:y="11.19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608cm" svg:height="0.215cm" svg:x="4.555cm" svg:y="10.92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5.656cm" svg:y="10.339cm" svg:viewBox="0 0 560 40" svg:d="M528 40c15 0 32 0 32-21 0-19-17-19-32-19h-497c-14 0-31 0-31 19 0 21 17 21 31 21z">
            <text:p/>
          </draw:path>
          <draw:path draw:style-name="gr3" draw:text-style-name="P6" draw:layer="layout" svg:width="0.344cm" svg:height="0.29cm" svg:x="6.429cm" svg:y="9.861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32cm" svg:height="0.292cm" svg:x="6.968cm" svg:y="9.856cm" svg:viewBox="0 0 233 293" svg:d="M216 17c0-11 0-17-10-17-2 0-4 0-13 8-2 0-8 7-12 9-19-13-44-17-67-17-91 0-114 48-114 81 0 21 8 38 25 50 25 21 48 25 89 31 32 6 84 15 84 58 0 25-17 57-79 57-63 0-86-42-96-86-2-8-2-10-13-10-10 0-10 4-10 17v79c0 10 0 16 8 16 7 0 19-12 32-27 29 27 64 27 79 27 83 0 114-44 114-89 0-25-10-44-27-61-25-22-54-27-77-31-52-8-94-16-94-52 0-18 17-45 79-45 75 0 77 54 79 72 0 7 9 7 11 7 12 0 12-5 12-17z">
            <text:p/>
          </draw:path>
          <draw:path draw:style-name="gr3" draw:text-style-name="P6" draw:layer="layout" svg:width="0.14cm" svg:height="0.431cm" svg:x="7.264cm" svg:y="9.711cm" svg:viewBox="0 0 141 432" svg:d="M100 37c0-18-15-37-38-37-18 0-37 15-37 37 0 23 21 38 37 38 21 0 38-17 38-38zM2 156v25c42 0 46 2 46 35v167c0 27-6 27-48 27v22c2 0 48-2 73-2 23 0 46 0 68 2v-22c-37 0-43 0-43-27v-233z">
            <text:p/>
          </draw:path>
          <draw:path draw:style-name="gr3" draw:text-style-name="P6" draw:layer="layout" svg:width="0.344cm" svg:height="0.284cm" svg:x="7.47cm" svg:y="9.861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ath draw:style-name="gr3" draw:text-style-name="P6" draw:layer="layout" svg:width="0.167cm" svg:height="0.639cm" svg:x="7.913cm" svg:y="9.663cm" svg:viewBox="0 0 168 640" svg:d="M156 0c-123 85-156 222-156 320 0 90 27 231 156 320 4 0 12 0 12-6 0-4-2-6-6-10-87-77-118-187-118-304 0-172 66-258 120-305 2-3 4-5 4-7 0-8-8-8-12-8z">
            <text:p/>
          </draw:path>
          <draw:path draw:style-name="gr3" draw:text-style-name="P6" draw:layer="layout" svg:width="0.145cm" svg:height="0.444cm" svg:x="8.16cm" svg:y="9.698cm" svg:viewBox="0 0 146 445" svg:d="M98 0l-98 6v25c44 0 48 4 48 36v328c0 27-6 27-48 27v23c2 0 48-2 73-2s48 2 73 2v-23c-42 0-48 0-48-27z">
            <text:p/>
          </draw:path>
          <draw:path draw:style-name="gr3" draw:text-style-name="P6" draw:layer="layout" svg:width="0.315cm" svg:height="0.292cm" svg:x="8.356cm" svg:y="9.856cm" svg:viewBox="0 0 316 293" svg:d="M316 150c0-81-68-150-158-150-89 0-158 69-158 150s71 143 158 143 158-62 158-143zM158 272c-25 0-58-6-81-39-17-25-19-58-19-90 0-27 0-64 23-93 17-19 44-31 77-31 38 0 65 16 79 37 19 25 21 58 21 87 0 32-2 67-21 92s-48 37-79 37z">
            <text:p/>
          </draw:path>
          <draw:path draw:style-name="gr3" draw:text-style-name="P6" draw:layer="layout" svg:width="0.326cm" svg:height="0.421cm" svg:x="8.72cm" svg:y="9.854cm" svg:viewBox="0 0 327 422" svg:d="M67 175c10 6 33 20 70 20 67 0 115-43 115-93 0-27-11-46-27-62 29-21 54-21 66-21-4 2-6 4-6 14 0 13 8 21 21 21 8 0 21-6 21-21 0-14-13-33-40-33-8 0-44 2-75 29-19-14-46-23-73-23-66 0-116 44-116 96 0 25 14 48 31 64-4 7-19 27-19 52 0 9 2 38 27 56-29 11-62 32-62 65 0 48 71 83 158 83 81 0 158-33 158-83 0-21-8-54-43-75-38-19-77-19-140-19-12 0-37 0-41-2-21-4-34-23-34-41 0-17 6-21 9-27zM139 177c-64 0-64-63-64-75 0-11 0-38 12-54 11-11 27-23 50-23 65 0 65 62 65 77 0 8 0 35-15 52-8 10-25 23-48 23zM139 287c57 0 138 0 138 52 0 33-52 62-119 62-69 0-118-29-118-62 0-23 20-50 62-52z">
            <text:p/>
          </draw:path>
          <draw:path draw:style-name="gr3" draw:text-style-name="P6" draw:layer="layout" svg:width="0.344cm" svg:height="0.29cm" svg:x="9.225cm" svg:y="9.861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167cm" svg:height="0.639cm" svg:x="9.654cm" svg:y="9.663cm" svg:viewBox="0 0 168 640" svg:d="M12 0c-4 0-12 0-12 8 0 2 2 4 6 9 56 52 117 137 117 303 0 133-42 235-111 298-12 12-12 12-12 16 0 2 2 6 8 6 9 0 69-41 113-122 29-52 47-123 47-198 0-89-27-231-156-320z">
            <text:p/>
          </draw:path>
          <draw:polygon draw:style-name="gr3" draw:text-style-name="P6" draw:layer="layout" svg:width="3.496cm" svg:height="0.039cm" svg:x="6.398cm" svg:y="10.339cm" svg:viewBox="0 0 3497 40" draw:points="1749,40 0,40 0,0 3497,0 3497,40">
            <text:p/>
          </draw:polygon>
          <draw:path draw:style-name="gr3" draw:text-style-name="P6" draw:layer="layout" svg:width="0.344cm" svg:height="0.29cm" svg:x="7.971cm" svg:y="10.619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559cm" svg:height="0.039cm" svg:x="10.282cm" svg:y="10.339cm" svg:viewBox="0 0 560 40" svg:d="M528 40c15 0 32 0 32-21 0-19-17-19-32-19h-497c-14 0-31 0-31 19 0 21 17 21 31 21z">
            <text:p/>
          </draw:path>
          <draw:path draw:style-name="gr3" draw:text-style-name="P6" draw:layer="layout" svg:width="0.348cm" svg:height="0.421cm" svg:x="11.151cm" svg:y="10.177cm" svg:viewBox="0 0 349 422" svg:d="M77 212c0-150 75-189 123-189 8 0 66 0 100 33-40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1.553cm" svg:y="10.17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2.015cm" svg:y="10.177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213cm" svg:height="0.914cm" svg:x="12.435cm" svg:y="9.9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6" draw:layer="layout" svg:width="0.205cm" svg:height="0.635cm" svg:x="12.73cm" svg:y="9.952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2.98cm" svg:y="10.177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3.435cm" svg:y="10.172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6" draw:layer="layout" svg:width="0.457cm" svg:height="0.415cm" svg:x="14.059cm" svg:y="10.18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6 0 148-119 148-142 0-8-9-8-11-8-8 0-10 2-12 8-32 100-94 121-123 121-35 0-50-29-50-60 0-21 6-40 17-81z">
            <text:p/>
          </draw:path>
          <draw:path draw:style-name="gr3" draw:text-style-name="P6" draw:layer="layout" svg:width="0.213cm" svg:height="0.914cm" svg:x="14.607cm" svg:y="9.9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6" draw:layer="layout" svg:width="9.636cm" svg:height="0.039cm" svg:x="5.579cm" svg:y="11.01cm" svg:viewBox="0 0 9637 40" draw:points="4820,40 0,40 0,0 9637,0 9637,40">
            <text:p/>
          </draw:polygon>
          <draw:path draw:style-name="gr3" draw:text-style-name="P6" draw:layer="layout" svg:width="0.457cm" svg:height="0.415cm" svg:x="9.957cm" svg:y="11.4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4 0 146-119 146-142 0-8-9-8-11-8-8 0-10 2-12 8-29 100-92 121-123 121-35 0-50-29-50-60 0-21 6-40 17-81z">
            <text:p/>
          </draw:path>
          <draw:path draw:style-name="gr3" draw:text-style-name="P6" draw:layer="layout" svg:width="0.284cm" svg:height="0.425cm" svg:x="10.494cm" svg:y="11.19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</draw:g>
        <draw:g xml:id="id72" draw:id="id72">
          <svg:title>TexMaths</svg:title>
          <svg:desc>26§display§\frac{d^2 y}{dx^2} = -\frac{ \sin ( \log x ) + \cos ( \log x ) \ }{x^2}§svg§600§FALSE§</svg:desc>
          <draw:polygon draw:style-name="gr2" draw:text-style-name="P5" draw:layer="layout" svg:width="12.364cm" svg:height="1.92cm" svg:x="2.781cm" svg:y="12.311cm" svg:viewBox="0 0 12365 1921" draw:points="6182,1921 0,1921 0,0 12365,0 12365,1921">
            <text:p/>
          </draw:polygon>
          <draw:path draw:style-name="gr3" draw:text-style-name="P6" draw:layer="layout" svg:width="0.436cm" svg:height="0.645cm" svg:x="2.793cm" svg:y="12.388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3.272cm" svg:y="12.26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667cm" svg:y="12.61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735cm" svg:y="13.392cm" svg:viewBox="0 0 1410 39" draw:points="705,39 0,39 0,0 1410,0 1410,39">
            <text:p/>
          </draw:polygon>
          <draw:path draw:style-name="gr3" draw:text-style-name="P6" draw:layer="layout" svg:width="0.436cm" svg:height="0.645cm" svg:x="2.772cm" svg:y="13.631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3.236cm" svg:y="13.861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3.773cm" svg:y="13.57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557cm" svg:y="13.30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559cm" svg:height="0.038cm" svg:x="5.547cm" svg:y="13.392cm" svg:viewBox="0 0 560 39" svg:d="M528 39c15 0 32 0 32-20 0-19-17-19-32-19h-497c-14 0-31 0-31 19 0 20 17 20 31 20z">
            <text:p/>
          </draw:path>
          <draw:path draw:style-name="gr3" draw:text-style-name="P6" draw:layer="layout" svg:width="0.301cm" svg:height="0.421cm" svg:x="6.321cm" svg:y="12.612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6.683cm" svg:y="12.41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6.934cm" svg:y="12.616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213cm" svg:height="0.914cm" svg:x="7.504cm" svg:y="12.336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205cm" svg:height="0.635cm" svg:x="7.798cm" svg:y="12.388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8.047cm" svg:y="12.612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419cm" svg:height="0.604cm" svg:x="8.505cm" svg:y="12.608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9.127cm" svg:y="12.616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9.676cm" svg:y="12.336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608cm" svg:height="0.61cm" svg:x="10.233cm" svg:y="12.48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48cm" svg:height="0.421cm" svg:x="11.126cm" svg:y="12.612cm" svg:viewBox="0 0 349 422" svg:d="M77 212c0-150 75-189 123-189 8 0 66 0 100 33-38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1.527cm" svg:y="12.612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301cm" svg:height="0.421cm" svg:x="11.989cm" svg:y="12.612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213cm" svg:height="0.914cm" svg:x="12.409cm" svg:y="12.336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205cm" svg:height="0.635cm" svg:x="12.704cm" svg:y="12.388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12.954cm" svg:y="12.612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419cm" svg:height="0.604cm" svg:x="13.412cm" svg:y="12.608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14.033cm" svg:y="12.616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213cm" svg:height="0.914cm" svg:x="14.58cm" svg:y="12.336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olygon draw:style-name="gr3" draw:text-style-name="P6" draw:layer="layout" svg:width="8.899cm" svg:height="0.038cm" svg:x="6.292cm" svg:y="13.392cm" svg:viewBox="0 0 8900 39" draw:points="4449,39 0,39 0,0 8900,0 8900,39">
            <text:p/>
          </draw:polygon>
          <draw:path draw:style-name="gr3" draw:text-style-name="P6" draw:layer="layout" svg:width="0.457cm" svg:height="0.415cm" svg:x="10.3cm" svg:y="13.861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284cm" svg:height="0.425cm" svg:x="10.837cm" svg:y="13.57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14" draw:text-style-name="P17" draw:layer="layout" svg:width="26.4cm" svg:height="14.573cm" svg:x="0.8cm" svg:y="0.627cm" presentation:class="title" presentation:user-transformed="true">
          <draw:text-box>
            <text:p xml:id="id73" text:id="id73" text:style-name="P7"><text:span text:style-name="T46"><text:tab/></text:span><text:span text:style-name="T46"><text:tab/></text:span><text:span text:style-name="T48"><text:line-break/></text:span><text:span text:style-name="T48"><text:tab/></text:span><text:span text:style-name="T22">(2) If <text:s text:c="45"/>then find <text:s text:c="10"/>at </text:span><text:span text:style-name="T22"><text:line-break/></text:span><text:span text:style-name="T46"><text:tab/></text:span><text:span text:style-name="T46"> <text:s text:c="16"/></text:span><text:span text:style-name="T46"><text:tab/></text:span><text:span text:style-name="T22"><text:line-break/></text:span><text:span text:style-name="T27"><text:tab/></text:span><text:span text:style-name="T27">Solutions :</text:span><text:span text:style-name="T3"> <text:s/>Given that</text:span><text:span text:style-name="T27"> <text:s/></text:span><text:span text:style-name="T27"><text:line-break/></text:span><text:span text:style-name="T20"> <text:s text:c="16"/></text:span><text:span text:style-name="T15"><text:line-break/></text:span><text:span text:style-name="T15"><text:tab/></text:span><text:span text:style-name="T15"><text:tab/></text:span></text:p>
          </draw:text-box>
        </draw:frame>
        <draw:g xml:id="id74" draw:id="id74">
          <svg:title>TexMaths</svg:title>
          <svg:desc>28§display§\frac{d^2y}{dx^2} §svg§600§FALSE§</svg:desc>
          <draw:polygon draw:style-name="gr2" draw:text-style-name="P5" draw:layer="layout" svg:width="1.418cm" svg:height="2.068cm" svg:x="19.478cm" svg:y="0.779cm" svg:viewBox="0 0 1419 2069" draw:points="710,2069 0,2069 0,0 1419,0 1419,2069">
            <text:p/>
          </draw:polygon>
          <draw:path draw:style-name="gr3" draw:text-style-name="P6" draw:layer="layout" svg:width="0.469cm" svg:height="0.695cm" svg:x="19.492cm" svg:y="0.862cm" svg:viewBox="0 0 470 696" svg:d="M470 11c0-2 0-11-13-11-14 0-108 9-126 11-6 0-13 5-13 18 0 14 9 14 25 14 47 0 49 6 49 15l-5 20-58 233c-18-36-47-63-92-63-114 0-237 146-237 289 0 94 54 159 132 159 20 0 70-4 128-74 9 41 42 74 89 74 36 0 58-22 74-56 16-33 29-94 29-96 0-11-9-11-11-11-11 0-11 4-13 18-18 65-36 123-76 123-27 0-30-25-30-45 0-25 3-31 7-47zM264 566c-4 18-4 21-20 38-42 54-83 70-110 70-49 0-65-54-65-92 0-49 32-172 56-217 29-58 74-94 115-94 64 0 78 80 78 87 0 5-2 11-5 16z">
            <text:p/>
          </draw:path>
          <draw:path draw:style-name="gr3" draw:text-style-name="P6" draw:layer="layout" svg:width="0.306cm" svg:height="0.458cm" svg:x="20.007cm" svg:y="0.7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20.432cm" svg:y="1.108cm" svg:viewBox="0 0 457 638" svg:d="M452 60c5-13 5-15 5-22 0-18-16-27-29-27-12 0-27 5-36 20-2 5-9 36-14 54-6 25-13 52-20 78l-45 180c-2 13-44 82-109 82-52 0-63-42-63-80 0-45 18-105 52-193 15-40 17-51 17-71 0-45-31-81-80-81-94 0-130 143-130 152s9 9 11 9c11 0 11-2 16-18 27-92 67-121 101-121 6 0 24 0 24 32 0 24-9 49-18 69-38 103-56 161-56 206 0 87 63 119 121 119 38 0 72-18 99-45-11 51-25 98-63 152-27 34-65 63-110 63-13 0-58-5-74-43 16 0 27 0 41-11 11-9 20-22 20-40 0-32-27-36-36-36-22 0-56 16-56 65s45 85 105 85c103 0 204-90 231-201z">
            <text:p/>
          </draw:path>
          <draw:polygon draw:style-name="gr3" draw:text-style-name="P6" draw:layer="layout" svg:width="1.517cm" svg:height="0.042cm" svg:x="19.429cm" svg:y="1.943cm" svg:viewBox="0 0 1518 43" draw:points="759,43 0,43 0,0 1518,0 1518,43">
            <text:p/>
          </draw:polygon>
          <draw:path draw:style-name="gr3" draw:text-style-name="P6" draw:layer="layout" svg:width="0.469cm" svg:height="0.695cm" svg:x="19.469cm" svg:y="2.201cm" svg:viewBox="0 0 470 696" svg:d="M470 11c0-2 0-11-13-11-14 0-108 9-126 11-6 0-13 5-13 18 0 14 9 14 25 14 47 0 49 6 49 15l-5 20-58 233c-18-36-47-63-92-63-114 0-237 146-237 289 0 94 54 159 132 159 20 0 70-4 128-74 9 41 42 74 89 74 36 0 58-22 74-56 16-33 29-94 29-96 0-11-9-11-11-11-11 0-11 4-13 18-18 65-36 123-76 123-27 0-30-25-30-45 0-25 3-31 7-47zM264 566c-4 18-4 21-20 38-42 54-83 70-110 70-49 0-65-54-65-92 0-49 32-172 56-217 29-58 74-94 115-94 64 0 78 80 78 87 0 5-2 11-5 16z">
            <text:p/>
          </draw:path>
          <draw:path draw:style-name="gr3" draw:text-style-name="P6" draw:layer="layout" svg:width="0.492cm" svg:height="0.447cm" svg:x="19.969cm" svg:y="2.449cm" svg:viewBox="0 0 493 448" svg:d="M302 139c5-27 27-117 97-117 6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6-54 58 0 45 49 65 92 65 67 0 103-70 105-76 11 38 47 76 105 76 103 0 159-128 159-152 0-9-9-9-11-9-9 0-11 2-13 9-32 107-101 129-133 129-38 0-53-31-53-65 0-22 6-42 18-87z">
            <text:p/>
          </draw:path>
          <draw:path draw:style-name="gr3" draw:text-style-name="P6" draw:layer="layout" svg:width="0.306cm" svg:height="0.458cm" svg:x="20.546cm" svg:y="2.14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78" draw:id="id78">
          <svg:title>TexMaths</svg:title>
          <svg:desc>28§display§\text {Diff. } w. \ r. \ t. \ \theta .§svg§600§FALSE§</svg:desc>
          <draw:polygon draw:style-name="gr2" draw:text-style-name="P5" draw:layer="layout" svg:width="6.198cm" svg:height="0.606cm" svg:x="6.944cm" svg:y="5.983cm" svg:viewBox="0 0 6199 607" draw:points="3101,607 0,607 0,0 6199,0 6199,607">
            <text:p/>
          </draw:polygon>
          <draw:path draw:style-name="gr3" draw:text-style-name="P6" draw:layer="layout" svg:width="0.662cm" svg:height="0.673cm" svg:x="6.928cm" svg:y="5.95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7.678cm" svg:y="5.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7.945cm" svg:y="5.934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8.579cm" svg:y="6.5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9.233cm" svg:y="6.1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10.02cm" svg:y="6.5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10.566cm" svg:y="6.19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11.039cm" svg:y="6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1.579cm" svg:y="6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1.995cm" svg:y="6.523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12.553cm" svg:y="5.934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13.086cm" svg:y="6.523cm" svg:viewBox="0 0 108 108" svg:d="M108 54c0-29-25-54-54-54s-54 25-54 54 25 54 54 54 54-25 54-54z">
            <text:p/>
          </draw:path>
        </draw:g>
        <draw:g xml:id="id76" draw:id="id76">
          <svg:title>TexMaths</svg:title>
          <svg:desc>28§display§x = a \cos^3 \theta, \ y = b \sin^3 \theta§svg§600§FALSE§</svg:desc>
          <draw:polygon draw:style-name="gr2" draw:text-style-name="P5" draw:layer="layout" svg:width="10.318cm" svg:height="0.975cm" svg:x="4.547cm" svg:y="1.383cm" svg:viewBox="0 0 10319 976" draw:points="5159,976 0,976 0,0 10319,0 10319,976">
            <text:p/>
          </draw:polygon>
          <draw:path draw:style-name="gr3" draw:text-style-name="P6" draw:layer="layout" svg:width="0.492cm" svg:height="0.447cm" svg:x="4.527cm" svg:y="1.7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5.389cm" svg:y="1.8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2cm" svg:height="0.447cm" svg:x="6.411cm" svg:y="1.771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75cm" svg:height="0.454cm" svg:x="7.09cm" svg:y="1.764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7.522cm" svg:y="1.76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8.02cm" svg:y="1.7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317cm" svg:height="0.472cm" svg:x="8.412cm" svg:y="1.34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6" draw:layer="layout" svg:width="0.407cm" svg:height="0.707cm" svg:x="9.021cm" svg:y="1.511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115cm" svg:height="0.295cm" svg:x="9.554cm" svg:y="2.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6" draw:layer="layout" svg:width="0.456cm" svg:height="0.637cm" svg:x="10.264cm" svg:y="1.771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655cm" svg:height="0.232cm" svg:x="11.082cm" svg:y="1.8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696cm" svg:x="12.112cm" svg:y="1.522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3" draw:text-style-name="P6" draw:layer="layout" svg:width="0.324cm" svg:height="0.454cm" svg:x="12.684cm" svg:y="1.7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3.071cm" svg:y="1.547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3.345cm" svg:y="1.77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2cm" svg:x="13.898cm" svg:y="1.334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407cm" svg:height="0.707cm" svg:x="14.507cm" svg:y="1.51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75" draw:id="id75">
          <svg:title>TexMaths</svg:title>
          <svg:desc>28§display§\theta = \frac{\pi}{4}§svg§600§FALSE§</svg:desc>
          <draw:polygon draw:style-name="gr2" draw:text-style-name="P5" draw:layer="layout" svg:width="2.419cm" svg:height="1.667cm" svg:x="22.94cm" svg:y="1.179cm" svg:viewBox="0 0 2420 1668" draw:points="1210,1668 0,1668 0,0 2420,0 2420,1668">
            <text:p/>
          </draw:polygon>
          <draw:path draw:style-name="gr3" draw:text-style-name="P6" draw:layer="layout" svg:width="0.407cm" svg:height="0.706cm" svg:x="22.931cm" svg:y="1.526cm" svg:viewBox="0 0 408 707" svg:d="M408 201c0-64-18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  <draw:path draw:style-name="gr3" draw:text-style-name="P6" draw:layer="layout" svg:width="0.655cm" svg:height="0.232cm" svg:x="23.708cm" svg:y="1.85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532cm" svg:height="0.436cm" svg:x="24.838cm" svg:y="1.13cm" svg:viewBox="0 0 533 437" svg:d="M235 58h112c-33 146-42 188-42 255 0 14 0 41 9 74 9 45 20 50 36 50 20 0 40-18 40-39 0-4 0-6-7-20-29-71-29-136-29-163 0-54 7-105 18-157h114c11 0 47 0 47-33 0-25-20-25-38-25h-331c-23 0-61 0-104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6" draw:layer="layout" svg:width="0.597cm" svg:height="0.042cm" svg:x="24.811cm" svg:y="1.954cm" svg:viewBox="0 0 598 43" draw:points="300,43 0,43 0,0 598,0 598,43">
            <text:p/>
          </draw:polygon>
          <draw:path draw:style-name="gr3" draw:text-style-name="P6" draw:layer="layout" svg:width="0.438cm" svg:height="0.666cm" svg:x="24.889cm" svg:y="2.227cm" svg:viewBox="0 0 439 667" svg:d="M262 506v85c0 36 0 47-74 47h-20v29c40-2 92-2 132-2 43 0 94 0 135 2v-29h-21c-73 0-76-11-76-47v-85h101v-31h-101v-450c0-18 0-25-15-25-9 0-12 0-18 11l-305 464v31zM269 475h-242l242-368z">
            <text:p/>
          </draw:path>
        </draw:g>
        <draw:g xml:id="id77" draw:id="id77">
          <svg:title>TexMaths</svg:title>
          <svg:desc>28§display§x = a \cos^3 \theta§svg§600§FALSE§</svg:desc>
          <draw:polygon draw:style-name="gr2" draw:text-style-name="P5" draw:layer="layout" svg:width="4.832cm" svg:height="0.777cm" svg:x="7.047cm" svg:y="4.383cm" svg:viewBox="0 0 4833 778" draw:points="2416,778 0,778 0,0 4833,0 4833,778">
            <text:p/>
          </draw:polygon>
          <draw:path draw:style-name="gr3" draw:text-style-name="P6" draw:layer="layout" svg:width="0.492cm" svg:height="0.447cm" svg:x="7.027cm" svg:y="4.76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  <draw:path draw:style-name="gr3" draw:text-style-name="P6" draw:layer="layout" svg:width="0.655cm" svg:height="0.232cm" svg:x="7.889cm" svg:y="4.8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8.91cm" svg:y="4.762cm" svg:viewBox="0 0 452 448" svg:d="M329 63c-18-36-47-63-92-63-114 0-237 146-237 289 0 94 54 159 132 159 20 0 70-4 128-74 9 41 42 74 89 74 36 0 59-22 74-53 16-36 29-97 29-99 0-9-9-9-11-9-9 0-11 2-13 18-18 63-36 121-76 121-27 0-30-25-30-45 0-22 3-29 14-74 11-40 11-51 20-87l36-139c7-29 7-29 7-34 0-18-12-27-27-27-25 0-41 23-43 43zM264 321c-4 18-4 18-20 36-42 53-83 69-110 69-49 0-65-54-65-92 0-49 32-173 56-217 30-59 74-95 115-95 65 0 78 81 78 88 0 4-2 11-4 16z">
            <text:p/>
          </draw:path>
          <draw:path draw:style-name="gr3" draw:text-style-name="P6" draw:layer="layout" svg:width="0.375cm" svg:height="0.454cm" svg:x="9.589cm" svg:y="4.758cm" svg:viewBox="0 0 376 455" svg:d="M83 229c0-162 80-204 132-204 9 0 72 0 107 36-42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6" draw:layer="layout" svg:width="0.438cm" svg:height="0.454cm" svg:x="10.021cm" svg:y="4.758cm" svg:viewBox="0 0 439 455" svg:d="M439 231c0-126-101-231-220-231-123 0-219 108-219 231 0 128 103 224 219 224 119 0 220-98 220-224zM219 431c-42 0-85-23-112-68-24-42-24-103-24-139 0-38 0-92 22-137 27-44 74-65 114-65 43 0 86 21 112 63 25 43 25 101 25 139 0 36 0 90-22 133-20 44-65 74-115 74z">
            <text:p/>
          </draw:path>
          <draw:path draw:style-name="gr3" draw:text-style-name="P6" draw:layer="layout" svg:width="0.324cm" svg:height="0.454cm" svg:x="10.518cm" svg:y="4.758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6" draw:layer="layout" svg:width="0.317cm" svg:height="0.472cm" svg:x="10.91cm" svg:y="4.334cm" svg:viewBox="0 0 318 473" svg:d="M152 229c54 0 92 38 92 112 0 85-49 110-89 110-27 0-90-7-119-47 33-3 40-25 40-38 0-23-16-39-38-39-18 0-38 12-38 39 0 67 72 107 157 107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  <draw:path draw:style-name="gr3" draw:text-style-name="P6" draw:layer="layout" svg:width="0.407cm" svg:height="0.708cm" svg:x="11.519cm" svg:y="4.504cm" svg:viewBox="0 0 408 709" svg:d="M408 202c0-65-16-202-119-202-137 0-289 278-289 505 0 94 29 204 119 204 139 0 289-285 289-507zM105 339c16-63 36-144 76-213 27-50 63-104 108-104 49 0 54 63 54 119 0 50-7 99-32 198zM302 370c-11 45-31 130-69 200-34 67-72 116-114 116-34 0-54-29-54-121 0-40 7-99 31-195z">
            <text:p/>
          </draw:path>
        </draw:g>
        <draw:g xml:id="id79" draw:id="id79">
          <svg:title>TexMaths</svg:title>
          <svg:desc>28§display§\frac{dx}{d \theta} = a \frac{d}{d \theta} ( \cos \theta )^3§svg§600§FALSE§</svg:desc>
          <draw:polygon draw:style-name="gr2" draw:text-style-name="P5" draw:layer="layout" svg:width="7.256cm" svg:height="1.936cm" svg:x="6.981cm" svg:y="7.384cm" svg:viewBox="0 0 7257 1937" draw:points="3628,1937 0,1937 0,0 7257,0 7257,1937">
            <text:p/>
          </draw:polygon>
          <draw:path draw:style-name="gr3" draw:text-style-name="P6" draw:layer="layout" svg:width="0.469cm" svg:height="0.696cm" svg:x="6.972cm" svg:y="7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7.472cm" svg:y="7.58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6.932cm" svg:y="8.417cm" svg:viewBox="0 0 1077 43" draw:points="538,43 0,43 0,0 1077,0 1077,43">
            <text:p/>
          </draw:polygon>
          <draw:path draw:style-name="gr3" draw:text-style-name="P6" draw:layer="layout" svg:width="0.469cm" svg:height="0.696cm" svg:x="7.008cm" svg:y="8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7.521cm" svg:y="8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8.453cm" svg:y="8.3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9.476cm" svg:y="8.249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51 0-65-54-65-92 0-50 32-173 56-218 30-58 74-94 115-94 65 0 78 81 78 88 0 4-2 11-4 15z">
            <text:p/>
          </draw:path>
          <draw:path draw:style-name="gr3" draw:text-style-name="P6" draw:layer="layout" svg:width="0.469cm" svg:height="0.696cm" svg:x="10.359cm" svg:y="7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2cm" svg:height="0.042cm" svg:x="10.074cm" svg:y="8.417cm" svg:viewBox="0 0 1003 43" draw:points="502,43 0,43 0,0 1003,0 1003,43">
            <text:p/>
          </draw:polygon>
          <draw:path draw:style-name="gr3" draw:text-style-name="P6" draw:layer="layout" svg:width="0.469cm" svg:height="0.696cm" svg:x="10.115cm" svg:y="8.676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10.628cm" svg:y="8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1.293cm" svg:y="7.94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75cm" svg:height="0.454cm" svg:x="11.611cm" svg:y="8.242cm" svg:viewBox="0 0 376 455" svg:d="M83 228c0-161 80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2.041cm" svg:y="8.24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12.538cm" svg:y="8.2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3.1cm" svg:y="7.989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3.604cm" svg:y="7.94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317cm" svg:height="0.472cm" svg:x="13.967cm" svg:y="7.821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4-16 34-36s-14-34-34-36c25-31 72-38 97-38 31 0 76 16 76 76 0 29-12 61-29 81-23 27-41 29-77 31-17 0-17 0-22 3 0 0-7 0-7 8 0 9 7 9 18 9z">
            <text:p/>
          </draw:path>
        </draw:g>
        <draw:g xml:id="id80" draw:id="id80">
          <svg:title>TexMaths</svg:title>
          <svg:desc>28§display§= a (3) ( \cos^2 \theta ) \frac{d}{d \theta} ( \cos \theta )§svg§600§FALSE§</svg:desc>
          <draw:polygon draw:style-name="gr2" draw:text-style-name="P5" draw:layer="layout" svg:width="9.772cm" svg:height="1.936cm" svg:x="8.433cm" svg:y="9.884cm" svg:viewBox="0 0 9773 1937" draw:points="4887,1937 0,1937 0,0 9773,0 9773,1937">
            <text:p/>
          </draw:polygon>
          <draw:path draw:style-name="gr3" draw:text-style-name="P6" draw:layer="layout" svg:width="0.655cm" svg:height="0.232cm" svg:x="8.44cm" svg:y="10.8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9.461cm" svg:y="10.749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23cm" svg:height="0.984cm" svg:x="10.039cm" svg:y="10.4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0.366cm" svg:y="10.52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10.875cm" svg:y="10.4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23cm" svg:height="0.984cm" svg:x="11.298cm" svg:y="10.4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11.616cm" svg:y="10.74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2.048cm" svg:y="10.74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2.545cm" svg:y="10.7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2.944cm" svg:y="10.3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3.547cm" svg:y="10.4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4.051cm" svg:y="10.4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469cm" svg:height="0.696cm" svg:x="14.781cm" svg:y="9.83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6" draw:layer="layout" svg:width="1.002cm" svg:height="0.042cm" svg:x="14.496cm" svg:y="10.917cm" svg:viewBox="0 0 1003 43" draw:points="502,43 0,43 0,0 1003,0 1003,43">
            <text:p/>
          </draw:polygon>
          <draw:path draw:style-name="gr3" draw:text-style-name="P6" draw:layer="layout" svg:width="0.469cm" svg:height="0.696cm" svg:x="14.535cm" svg:y="11.17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07cm" svg:height="0.707cm" svg:x="15.05cm" svg:y="11.1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5.713cm" svg:y="10.4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16.031cm" svg:y="10.74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6.463cm" svg:y="10.74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6.96cm" svg:y="10.7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7.52cm" svg:y="10.4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8.024cm" svg:y="10.4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81" draw:id="id81">
          <svg:title>TexMaths</svg:title>
          <svg:desc>28§display§\frac{dx}{d \theta } = - 3a \cos^2 \theta \sin \theta§svg§600§FALSE§</svg:desc>
          <draw:polygon draw:style-name="gr2" draw:text-style-name="P5" draw:layer="layout" svg:width="8.745cm" svg:height="1.936cm" svg:x="6.982cm" svg:y="12.284cm" svg:viewBox="0 0 8746 1937" draw:points="4372,1937 0,1937 0,0 8746,0 8746,1937">
            <text:p/>
          </draw:polygon>
          <draw:path draw:style-name="gr3" draw:text-style-name="P6" draw:layer="layout" svg:width="0.469cm" svg:height="0.696cm" svg:x="6.973cm" svg:y="12.2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7.473cm" svg:y="12.48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6.933cm" svg:y="13.317cm" svg:viewBox="0 0 1077 43" draw:points="538,43 0,43 0,0 1077,0 1077,43">
            <text:p/>
          </draw:polygon>
          <draw:path draw:style-name="gr3" draw:text-style-name="P6" draw:layer="layout" svg:width="0.469cm" svg:height="0.696cm" svg:x="7.009cm" svg:y="13.5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7.522cm" svg:y="13.5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8.454cm" svg:y="13.2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1cm" svg:height="0.042cm" svg:x="9.52cm" svg:y="13.317cm" svg:viewBox="0 0 602 43" svg:d="M569 43c16 0 33 0 33-23 0-20-17-20-33-20h-535c-16 0-34 0-34 20 0 23 18 23 34 23z">
            <text:p/>
          </draw:path>
          <draw:path draw:style-name="gr3" draw:text-style-name="P6" draw:layer="layout" svg:width="0.409cm" svg:height="0.678cm" svg:x="10.243cm" svg:y="12.92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51cm" svg:height="0.447cm" svg:x="10.734cm" svg:y="13.149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75cm" svg:height="0.454cm" svg:x="11.412cm" svg:y="13.142cm" svg:viewBox="0 0 376 455" svg:d="M83 228c0-161 80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1.844cm" svg:y="13.14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12.339cm" svg:y="13.1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2.74cm" svg:y="12.7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3.343cm" svg:y="12.8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324cm" svg:height="0.454cm" svg:x="13.988cm" svg:y="13.1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4.375cm" svg:y="12.9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4.648cm" svg:y="13.14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5.367cm" svg:y="12.8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82" draw:id="id82">
          <svg:title>TexMaths</svg:title>
          <svg:desc>22§display§.\ .\ .\ . (I) §svg§600§FALSE§</svg:desc>
          <draw:polygon draw:style-name="gr2" draw:text-style-name="P5" draw:layer="layout" svg:width="2.481cm" svg:height="0.696cm" svg:x="18.729cm" svg:y="13.066cm" svg:viewBox="0 0 2482 697" draw:points="1241,697 0,697 0,0 2482,0 2482,697">
            <text:p/>
          </draw:polygon>
          <draw:path draw:style-name="gr3" draw:text-style-name="P6" draw:layer="layout" svg:width="0.084cm" svg:height="0.083cm" svg:x="18.757cm" svg:y="13.5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9.229cm" svg:y="13.5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9.703cm" svg:y="13.5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174cm" svg:y="13.5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0.4cm" svg:y="13.0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0.65cm" svg:y="13.0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069cm" svg:y="13.0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width" smil:values="width*0.05;width" smil:keyTimes="0;1"/>
                  <anim:animate smil:dur="0.5s" smil:fill="hold" smil:targetElement="id73" anim:sub-item="text" smil:attributeName="height" smil:values="height;height" smil:keyTimes="0;1"/>
                  <anim:animate smil:dur="0.5s" smil:fill="hold" smil:targetElement="id73" anim:sub-item="text" smil:attributeName="x" smil:values="x-.2;x" smil:keyTimes="0;1"/>
                  <anim:animate smil:dur="0.5s" smil:fill="hold" smil:targetElement="id73" anim:sub-item="text" smil:attributeName="y" smil:values="y;y" smil:keyTimes="0;1"/>
                  <anim:transitionFilter smil:dur="0.5s" smil:targetElement="id7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4" draw:text-style-name="P17" draw:layer="layout" svg:width="26.4cm" svg:height="14.573cm" svg:x="0.8cm" svg:y="0.627cm" presentation:class="title" presentation:user-transformed="true">
          <draw:text-box>
            <text:p text:style-name="P7"><text:span text:style-name="T20"><text:tab/></text:span><text:span text:style-name="T20"><text:tab/></text:span><text:span text:style-name="T10"><text:line-break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90" draw:id="id90">
          <svg:title>TexMaths</svg:title>
          <svg:desc>28§display§\text {Now, }\ \  \frac{dy}{dx} = \frac{\frac{dy}{d \theta}}{\frac{dx}{d \theta}} = §svg§600§FALSE§</svg:desc>
          <draw:polygon draw:style-name="gr2" draw:text-style-name="P5" draw:layer="layout" svg:width="8.007cm" svg:height="2.648cm" svg:x="2.154cm" svg:y="8.181cm" svg:viewBox="0 0 8008 2649" draw:points="4005,2649 0,2649 0,0 8008,0 8008,2649">
            <text:p/>
          </draw:polygon>
          <draw:path draw:style-name="gr3" draw:text-style-name="P6" draw:layer="layout" svg:width="0.673cm" svg:height="0.674cm" svg:x="2.136cm" svg:y="9.1cm" svg:viewBox="0 0 674 675" svg:d="M197 13c-9-13-11-13-29-13h-168v31h29c14 0 34 0 49 3 23 2 23 2 23 22v516c0 26 0 71-101 71v32c34 0 83-3 116-3 32 0 81 3 115 3v-32c-101 0-101-45-101-71v-514c4 5 4 5 9 11l403 592c9 14 9 14 16 14 15 0 15-7 15-25v-547c0-27 0-72 101-72v-31c-33 0-83 2-116 2-32 0-81-2-114-2v31c100 0 100 45 100 72v424z">
            <text:p/>
          </draw:path>
          <draw:path draw:style-name="gr3" draw:text-style-name="P6" draw:layer="layout" svg:width="0.438cm" svg:height="0.454cm" svg:x="2.871cm" svg:y="9.33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675cm" svg:height="0.436cm" svg:x="3.325cm" svg:y="9.349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6" draw:layer="layout" svg:width="0.115cm" svg:height="0.295cm" svg:x="4.103cm" svg:y="9.669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6" draw:layer="layout" svg:width="0.469cm" svg:height="0.696cm" svg:x="5.456cm" svg:y="8.423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5.957cm" svg:y="8.672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6" draw:layer="layout" svg:width="1.076cm" svg:height="0.042cm" svg:x="5.393cm" svg:y="9.508cm" svg:viewBox="0 0 1077 43" draw:points="538,43 0,43 0,0 1077,0 1077,43">
            <text:p/>
          </draw:polygon>
          <draw:path draw:style-name="gr3" draw:text-style-name="P6" draw:layer="layout" svg:width="0.469cm" svg:height="0.696cm" svg:x="5.433cm" svg:y="9.766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5.935cm" svg:y="10.0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655cm" svg:height="0.232cm" svg:x="6.914cm" svg:y="9.4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8.188cm" svg:y="8.13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55cm" svg:height="0.445cm" svg:x="8.587cm" svg:y="8.307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1 0 17 7 17 23 0 18-6 31-8 40-34 85-41 112-41 141 0 11 0 45 27 67 20 18 49 21 70 21 26 0 51-9 73-32-9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4cm" svg:height="0.042cm" svg:x="8.146cm" svg:y="8.784cm" svg:viewBox="0 0 835 43" draw:points="419,43 0,43 0,0 835,0 835,43">
            <text:p/>
          </draw:polygon>
          <draw:path draw:style-name="gr3" draw:text-style-name="P6" draw:layer="layout" svg:width="0.355cm" svg:height="0.488cm" svg:x="8.202cm" svg:y="8.91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8.612cm" svg:y="8.903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olygon draw:style-name="gr3" draw:text-style-name="P6" draw:layer="layout" svg:width="1.094cm" svg:height="0.042cm" svg:x="8.016cm" svg:y="9.508cm" svg:viewBox="0 0 1095 43" draw:points="547,43 0,43 0,0 1095,0 1095,43">
            <text:p/>
          </draw:polygon>
          <draw:path draw:style-name="gr3" draw:text-style-name="P6" draw:layer="layout" svg:width="0.355cm" svg:height="0.488cm" svg:x="8.177cm" svg:y="9.665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1 0 2 0 6-3 8z">
            <text:p/>
          </draw:path>
          <draw:path draw:style-name="gr3" draw:text-style-name="P6" draw:layer="layout" svg:width="0.371cm" svg:height="0.313cm" svg:x="8.578cm" svg:y="9.84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8.135cm" svg:y="10.266cm" svg:viewBox="0 0 858 43" draw:points="430,43 0,43 0,0 858,0 858,43">
            <text:p/>
          </draw:polygon>
          <draw:path draw:style-name="gr3" draw:text-style-name="P6" draw:layer="layout" svg:width="0.355cm" svg:height="0.488cm" svg:x="8.202cm" svg:y="10.393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8.612cm" svg:y="10.384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ath draw:style-name="gr3" draw:text-style-name="P6" draw:layer="layout" svg:width="0.655cm" svg:height="0.232cm" svg:x="9.555cm" svg:y="9.412cm" svg:viewBox="0 0 656 233" svg:d="M623 40c15 0 33 0 33-20s-18-20-31-20h-591c-16 0-34 0-34 20s18 20 34 20zM625 233c13 0 31 0 31-20s-18-20-33-20h-589c-16 0-34 0-34 20s18 20 34 20z">
            <text:p/>
          </draw:path>
        </draw:g>
        <draw:g xml:id="id89" draw:id="id89">
          <svg:title>TexMaths</svg:title>
          <svg:desc>22§display§.\ .\ .\ . (II) §svg§600§FALSE§</svg:desc>
          <draw:polygon draw:style-name="gr2" draw:text-style-name="P5" draw:layer="layout" svg:width="2.881cm" svg:height="0.696cm" svg:x="14.327cm" svg:y="6.568cm" svg:viewBox="0 0 2882 697" draw:points="1442,697 0,697 0,0 2882,0 2882,697">
            <text:p/>
          </draw:polygon>
          <draw:path draw:style-name="gr3" draw:text-style-name="P6" draw:layer="layout" svg:width="0.083cm" svg:height="0.083cm" svg:x="14.355cm" svg:y="7.0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827cm" svg:y="7.0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3cm" svg:y="7.0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772cm" svg:y="7.027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5.997cm" svg:y="6.529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6.247cm" svg:y="6.5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6.649cm" svg:y="6.5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068cm" svg:y="6.52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92" draw:id="id92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7.825cm" svg:y="9.069cm" svg:viewBox="0 0 8607 697" draw:points="4304,697 0,697 0,0 8607,0 8607,697">
            <text:p/>
          </draw:polygon>
          <draw:path draw:style-name="gr3" draw:text-style-name="P6" draw:layer="layout" svg:width="0.083cm" svg:height="0.083cm" svg:x="17.853cm" svg:y="9.5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325cm" svg:y="9.5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798cm" svg:y="9.5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27cm" svg:y="9.528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9.509cm" svg:y="9.03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9.916cm" svg:y="9.085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20.353cm" svg:y="9.26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0.655cm" svg:y="9.264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21.046cm" svg:y="9.267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2cm" svg:y="9.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2.25cm" svg:y="9.0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669cm" svg:y="9.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23.216cm" svg:y="9.264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23.595cm" svg:y="9.26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4.026cm" svg:y="9.074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4.764cm" svg:y="9.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5.014cm" svg:y="9.0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5.415cm" svg:y="9.0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5.832cm" svg:y="9.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6.364cm" svg:y="9.03cm" svg:viewBox="0 0 107 774" draw:points="107,0 0,0 0,32 76,32 76,744 0,744 0,774 107,774">
            <text:p/>
          </draw:polygon>
        </draw:g>
        <draw:g xml:id="id93" draw:id="id93">
          <svg:title>TexMaths</svg:title>
          <svg:desc>28§display§\frac{dy}{dx} = - \frac{ b }{ a }. \tan \theta§svg§600§FALSE§</svg:desc>
          <draw:polygon draw:style-name="gr2" draw:text-style-name="P5" draw:layer="layout" svg:width="6.399cm" svg:height="1.936cm" svg:x="5.386cm" svg:y="11.284cm" svg:viewBox="0 0 6400 1937" draw:points="3201,1937 0,1937 0,0 6400,0 6400,1937">
            <text:p/>
          </draw:polygon>
          <draw:path draw:style-name="gr3" draw:text-style-name="P6" draw:layer="layout" svg:width="0.469cm" svg:height="0.696cm" svg:x="5.4cm" svg:y="11.23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5.899cm" svg:y="11.484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5.337cm" svg:y="12.317cm" svg:viewBox="0 0 1078 43" draw:points="538,43 0,43 0,0 1078,0 1078,43">
            <text:p/>
          </draw:polygon>
          <draw:path draw:style-name="gr3" draw:text-style-name="P6" draw:layer="layout" svg:width="0.469cm" svg:height="0.696cm" svg:x="5.377cm" svg:y="12.57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5.877cm" svg:y="12.8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6.858cm" svg:y="12.2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7.925cm" svg:y="12.317cm" svg:viewBox="0 0 603 43" svg:d="M569 43c16 0 34 0 34-23 0-20-18-20-34-20h-535c-16 0-34 0-34 20 0 23 18 23 34 23z">
            <text:p/>
          </draw:path>
          <draw:path draw:style-name="gr3" draw:text-style-name="P6" draw:layer="layout" svg:width="0.364cm" svg:height="0.696cm" svg:x="8.821cm" svg:y="11.235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olygon draw:style-name="gr3" draw:text-style-name="P6" draw:layer="layout" svg:width="0.521cm" svg:height="0.042cm" svg:x="8.727cm" svg:y="12.317cm" svg:viewBox="0 0 522 43" draw:points="262,43 0,43 0,0 522,0 522,43">
            <text:p/>
          </draw:polygon>
          <draw:path draw:style-name="gr3" draw:text-style-name="P6" draw:layer="layout" svg:width="0.452cm" svg:height="0.447cm" svg:x="8.765cm" svg:y="12.823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107cm" svg:height="0.106cm" svg:x="9.448cm" svg:y="12.48cm" svg:viewBox="0 0 108 107" svg:d="M108 54c0-29-25-54-54-54s-54 25-54 54 25 53 54 53 54-24 54-53z">
            <text:p/>
          </draw:path>
          <draw:path draw:style-name="gr3" draw:text-style-name="P6" draw:layer="layout" svg:width="0.308cm" svg:height="0.617cm" svg:x="9.82cm" svg:y="11.979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6" draw:layer="layout" svg:width="0.445cm" svg:height="0.454cm" svg:x="10.225cm" svg:y="12.14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0.707cm" svg:y="12.1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1.428cm" svg:y="11.8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84" draw:id="id84">
          <svg:title>TexMaths</svg:title>
          <svg:desc>28§display§y = b \sin^3 \theta§svg§600§FALSE§</svg:desc>
          <draw:polygon draw:style-name="gr2" draw:text-style-name="P5" draw:layer="layout" svg:width="4.581cm" svg:height="0.975cm" svg:x="4.05cm" svg:y="0.483cm" svg:viewBox="0 0 4582 976" draw:points="2292,976 0,976 0,0 4582,0 4582,976">
            <text:p/>
          </draw:polygon>
          <draw:path draw:style-name="gr3" draw:text-style-name="P6" draw:layer="layout" svg:width="0.456cm" svg:height="0.637cm" svg:x="4.03cm" svg:y="0.87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655cm" svg:height="0.232cm" svg:x="4.848cm" svg:y="0.945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64cm" svg:height="0.696cm" svg:x="5.878cm" svg:y="0.622cm" svg:viewBox="0 0 365 697" svg:d="M190 11c0-2 0-11-13-11-22 0-94 9-121 9-7 2-18 2-18 20 0 14 9 14 22 14 50 0 52 6 52 15 0 7-9 41-16 61l-80 322c-12 49-16 65-16 101 0 92 52 155 125 155 117 0 240-148 240-289 0-92-54-159-132-159-45 0-87 29-117 60zM96 383c7-20 7-22 16-34 49-65 94-78 119-78 36 0 62 29 62 92 0 58-33 172-51 210-31 65-78 101-117 101-33 0-65-27-65-98 0-21 0-39 16-101z">
            <text:p/>
          </draw:path>
          <draw:path draw:style-name="gr3" draw:text-style-name="P6" draw:layer="layout" svg:width="0.324cm" svg:height="0.454cm" svg:x="6.45cm" svg:y="0.864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6.837cm" svg:y="0.647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7.111cm" svg:y="0.87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2cm" svg:x="7.664cm" svg:y="0.434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407cm" svg:height="0.707cm" svg:x="8.273cm" svg:y="0.61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86" draw:id="id86">
          <svg:title>TexMaths</svg:title>
          <svg:desc>28§display§\frac{dy}{d \theta} = b \frac{d}{d \theta} ( \sin \theta )^3 =§svg§600§FALSE§</svg:desc>
          <draw:polygon draw:style-name="gr2" draw:text-style-name="P5" draw:layer="layout" svg:width="8.073cm" svg:height="1.936cm" svg:x="3.985cm" svg:y="3.384cm" svg:viewBox="0 0 8074 1937" draw:points="4036,1937 0,1937 0,0 8074,0 8074,1937">
            <text:p/>
          </draw:polygon>
          <draw:path draw:style-name="gr3" draw:text-style-name="P6" draw:layer="layout" svg:width="0.469cm" svg:height="0.696cm" svg:x="3.976cm" svg:y="3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76cm" svg:y="3.58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3.936cm" svg:y="4.417cm" svg:viewBox="0 0 1033 43" draw:points="515,43 0,43 0,0 1033,0 1033,43">
            <text:p/>
          </draw:polygon>
          <draw:path draw:style-name="gr3" draw:text-style-name="P6" draw:layer="layout" svg:width="0.469cm" svg:height="0.696cm" svg:x="3.99cm" svg:y="4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503cm" svg:y="4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412cm" svg:y="4.3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696cm" svg:x="6.442cm" svg:y="4cm" svg:viewBox="0 0 365 697" svg:d="M190 11c0-2 0-11-13-11-22 0-94 9-121 9-7 2-18 2-18 20 0 14 9 14 22 14 50 0 52 6 52 15 0 7-9 41-16 61l-80 322c-12 49-16 65-16 101 0 92 52 155 125 155 117 0 240-148 240-289 0-92-54-159-132-159-45 0-87 29-117 60zM96 383c7-20 7-22 16-34 49-65 94-78 119-78 36 0 62 29 62 92 0 58-33 172-51 210-31 65-78 101-117 101-33 0-65-27-65-98 0-21 0-39 16-101z">
            <text:p/>
          </draw:path>
          <draw:path draw:style-name="gr3" draw:text-style-name="P6" draw:layer="layout" svg:width="0.469cm" svg:height="0.696cm" svg:x="7.22cm" svg:y="3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6" draw:layer="layout" svg:width="1.002cm" svg:height="0.042cm" svg:x="6.937cm" svg:y="4.417cm" svg:viewBox="0 0 1003 43" draw:points="502,43 0,43 0,0 1003,0 1003,43">
            <text:p/>
          </draw:polygon>
          <draw:path draw:style-name="gr3" draw:text-style-name="P6" draw:layer="layout" svg:width="0.469cm" svg:height="0.696cm" svg:x="6.975cm" svg:y="4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07cm" svg:height="0.707cm" svg:x="7.491cm" svg:y="4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8.154cm" svg:y="3.94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24cm" svg:height="0.454cm" svg:x="8.472cm" svg:y="4.242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8.859cm" svg:y="4.0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9.132cm" svg:y="4.24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9.851cm" svg:y="3.9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0.355cm" svg:y="3.94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317cm" svg:height="0.472cm" svg:x="10.72cm" svg:y="3.821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655cm" svg:height="0.232cm" svg:x="11.453cm" svg:y="4.323cm" svg:viewBox="0 0 656 233" svg:d="M623 40c15 0 33 0 33-20s-18-20-31-20h-591c-16 0-34 0-34 20s18 20 34 20zM625 233c13 0 31 0 31-20s-18-20-33-20h-589c-16 0-34 0-34 20s18 20 34 20z">
            <text:p/>
          </draw:path>
        </draw:g>
        <draw:g xml:id="id87" draw:id="id87">
          <svg:title>TexMaths</svg:title>
          <svg:desc>28§display§b (3) ( \sin^2 \theta ) \frac{d}{d \theta} ( \sin \theta )§svg§600§FALSE§</svg:desc>
          <draw:polygon draw:style-name="gr2" draw:text-style-name="P5" draw:layer="layout" svg:width="8.417cm" svg:height="1.936cm" svg:x="12.638cm" svg:y="3.384cm" svg:viewBox="0 0 8418 1937" draw:points="4209,1937 0,1937 0,0 8418,0 8418,1937">
            <text:p/>
          </draw:polygon>
          <draw:path draw:style-name="gr3" draw:text-style-name="P6" draw:layer="layout" svg:width="0.364cm" svg:height="0.696cm" svg:x="12.636cm" svg:y="4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3" draw:text-style-name="P6" draw:layer="layout" svg:width="0.23cm" svg:height="0.984cm" svg:x="13.109cm" svg:y="3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3.436cm" svg:y="4.02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13.942cm" svg:y="3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23cm" svg:height="0.984cm" svg:x="14.365cm" svg:y="3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4.683cm" svg:y="4.2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5.073cm" svg:y="4.0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5.344cm" svg:y="4.2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5.904cm" svg:y="3.81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6.507cm" svg:y="3.9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7.011cm" svg:y="3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469cm" svg:height="0.696cm" svg:x="17.739cm" svg:y="3.33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3cm" svg:height="0.042cm" svg:x="17.455cm" svg:y="4.417cm" svg:viewBox="0 0 1004 43" draw:points="502,43 0,43 0,0 1004,0 1004,43">
            <text:p/>
          </draw:polygon>
          <draw:path draw:style-name="gr3" draw:text-style-name="P6" draw:layer="layout" svg:width="0.469cm" svg:height="0.696cm" svg:x="17.495cm" svg:y="4.67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18.01cm" svg:y="4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8.673cm" svg:y="3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8.991cm" svg:y="4.2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9.379cm" svg:y="4.0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9.652cm" svg:y="4.2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20.371cm" svg:y="3.989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20.875cm" svg:y="3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85" draw:id="id85">
          <svg:title>TexMaths</svg:title>
          <svg:desc>28§display§\text {Diff. } w. \ r. \ t. \ \theta .§svg§600§FALSE§</svg:desc>
          <draw:polygon draw:style-name="gr2" draw:text-style-name="P5" draw:layer="layout" svg:width="6.198cm" svg:height="0.606cm" svg:x="3.945cm" svg:y="2.082cm" svg:viewBox="0 0 6199 607" draw:points="3101,607 0,607 0,0 6199,0 6199,607">
            <text:p/>
          </draw:polygon>
          <draw:path draw:style-name="gr3" draw:text-style-name="P6" draw:layer="layout" svg:width="0.662cm" svg:height="0.673cm" svg:x="3.929cm" svg:y="2.055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679cm" svg:y="2.0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946cm" svg:y="2.033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58cm" svg:y="2.6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234cm" svg:y="2.2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021cm" svg:y="2.6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567cm" svg:y="2.2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04cm" svg:y="2.6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58cm" svg:y="2.1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996cm" svg:y="2.622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9.554cm" svg:y="2.033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10.087cm" svg:y="2.622cm" svg:viewBox="0 0 108 108" svg:d="M108 54c0-29-25-54-54-54s-54 25-54 54 25 54 54 54 54-25 54-54z">
            <text:p/>
          </draw:path>
        </draw:g>
        <draw:g xml:id="id83" draw:id="id83">
          <svg:title>TexMaths</svg:title>
          <svg:desc>28§display§\text {and}§svg§600§FALSE§</svg:desc>
          <draw:polygon draw:style-name="gr2" draw:text-style-name="P5" draw:layer="layout" svg:width="1.459cm" svg:height="0.597cm" svg:x="2.04cm" svg:y="0.684cm" svg:viewBox="0 0 1460 598" draw:points="730,598 0,598 0,0 1460,0 1460,598">
            <text:p/>
          </draw:polygon>
          <draw:path draw:style-name="gr3" draw:text-style-name="P6" draw:layer="layout" svg:width="0.444cm" svg:height="0.454cm" svg:x="2.031cm" svg:y="0.877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6" draw:layer="layout" svg:width="0.496cm" svg:height="0.436cm" svg:x="2.515cm" svg:y="0.884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6" draw:layer="layout" svg:width="0.487cm" svg:height="0.696cm" svg:x="3.063cm" svg:y="0.635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draw:g xml:id="id88" draw:id="id88">
          <svg:title>TexMaths</svg:title>
          <svg:desc>28§display§\frac{dy}{d \theta } = 3b \sin^2 \theta \cos \theta§svg§600§FALSE§</svg:desc>
          <draw:polygon draw:style-name="gr2" draw:text-style-name="P5" draw:layer="layout" svg:width="7.835cm" svg:height="1.936cm" svg:x="3.988cm" svg:y="5.884cm" svg:viewBox="0 0 7836 1937" draw:points="3919,1937 0,1937 0,0 7836,0 7836,1937">
            <text:p/>
          </draw:polygon>
          <draw:path draw:style-name="gr3" draw:text-style-name="P6" draw:layer="layout" svg:width="0.469cm" svg:height="0.696cm" svg:x="3.979cm" svg:y="5.8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79cm" svg:y="6.084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1cm" svg:height="0.042cm" svg:x="3.939cm" svg:y="6.917cm" svg:viewBox="0 0 1032 43" draw:points="515,43 0,43 0,0 1032,0 1032,43">
            <text:p/>
          </draw:polygon>
          <draw:path draw:style-name="gr3" draw:text-style-name="P6" draw:layer="layout" svg:width="0.469cm" svg:height="0.696cm" svg:x="3.993cm" svg:y="7.1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506cm" svg:y="7.1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415cm" svg:y="6.8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6.441cm" svg:y="6.529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64cm" svg:height="0.696cm" svg:x="6.938cm" svg:y="6.5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9 101-117 101-33 0-67-27-67-98 0-21 0-39 18-101z">
            <text:p/>
          </draw:path>
          <draw:path draw:style-name="gr3" draw:text-style-name="P6" draw:layer="layout" svg:width="0.324cm" svg:height="0.454cm" svg:x="7.509cm" svg:y="6.7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7.899cm" svg:y="6.5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8.17cm" svg:y="6.74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8.73cm" svg:y="6.31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9.332cm" svg:y="6.4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375cm" svg:height="0.454cm" svg:x="9.977cm" svg:y="6.742cm" svg:viewBox="0 0 376 455" svg:d="M83 228c0-161 80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0.409cm" svg:y="6.742cm" svg:viewBox="0 0 439 455" svg:d="M439 231c0-126-101-231-220-231-123 0-219 107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6" draw:layer="layout" svg:width="0.324cm" svg:height="0.454cm" svg:x="10.904cm" svg:y="6.7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1.466cm" svg:y="6.4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91" draw:id="id91">
          <svg:title>TexMaths</svg:title>
          <svg:desc>28§display§\frac{ 3b \sin^2 \theta \cos \theta }{ - 3a \cos^2 \theta \sin \theta }§svg§600§FALSE§</svg:desc>
          <draw:polygon draw:style-name="gr2" draw:text-style-name="P5" draw:layer="layout" svg:width="6.281cm" svg:height="2.135cm" svg:x="10.675cm" svg:y="8.281cm" svg:viewBox="0 0 6282 2136" draw:points="3140,2136 0,2136 0,0 6282,0 6282,2136">
            <text:p/>
          </draw:polygon>
          <draw:path draw:style-name="gr3" draw:text-style-name="P6" draw:layer="layout" svg:width="0.409cm" svg:height="0.677cm" svg:x="11.099cm" svg:y="8.447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6" draw:layer="layout" svg:width="0.364cm" svg:height="0.695cm" svg:x="11.596cm" svg:y="8.42cm" svg:viewBox="0 0 365 696" svg:d="M190 11c0-2 0-11-13-11-22 0-94 9-121 9-7 2-18 2-18 20 0 14 9 14 22 14 50 0 52 6 52 15 0 7-9 40-16 61l-80 322c-12 49-16 65-16 101 0 91 52 154 125 154 117 0 240-148 240-289 0-91-54-159-132-159-45 0-87 30-117 61zM96 383c7-20 7-23 16-34 49-65 92-78 119-78 36 0 62 29 62 92 0 58-33 172-51 210-31 65-78 101-117 101-33 0-65-27-65-99 0-20 0-38 16-100z">
            <text:p/>
          </draw:path>
          <draw:path draw:style-name="gr3" draw:text-style-name="P6" draw:layer="layout" svg:width="0.324cm" svg:height="0.453cm" svg:x="12.169cm" svg:y="8.662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59cm" svg:x="12.557cm" svg:y="8.445cm" svg:viewBox="0 0 213 660" svg:d="M143 224l-139 11v31c65 0 74 5 74 54v264c0 45-11 45-78 45v31c31-2 85-2 110-2 33 0 69 0 103 2v-31c-65 0-70-4-70-43zM148 51c0-31-25-51-54-51-31 0-51 27-51 51 0 27 20 54 51 54 29 0 54-22 54-54z">
            <text:p/>
          </draw:path>
          <draw:path draw:style-name="gr3" draw:text-style-name="P6" draw:layer="layout" svg:width="0.496cm" svg:height="0.436cm" svg:x="12.83cm" svg:y="8.66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3.388cm" svg:y="8.232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6cm" svg:x="13.99cm" svg:y="8.409cm" svg:viewBox="0 0 408 707" svg:d="M408 201c0-64-18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  <draw:path draw:style-name="gr3" draw:text-style-name="P6" draw:layer="layout" svg:width="0.375cm" svg:height="0.453cm" svg:x="14.635cm" svg:y="8.662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5.067cm" svg:y="8.662cm" svg:viewBox="0 0 439 454" svg:d="M439 231c0-126-101-231-220-231-123 0-219 107-219 231 0 127 103 223 219 223 119 0 220-98 220-223zM219 430c-42 0-85-23-111-67-25-43-25-103-25-139 0-38 0-92 22-137 27-44 74-65 114-65 43 0 86 21 112 63 25 43 25 101 25 139 0 36 0 89-22 132-20 45-65 74-115 74z">
            <text:p/>
          </draw:path>
          <draw:path draw:style-name="gr3" draw:text-style-name="P6" draw:layer="layout" svg:width="0.324cm" svg:height="0.453cm" svg:x="15.565cm" svg:y="8.662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6cm" svg:x="16.125cm" svg:y="8.409cm" svg:viewBox="0 0 408 707" svg:d="M408 201c0-64-16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  <draw:polygon draw:style-name="gr3" draw:text-style-name="P6" draw:layer="layout" svg:width="6.38cm" svg:height="0.042cm" svg:x="10.626cm" svg:y="9.503cm" svg:viewBox="0 0 6381 43" draw:points="3192,43 0,43 0,0 6381,0 6381,43">
            <text:p/>
          </draw:polygon>
          <draw:path draw:style-name="gr3" draw:text-style-name="P6" draw:layer="layout" svg:width="0.601cm" svg:height="0.042cm" svg:x="10.707cm" svg:y="10.177cm" svg:viewBox="0 0 602 43" svg:d="M569 43c16 0 33 0 33-23 0-20-17-20-33-20h-535c-16 0-34 0-34 20 0 23 18 23 34 23z">
            <text:p/>
          </draw:path>
          <draw:path draw:style-name="gr3" draw:text-style-name="P6" draw:layer="layout" svg:width="0.409cm" svg:height="0.677cm" svg:x="11.432cm" svg:y="9.788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6" draw:layer="layout" svg:width="0.451cm" svg:height="0.447cm" svg:x="11.923cm" svg:y="10.007cm" svg:viewBox="0 0 452 448" svg:d="M329 63c-18-36-47-63-92-63-114 0-237 146-237 289 0 94 54 159 132 159 20 0 70-5 128-74 9 40 42 74 89 74 36 0 59-23 74-54 16-36 29-96 29-99 0-8-9-8-11-8-11 0-11 2-13 17-18 63-36 121-76 121-27 0-29-24-29-44 0-23 2-30 13-74 11-41 11-52 20-88l36-138c7-30 7-30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6" draw:layer="layout" svg:width="0.375cm" svg:height="0.453cm" svg:x="12.601cm" svg:y="10.003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3.031cm" svg:y="10.003cm" svg:viewBox="0 0 439 454" svg:d="M439 231c0-126-101-231-220-231-123 0-219 107-219 231 0 127 103 223 219 223 119 0 220-98 220-223zM219 430c-42 0-85-23-111-67-25-43-25-103-25-139 0-38 0-92 22-137 27-44 74-65 114-65 43 0 86 21 112 63 25 43 25 101 25 139 0 36 0 89-22 132-20 45-65 74-115 74z">
            <text:p/>
          </draw:path>
          <draw:path draw:style-name="gr3" draw:text-style-name="P6" draw:layer="layout" svg:width="0.324cm" svg:height="0.453cm" svg:x="13.529cm" svg:y="10.003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3.927cm" svg:y="9.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6cm" svg:x="14.532cm" svg:y="9.75cm" svg:viewBox="0 0 408 707" svg:d="M408 201c0-64-18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  <draw:path draw:style-name="gr3" draw:text-style-name="P6" draw:layer="layout" svg:width="0.324cm" svg:height="0.453cm" svg:x="15.175cm" svg:y="10.003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59cm" svg:x="15.565cm" svg:y="9.786cm" svg:viewBox="0 0 213 660" svg:d="M143 224l-139 11v31c65 0 74 5 74 54v264c0 45-11 45-78 45v31c31-2 85-2 110-2 33 0 69 0 103 2v-31c-65 0-70-4-70-43zM148 51c0-31-25-51-54-51-31 0-51 27-51 51 0 27 20 54 51 54 29 0 54-22 54-54z">
            <text:p/>
          </draw:path>
          <draw:path draw:style-name="gr3" draw:text-style-name="P6" draw:layer="layout" svg:width="0.496cm" svg:height="0.436cm" svg:x="15.836cm" svg:y="10.00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6cm" svg:x="16.557cm" svg:y="9.75cm" svg:viewBox="0 0 408 707" svg:d="M408 201c0-64-18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</draw:g>
        <draw:g xml:id="id94" draw:id="id94">
          <svg:title>TexMaths</svg:title>
          <svg:desc>28§display§\text {Diff. } w. \ r. \ t. \ x .§svg§600§FALSE§</svg:desc>
          <draw:polygon draw:style-name="gr2" draw:text-style-name="P5" draw:layer="layout" svg:width="6.271cm" svg:height="0.606cm" svg:x="3.946cm" svg:y="13.884cm" svg:viewBox="0 0 6272 607" draw:points="3136,607 0,607 0,0 6272,0 6272,607">
            <text:p/>
          </draw:polygon>
          <draw:path draw:style-name="gr3" draw:text-style-name="P6" draw:layer="layout" svg:width="0.662cm" svg:height="0.673cm" svg:x="3.93cm" svg:y="13.857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68cm" svg:y="13.8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947cm" svg:y="13.835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581cm" svg:y="14.42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235cm" svg:y="14.09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021cm" svg:y="14.42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568cm" svg:y="14.09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04cm" svg:y="14.4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58cm" svg:y="13.9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997cm" svg:y="14.424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541cm" svg:y="14.0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161cm" svg:y="14.424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14" draw:text-style-name="P17" draw:layer="layout" svg:width="26.4cm" svg:height="14.573cm" svg:x="0.8cm" svg:y="0.627cm" presentation:class="title" presentation:user-transformed="true">
          <draw:text-box>
            <text:p text:style-name="P7"><text:span text:style-name="T25"><text:tab/></text:span><text:span text:style-name="T25"><text:tab/></text:span><text:span text:style-name="T48"><text:line-break/></text:span><text:span text:style-name="T48"><text:tab/></text:span><text:span text:style-name="T48"> <text:s text:c="6"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6"><text:tab/></text:span><text:span text:style-name="T46"><text:tab/></text:span><text:span text:style-name="T48"><text:line-break/></text:span><text:span text:style-name="T15"> <text:s text:c="33"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98" draw:id="id98">
          <svg:title>TexMaths</svg:title>
          <svg:desc>26§display§= - \frac{b}{a} ( \sec^2 \theta ) \times \frac{ 1 }{\frac{dx}{d\theta}}§svg§600§FALSE§</svg:desc>
          <draw:polygon draw:style-name="gr2" draw:text-style-name="P5" draw:layer="layout" svg:width="7.426cm" svg:height="2.187cm" svg:x="4.33cm" svg:y="6.277cm" svg:viewBox="0 0 7427 2188" draw:points="3715,2188 0,2188 0,0 7427,0 7427,2188">
            <text:p/>
          </draw:polygon>
          <draw:path draw:style-name="gr3" draw:text-style-name="P6" draw:layer="layout" svg:width="0.608cm" svg:height="0.215cm" svg:x="4.336cm" svg:y="7.1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5.324cm" svg:y="7.236cm" svg:viewBox="0 0 559 40" svg:d="M528 40c15 0 31 0 31-21 0-19-16-19-31-19h-497c-14 0-31 0-31 19 0 21 17 21 31 21z">
            <text:p/>
          </draw:path>
          <draw:path draw:style-name="gr3" draw:text-style-name="P6" draw:layer="layout" svg:width="0.338cm" svg:height="0.646cm" svg:x="6.158cm" svg:y="6.231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olygon draw:style-name="gr3" draw:text-style-name="P6" draw:layer="layout" svg:width="0.484cm" svg:height="0.039cm" svg:x="6.069cm" svg:y="7.236cm" svg:viewBox="0 0 485 40" draw:points="243,40 0,40 0,0 485,0 485,40">
            <text:p/>
          </draw:polygon>
          <draw:path draw:style-name="gr3" draw:text-style-name="P6" draw:layer="layout" svg:width="0.419cm" svg:height="0.415cm" svg:x="6.106cm" svg:y="7.706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13cm" svg:height="0.914cm" svg:x="6.753cm" svg:y="6.7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7.046cm" svg:y="7.07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55cm" svg:height="0.421cm" svg:x="7.404cm" svg:y="7.074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6" draw:layer="layout" svg:width="0.348cm" svg:height="0.421cm" svg:x="7.814cm" svg:y="7.074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6" draw:layer="layout" svg:width="0.284cm" svg:height="0.425cm" svg:x="8.23cm" svg:y="6.68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78cm" svg:height="0.656cm" svg:x="8.789cm" svg:y="6.838cm" svg:viewBox="0 0 379 657" svg:d="M379 187c0-60-15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6" draw:layer="layout" svg:width="0.213cm" svg:height="0.914cm" svg:x="9.259cm" svg:y="6.7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42cm" svg:height="0.442cm" svg:x="9.9cm" svg:y="7.034cm" svg:viewBox="0 0 443 443" svg:d="M223 196l-183-184c-13-10-15-12-21-12-11 0-19 8-19 19 0 6 2 8 12 18l184 184-184 185c-10 10-12 12-12 18 0 11 8 19 19 19 6 0 8-2 21-12l180-183 192 189c2 2 8 6 12 6 13 0 19-8 19-19 0-2 0-6-2-10-2-2-148-146-193-193l168-167c4-6 19-19 23-23 0-2 4-6 4-12 0-11-6-19-19-19-6 0-10 4-21 15z">
            <text:p/>
          </draw:path>
          <draw:path draw:style-name="gr3" draw:text-style-name="P6" draw:layer="layout" svg:width="0.303cm" svg:height="0.611cm" svg:x="11.148cm" svg:y="6.256cm" svg:viewBox="0 0 304 612" svg:d="M189 23c0-21 0-23-23-23-56 58-137 58-166 58v29c19 0 73 0 121-25v477c0 33-2 43-86 43h-29v30c31-5 113-5 148-5 37 0 116 0 150 5v-30h-29c-84 0-86-10-86-43z">
            <text:p/>
          </draw:path>
          <draw:polygon draw:style-name="gr3" draw:text-style-name="P6" draw:layer="layout" svg:width="1.016cm" svg:height="0.039cm" svg:x="10.788cm" svg:y="7.236cm" svg:viewBox="0 0 1017 40" draw:points="507,40 0,40 0,0 1017,0 1017,40">
            <text:p/>
          </draw:polygon>
          <draw:path draw:style-name="gr3" draw:text-style-name="P6" draw:layer="layout" svg:width="0.33cm" svg:height="0.453cm" svg:x="10.936cm" svg:y="7.383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21 69-48 69-17 0-21-15-21-31 0-13 2-19 4-27zM191 366c-4 17-18 31-33 42-6 6-31 27-58 27-25 0-48-17-48-63 0-33 19-104 33-131 29-52 63-60 81-60 44 0 57 48 57 56 0 2 0 6-3 8z">
            <text:p/>
          </draw:path>
          <draw:path draw:style-name="gr3" draw:text-style-name="P6" draw:layer="layout" svg:width="0.344cm" svg:height="0.29cm" svg:x="11.308cm" svg:y="7.546cm" svg:viewBox="0 0 345 291" svg:d="M129 216c-6 21-27 57-60 57-2 0-21 0-36-9 27-8 29-31 29-35 0-15-10-25-25-25-18 0-37 17-37 39 0 34 35 48 69 48 29 0 54-18 70-46 17 34 52 46 77 46 75 0 113-81 113-100 0-8-9-8-11-8-8 0-8 4-10 13-15 43-52 77-90 77-25 0-39-17-39-42 0-17 17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olygon draw:style-name="gr3" draw:text-style-name="P6" draw:layer="layout" svg:width="0.796cm" svg:height="0.039cm" svg:x="10.898cm" svg:y="7.941cm" svg:viewBox="0 0 797 40" draw:points="399,40 0,40 0,0 797,0 797,40">
            <text:p/>
          </draw:polygon>
          <draw:path draw:style-name="gr3" draw:text-style-name="P6" draw:layer="layout" svg:width="0.33cm" svg:height="0.453cm" svg:x="10.961cm" svg:y="8.057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19 69-48 69-17 0-21-15-21-31 0-13 2-19 4-27zM191 366c-4 17-18 31-33 42-6 6-31 27-58 27-25 0-48-17-48-63 0-33 19-104 33-131 29-52 63-60 81-60 44 0 57 48 57 56 0 2 0 6-3 8z">
            <text:p/>
          </draw:path>
          <draw:path draw:style-name="gr3" draw:text-style-name="P6" draw:layer="layout" svg:width="0.288cm" svg:height="0.459cm" svg:x="11.341cm" svg:y="8.051cm" svg:viewBox="0 0 289 460" svg:d="M289 139c0-66-27-139-89-139-96 0-200 173-200 320 0 75 29 140 89 140 98 0 200-177 200-321zM73 218c33-139 87-199 127-199 41 0 41 70 41 83 0 25-6 62-18 116zM216 241c-18 71-33 104-52 136-20 33-45 64-75 64-35 0-41-50-41-83 0-44 12-94 19-117z">
            <text:p/>
          </draw:path>
        </draw:g>
        <draw:g xml:id="id95" draw:id="id95">
          <svg:title>TexMaths</svg:title>
          <svg:desc>26§display§\frac{d}{dx} \left( \frac{dy}{dx} \right) = - \frac{b}{a} \frac{d}{dx} ( \tan \theta )§svg§600§FALSE§</svg:desc>
          <draw:polygon draw:style-name="gr2" draw:text-style-name="P5" draw:layer="layout" svg:width="10.125cm" svg:height="2.101cm" svg:x="2.555cm" svg:y="0.693cm" svg:viewBox="0 0 10126 2102" draw:points="5062,2102 0,2102 0,0 10126,0 10126,2102">
            <text:p/>
          </draw:polygon>
          <draw:path draw:style-name="gr3" draw:text-style-name="P6" draw:layer="layout" svg:width="0.436cm" svg:height="0.646cm" svg:x="2.806cm" svg:y="0.7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2.509cm" svg:y="1.724cm" svg:viewBox="0 0 1000 40" draw:points="499,40 0,40 0,0 1000,0 1000,40">
            <text:p/>
          </draw:polygon>
          <draw:path draw:style-name="gr3" draw:text-style-name="P6" draw:layer="layout" svg:width="0.436cm" svg:height="0.646cm" svg:x="2.546cm" svg:y="1.96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3.01cm" svg:y="2.1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45cm" svg:height="2.193cm" svg:x="3.959cm" svg:y="0.647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36cm" svg:height="0.646cm" svg:x="4.608cm" svg:y="0.7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5.073cm" svg:y="0.951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4.551cm" svg:y="1.724cm" svg:viewBox="0 0 1000 40" draw:points="499,40 0,40 0,0 1000,0 1000,40">
            <text:p/>
          </draw:polygon>
          <draw:path draw:style-name="gr3" draw:text-style-name="P6" draw:layer="layout" svg:width="0.436cm" svg:height="0.646cm" svg:x="4.587cm" svg:y="1.96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5.053cm" svg:y="2.19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45cm" svg:height="2.193cm" svg:x="5.691cm" svg:y="0.64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6.635cm" svg:y="1.6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7.625cm" svg:y="1.724cm" svg:viewBox="0 0 559 40" svg:d="M528 40c15 0 31 0 31-21 0-19-16-19-31-19h-497c-14 0-31 0-31 19 0 21 17 21 31 21z">
            <text:p/>
          </draw:path>
          <draw:path draw:style-name="gr3" draw:text-style-name="P6" draw:layer="layout" svg:width="0.338cm" svg:height="0.646cm" svg:x="8.457cm" svg:y="0.72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3 0 58 27 58 85 0 54-31 160-47 195-29 61-73 94-109 94-31 0-60-25-60-92 0-18 0-35 15-93z">
            <text:p/>
          </draw:path>
          <draw:polygon draw:style-name="gr3" draw:text-style-name="P6" draw:layer="layout" svg:width="0.484cm" svg:height="0.039cm" svg:x="8.37cm" svg:y="1.724cm" svg:viewBox="0 0 485 40" draw:points="243,40 0,40 0,0 485,0 485,40">
            <text:p/>
          </draw:polygon>
          <draw:path draw:style-name="gr3" draw:text-style-name="P6" draw:layer="layout" svg:width="0.419cm" svg:height="0.415cm" svg:x="8.405cm" svg:y="2.194cm" svg:viewBox="0 0 420 416" svg:d="M306 58c-17-33-44-58-86-58-106 0-220 135-220 268 0 88 50 148 123 148 18 0 64-4 118-69 9 38 40 69 83 69 34 0 55-21 69-50 15-33 27-89 27-91 0-9-8-9-10-9-9 0-11 2-13 17-16 58-33 112-70 112-25 0-28-23-28-41 0-21 3-27 13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436cm" svg:height="0.646cm" svg:x="9.37cm" svg:y="0.7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9.073cm" svg:y="1.724cm" svg:viewBox="0 0 1000 40" draw:points="499,40 0,40 0,0 1000,0 1000,40">
            <text:p/>
          </draw:polygon>
          <draw:path draw:style-name="gr3" draw:text-style-name="P6" draw:layer="layout" svg:width="0.436cm" svg:height="0.646cm" svg:x="9.108cm" svg:y="1.96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9.574cm" svg:y="2.1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0.269cm" svg:y="1.28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86cm" svg:height="0.573cm" svg:x="10.552cm" svg:y="1.4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0.928cm" svg:y="1.56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1.375cm" svg:y="1.56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78cm" svg:height="0.656cm" svg:x="12.045cm" svg:y="1.327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213cm" svg:height="0.914cm" svg:x="12.513cm" svg:y="1.28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96" draw:id="id96">
          <svg:title>TexMaths</svg:title>
          <svg:desc>26§display§\frac{d^2 y}{dx^2} \right) = - \frac{b}{a} \frac{d}{d\theta} ( \tan \theta ) \times \frac{d\theta}{dx}§svg§600§FALSE§</svg:desc>
          <draw:polygon draw:style-name="gr2" draw:text-style-name="P5" draw:layer="layout" svg:width="10.068cm" svg:height="1.92cm" svg:x="2.575cm" svg:y="3.381cm" svg:viewBox="0 0 10069 1921" draw:points="5036,1921 0,1921 0,0 10069,0 10069,1921">
            <text:p/>
          </draw:polygon>
          <draw:path draw:style-name="gr3" draw:text-style-name="P6" draw:layer="layout" svg:width="0.436cm" svg:height="0.645cm" svg:x="2.587cm" svg:y="3.458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3.066cm" svg:y="3.33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461cm" svg:y="3.68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529cm" svg:y="4.462cm" svg:viewBox="0 0 1410 39" draw:points="705,39 0,39 0,0 1410,0 1410,39">
            <text:p/>
          </draw:polygon>
          <draw:path draw:style-name="gr3" draw:text-style-name="P6" draw:layer="layout" svg:width="0.436cm" svg:height="0.645cm" svg:x="2.566cm" svg:y="4.701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3.03cm" svg:y="4.931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3.567cm" svg:y="4.64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351cm" svg:y="4.37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559cm" svg:height="0.038cm" svg:x="5.341cm" svg:y="4.462cm" svg:viewBox="0 0 560 39" svg:d="M528 39c15 0 32 0 32-20 0-19-17-19-32-19h-497c-14 0-31 0-31 19 0 20 17 20 31 20z">
            <text:p/>
          </draw:path>
          <draw:path draw:style-name="gr3" draw:text-style-name="P6" draw:layer="layout" svg:width="0.338cm" svg:height="0.645cm" svg:x="6.173cm" svg:y="3.458cm" svg:viewBox="0 0 339 646" svg:d="M177 10c0-2 0-10-13-10-20 0-87 8-112 8-6 2-17 2-17 19 0 12 9 12 21 12 46 0 48 7 48 15 0 6-8 37-15 56l-74 299c-11 46-15 61-15 94 0 85 48 143 116 143 109 0 223-137 223-268 0-85-50-147-123-147-41 0-81 27-108 56zM89 355c7-18 7-20 15-31 46-60 87-72 110-72 34 0 58 27 58 85 0 54-31 160-47 195-29 60-73 94-109 94-31 0-60-25-60-92 0-19 0-35 15-93z">
            <text:p/>
          </draw:path>
          <draw:polygon draw:style-name="gr3" draw:text-style-name="P6" draw:layer="layout" svg:width="0.484cm" svg:height="0.038cm" svg:x="6.086cm" svg:y="4.462cm" svg:viewBox="0 0 485 39" draw:points="243,39 0,39 0,0 485,0 485,39">
            <text:p/>
          </draw:polygon>
          <draw:path draw:style-name="gr3" draw:text-style-name="P6" draw:layer="layout" svg:width="0.419cm" svg:height="0.415cm" svg:x="6.121cm" svg:y="4.931cm" svg:viewBox="0 0 420 416" svg:d="M306 58c-17-33-44-58-86-58-106 0-220 135-220 268 0 87 50 148 123 148 18 0 64-4 118-69 9 38 40 69 83 69 34 0 55-21 69-50 15-33 27-90 27-92 0-8-8-8-10-8-9 0-11 2-13 17-16 58-33 112-70 112-25 0-27-23-27-42 0-20 2-27 12-68 10-38 10-48 19-81l33-129c6-27 6-27 6-31 0-17-10-25-25-25-23 0-37 20-39 39zM245 297c-4 17-4 17-16 33-42 50-79 65-104 65-46 0-61-50-61-85 0-46 30-160 52-202 28-54 69-87 107-87 60 0 72 75 72 81 0 4-2 10-4 14z">
            <text:p/>
          </draw:path>
          <draw:path draw:style-name="gr3" draw:text-style-name="P6" draw:layer="layout" svg:width="0.436cm" svg:height="0.645cm" svg:x="7.051cm" svg:y="3.458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olygon draw:style-name="gr3" draw:text-style-name="P6" draw:layer="layout" svg:width="0.931cm" svg:height="0.038cm" svg:x="6.787cm" svg:y="4.462cm" svg:viewBox="0 0 932 39" draw:points="466,39 0,39 0,0 932,0 932,39">
            <text:p/>
          </draw:polygon>
          <draw:path draw:style-name="gr3" draw:text-style-name="P6" draw:layer="layout" svg:width="0.436cm" svg:height="0.645cm" svg:x="6.824cm" svg:y="4.701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378cm" svg:height="0.656cm" svg:x="7.303cm" svg:y="4.69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8 7-92 29-181z">
            <text:p/>
          </draw:path>
          <draw:path draw:style-name="gr3" draw:text-style-name="P6" draw:layer="layout" svg:width="0.213cm" svg:height="0.914cm" svg:x="7.918cm" svg:y="4.023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286cm" svg:height="0.573cm" svg:x="8.199cm" svg:y="4.148cm" svg:viewBox="0 0 287 574" svg:d="M141 197h131v-29h-131v-168h-22c0 75-30 173-119 177v20h79v252c0 114 85 125 119 125 64 0 89-65 89-125v-52h-23v52c0 66-27 102-60 102-63 0-63-83-63-100z">
            <text:p/>
          </draw:path>
          <draw:path draw:style-name="gr3" draw:text-style-name="P6" draw:layer="layout" svg:width="0.413cm" svg:height="0.421cm" svg:x="8.576cm" svg:y="4.299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4cm" svg:x="9.025cm" svg:y="4.306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78cm" svg:height="0.656cm" svg:x="9.693cm" svg:y="4.065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8 7-92 29-181z">
            <text:p/>
          </draw:path>
          <draw:path draw:style-name="gr3" draw:text-style-name="P6" draw:layer="layout" svg:width="0.213cm" svg:height="0.914cm" svg:x="10.161cm" svg:y="4.023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42cm" svg:height="0.442cm" svg:x="10.801cm" svg:y="4.26cm" svg:viewBox="0 0 443 443" svg:d="M223 195l-183-183c-13-10-15-12-21-12-11 0-19 8-19 19 0 6 2 8 12 18l184 183-184 185c-10 11-12 13-12 19 0 10 8 19 19 19 6 0 8-2 21-13l180-183 192 189c2 3 8 7 12 7 13 0 19-9 19-19 0-2 0-6-2-10-2-2-148-146-193-194l168-166c4-6 19-19 23-23 0-2 4-6 4-12 0-11-6-19-19-19-6 0-10 4-20 15z">
            <text:p/>
          </draw:path>
          <draw:path draw:style-name="gr3" draw:text-style-name="P6" draw:layer="layout" svg:width="0.436cm" svg:height="0.645cm" svg:x="11.762cm" svg:y="3.458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378cm" svg:height="0.656cm" svg:x="12.239cm" svg:y="3.447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8 7-92 29-181z">
            <text:p/>
          </draw:path>
          <draw:polygon draw:style-name="gr3" draw:text-style-name="P6" draw:layer="layout" svg:width="0.999cm" svg:height="0.038cm" svg:x="11.692cm" svg:y="4.462cm" svg:viewBox="0 0 1000 39" draw:points="499,39 0,39 0,0 1000,0 1000,39">
            <text:p/>
          </draw:polygon>
          <draw:path draw:style-name="gr3" draw:text-style-name="P6" draw:layer="layout" svg:width="0.436cm" svg:height="0.645cm" svg:x="11.727cm" svg:y="4.701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12.193cm" svg:y="4.931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</draw:g>
        <draw:g xml:id="id97" draw:id="id97">
          <svg:title>TexMaths</svg:title>
          <svg:desc>24§display§\text {[ Note this step very carefully ]}§svg§600§FALSE§</svg:desc>
          <draw:polygon draw:style-name="gr2" draw:text-style-name="P5" draw:layer="layout" svg:width="11.311cm" svg:height="0.759cm" svg:x="15.327cm" svg:y="4.478cm" svg:viewBox="0 0 11312 760" draw:points="5656,760 0,760 0,0 11312,0 11312,760">
            <text:p/>
          </draw:polygon>
          <draw:polygon draw:style-name="gr3" draw:text-style-name="P6" draw:layer="layout" svg:width="0.116cm" svg:height="0.844cm" svg:x="15.385cm" svg:y="4.436cm" svg:viewBox="0 0 117 845" draw:points="117,845 117,812 35,812 35,35 117,35 117,0 0,0 0,845">
            <text:p/>
          </draw:polygon>
          <draw:path draw:style-name="gr3" draw:text-style-name="P6" draw:layer="layout" svg:width="0.577cm" svg:height="0.577cm" svg:x="15.828cm" svg:y="4.492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6" draw:layer="layout" svg:width="0.375cm" svg:height="0.389cm" svg:x="16.456cm" svg:y="4.69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66cm" svg:height="0.529cm" svg:x="16.871cm" svg:y="4.54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6" draw:layer="layout" svg:width="0.327cm" svg:height="0.389cm" svg:x="17.207cm" svg:y="4.69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6" draw:layer="layout" svg:width="0.266cm" svg:height="0.529cm" svg:x="17.855cm" svg:y="4.54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6" draw:layer="layout" svg:width="0.425cm" svg:height="0.587cm" svg:x="18.193cm" svg:y="4.48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6" draw:layer="layout" svg:width="0.181cm" svg:height="0.566cm" svg:x="18.664cm" svg:y="4.5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6" draw:layer="layout" svg:width="0.277cm" svg:height="0.389cm" svg:x="18.898cm" svg:y="4.69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277cm" svg:height="0.389cm" svg:x="19.51cm" svg:y="4.69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266cm" svg:height="0.529cm" svg:x="19.831cm" svg:y="4.54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6" draw:layer="layout" svg:width="0.327cm" svg:height="0.389cm" svg:x="20.167cm" svg:y="4.69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6" draw:layer="layout" svg:width="0.418cm" svg:height="0.537cm" svg:x="20.543cm" svg:y="4.695cm" svg:viewBox="0 0 419 538" svg:d="M123 56v-56l-123 10v26c60 0 65 4 65 43v395c0 39-7 39-65 39v25c29 0 73-2 94-2 23 0 67 2 96 2v-25c-56 0-65 0-65-39v-142-7c4 13 40 59 103 59 102 0 191-82 191-192 0-108-83-192-179-192-65 0-102 36-117 56zM125 278v-190c25-42 65-67 109-67 62 0 113 75 113 171 0 102-59 173-122 173-33 0-66-17-89-52-11-17-11-19-11-35z">
            <text:p/>
          </draw:path>
          <draw:path draw:style-name="gr3" draw:text-style-name="P6" draw:layer="layout" svg:width="0.414cm" svg:height="0.373cm" svg:x="21.284cm" svg:y="4.705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6" draw:layer="layout" svg:width="0.327cm" svg:height="0.389cm" svg:x="21.714cm" svg:y="4.69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6" draw:layer="layout" svg:width="0.285cm" svg:height="0.373cm" svg:x="22.089cm" svg:y="4.6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6" draw:layer="layout" svg:width="0.414cm" svg:height="0.537cm" svg:x="22.411cm" svg:y="4.705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6" draw:layer="layout" svg:width="0.322cm" svg:height="0.389cm" svg:x="23.15cm" svg:y="4.69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81cm" svg:height="0.389cm" svg:x="23.532cm" svg:y="4.691cm" svg:viewBox="0 0 382 390" svg:d="M246 315c4 35 27 69 67 69 17 0 69-11 69-81v-46h-21v46c0 50-21 56-31 56-27 0-31-38-31-42v-171c0-35 0-67-30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6" draw:layer="layout" svg:width="0.285cm" svg:height="0.373cm" svg:x="23.941cm" svg:y="4.6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6" draw:layer="layout" svg:width="0.327cm" svg:height="0.389cm" svg:x="24.272cm" svg:y="4.69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6" draw:layer="layout" svg:width="0.274cm" svg:height="0.596cm" svg:x="24.652cm" svg:y="4.47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6" draw:layer="layout" svg:width="0.425cm" svg:height="0.383cm" svg:x="24.909cm" svg:y="4.69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6" draw:layer="layout" svg:width="0.189cm" svg:height="0.587cm" svg:x="25.377cm" svg:y="4.484cm" svg:viewBox="0 0 190 588" svg:d="M123 0l-123 10v26c60 0 67 6 67 47v439c0 39-9 39-67 39v27c29-2 73-2 94-2s63 0 96 2v-27c-58 0-67 0-67-39z">
            <text:p/>
          </draw:path>
          <draw:path draw:style-name="gr3" draw:text-style-name="P6" draw:layer="layout" svg:width="0.189cm" svg:height="0.587cm" svg:x="25.612cm" svg:y="4.484cm" svg:viewBox="0 0 190 588" svg:d="M123 0l-123 10v26c60 0 67 6 67 47v439c0 39-9 39-67 39v27c29-2 73-2 94-2s63 0 96 2v-27c-58 0-67 0-67-39z">
            <text:p/>
          </draw:path>
          <draw:path draw:style-name="gr3" draw:text-style-name="P6" draw:layer="layout" svg:width="0.414cm" svg:height="0.537cm" svg:x="25.834cm" svg:y="4.705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6" draw:layer="layout" svg:width="0.116cm" svg:height="0.844cm" svg:x="26.564cm" svg:y="4.436cm" svg:viewBox="0 0 117 845" draw:points="117,0 0,0 0,35 83,35 83,812 0,812 0,845 117,845">
            <text:p/>
          </draw:polygon>
        </draw:g>
        <draw:g xml:id="id99" draw:id="id99">
          <svg:title>TexMaths</svg:title>
          <svg:desc>26§display§= - \frac{b}{a} ( \sec^2 \theta ) \times  \frac{ 1 }{ - 3a \cos^2 \theta \sin \theta }§svg§600§FALSE§</svg:desc>
          <draw:polygon draw:style-name="gr2" draw:text-style-name="P5" draw:layer="layout" svg:width="12.337cm" svg:height="1.808cm" svg:x="4.329cm" svg:y="8.879cm" svg:viewBox="0 0 12338 1809" draw:points="6169,1809 0,1809 0,0 12338,0 12338,1809">
            <text:p/>
          </draw:polygon>
          <draw:path draw:style-name="gr3" draw:text-style-name="P6" draw:layer="layout" svg:width="0.608cm" svg:height="0.215cm" svg:x="4.335cm" svg:y="9.7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5.323cm" svg:y="9.838cm" svg:viewBox="0 0 560 40" svg:d="M528 40c15 0 32 0 32-21 0-19-17-19-32-19h-497c-14 0-31 0-31 19 0 21 17 21 31 21z">
            <text:p/>
          </draw:path>
          <draw:path draw:style-name="gr3" draw:text-style-name="P6" draw:layer="layout" svg:width="0.338cm" svg:height="0.646cm" svg:x="6.157cm" svg:y="8.833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8 27 58 85 0 54-31 160-47 195-29 61-73 94-109 94-31 0-60-25-60-91 0-19 0-36 15-94z">
            <text:p/>
          </draw:path>
          <draw:polygon draw:style-name="gr3" draw:text-style-name="P6" draw:layer="layout" svg:width="0.484cm" svg:height="0.039cm" svg:x="6.068cm" svg:y="9.838cm" svg:viewBox="0 0 485 40" draw:points="243,40 0,40 0,0 485,0 485,40">
            <text:p/>
          </draw:polygon>
          <draw:path draw:style-name="gr3" draw:text-style-name="P6" draw:layer="layout" svg:width="0.419cm" svg:height="0.415cm" svg:x="6.105cm" svg:y="10.308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13cm" svg:height="0.914cm" svg:x="6.752cm" svg:y="9.4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7.045cm" svg:y="9.67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355cm" svg:height="0.421cm" svg:x="7.403cm" svg:y="9.675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48cm" svg:height="0.421cm" svg:x="7.813cm" svg:y="9.675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284cm" svg:height="0.425cm" svg:x="8.229cm" svg:y="9.28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78cm" svg:height="0.656cm" svg:x="8.788cm" svg:y="9.44cm" svg:viewBox="0 0 379 657" svg:d="M379 187c0-60-15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213cm" svg:height="0.914cm" svg:x="9.258cm" svg:y="9.4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442cm" svg:height="0.442cm" svg:x="9.899cm" svg:y="9.636cm" svg:viewBox="0 0 443 443" svg:d="M223 196l-183-184c-13-10-15-12-21-12-11 0-19 8-19 19 0 6 2 8 12 18l184 183-184 186c-10 10-12 12-12 18 0 11 8 19 19 19 6 0 8-2 21-12l180-183 192 189c2 2 8 6 12 6 13 0 19-8 19-19 0-2 0-6-2-10-2-2-148-146-193-194l168-166c4-6 19-19 23-23 0-2 4-6 4-12 0-11-6-19-19-19-6 0-10 4-20 15z">
            <text:p/>
          </draw:path>
          <draw:path draw:style-name="gr3" draw:text-style-name="P6" draw:layer="layout" svg:width="0.303cm" svg:height="0.61cm" svg:x="13.601cm" svg:y="8.85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5.925cm" svg:height="0.039cm" svg:x="10.787cm" svg:y="9.838cm" svg:viewBox="0 0 5926 40" draw:points="2964,40 0,40 0,0 5926,0 5926,40">
            <text:p/>
          </draw:polygon>
          <draw:path draw:style-name="gr3" draw:text-style-name="P6" draw:layer="layout" svg:width="0.559cm" svg:height="0.039cm" svg:x="10.862cm" svg:y="10.466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29cm" svg:x="11.536cm" svg:y="10.10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19cm" svg:height="0.415cm" svg:x="11.992cm" svg:y="10.308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6" draw:layer="layout" svg:width="0.348cm" svg:height="0.421cm" svg:x="12.622cm" svg:y="10.303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3.021cm" svg:y="10.30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3.483cm" svg:y="10.30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84cm" svg:height="0.425cm" svg:x="13.853cm" svg:y="10.02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78cm" svg:height="0.656cm" svg:x="14.415cm" svg:y="10.068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301cm" svg:height="0.421cm" svg:x="15.012cm" svg:y="10.30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3cm" svg:x="15.374cm" svg:y="10.102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5.625cm" svg:y="10.30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78cm" svg:height="0.656cm" svg:x="16.295cm" svg:y="10.068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100" draw:id="id100">
          <svg:title>TexMaths</svg:title>
          <svg:desc>24§display§\text {[ From (i) ]}§svg§600§FALSE§</svg:desc>
          <draw:polygon draw:style-name="gr2" draw:text-style-name="P5" draw:layer="layout" svg:width="3.955cm" svg:height="0.759cm" svg:x="19.227cm" svg:y="9.48cm" svg:viewBox="0 0 3956 760" draw:points="1978,760 0,760 0,0 3956,0 3956,760">
            <text:p/>
          </draw:polygon>
          <draw:polygon draw:style-name="gr3" draw:text-style-name="P6" draw:layer="layout" svg:width="0.116cm" svg:height="0.844cm" svg:x="19.285cm" svg:y="9.438cm" svg:viewBox="0 0 117 845" draw:points="117,845 117,812 35,812 35,35 117,35 117,0 0,0 0,845">
            <text:p/>
          </draw:polygon>
          <draw:path draw:style-name="gr3" draw:text-style-name="P6" draw:layer="layout" svg:width="0.487cm" svg:height="0.575cm" svg:x="19.728cm" svg:y="9.498cm" svg:viewBox="0 0 488 576" svg:d="M465 0h-465v27h21c65 0 65 9 65 38v444c0 31 0 40-65 40h-21v27c29-4 96-4 129-4 34 0 111 0 142 4v-27h-27c-81 0-81-11-81-40v-209h73c81 0 89 28 89 99h21v-224h-21c0 71-8 100-89 100h-73v-215c0-27 2-33 41-33h101c127 0 148 46 162 163h21z">
            <text:p/>
          </draw:path>
          <draw:path draw:style-name="gr3" draw:text-style-name="P6" draw:layer="layout" svg:width="0.285cm" svg:height="0.373cm" svg:x="20.204cm" svg:y="9.697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6" draw:layer="layout" svg:width="0.375cm" svg:height="0.389cm" svg:x="20.535cm" svg:y="9.69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66cm" svg:height="0.373cm" svg:x="20.959cm" svg:y="9.697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6" draw:layer="layout" svg:width="0.197cm" svg:height="0.844cm" svg:x="22cm" svg:y="9.438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6" draw:layer="layout" svg:width="0.181cm" svg:height="0.566cm" svg:x="22.273cm" svg:y="9.50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6" draw:layer="layout" svg:width="0.197cm" svg:height="0.844cm" svg:x="22.528cm" svg:y="9.43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6" draw:layer="layout" svg:width="0.116cm" svg:height="0.844cm" svg:x="23.108cm" svg:y="9.438cm" svg:viewBox="0 0 117 845" draw:points="117,0 0,0 0,35 83,35 83,812 0,812 0,845 117,845">
            <text:p/>
          </draw:polygon>
        </draw:g>
        <draw:g xml:id="id101" draw:id="id101">
          <svg:title>TexMaths</svg:title>
          <svg:desc>26§display§\frac{d^2 y}{dx^2} =  \frac{b}{3a^2} \times \frac{ \sec^2 \theta}{ \cos^2 \theta \sin \theta }§svg§600§FALSE§</svg:desc>
          <draw:polygon draw:style-name="gr2" draw:text-style-name="P5" draw:layer="layout" svg:width="9.564cm" svg:height="1.931cm" svg:x="2.575cm" svg:y="11.579cm" svg:viewBox="0 0 9565 1932" draw:points="4782,1932 0,1932 0,0 9565,0 9565,1932">
            <text:p/>
          </draw:polygon>
          <draw:path draw:style-name="gr3" draw:text-style-name="P6" draw:layer="layout" svg:width="0.436cm" svg:height="0.646cm" svg:x="2.587cm" svg:y="11.656cm" svg:viewBox="0 0 437 647" svg:d="M437 10c0-2 0-10-13-10-12 0-99 8-116 10-6 0-13 5-13 17 0 13 9 13 23 13 44 0 46 6 46 14l-4 19-54 216c-17-33-44-58-86-58-106 0-220 135-220 268 0 87 50 148 123 148 18 0 64-5 118-69 9 37 40 69 84 69 33 0 54-21 68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284cm" svg:height="0.425cm" svg:x="3.066cm" svg:y="11.53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23cm" svg:height="0.592cm" svg:x="3.461cm" svg:y="11.884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1.409cm" svg:height="0.039cm" svg:x="2.529cm" svg:y="12.66cm" svg:viewBox="0 0 1410 40" draw:points="705,40 0,40 0,0 1410,0 1410,40">
            <text:p/>
          </draw:polygon>
          <draw:path draw:style-name="gr3" draw:text-style-name="P6" draw:layer="layout" svg:width="0.436cm" svg:height="0.646cm" svg:x="2.566cm" svg:y="12.899cm" svg:viewBox="0 0 437 647" svg:d="M437 10c0-2 0-10-13-10-12 0-99 8-116 10-6 0-13 5-13 17 0 13 9 13 23 13 44 0 46 6 46 14l-4 19-54 216c-17-33-44-58-86-58-106 0-220 135-220 268 0 87 50 148 123 148 18 0 64-5 118-69 9 37 40 69 84 69 33 0 54-21 68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3.03cm" svg:y="13.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3.567cm" svg:y="12.84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608cm" svg:height="0.215cm" svg:x="4.351cm" svg:y="12.5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5.897cm" svg:y="11.656cm" svg:viewBox="0 0 339 647" svg:d="M177 10c0-2 0-10-13-10-20 0-87 8-112 8-6 2-17 2-17 19 0 13 9 13 21 13 46 0 48 6 48 14 0 6-8 37-15 56l-74 300c-11 45-15 60-15 93 0 85 48 144 116 144 109 0 223-138 223-269 0-85-50-147-123-147-41 0-81 27-108 56zM89 356c7-19 7-21 15-32 46-60 85-72 110-72 34 0 59 27 59 85 0 54-32 160-48 195-29 61-73 94-109 94-31 0-60-25-60-92 0-18 0-35 15-93z">
            <text:p/>
          </draw:path>
          <draw:polygon draw:style-name="gr3" draw:text-style-name="P6" draw:layer="layout" svg:width="1.351cm" svg:height="0.039cm" svg:x="5.375cm" svg:y="12.66cm" svg:viewBox="0 0 1352 40" draw:points="676,40 0,40 0,0 1352,0 1352,40">
            <text:p/>
          </draw:polygon>
          <draw:path draw:style-name="gr3" draw:text-style-name="P6" draw:layer="layout" svg:width="0.38cm" svg:height="0.629cm" svg:x="5.412cm" svg:y="12.926cm" svg:viewBox="0 0 381 630" svg:d="M229 287c75-23 127-87 127-160 0-75-79-127-169-127-91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6" draw:layer="layout" svg:width="0.419cm" svg:height="0.415cm" svg:x="5.868cm" svg:y="13.13cm" svg:viewBox="0 0 420 416" svg:d="M306 58c-17-33-44-58-86-58-106 0-220 135-220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6" draw:layer="layout" svg:width="0.284cm" svg:height="0.425cm" svg:x="6.354cm" svg:y="12.84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42cm" svg:height="0.442cm" svg:x="7.172cm" svg:y="12.458cm" svg:viewBox="0 0 443 443" svg:d="M223 195l-183-183c-13-10-15-12-21-12-11 0-19 8-19 19 0 6 2 8 12 18l184 183-184 185c-10 11-12 13-12 19 0 11 8 19 19 19 6 0 8-2 21-13l180-183 192 190c2 2 8 6 12 6 13 0 19-8 19-19 0-2 0-6-2-10-2-2-148-146-193-194l168-166c4-6 19-19 23-23 0-2 4-6 4-12 0-11-6-19-19-19-6 0-10 4-20 15z">
            <text:p/>
          </draw:path>
          <draw:path draw:style-name="gr3" draw:text-style-name="P6" draw:layer="layout" svg:width="0.301cm" svg:height="0.421cm" svg:x="9.057cm" svg:y="11.88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355cm" svg:height="0.421cm" svg:x="9.412cm" svg:y="11.88cm" svg:viewBox="0 0 356 422" svg:d="M77 181c6-137 83-160 114-160 94 0 104 122 104 160zM77 200h256c21 0 23 0 23-19 0-92-50-181-165-181-106 0-191 94-191 210 0 123 96 212 202 212 112 0 154-102 154-121 0-8-9-10-13-10-8 0-10 6-10 13-33 95-117 95-125 95-46 0-83-29-104-62-27-44-27-104-27-137z">
            <text:p/>
          </draw:path>
          <draw:path draw:style-name="gr3" draw:text-style-name="P6" draw:layer="layout" svg:width="0.348cm" svg:height="0.421cm" svg:x="9.824cm" svg:y="11.88cm" svg:viewBox="0 0 349 422" svg:d="M77 212c0-150 75-189 123-189 8 0 66 0 100 33-40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284cm" svg:height="0.425cm" svg:x="10.24cm" svg:y="11.53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378cm" svg:height="0.656cm" svg:x="10.8cm" svg:y="11.645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7 7-92 29-181z">
            <text:p/>
          </draw:path>
          <draw:polygon draw:style-name="gr3" draw:text-style-name="P6" draw:layer="layout" svg:width="4.122cm" svg:height="0.039cm" svg:x="8.06cm" svg:y="12.66cm" svg:viewBox="0 0 4123 40" draw:points="2061,40 0,40 0,0 4123,0 4123,40">
            <text:p/>
          </draw:polygon>
          <draw:path draw:style-name="gr3" draw:text-style-name="P6" draw:layer="layout" svg:width="0.348cm" svg:height="0.421cm" svg:x="8.091cm" svg:y="13.124cm" svg:viewBox="0 0 349 422" svg:d="M77 212c0-150 75-189 123-189 8 0 66 0 100 33-40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8.493cm" svg:y="13.12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8.955cm" svg:y="13.124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284cm" svg:height="0.425cm" svg:x="9.325cm" svg:y="12.84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378cm" svg:height="0.656cm" svg:x="9.884cm" svg:y="12.889cm" svg:viewBox="0 0 379 657" svg:d="M379 187c0-60-15-187-111-187-127 0-268 258-268 468 0 87 27 189 110 189 129 0 269-264 269-470zM98 314c14-58 33-133 70-198 25-45 59-95 100-95 46 0 50 58 50 110 0 46-6 91-29 183zM281 343c-11 42-29 121-65 185-31 62-66 108-106 108-31 0-50-27-50-112 0-37 7-92 29-181z">
            <text:p/>
          </draw:path>
          <draw:path draw:style-name="gr3" draw:text-style-name="P6" draw:layer="layout" svg:width="0.301cm" svg:height="0.421cm" svg:x="10.484cm" svg:y="13.124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197cm" svg:height="0.612cm" svg:x="10.843cm" svg:y="12.92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11.097cm" svg:y="13.13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378cm" svg:height="0.656cm" svg:x="11.767cm" svg:y="12.889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7 7-92 29-1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14" draw:text-style-name="P17" draw:layer="layout" svg:width="26.2cm" svg:height="14.573cm" svg:x="0.8cm" svg:y="0.627cm" presentation:class="title" presentation:user-transformed="true">
          <draw:text-box>
            <text:p text:style-name="P7"><text:span text:style-name="T20"><text:tab/></text:span><text:span text:style-name="T20"><text:tab/></text:span><text:span text:style-name="T10"><text:line-break/></text:span><text:span text:style-name="T15"><text:tab/></text:span><text:span text:style-name="T15"> <text:s text:c="3"/></text:span><text:span text:style-name="T10"><text:line-break/></text:span><text:span text:style-name="T20"><text:tab/></text:span><text:span text:style-name="T20"> </text:span><text:span text:style-name="T20"><text:line-break/></text:span><text:span text:style-name="T54"><text:tab/></text:span><text:span text:style-name="T10"><text:line-break/></text:span><text:span text:style-name="T15"><text:tab/></text:span><text:span text:style-name="T15"><text:tab/></text:span><text:span text:style-name="T15"> <text:s/></text:span><text:span text:style-name="T15"><text:tab/></text:span><text:span text:style-name="T15"><text:tab/></text:span><text:span text:style-name="T15"> <text:s text:c="39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9"> <text:s text:c="26"/></text:span><text:span text:style-name="T15"><text:line-break/></text:span><text:span text:style-name="T44"> <text:s text:c="7"/></text:span><text:span text:style-name="T44"><text:tab/></text:span><text:span text:style-name="T15"><text:line-break/></text:span><text:span text:style-name="T15"><text:tab/></text:span><text:span text:style-name="T15"><text:tab/></text:span><text:span text:style-name="T15"> <text:s text:c="45"/></text:span><text:span text:style-name="T15"><text:line-break/></text:span><text:span text:style-name="T15"> <text:s text:c="16"/></text:span><text:span text:style-name="T15"><text:tab/></text:span><text:span text:style-name="T15"><text:tab/></text:span><text:span text:style-name="T15"><text:line-break/></text:span><text:span text:style-name="T15"><text:tab/></text:span><text:span text:style-name="T15"> <text:s text:c="2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54"> <text:s text:c="15"/></text:span><text:span text:style-name="T15"><text:line-break/></text:span><text:span text:style-name="T15"><text:tab/></text:span><text:span text:style-name="T15"><text:tab/></text:span></text:p>
          </draw:text-box>
        </draw:frame>
        <draw:g xml:id="id102" draw:id="id102">
          <svg:title>TexMaths</svg:title>
          <svg:desc>26§display§\frac{d^2 y}{dx^2} = \frac{ b\sec^4 \theta}{ 3a^2 \sin \theta }§svg§600§FALSE§</svg:desc>
          <draw:polygon draw:style-name="gr2" draw:text-style-name="P5" draw:layer="layout" svg:width="5.986cm" svg:height="1.938cm" svg:x="2.868cm" svg:y="0.671cm" svg:viewBox="0 0 5987 1939" draw:points="2994,1939 0,1939 0,0 5987,0 5987,1939">
            <text:p/>
          </draw:polygon>
          <draw:path draw:style-name="gr3" draw:text-style-name="P6" draw:layer="layout" svg:width="0.436cm" svg:height="0.646cm" svg:x="2.88cm" svg:y="0.754cm" svg:viewBox="0 0 437 647" svg:d="M437 10c0-2 0-10-13-10-12 0-99 8-116 10-6 0-13 5-13 17 0 13 9 13 23 13 44 0 46 6 46 14l-4 19-54 216c-17-33-44-58-85-58-107 0-221 135-221 268 0 88 50 148 123 148 18 0 64-4 118-68 9 37 40 68 84 68 33 0 54-21 68-52 15-31 27-87 27-89 0-11-8-11-10-11-11 0-11 4-13 17-16 60-33 114-70 114-25 0-27-23-27-41 0-23 2-29 6-44zM245 526c-4 17-4 19-18 36-40 50-77 64-102 64-46 0-61-50-61-85 0-46 30-160 53-202 27-54 68-87 106-87 60 0 72 75 72 81 0 4-2 10-4 15z">
            <text:p/>
          </draw:path>
          <draw:path draw:style-name="gr3" draw:text-style-name="P6" draw:layer="layout" svg:width="0.284cm" svg:height="0.426cm" svg:x="3.359cm" svg:y="0.63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3.754cm" svg:y="0.985cm" svg:viewBox="0 0 424 593" svg:d="M420 56c4-12 4-14 4-21 0-16-14-25-27-25-10 0-25 5-33 19-2 4-8 33-12 50-7 23-13 48-19 73l-42 166c-2 13-41 77-102 77-48 0-58-39-58-75 0-41 17-97 48-178 14-38 17-48 17-67 0-42-30-75-75-75-88 0-121 133-121 142 0 8 8 8 10 8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  <draw:polygon draw:style-name="gr3" draw:text-style-name="P6" draw:layer="layout" svg:width="1.41cm" svg:height="0.039cm" svg:x="2.822cm" svg:y="1.759cm" svg:viewBox="0 0 1411 40" draw:points="705,40 0,40 0,0 1411,0 1411,40">
            <text:p/>
          </draw:polygon>
          <draw:path draw:style-name="gr3" draw:text-style-name="P6" draw:layer="layout" svg:width="0.436cm" svg:height="0.646cm" svg:x="2.859cm" svg:y="1.998cm" svg:viewBox="0 0 437 647" svg:d="M437 10c0-2 0-10-13-10-12 0-99 8-116 10-6 0-13 5-13 17 0 13 9 13 23 13 44 0 46 6 46 14l-4 19-54 216c-17-33-44-58-85-58-107 0-221 135-221 268 0 88 50 148 123 148 18 0 64-4 118-68 9 37 40 68 84 68 33 0 54-21 68-52 15-31 27-87 27-89 0-11-8-11-10-11-11 0-11 4-13 17-16 60-33 114-70 114-25 0-27-23-27-41 0-23 2-29 6-44zM245 526c-4 17-4 19-18 36-40 50-77 64-102 64-46 0-61-50-61-85 0-46 30-160 53-202 27-54 68-87 106-87 60 0 72 75 72 81 0 4-2 10-4 15z">
            <text:p/>
          </draw:path>
          <draw:path draw:style-name="gr3" draw:text-style-name="P6" draw:layer="layout" svg:width="0.457cm" svg:height="0.415cm" svg:x="3.323cm" svg:y="2.22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284cm" svg:height="0.426cm" svg:x="3.86cm" svg:y="1.94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215cm" svg:x="4.644cm" svg:y="1.67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38cm" svg:height="0.646cm" svg:x="5.959cm" svg:y="0.754cm" svg:viewBox="0 0 339 647" svg:d="M177 10c0-2 0-10-13-10-20 0-87 8-112 8-6 2-17 2-17 19 0 13 9 13 21 13 46 0 48 6 48 14 0 6-8 38-15 56l-74 300c-11 46-15 60-15 94 0 85 48 143 117 143 108 0 222-137 222-268 0-86-50-148-123-148-41 0-81 27-108 56zM89 356c7-19 7-21 15-31 46-61 87-73 110-73 34 0 59 27 59 85 0 54-32 160-48 196-29 60-73 93-108 93-32 0-61-25-61-91 0-19 0-36 15-94z">
            <text:p/>
          </draw:path>
          <draw:path draw:style-name="gr3" draw:text-style-name="P6" draw:layer="layout" svg:width="0.301cm" svg:height="0.421cm" svg:x="6.492cm" svg:y="0.979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55cm" svg:height="0.421cm" svg:x="6.848cm" svg:y="0.979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6" draw:layer="layout" svg:width="0.349cm" svg:height="0.421cm" svg:x="7.26cm" svg:y="0.979cm" svg:viewBox="0 0 350 422" svg:d="M77 212c0-150 75-189 123-189 8 0 66 0 100 33-40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6" draw:layer="layout" svg:width="0.315cm" svg:height="0.432cm" svg:x="7.659cm" svg:y="0.625cm" svg:viewBox="0 0 316 433" svg:d="M316 329v-25h-73v-285c0-15 0-19-14-19-6 0-8 0-17 8l-212 296v25h189v52c0 21 0 29-52 29h-16v23c31 0 72-2 95-2s65 2 98 2v-23h-19c-52 0-52-8-52-29v-52zM193 69v235h-170z">
            <text:p/>
          </draw:path>
          <draw:path draw:style-name="gr3" draw:text-style-name="P6" draw:layer="layout" svg:width="0.378cm" svg:height="0.657cm" svg:x="8.235cm" svg:y="0.744cm" svg:viewBox="0 0 379 658" svg:d="M379 187c0-60-17-187-111-187-127 0-268 258-268 468 0 88 27 190 110 190 129 0 269-265 269-471zM98 314c14-58 33-133 71-197 24-46 58-96 99-96 46 0 50 58 50 110 0 46-6 92-29 183zM281 343c-11 42-29 121-65 186-31 62-66 108-106 108-31 0-50-27-50-113 0-37 7-91 29-181z">
            <text:p/>
          </draw:path>
          <draw:polygon draw:style-name="gr3" draw:text-style-name="P6" draw:layer="layout" svg:width="3.232cm" svg:height="0.039cm" svg:x="5.668cm" svg:y="1.759cm" svg:viewBox="0 0 3233 40" draw:points="1616,40 0,40 0,0 3233,0 3233,40">
            <text:p/>
          </draw:polygon>
          <draw:path draw:style-name="gr3" draw:text-style-name="P6" draw:layer="layout" svg:width="0.38cm" svg:height="0.63cm" svg:x="5.705cm" svg:y="2.025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3 0 196-84 196-177 0-75-59-146-152-167z">
            <text:p/>
          </draw:path>
          <draw:path draw:style-name="gr3" draw:text-style-name="P6" draw:layer="layout" svg:width="0.419cm" svg:height="0.415cm" svg:x="6.161cm" svg:y="2.229cm" svg:viewBox="0 0 420 416" svg:d="M306 58c-17-33-44-58-85-58-107 0-221 135-221 268 0 88 50 148 123 148 18 0 64-4 118-68 9 37 40 68 84 68 33 0 54-21 68-50 15-33 27-89 27-91 0-9-8-9-10-9-8 0-11 2-13 17-16 58-33 112-70 112-25 0-27-23-27-41 0-21 2-27 12-69 10-37 10-48 19-81l33-129c6-27 6-27 6-31 0-17-10-25-25-25-23 0-37 21-39 39zM245 298c-4 16-4 16-16 33-42 50-79 64-104 64-46 0-61-50-61-85 0-46 30-160 53-202 27-54 68-87 106-87 60 0 72 75 72 81 0 4-2 10-4 15z">
            <text:p/>
          </draw:path>
          <draw:path draw:style-name="gr3" draw:text-style-name="P6" draw:layer="layout" svg:width="0.284cm" svg:height="0.426cm" svg:x="6.648cm" svg:y="1.94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01cm" svg:height="0.421cm" svg:x="7.201cm" svg:y="2.223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7.561cm" svg:y="2.02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7.815cm" svg:y="2.229cm" svg:viewBox="0 0 462 406" svg:d="M71 89v248c0 40-9 40-71 40v29c31 0 79-2 104-2 23 0 71 2 102 2v-29c-60 0-71 0-71-40v-171c0-95 65-145 123-145s69 50 69 102v214c0 40-11 40-71 40v29c31 0 79-2 104-2 23 0 71 2 102 2v-29c-48 0-71 0-71-27v-175c0-79 0-108-29-142-12-14-44-33-96-33-68 0-110 40-137 96v-96l-129 10v30c64 0 71 6 71 49z">
            <text:p/>
          </draw:path>
          <draw:path draw:style-name="gr3" draw:text-style-name="P6" draw:layer="layout" svg:width="0.378cm" svg:height="0.657cm" svg:x="8.483cm" svg:y="1.99cm" svg:viewBox="0 0 379 658" svg:d="M379 187c0-60-17-187-111-187-127 0-268 258-268 468 0 88 27 190 110 190 129 0 269-265 269-471zM98 314c14-58 33-133 71-197 24-46 58-96 99-96 46 0 50 58 50 110 0 46-6 92-29 183zM281 343c-11 42-29 121-65 186-31 62-66 108-106 108-31 0-50-27-50-113 0-37 7-91 29-181z">
            <text:p/>
          </draw:path>
        </draw:g>
        <draw:g xml:id="id103" draw:id="id103">
          <svg:title>TexMaths</svg:title>
          <svg:desc>26§display§\text {when,} \ \  \theta = \frac{\pi}{4}§svg§600§FALSE§</svg:desc>
          <draw:polygon draw:style-name="gr2" draw:text-style-name="P5" draw:layer="layout" svg:width="5.192cm" svg:height="1.548cm" svg:x="2.753cm" svg:y="3.37cm" svg:viewBox="0 0 5193 1549" draw:points="2597,1549 0,1549 0,0 5193,0 5193,1549">
            <text:p/>
          </draw:polygon>
          <draw:path draw:style-name="gr3" draw:text-style-name="P6" draw:layer="layout" svg:width="0.627cm" svg:height="0.404cm" svg:x="2.724cm" svg:y="3.941cm" svg:viewBox="0 0 628 405" svg:d="M551 87c17-45 46-58 77-58v-29c-20 2-48 2-66 2-27 0-69-2-86-2v29c34 0 52 17 52 44 0 6 0 6-4 18l-83 235-91-255c-3-11-5-13-5-17 0-25 36-25 54-25v-29c-27 0-72 2-95 2-27 0-54 0-81-2v29c33 0 47 2 58 13 4 6 14 33 21 52l-79 220-88-243c-4-13-4-15-4-17 0-25 35-25 54-25v-29c-27 0-79 2-100 2-4 0-52 0-85-2v29c46 0 56 2 69 31l114 325c4 14 8 20 19 20 12 0 14-4 19-18l93-260 94 262c2 10 6 16 19 16 10 0 14-8 16-16z">
            <text:p/>
          </draw:path>
          <draw:path draw:style-name="gr3" draw:text-style-name="P6" draw:layer="layout" svg:width="0.461cm" svg:height="0.635cm" svg:x="3.396cm" svg:y="3.702cm" svg:viewBox="0 0 462 636" svg:d="M71 565c0 42-9 42-71 42v29c31-2 79-2 104-2 23 0 71 0 102 2v-29c-60 0-71 0-71-42v-168c0-96 65-145 123-145s69 49 69 101v212c0 42-11 42-71 42v29c31-2 79-2 104-2 23 0 71 0 102 2v-29c-48 0-71 0-71-27v-175c0-79 0-108-29-141-12-15-44-33-96-33-79 0-118 56-133 89v-320l-133 10v29c64 0 71 7 71 50z">
            <text:p/>
          </draw:path>
          <draw:path draw:style-name="gr3" draw:text-style-name="P6" draw:layer="layout" svg:width="0.355cm" svg:height="0.421cm" svg:x="3.902cm" svg:y="3.927cm" svg:viewBox="0 0 356 422" svg:d="M77 181c6-137 83-160 114-160 94 0 104 122 104 160zM77 200h256c21 0 23 0 23-19 0-92-50-181-165-181-106 0-191 94-191 210 0 123 96 212 202 212 112 0 154-102 154-121 0-8-9-10-13-10-8 0-10 6-10 12-33 96-117 96-125 96-46 0-83-29-104-62-27-44-27-104-27-137z">
            <text:p/>
          </draw:path>
          <draw:path draw:style-name="gr3" draw:text-style-name="P6" draw:layer="layout" svg:width="0.461cm" svg:height="0.404cm" svg:x="4.311cm" svg:y="3.931cm" svg:viewBox="0 0 462 405" svg:d="M71 89v248c0 39-9 39-71 39v29c31 0 79-2 104-2 23 0 71 2 102 2v-29c-60 0-71 0-71-39v-171c0-95 65-145 123-145s69 50 69 102v214c0 39-11 39-71 39v29c31 0 79-2 104-2 23 0 71 2 102 2v-29c-48 0-71 0-71-27v-174c0-79 0-108-29-142-12-14-44-33-96-33-68 0-110 39-137 96v-96l-129 10v29c64 0 71 7 71 50z">
            <text:p/>
          </draw:path>
          <draw:path draw:style-name="gr3" draw:text-style-name="P6" draw:layer="layout" svg:width="0.107cm" svg:height="0.273cm" svg:x="4.867cm" svg:y="4.239cm" svg:viewBox="0 0 108 274" svg:d="M108 96c0-59-21-96-58-96-33 0-50 25-50 48 0 25 17 50 50 50 14 0 25-7 35-13l2-2c0 0 2 0 2 13 0 60-27 116-68 160-4 4-6 6-6 8 0 8 4 10 10 10 10 0 83-72 83-178z">
            <text:p/>
          </draw:path>
          <draw:path draw:style-name="gr3" draw:text-style-name="P6" draw:layer="layout" svg:width="0.378cm" svg:height="0.656cm" svg:x="5.691cm" svg:y="3.692cm" svg:viewBox="0 0 379 657" svg:d="M379 187c0-60-17-187-111-187-127 0-268 258-268 468 0 87 27 189 110 189 129 0 269-264 269-470zM98 314c14-58 33-133 71-198 24-45 58-95 99-95 46 0 50 58 50 110 0 46-6 91-29 183zM281 343c-11 42-29 121-65 185-31 62-66 108-106 108-31 0-50-27-50-112 0-38 7-92 29-181z">
            <text:p/>
          </draw:path>
          <draw:path draw:style-name="gr3" draw:text-style-name="P6" draw:layer="layout" svg:width="0.609cm" svg:height="0.215cm" svg:x="6.413cm" svg:y="4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6" draw:layer="layout" svg:width="0.494cm" svg:height="0.404cm" svg:x="7.459cm" svg:y="3.324cm" svg:viewBox="0 0 495 405" svg:d="M218 54h104c-31 135-39 175-39 237 0 12 0 37 8 69 9 41 19 45 34 45 18 0 37-16 37-35 0-4 0-6-6-19-27-66-27-127-27-151 0-50 6-98 16-146h106c11 0 44 0 44-31 0-23-19-23-35-23h-308c-21 0-56 0-96 44-33 35-56 77-56 81 0 2 0 10 10 10 9 0 11-4 15-10 46-71 100-71 116-71h55c-32 110-79 220-119 306-6 12-6 14-6 20 0 19 14 25 25 25 29 0 35-25 45-60 15-42 15-44 25-89z">
            <text:p/>
          </draw:path>
          <draw:polygon draw:style-name="gr3" draw:text-style-name="P6" draw:layer="layout" svg:width="0.555cm" svg:height="0.038cm" svg:x="7.436cm" svg:y="4.089cm" svg:viewBox="0 0 556 39" draw:points="279,39 0,39 0,0 556,0 556,39">
            <text:p/>
          </draw:polygon>
          <draw:path draw:style-name="gr3" draw:text-style-name="P6" draw:layer="layout" svg:width="0.407cm" svg:height="0.618cm" svg:x="7.509cm" svg:y="4.343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04" draw:id="id104">
          <svg:title>TexMaths</svg:title>
          <svg:desc>26§display§\left( \frac{d^2 y}{dx^2} \right)_{ \theta = \frac{ \pi }{4} } = \frac{ b\sec^4 \left( \frac{ \pi }{4}  \right) }{ 3a^2 \sin \left( \frac{ \pi }{4} } \right) }§svg§600§FALSE§</svg:desc>
          <draw:polygon draw:style-name="gr2" draw:text-style-name="P5" draw:layer="layout" svg:width="10.083cm" svg:height="2.497cm" svg:x="2.423cm" svg:y="5.473cm" svg:viewBox="0 0 10084 2498" draw:points="5042,2498 0,2498 0,0 10084,0 10084,2498">
            <text:p/>
          </draw:polygon>
          <draw:path draw:style-name="gr3" draw:text-style-name="P6" draw:layer="layout" svg:width="0.45cm" svg:height="2.194cm" svg:x="2.567cm" svg:y="5.556cm" svg:viewBox="0 0 451 2195" svg:d="M451 2186c0-4-2-6-4-8-33-35-95-96-156-195-147-236-214-533-214-885 0-247 33-563 183-836 73-131 148-206 189-245 2-2 2-5 2-9 0-8-6-8-18-8-13 0-15 0-29 15-308 278-404 696-404 1081 0 360 83 722 316 997 19 21 52 58 92 91 10 11 12 11 25 11 12 0 18 0 18-9z">
            <text:p/>
          </draw:path>
          <draw:path draw:style-name="gr3" draw:text-style-name="P6" draw:layer="layout" svg:width="0.436cm" svg:height="0.646cm" svg:x="3.218cm" svg:y="5.627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4cm" svg:height="0.425cm" svg:x="3.696cm" svg:y="5.506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423cm" svg:height="0.592cm" svg:x="4.093cm" svg:y="5.85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6" draw:layer="layout" svg:width="1.409cm" svg:height="0.039cm" svg:x="3.159cm" svg:y="6.634cm" svg:viewBox="0 0 1410 40" draw:points="705,40 0,40 0,0 1410,0 1410,40">
            <text:p/>
          </draw:polygon>
          <draw:path draw:style-name="gr3" draw:text-style-name="P6" draw:layer="layout" svg:width="0.436cm" svg:height="0.646cm" svg:x="3.197cm" svg:y="6.87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663cm" svg:y="7.1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4.197cm" svg:y="6.819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45cm" svg:height="2.194cm" svg:x="4.709cm" svg:y="5.556cm" svg:viewBox="0 0 451 2195" svg:d="M451 1098c0-359-83-721-316-996-16-21-52-58-89-92-13-10-15-10-27-10-11 0-19 0-19 8 0 4 4 9 6 11 31 33 94 93 154 193 148 235 216 533 216 884 0 248-33 564-185 837-72 131-149 206-187 245-2 2-4 4-4 8 0 9 8 9 19 9 12 0 14 0 29-15 308-279 403-697 403-1082z">
            <text:p/>
          </draw:path>
          <draw:path draw:style-name="gr3" draw:text-style-name="P6" draw:layer="layout" svg:width="0.288cm" svg:height="0.459cm" svg:x="5.389cm" svg:y="7.343cm" svg:viewBox="0 0 289 460" svg:d="M289 139c0-66-27-139-89-139-96 0-200 173-200 320 0 75 29 140 89 140 98 0 200-177 200-321zM73 218c33-139 87-199 127-199 41 0 41 70 41 83 0 25-6 62-18 116zM216 241c-18 71-33 104-52 136-20 33-45 64-75 64-35 0-41-50-41-83 0-44 12-94 19-117z">
            <text:p/>
          </draw:path>
          <draw:path draw:style-name="gr3" draw:text-style-name="P6" draw:layer="layout" svg:width="0.471cm" svg:height="0.174cm" svg:x="5.762cm" svg:y="7.547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309cm" svg:height="0.203cm" svg:x="6.429cm" svg:y="7.351cm" svg:viewBox="0 0 310 204" svg:d="M283 35c8 0 12 0 21-4 2-4 6-10 6-16 0-15-15-15-21-15h-197c-11 0-32 0-59 23-12 10-33 35-33 39 0 9 6 9 8 9 9 0 9-2 11-7 16-18 37-29 66-29h34c-17 59-42 106-57 136-8 10-8 12-8 16 0 11 8 17 19 17 19 0 25-21 35-58 11-36 19-69 29-111h61c-2 7-15 57-15 94 0 31 13 75 33 75 11 0 23-11 23-23 0-4-2-6-4-12-23-36-23-75-23-84 0-16 4-35 6-50z">
            <text:p/>
          </draw:path>
          <draw:polygon draw:style-name="gr3" draw:text-style-name="P6" draw:layer="layout" svg:width="0.396cm" svg:height="0.032cm" svg:x="6.388cm" svg:y="7.62cm" svg:viewBox="0 0 397 33" draw:points="200,33 0,33 0,0 397,0 397,33">
            <text:p/>
          </draw:polygon>
          <draw:path draw:style-name="gr3" draw:text-style-name="P6" draw:layer="layout" svg:width="0.255cm" svg:height="0.311cm" svg:x="6.46cm" svg:y="7.705cm" svg:viewBox="0 0 256 312" svg:d="M256 237v-21h-58v-201c0-13 0-15-13-15-8 0-10 0-14 6l-171 210v21h154v36c0 14 0 18-40 18h-16v21c21-2 52-2 77-2 27 0 56 0 79 2v-21h-17c-39 0-39-4-39-18v-36zM158 50v166h-137z">
            <text:p/>
          </draw:path>
          <draw:path draw:style-name="gr3" draw:text-style-name="P6" draw:layer="layout" svg:width="0.608cm" svg:height="0.215cm" svg:x="7.245cm" svg:y="6.54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8.559cm" svg:y="5.571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6" draw:layer="layout" svg:width="0.301cm" svg:height="0.421cm" svg:x="9.092cm" svg:y="5.795cm" svg:viewBox="0 0 302 422" svg:d="M160 233c21 4 96 19 96 85 0 46-31 84-104 84-77 0-110-53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55cm" svg:height="0.421cm" svg:x="9.447cm" svg:y="5.795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48cm" svg:height="0.421cm" svg:x="9.859cm" svg:y="5.79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315cm" svg:height="0.432cm" svg:x="10.259cm" svg:y="5.442cm" svg:viewBox="0 0 316 433" svg:d="M316 329v-25h-73v-285c0-15 0-19-12-19-8 0-11 0-19 8l-212 296v25h189v52c0 21 0 29-52 29h-16v23c31 0 72-2 95-2s65 2 98 2v-23h-19c-52 0-52-8-52-29v-52zM193 69v235h-170z">
            <text:p/>
          </draw:path>
          <draw:path draw:style-name="gr3" draw:text-style-name="P6" draw:layer="layout" svg:width="0.24cm" svg:height="1.097cm" svg:x="10.935cm" svg:y="5.427cm" svg:viewBox="0 0 241 1098" svg:d="M241 1088c0-2-2-4-4-8-44-44-106-119-143-269-21-83-30-177-30-262 0-241 57-410 169-528 8-9 8-11 8-13 0-8-8-8-12-8-13 0-63 54-75 69-94 110-154 274-154 480 0 129 23 314 144 468 10 11 68 81 85 81 4 0 12 0 12-10z">
            <text:p/>
          </draw:path>
          <draw:path draw:style-name="gr3" draw:text-style-name="P6" draw:layer="layout" svg:width="0.384cm" svg:height="0.284cm" svg:x="11.353cm" svg:y="5.568cm" svg:viewBox="0 0 385 285" svg:d="M171 44h77c-11 39-23 97-23 147 0 27 2 44 6 59 10 31 19 35 29 35 15 0 29-15 29-29 0-6 0-8-4-15-13-25-23-60-23-114 0-13 0-38 8-83h79c13 0 19 0 25-4 9-9 11-17 11-21 0-19-17-19-27-19h-244c-25 0-43 6-72 33-17 15-42 50-42 54 0 9 8 9 10 9 9 0 9 0 13-7 33-45 73-45 87-45h38c-19 70-54 147-73 185-4 8-11 23-13 25 0 2-2 6-2 10 0 11 9 21 23 21 25 0 33-29 48-87z">
            <text:p/>
          </draw:path>
          <draw:polygon draw:style-name="gr3" draw:text-style-name="P6" draw:layer="layout" svg:width="0.45cm" svg:height="0.039cm" svg:x="11.324cm" svg:y="5.957cm" svg:viewBox="0 0 451 40" draw:points="227,40 0,40 0,0 451,0 451,40">
            <text:p/>
          </draw:polygon>
          <draw:path draw:style-name="gr3" draw:text-style-name="P6" draw:layer="layout" svg:width="0.315cm" svg:height="0.432cm" svg:x="11.392cm" svg:y="6.089cm" svg:viewBox="0 0 316 433" svg:d="M316 329v-25h-73v-285c0-15 0-19-14-19-6 0-9 0-17 8l-212 296v25h189v52c0 21 0 29-52 29h-16v23c31 0 72-2 95-2s65 2 98 2v-23h-19c-52 0-52-8-52-29v-52zM193 69v235h-170z">
            <text:p/>
          </draw:path>
          <draw:path draw:style-name="gr3" draw:text-style-name="P6" draw:layer="layout" svg:width="0.24cm" svg:height="1.097cm" svg:x="11.925cm" svg:y="5.427cm" svg:viewBox="0 0 241 1098" svg:d="M241 549c0-129-23-314-143-468-11-12-71-81-88-81-4 0-10 2-10 8 0 4 2 7 6 11 44 48 104 120 142 266 20 83 29 179 29 264 0 92-9 185-31 275-36 129-90 202-138 254-8 8-8 8-8 10 0 8 6 10 10 10 15 0 65-56 77-68 94-113 154-277 154-481z">
            <text:p/>
          </draw:path>
          <draw:polygon draw:style-name="gr3" draw:text-style-name="P6" draw:layer="layout" svg:width="4.284cm" svg:height="0.039cm" svg:x="8.268cm" svg:y="6.634cm" svg:viewBox="0 0 4285 40" draw:points="2142,40 0,40 0,0 4285,0 4285,40">
            <text:p/>
          </draw:polygon>
          <draw:path draw:style-name="gr3" draw:text-style-name="P6" draw:layer="layout" svg:width="0.38cm" svg:height="0.629cm" svg:x="8.305cm" svg:y="6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6" draw:layer="layout" svg:width="0.419cm" svg:height="0.415cm" svg:x="8.761cm" svg:y="7.15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6" draw:layer="layout" svg:width="0.284cm" svg:height="0.425cm" svg:x="9.248cm" svg:y="6.869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301cm" svg:height="0.421cm" svg:x="9.801cm" svg:y="7.147cm" svg:viewBox="0 0 302 422" svg:d="M160 233c21 4 96 19 96 85 0 46-31 84-104 84-77 0-110-53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0.161cm" svg:y="6.94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0.413cm" svg:y="7.152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24cm" svg:height="1.097cm" svg:x="11.182cm" svg:y="6.779cm" svg:viewBox="0 0 241 1098" svg:d="M241 1088c0-2-2-4-4-8-41-44-106-119-143-269-21-83-30-177-30-262 0-241 59-410 169-528 8-9 8-11 8-13 0-8-8-8-12-8-13 0-63 54-75 69-94 110-154 276-154 480 0 129 23 314 144 468 10 11 68 81 85 81 4 0 12 0 12-10z">
            <text:p/>
          </draw:path>
          <draw:path draw:style-name="gr3" draw:text-style-name="P6" draw:layer="layout" svg:width="0.384cm" svg:height="0.284cm" svg:x="11.602cm" svg:y="6.921cm" svg:viewBox="0 0 385 285" svg:d="M171 44h77c-11 39-23 97-23 147 0 27 2 44 6 59 10 31 19 35 29 35 15 0 29-15 29-29 0-6 0-8-4-15-13-25-23-60-23-114 0-13 0-38 8-83h79c13 0 19 0 25-4 9-9 11-17 11-21 0-19-17-19-27-19h-244c-25 0-43 6-72 33-17 15-42 50-42 54 0 9 8 9 10 9 9 0 9 0 13-7 33-45 73-45 87-45h38c-19 70-54 147-73 185-4 8-11 23-13 25 0 2-2 6-2 10 0 11 9 21 23 21 25 0 33-29 48-87z">
            <text:p/>
          </draw:path>
          <draw:polygon draw:style-name="gr3" draw:text-style-name="P6" draw:layer="layout" svg:width="0.45cm" svg:height="0.039cm" svg:x="11.573cm" svg:y="7.31cm" svg:viewBox="0 0 451 40" draw:points="227,40 0,40 0,0 451,0 451,40">
            <text:p/>
          </draw:polygon>
          <draw:path draw:style-name="gr3" draw:text-style-name="P6" draw:layer="layout" svg:width="0.315cm" svg:height="0.432cm" svg:x="11.64cm" svg:y="7.441cm" svg:viewBox="0 0 316 433" svg:d="M316 329v-25h-73v-285c0-15 0-19-14-19-6 0-9 0-17 8l-212 296v25h189v52c0 21 0 29-52 29h-16v23c31 0 72-2 95-2s65 2 98 2v-23h-19c-52 0-52-8-52-29v-52zM193 69v235h-170z">
            <text:p/>
          </draw:path>
          <draw:path draw:style-name="gr3" draw:text-style-name="P6" draw:layer="layout" svg:width="0.24cm" svg:height="1.097cm" svg:x="12.172cm" svg:y="6.779cm" svg:viewBox="0 0 241 1098" svg:d="M241 549c0-129-23-314-143-468-11-12-71-81-88-81-4 0-10 2-10 8 0 4 2 7 6 11 44 48 104 120 142 266 20 83 29 179 29 264 0 92-9 185-31 275-36 129-90 202-138 254-8 8-8 8-8 10 0 8 6 10 10 10 15 0 65-56 77-68 94-113 154-277 154-481z">
            <text:p/>
          </draw:path>
        </draw:g>
        <draw:g xml:id="id105" draw:id="id105">
          <svg:title>TexMaths</svg:title>
          <svg:desc>26§display§= \frac{ b ( \sqrt{2} )^4 }{ 3a^2 \left( \frac{1}{ \sqrt{2} } \right) }§svg§600§FALSE§</svg:desc>
          <draw:polygon draw:style-name="gr2" draw:text-style-name="P5" draw:layer="layout" svg:width="4.76cm" svg:height="2.863cm" svg:x="7.232cm" svg:y="8.574cm" svg:viewBox="0 0 4761 2864" draw:points="2382,2864 0,2864 0,0 4761,0 4761,2864">
            <text:p/>
          </draw:polygon>
          <draw:path draw:style-name="gr3" draw:text-style-name="P6" draw:layer="layout" svg:width="0.608cm" svg:height="0.215cm" svg:x="7.238cm" svg:y="9.6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8.827cm" svg:y="8.686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6" draw:layer="layout" svg:width="0.213cm" svg:height="0.914cm" svg:x="9.266cm" svg:y="8.63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715cm" svg:height="0.914cm" svg:x="9.597cm" svg:y="8.528cm" svg:viewBox="0 0 716 915" svg:d="M289 820l-160-356c-6-15-13-15-15-15 0 0-6 0-14 7l-88 66c-12 8-12 13-12 15 0 4 2 10 8 10 7 0 23-12 32-21 6-4 20-14 29-21l181 396c6 14 12 14 20 14 13 0 15-4 23-16l416-862c7-14 7-16 7-18 0-11-9-19-19-19-9 0-15 4-21 19z">
            <text:p/>
          </draw:path>
          <draw:polygon draw:style-name="gr3" draw:text-style-name="P6" draw:layer="layout" svg:width="0.459cm" svg:height="0.039cm" svg:x="10.292cm" svg:y="8.528cm" svg:viewBox="0 0 460 40" draw:points="229,40 0,40 0,0 460,0 460,40">
            <text:p/>
          </draw:polygon>
          <draw:path draw:style-name="gr3" draw:text-style-name="P6" draw:layer="layout" svg:width="0.365cm" svg:height="0.611cm" svg:x="10.338cm" svg:y="8.71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213cm" svg:height="0.914cm" svg:x="10.801cm" svg:y="8.63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315cm" svg:height="0.432cm" svg:x="11.13cm" svg:y="8.557cm" svg:viewBox="0 0 316 433" svg:d="M316 329v-25h-73v-285c0-15 0-19-12-19-8 0-11 0-19 8l-212 296v25h189v52c0 20 0 29-52 29h-16v23c31 0 72-2 95-2 25 0 65 2 98 2v-23h-19c-52 0-52-9-52-29v-52zM193 69v235h-170z">
            <text:p/>
          </draw:path>
          <draw:polygon draw:style-name="gr3" draw:text-style-name="P6" draw:layer="layout" svg:width="3.778cm" svg:height="0.039cm" svg:x="8.26cm" svg:y="9.693cm" svg:viewBox="0 0 3779 40" draw:points="1891,40 0,40 0,0 3779,0 3779,40">
            <text:p/>
          </draw:polygon>
          <draw:path draw:style-name="gr3" draw:text-style-name="P6" draw:layer="layout" svg:width="0.38cm" svg:height="0.629cm" svg:x="8.299cm" svg:y="10.2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19cm" svg:height="0.415cm" svg:x="8.755cm" svg:y="10.485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84cm" svg:height="0.425cm" svg:x="9.241cm" svg:y="10.20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8cm" svg:height="1.644cm" svg:x="9.928cm" svg:y="9.839cm" svg:viewBox="0 0 349 1645" svg:d="M308 1637c2 0 10 8 10 8h21c2 0 10 0 10-8 0-4-2-6-4-8-33-33-83-83-139-183-100-177-135-404-135-622 0-406 114-645 276-807 2-2 2-7 2-9 0-8-6-8-16-8-13 0-15 0-23 8-87 75-185 202-250 396-39 120-60 266-60 418 0 218 40 464 183 676 25 35 60 73 60 73 9 12 21 27 29 33z">
            <text:p/>
          </draw:path>
          <draw:path draw:style-name="gr3" draw:text-style-name="P6" draw:layer="layout" svg:width="0.234cm" svg:height="0.425cm" svg:x="10.789cm" svg:y="10.105cm" svg:viewBox="0 0 235 426" svg:d="M146 19c0-19-2-19-19-19-42 40-100 42-127 42v22c15 0 58 0 94-18v328c0 21 0 30-65 30h-25v22c13 0 92-2 115-2 20 0 101 2 116 2v-22h-25c-64 0-64-9-64-30z">
            <text:p/>
          </draw:path>
          <draw:polygon draw:style-name="gr3" draw:text-style-name="P6" draw:layer="layout" svg:width="0.966cm" svg:height="0.039cm" svg:x="10.419cm" svg:y="10.642cm" svg:viewBox="0 0 967 40" draw:points="483,40 0,40 0,0 967,0 967,40">
            <text:p/>
          </draw:polygon>
          <draw:path draw:style-name="gr3" draw:text-style-name="P6" draw:layer="layout" svg:width="0.556cm" svg:height="0.642cm" svg:x="10.479cm" svg:y="10.746cm" svg:viewBox="0 0 557 643" svg:d="M225 572l-127-250c-2-6-4-10-11-10-2 0-4 0-10 4l-69 46c-8 6-8 10-8 12 0 3 4 9 8 9s4 0 13-6c8-5 27-19 33-23l142 276c4 11 6 13 14 13 6 0 13 0 19-13l322-601c6-8 6-10 6-12 0-11-8-17-14-17-11 0-15 6-17 12z">
            <text:p/>
          </draw:path>
          <draw:polygon draw:style-name="gr3" draw:text-style-name="P6" draw:layer="layout" svg:width="0.365cm" svg:height="0.032cm" svg:x="11.018cm" svg:y="10.748cm" svg:viewBox="0 0 366 33" draw:points="183,33 0,33 0,0 366,0 366,33">
            <text:p/>
          </draw:polygon>
          <draw:path draw:style-name="gr3" draw:text-style-name="P6" draw:layer="layout" svg:width="0.284cm" svg:height="0.425cm" svg:x="11.059cm" svg:y="10.8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8cm" svg:height="1.644cm" svg:x="11.525cm" svg:y="9.839cm" svg:viewBox="0 0 349 1645" svg:d="M349 822c0-262-62-541-243-747-12-15-46-50-69-69-6-6-8-6-20-6-9 0-17 0-17 8 0 4 4 9 6 11 31 31 81 81 138 183 99 175 135 401 135 620 0 397-111 640-275 807-2 2-4 6-4 8 0 8 8 8 17 8 12 0 14 0 23-6 87-75 185-202 249-395 40-125 60-275 60-422z">
            <text:p/>
          </draw:path>
        </draw:g>
        <draw:g xml:id="id106" draw:id="id106">
          <svg:title>TexMaths</svg:title>
          <svg:desc>26§display§\left( \frac{d^2 y}{dx^2} \right)_{ \theta = \frac{ \pi }{4} } = \frac{ 4 \sqrt{2} b }{ 3a^2 }§svg§600§FALSE§</svg:desc>
          <draw:polygon draw:style-name="gr2" draw:text-style-name="P5" draw:layer="layout" svg:width="7.867cm" svg:height="2.453cm" svg:x="2.325cm" svg:y="12.175cm" svg:viewBox="0 0 7868 2454" draw:points="3933,2454 0,2454 0,0 7868,0 7868,2454">
            <text:p/>
          </draw:polygon>
          <draw:path draw:style-name="gr3" draw:text-style-name="P6" draw:layer="layout" svg:width="0.45cm" svg:height="2.193cm" svg:x="2.469cm" svg:y="12.214cm" svg:viewBox="0 0 451 2194" svg:d="M451 2186c0-4-2-6-4-8-33-36-95-96-156-196-147-235-214-532-214-884 0-247 33-563 183-836 73-131 148-206 189-245 2-2 2-5 2-9 0-8-6-8-18-8-13 0-15 0-30 15-307 278-403 696-403 1081 0 360 83 722 316 996 19 21 52 59 92 92 10 10 12 10 25 10 12 0 18 0 18-8z">
            <text:p/>
          </draw:path>
          <draw:path draw:style-name="gr3" draw:text-style-name="P6" draw:layer="layout" svg:width="0.436cm" svg:height="0.646cm" svg:x="3.12cm" svg:y="12.2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2 0-22 2-29 6-43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4cm" svg:height="0.425cm" svg:x="3.598cm" svg:y="12.1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3.995cm" svg:y="12.51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.409cm" svg:height="0.039cm" svg:x="3.061cm" svg:y="13.294cm" svg:viewBox="0 0 1410 40" draw:points="705,40 0,40 0,0 1410,0 1410,40">
            <text:p/>
          </draw:polygon>
          <draw:path draw:style-name="gr3" draw:text-style-name="P6" draw:layer="layout" svg:width="0.436cm" svg:height="0.646cm" svg:x="3.099cm" svg:y="13.5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2 0-22 2-29 6-43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565cm" svg:y="13.76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4.099cm" svg:y="13.47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cm" svg:height="2.193cm" svg:x="4.611cm" svg:y="12.214cm" svg:viewBox="0 0 451 2194" svg:d="M451 1098c0-360-83-722-316-996-16-21-52-58-89-92-13-10-15-10-27-10-11 0-19 0-19 8 0 4 4 9 6 11 31 33 94 93 154 193 148 235 216 533 216 884 0 248-33 564-185 836-72 131-149 206-187 246-2 2-4 4-4 8 0 8 8 8 19 8 12 0 14 0 29-14 308-279 403-697 403-1082z">
            <text:p/>
          </draw:path>
          <draw:path draw:style-name="gr3" draw:text-style-name="P6" draw:layer="layout" svg:width="0.288cm" svg:height="0.459cm" svg:x="5.291cm" svg:y="14.003cm" svg:viewBox="0 0 289 460" svg:d="M289 139c0-66-27-139-89-139-96 0-200 173-200 320 0 75 29 140 89 140 98 0 200-177 200-321zM73 218c33-139 87-199 127-199 41 0 41 70 41 83 0 25-6 62-18 116zM216 241c-18 71-33 104-52 135-20 34-45 65-75 65-35 0-41-50-41-83 0-44 12-94 19-117z">
            <text:p/>
          </draw:path>
          <draw:path draw:style-name="gr3" draw:text-style-name="P6" draw:layer="layout" svg:width="0.471cm" svg:height="0.174cm" svg:x="5.663cm" svg:y="14.207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309cm" svg:height="0.203cm" svg:x="6.331cm" svg:y="14.011cm" svg:viewBox="0 0 310 204" svg:d="M283 35c8 0 12 0 21-4 2-4 6-10 6-16 0-15-15-15-21-15h-197c-11 0-32 0-59 23-12 10-33 35-33 39 0 9 6 9 8 9 9 0 9-2 11-7 16-18 37-29 66-29h34c-17 59-42 106-57 136-8 10-8 12-8 16 0 11 8 17 19 17 19 0 25-21 35-58 11-36 19-69 29-111h61c-2 7-15 57-15 94 0 31 13 75 33 75 11 0 23-11 23-23 0-4-2-6-4-13-23-35-23-74-23-83 0-16 4-35 6-50z">
            <text:p/>
          </draw:path>
          <draw:polygon draw:style-name="gr3" draw:text-style-name="P6" draw:layer="layout" svg:width="0.396cm" svg:height="0.032cm" svg:x="6.289cm" svg:y="14.278cm" svg:viewBox="0 0 397 33" draw:points="200,33 0,33 0,0 397,0 397,33">
            <text:p/>
          </draw:polygon>
          <draw:path draw:style-name="gr3" draw:text-style-name="P6" draw:layer="layout" svg:width="0.255cm" svg:height="0.311cm" svg:x="6.362cm" svg:y="14.365cm" svg:viewBox="0 0 256 312" svg:d="M256 237v-21h-58v-201c0-13 0-15-13-15-8 0-10 0-14 6l-171 210v21h154v35c0 15 0 19-40 19h-16v21c21-2 52-2 77-2 27 0 56 0 79 2v-21h-17c-39 0-39-4-39-19v-35zM158 50v166h-137z">
            <text:p/>
          </draw:path>
          <draw:path draw:style-name="gr3" draw:text-style-name="P6" draw:layer="layout" svg:width="0.608cm" svg:height="0.215cm" svg:x="7.146cm" svg:y="13.2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07cm" svg:height="0.619cm" svg:x="8.194cm" svg:y="12.304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ath draw:style-name="gr3" draw:text-style-name="P6" draw:layer="layout" svg:width="0.714cm" svg:height="0.914cm" svg:x="8.694cm" svg:y="12.129cm" svg:viewBox="0 0 715 915" svg:d="M289 820l-160-356c-6-15-13-15-15-15 0 0-6 0-14 7l-88 66c-12 8-12 13-12 15 0 4 2 10 8 10 7 0 23-12 32-21 6-4 20-14 29-21l181 396c6 14 12 14 20 14 13 0 15-4 23-16l416-862c6-14 6-16 6-18 0-11-8-19-18-19-9 0-15 4-21 19z">
            <text:p/>
          </draw:path>
          <draw:polygon draw:style-name="gr3" draw:text-style-name="P6" draw:layer="layout" svg:width="0.459cm" svg:height="0.039cm" svg:x="9.388cm" svg:y="12.129cm" svg:viewBox="0 0 460 40" draw:points="229,40 0,40 0,0 460,0 460,40">
            <text:p/>
          </draw:polygon>
          <draw:path draw:style-name="gr3" draw:text-style-name="P6" draw:layer="layout" svg:width="0.365cm" svg:height="0.611cm" svg:x="9.434cm" svg:y="12.312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1-8 9-68 9-87 9z">
            <text:p/>
          </draw:path>
          <draw:path draw:style-name="gr3" draw:text-style-name="P6" draw:layer="layout" svg:width="0.338cm" svg:height="0.646cm" svg:x="9.887cm" svg:y="12.287cm" svg:viewBox="0 0 339 647" svg:d="M177 10c0-2 0-10-13-10-20 0-87 8-112 8-6 2-17 2-17 19 0 13 9 13 21 13 46 0 48 6 48 14 0 6-8 38-15 56l-74 300c-11 46-15 60-15 93 0 86 48 144 116 144 109 0 223-137 223-268 0-86-50-148-123-148-41 0-81 27-108 56zM89 356c7-19 7-21 15-32 46-60 85-72 110-72 34 0 58 27 58 85 0 54-31 160-47 195-29 61-73 94-109 94-31 0-62-25-62-91 0-19 0-36 17-94z">
            <text:p/>
          </draw:path>
          <draw:polygon draw:style-name="gr3" draw:text-style-name="P6" draw:layer="layout" svg:width="2.068cm" svg:height="0.039cm" svg:x="8.17cm" svg:y="13.294cm" svg:viewBox="0 0 2069 40" draw:points="1034,40 0,40 0,0 2069,0 2069,40">
            <text:p/>
          </draw:polygon>
          <draw:path draw:style-name="gr3" draw:text-style-name="P6" draw:layer="layout" svg:width="0.38cm" svg:height="0.629cm" svg:x="8.567cm" svg:y="13.55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19cm" svg:height="0.415cm" svg:x="9.022cm" svg:y="13.76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284cm" svg:height="0.425cm" svg:x="9.509cm" svg:y="13.47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14" draw:text-style-name="P17" draw:layer="layout" svg:width="26.2cm" svg:height="14.573cm" svg:x="0.8cm" svg:y="0.627cm" presentation:class="title" presentation:user-transformed="true">
          <draw:text-box>
            <text:p xml:id="id107" text:id="id107" text:style-name="P7"><text:span text:style-name="T46"><text:tab/></text:span><text:span text:style-name="T46"><text:tab/></text:span><text:span text:style-name="T48"><text:line-break/></text:span><text:span text:style-name="T49"><text:tab/></text:span><text:span text:style-name="T49"> <text:s/></text:span><text:span text:style-name="T49">(3) If <text:s text:c="41"/>then show that <text:s/></text:span><text:span text:style-name="T48"><text:line-break/></text:span><text:span text:style-name="T47"><text:tab/></text:span><text:span text:style-name="T47"> <text:s text:c="19"/></text:span><text:span text:style-name="T46"><text:line-break/></text:span><text:span text:style-name="T27"><text:tab/></text:span><text:span text:style-name="T27">Solutions :</text:span><text:span text:style-name="T3"> <text:s/>Given that</text:span><text:span text:style-name="T27"> <text:s/></text:span><text:span text:style-name="T27"><text:line-break/></text:span><text:span text:style-name="T55"><text:tab/></text:span><text:span text:style-name="T10"><text:line-break/></text:span><text:span text:style-name="T15"><text:tab/></text:span><text:span text:style-name="T15"><text:tab/></text:span><text:span text:style-name="T15"> <text:s/></text:span><text:span text:style-name="T15"><text:tab/></text:span><text:span text:style-name="T15"><text:tab/></text:span><text:span text:style-name="T15"> <text:s text:c="39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9"> <text:s text:c="26"/></text:span><text:span text:style-name="T15"><text:line-break/></text:span><text:span text:style-name="T44"> <text:s text:c="7"/></text:span><text:span text:style-name="T44"><text:tab/></text:span><text:span text:style-name="T15"><text:line-break/></text:span><text:span text:style-name="T15"><text:tab/></text:span><text:span text:style-name="T15"><text:tab/></text:span><text:span text:style-name="T15"> <text:s text:c="45"/></text:span><text:span text:style-name="T15"><text:line-break/></text:span><text:span text:style-name="T15"> <text:s text:c="16"/></text:span><text:span text:style-name="T15"><text:tab/></text:span><text:span text:style-name="T15"><text:tab/></text:span><text:span text:style-name="T15"><text:line-break/></text:span><text:span text:style-name="T15"><text:tab/></text:span><text:span text:style-name="T15"> <text:s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54"> <text:s text:c="15"/></text:span><text:span text:style-name="T15"><text:line-break/></text:span><text:span text:style-name="T15"><text:tab/></text:span><text:span text:style-name="T15"><text:tab/></text:span></text:p>
          </draw:text-box>
        </draw:frame>
        <draw:g xml:id="id108" draw:id="id108">
          <svg:title>TexMaths</svg:title>
          <svg:desc>26§display§ax^2 + 2hxy + by^2 = 0§svg§600§FALSE§</svg:desc>
          <draw:polygon draw:style-name="gr2" draw:text-style-name="P5" draw:layer="layout" svg:width="8.468cm" svg:height="0.9cm" svg:x="4.931cm" svg:y="1.272cm" svg:viewBox="0 0 8469 901" draw:points="4233,901 0,901 0,0 8469,0 8469,901">
            <text:p/>
          </draw:polygon>
          <draw:path draw:style-name="gr3" draw:text-style-name="P6" draw:layer="layout" svg:width="0.419cm" svg:height="0.415cm" svg:x="4.923cm" svg:y="1.624cm" svg:viewBox="0 0 420 416" svg:d="M306 58c-17-33-44-58-85-58-107 0-221 135-221 269 0 87 50 147 123 147 18 0 64-4 118-68 9 37 40 68 84 68 33 0 54-20 68-50 15-33 27-89 27-91 0-9-8-9-10-9-11 0-11 3-13 17-16 58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6" draw:layer="layout" svg:width="0.457cm" svg:height="0.415cm" svg:x="5.395cm" svg:y="1.624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6" draw:layer="layout" svg:width="0.284cm" svg:height="0.426cm" svg:x="5.932cm" svg:y="1.226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611cm" svg:x="6.556cm" svg:y="1.49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6" draw:layer="layout" svg:width="0.365cm" svg:height="0.611cm" svg:x="7.463cm" svg:y="1.42cm" svg:viewBox="0 0 366 612" svg:d="M71 541l98-95c143-127 197-175 197-267 0-106-81-179-193-179-104 0-173 85-173 167 0 50 46 50 48 50 16 0 48-11 48-48 0-23-17-48-48-48-8 0-8 0-13 2 21-61 71-94 125-94 83 0 123 73 123 150 0 73-46 146-96 202l-177 196c-10 10-10 12-10 35h341l25-160h-23c-4 27-10 68-18 81-9 8-69 8-88 8z">
            <text:p/>
          </draw:path>
          <draw:path draw:style-name="gr3" draw:text-style-name="P6" draw:layer="layout" svg:width="0.45cm" svg:height="0.646cm" svg:x="7.925cm" svg:y="1.395cm" svg:viewBox="0 0 451 647" svg:d="M212 10c0-2 0-10-10-10-23 0-90 8-113 8-8 2-18 2-18 19 0 13 8 13 23 13 43 0 45 6 45 14l-2 19-133 529c-4 12-4 14-4 18 0 23 19 27 27 27 15 0 29-12 33-25l17-68 21-83c6-21 10-40 16-61 2-6 9-37 11-41 2-9 31-61 62-86 19-14 48-31 88-31 39 0 50 31 50 64 0 48-36 148-59 204-6 21-10 34-10 53 0 41 31 74 75 74 85 0 120-135 120-141 0-11-8-10-12-10-8 0-8 4-13 16-14 50-43 115-93 115-17 0-23-9-23-32 0-22 8-43 17-64 14-40 56-148 56-202 0-58-38-98-106-98-59 0-102 29-136 71z">
            <text:p/>
          </draw:path>
          <draw:path draw:style-name="gr3" draw:text-style-name="P6" draw:layer="layout" svg:width="0.457cm" svg:height="0.415cm" svg:x="8.428cm" svg:y="1.624cm" svg:viewBox="0 0 458 416" svg:d="M281 129c4-25 25-108 89-108 4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6 0 148-118 148-141 0-9-9-9-11-9-8 0-10 3-12 9-32 100-94 121-123 121-35 0-50-30-50-61 0-21 6-39 17-81z">
            <text:p/>
          </draw:path>
          <draw:path draw:style-name="gr3" draw:text-style-name="P6" draw:layer="layout" svg:width="0.421cm" svg:height="0.592cm" svg:x="8.95cm" svg:y="1.624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609cm" svg:height="0.611cm" svg:x="9.66cm" svg:y="1.49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6" draw:layer="layout" svg:width="0.338cm" svg:height="0.646cm" svg:x="10.565cm" svg:y="1.395cm" svg:viewBox="0 0 339 647" svg:d="M177 10c0-2 0-10-13-10-20 0-87 8-112 8-6 2-17 2-17 19 0 13 9 13 21 13 46 0 48 6 48 14 0 6-8 38-15 56l-74 300c-11 46-15 61-15 94 0 85 48 143 116 143 109 0 223-137 223-268 0-85-50-148-123-148-41 0-81 27-108 56zM89 356c7-19 7-21 15-31 46-61 87-73 110-73 34 0 59 27 59 85 0 54-32 161-48 196-29 60-73 94-109 94-31 0-60-25-60-92 0-19 0-35 15-94z">
            <text:p/>
          </draw:path>
          <draw:path draw:style-name="gr3" draw:text-style-name="P6" draw:layer="layout" svg:width="0.421cm" svg:height="0.592cm" svg:x="10.941cm" svg:y="1.624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284cm" svg:height="0.426cm" svg:x="11.434cm" svg:y="1.226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216cm" svg:x="12.11cm" svg:y="1.692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6" draw:layer="layout" svg:width="0.386cm" svg:height="0.63cm" svg:x="13.059cm" svg:y="1.42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112" draw:id="id112">
          <svg:title>TexMaths</svg:title>
          <svg:desc>26§display§ax^2 + hxy + hxy + by^2 = 0 §svg§600§FALSE§</svg:desc>
          <draw:polygon draw:style-name="gr2" draw:text-style-name="P5" draw:layer="layout" svg:width="10.657cm" svg:height="0.9cm" svg:x="7.232cm" svg:y="4.374cm" svg:viewBox="0 0 10658 901" draw:points="5329,901 0,901 0,0 10658,0 10658,901">
            <text:p/>
          </draw:polygon>
          <draw:path draw:style-name="gr3" draw:text-style-name="P6" draw:layer="layout" svg:width="0.419cm" svg:height="0.415cm" svg:x="7.224cm" svg:y="4.726cm" svg:viewBox="0 0 420 416" svg:d="M306 58c-17-33-44-58-86-58-106 0-220 135-220 269 0 87 50 147 123 147 18 0 64-4 118-68 9 37 40 68 83 68 34 0 55-20 69-50 15-33 27-89 27-91 0-9-8-9-10-9-11 0-11 3-13 17-16 58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6" draw:layer="layout" svg:width="0.457cm" svg:height="0.415cm" svg:x="7.696cm" svg:y="4.726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5 0-50-30-50-61 0-21 6-39 17-81z">
            <text:p/>
          </draw:path>
          <draw:path draw:style-name="gr3" draw:text-style-name="P6" draw:layer="layout" svg:width="0.284cm" svg:height="0.426cm" svg:x="8.233cm" svg:y="4.32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611cm" svg:x="8.857cm" svg:y="4.59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cm" svg:height="0.646cm" svg:x="9.768cm" svg:y="4.497cm" svg:viewBox="0 0 451 647" svg:d="M212 10c0-2 0-10-10-10-21 0-90 8-113 8-8 2-18 2-18 19 0 13 8 13 23 13 43 0 45 6 45 14l-2 19-133 529c-4 12-4 14-4 18 0 23 19 27 27 27 15 0 29-12 33-25l19-68 19-83c6-21 12-40 16-61 2-6 9-37 11-41 2-9 31-61 62-86 19-14 48-31 88-31 39 0 49 31 49 64 0 48-35 148-58 204-6 21-10 34-10 53 0 41 31 74 75 74 85 0 120-135 120-141 0-10-8-10-12-10-8 0-8 4-13 16-14 50-43 115-93 115-17 0-23-9-23-32 0-22 8-43 17-64 14-40 56-148 56-202 0-58-38-98-106-98-59 0-102 29-136 71z">
            <text:p/>
          </draw:path>
          <draw:path draw:style-name="gr3" draw:text-style-name="P6" draw:layer="layout" svg:width="0.457cm" svg:height="0.415cm" svg:x="10.271cm" svg:y="4.726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3 0 145-118 145-141 0-9-8-9-10-9-8 0-10 3-12 9-30 100-92 121-123 121-35 0-50-30-50-61 0-21 6-39 17-81z">
            <text:p/>
          </draw:path>
          <draw:path draw:style-name="gr3" draw:text-style-name="P6" draw:layer="layout" svg:width="0.423cm" svg:height="0.592cm" svg:x="10.793cm" svg:y="4.726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6" draw:layer="layout" svg:width="0.608cm" svg:height="0.611cm" svg:x="11.503cm" svg:y="4.59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cm" svg:height="0.646cm" svg:x="12.416cm" svg:y="4.497cm" svg:viewBox="0 0 451 647" svg:d="M212 10c0-2 0-10-10-10-23 0-90 8-113 8-8 2-18 2-18 19 0 13 8 13 23 13 43 0 45 6 45 14l-2 19-133 529c-4 12-4 14-4 18 0 23 19 27 27 27 15 0 29-12 33-25l17-68 21-83c6-21 10-40 16-61 2-6 9-37 11-41 2-9 31-61 62-86 19-14 48-31 88-31 39 0 49 31 49 64 0 48-35 148-58 204-6 21-10 34-10 53 0 41 31 74 75 74 85 0 120-135 120-141 0-10-8-10-12-10-8 0-8 4-13 16-14 50-43 115-93 115-17 0-23-9-23-32 0-22 8-43 17-64 14-40 56-148 56-202 0-58-38-98-106-98-59 0-102 29-136 71z">
            <text:p/>
          </draw:path>
          <draw:path draw:style-name="gr3" draw:text-style-name="P6" draw:layer="layout" svg:width="0.457cm" svg:height="0.415cm" svg:x="12.919cm" svg:y="4.726cm" svg:viewBox="0 0 458 416" svg:d="M281 129c4-25 25-108 89-108 4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5 0 147-118 147-141 0-9-8-9-10-9-8 0-10 3-12 9-32 100-94 121-123 121-35 0-50-30-50-61 0-21 6-39 17-81z">
            <text:p/>
          </draw:path>
          <draw:path draw:style-name="gr3" draw:text-style-name="P6" draw:layer="layout" svg:width="0.421cm" svg:height="0.592cm" svg:x="13.441cm" svg:y="4.726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608cm" svg:height="0.611cm" svg:x="14.148cm" svg:y="4.59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38cm" svg:height="0.646cm" svg:x="15.055cm" svg:y="4.497cm" svg:viewBox="0 0 339 647" svg:d="M177 10c0-2 0-10-13-10-20 0-87 8-112 8-6 2-17 2-17 19 0 13 9 13 21 13 46 0 48 6 48 14 0 6-8 38-15 56l-74 300c-11 46-15 61-15 94 0 85 48 143 116 143 109 0 223-137 223-268 0-85-50-148-123-148-41 0-81 27-108 56zM89 356c7-19 7-21 15-31 46-61 87-73 110-73 34 0 58 27 58 85 0 54-31 161-47 196-29 60-73 94-109 94-31 0-60-25-60-92 0-19 0-35 15-94z">
            <text:p/>
          </draw:path>
          <draw:path draw:style-name="gr3" draw:text-style-name="P6" draw:layer="layout" svg:width="0.421cm" svg:height="0.592cm" svg:x="15.43cm" svg:y="4.726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284cm" svg:height="0.426cm" svg:x="15.925cm" svg:y="4.32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6cm" svg:x="16.599cm" svg:y="4.79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6" draw:layer="layout" svg:width="0.386cm" svg:height="0.63cm" svg:x="17.549cm" svg:y="4.522cm" svg:viewBox="0 0 387 631" svg:d="M387 319c0-75-4-148-38-217-41-87-116-102-156-102-54 0-122 23-160 108-29 65-33 136-33 211 0 68 4 149 42 220 39 73 106 92 151 92 50 0 119-19 161-106 29-63 33-136 33-206zM193 612c-35 0-91-23-106-112-10-54-10-140-10-194 0-58 0-119 6-169 19-108 88-116 110-116 30 0 90 16 109 106 8 52 8 121 8 179 0 69 0 131-10 190-13 87-65 116-107 116z">
            <text:p/>
          </draw:path>
        </draw:g>
        <draw:g xml:id="id111" draw:id="id111">
          <svg:title>TexMaths</svg:title>
          <svg:desc>22§display§.\ .\ .\ . (I)  §svg§600§FALSE§</svg:desc>
          <draw:polygon draw:style-name="gr2" draw:text-style-name="P5" draw:layer="layout" svg:width="2.481cm" svg:height="0.696cm" svg:x="21.629cm" svg:y="3.167cm" svg:viewBox="0 0 2482 697" draw:points="1241,697 0,697 0,0 2482,0 2482,697">
            <text:p/>
          </draw:polygon>
          <draw:path draw:style-name="gr3" draw:text-style-name="P6" draw:layer="layout" svg:width="0.084cm" svg:height="0.083cm" svg:x="21.657cm" svg:y="3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2.129cm" svg:y="3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2.603cm" svg:y="3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3.074cm" svg:y="3.626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3.3cm" svg:y="3.1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3.55cm" svg:y="3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969cm" svg:y="3.1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09" draw:id="id109">
          <svg:title>TexMaths</svg:title>
          <svg:desc>26§display§\frac{d^2y}{dx^2} = 0§svg§600§FALSE§</svg:desc>
          <draw:polygon draw:style-name="gr2" draw:text-style-name="P5" draw:layer="layout" svg:width="3.064cm" svg:height="1.92cm" svg:x="19.972cm" svg:y="0.671cm" svg:viewBox="0 0 3065 1921" draw:points="1532,1921 0,1921 0,0 3065,0 3065,1921">
            <text:p/>
          </draw:polygon>
          <draw:path draw:style-name="gr3" draw:text-style-name="P6" draw:layer="layout" svg:width="0.436cm" svg:height="0.645cm" svg:x="19.984cm" svg:y="0.748cm" svg:viewBox="0 0 437 646" svg:d="M437 10c0-2 0-10-13-10-12 0-100 8-116 10-7 0-13 5-13 17s9 12 23 12c44 0 46 7 46 15l-4 19-54 216c-17-33-44-58-86-58-106 0-220 135-220 268 0 87 50 147 123 147 18 0 64-4 118-68 8 37 40 68 83 68 34 0 54-20 69-52 14-31 27-87 27-89 0-10-8-10-10-10-11 0-11 4-13 16-17 61-33 115-71 115-25 0-27-23-27-42 0-23 2-29 7-44zM245 526c-4 16-4 19-18 35-40 50-77 65-102 65-46 0-61-50-61-86 0-45 30-160 52-201 27-54 69-87 106-87 61 0 73 74 73 81 0 4-2 10-4 14z">
            <text:p/>
          </draw:path>
          <draw:path draw:style-name="gr3" draw:text-style-name="P6" draw:layer="layout" svg:width="0.284cm" svg:height="0.425cm" svg:x="20.462cm" svg:y="0.625cm" svg:viewBox="0 0 285 426" svg:d="M285 310h-23c-2 14-8 52-17 58-4 4-54 4-62 4h-119c67-60 90-77 129-108 48-37 92-77 92-139 0-77-69-125-152-125-79 0-133 56-133 114 0 34 27 38 33 38 17 0 36-13 36-36 0-10-5-33-38-33 19-46 63-60 94-60 64 0 97 50 97 102 0 56-39 99-60 124l-156 152c-6 6-6 8-6 25h266z">
            <text:p/>
          </draw:path>
          <draw:path draw:style-name="gr3" draw:text-style-name="P6" draw:layer="layout" svg:width="0.423cm" svg:height="0.591cm" svg:x="20.857cm" svg:y="0.976cm" svg:viewBox="0 0 424 592" svg:d="M420 56c4-12 4-14 4-21 0-16-14-25-27-25-10 0-25 5-33 19-2 4-8 33-13 50-6 23-12 48-18 73l-42 166c-2 12-42 77-102 77-48 0-58-40-58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19.926cm" svg:y="1.752cm" svg:viewBox="0 0 1410 39" draw:points="705,39 0,39 0,0 1410,0 1410,39">
            <text:p/>
          </draw:polygon>
          <draw:path draw:style-name="gr3" draw:text-style-name="P6" draw:layer="layout" svg:width="0.436cm" svg:height="0.645cm" svg:x="19.963cm" svg:y="1.991cm" svg:viewBox="0 0 437 646" svg:d="M437 10c0-2 0-10-13-10-12 0-100 8-116 10-7 0-13 5-13 17s9 12 23 12c44 0 46 7 46 15l-4 19-54 216c-17-33-44-58-86-58-106 0-220 135-220 268 0 87 50 147 123 147 18 0 64-4 118-68 8 37 40 68 83 68 34 0 54-20 69-52 14-31 27-87 27-89 0-10-8-10-10-10-11 0-11 4-13 16-17 61-33 115-71 115-25 0-27-23-27-42 0-23 2-29 7-44zM245 526c-4 16-4 19-18 35-40 50-77 65-102 65-46 0-61-50-61-86 0-45 30-160 52-201 27-54 69-87 106-87 61 0 73 74 73 81 0 4-2 10-4 14z">
            <text:p/>
          </draw:path>
          <draw:path draw:style-name="gr3" draw:text-style-name="P6" draw:layer="layout" svg:width="0.456cm" svg:height="0.415cm" svg:x="20.427cm" svg:y="2.221cm" svg:viewBox="0 0 457 416" svg:d="M281 129c4-25 25-108 89-108 6 0 27 0 46 10-25 6-44 29-44 50 0 15 11 33 35 33 21 0 50-16 50-54 0-48-54-60-85-60-54 0-85 48-98 71-22-63-70-71-97-71-96 0-148 118-148 141 0 9 8 9 11 9 8 0 10 0 12-9 31-97 91-120 123-120 16 0 50 8 50 60 0 29-17 92-50 218-15 59-48 96-88 96-6 0-27 0-45-10 22-7 43-25 43-50s-21-34-35-34c-27 0-50 25-50 54 0 42 46 61 85 61 63 0 96-65 98-71 10 35 44 71 98 71 95 0 147-119 147-142 0-8-8-8-10-8-8 0-11 2-13 8-29 100-93 121-122 121-36 0-50-29-50-60 0-21 6-40 16-81z">
            <text:p/>
          </draw:path>
          <draw:path draw:style-name="gr3" draw:text-style-name="P6" draw:layer="layout" svg:width="0.284cm" svg:height="0.425cm" svg:x="20.963cm" svg:y="1.937cm" svg:viewBox="0 0 285 426" svg:d="M285 310h-23c-2 14-8 52-17 58-4 4-54 4-62 4h-119c67-60 90-77 129-108 48-37 92-77 92-139 0-77-69-125-152-125-79 0-133 56-133 114 0 34 27 38 33 38 17 0 36-13 36-36 0-10-5-33-38-33 19-46 63-60 94-60 64 0 97 50 97 102 0 56-39 99-60 124l-156 152c-6 6-6 8-6 25h266z">
            <text:p/>
          </draw:path>
          <draw:path draw:style-name="gr3" draw:text-style-name="P6" draw:layer="layout" svg:width="0.608cm" svg:height="0.215cm" svg:x="21.747cm" svg:y="1.66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6cm" svg:height="0.629cm" svg:x="22.695cm" svg:y="1.39cm" svg:viewBox="0 0 387 630" svg:d="M387 318c0-75-4-148-38-216-41-87-116-102-156-102-54 0-122 23-160 108-29 65-33 135-33 210 0 69 4 150 42 220 39 73 106 92 151 92 50 0 119-19 160-106 30-63 34-135 34-206zM193 611c-35 0-91-23-106-112-10-54-10-139-10-193 0-59 0-119 6-169 19-108 87-116 110-116 29 0 90 16 108 106 9 52 9 120 9 179 0 68 0 130-11 189-12 87-64 116-106 116z">
            <text:p/>
          </draw:path>
        </draw:g>
        <draw:g xml:id="id110" draw:id="id110">
          <svg:title>TexMaths</svg:title>
          <svg:desc>26§display§ax^2 + 2hxy + by^2 = 0§svg§600§FALSE§</svg:desc>
          <draw:polygon draw:style-name="gr2" draw:text-style-name="P5" draw:layer="layout" svg:width="8.468cm" svg:height="0.9cm" svg:x="11.632cm" svg:y="2.973cm" svg:viewBox="0 0 8469 901" draw:points="4233,901 0,901 0,0 8469,0 8469,901">
            <text:p/>
          </draw:polygon>
          <draw:path draw:style-name="gr3" draw:text-style-name="P6" draw:layer="layout" svg:width="0.419cm" svg:height="0.415cm" svg:x="11.624cm" svg:y="3.325cm" svg:viewBox="0 0 420 416" svg:d="M306 58c-17-33-44-58-85-58-107 0-221 135-221 269 0 87 50 147 123 147 18 0 64-4 118-68 9 37 40 68 84 68 33 0 54-20 68-50 15-33 27-89 27-91 0-9-8-9-10-9-11 0-11 3-13 17-16 58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6" draw:layer="layout" svg:width="0.457cm" svg:height="0.415cm" svg:x="12.096cm" svg:y="3.325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6" draw:layer="layout" svg:width="0.284cm" svg:height="0.426cm" svg:x="12.633cm" svg:y="2.9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611cm" svg:x="13.257cm" svg:y="3.196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6" draw:layer="layout" svg:width="0.365cm" svg:height="0.611cm" svg:x="14.164cm" svg:y="3.121cm" svg:viewBox="0 0 366 612" svg:d="M71 541l98-95c143-127 197-175 197-267 0-106-81-179-193-179-104 0-173 85-173 167 0 50 46 50 48 50 16 0 48-11 48-48 0-23-17-48-48-48-8 0-8 0-13 2 21-61 71-94 125-94 83 0 123 73 123 150 0 73-46 146-96 202l-177 196c-10 10-10 12-10 35h341l25-160h-23c-4 27-10 68-18 81-9 8-69 8-88 8z">
            <text:p/>
          </draw:path>
          <draw:path draw:style-name="gr3" draw:text-style-name="P6" draw:layer="layout" svg:width="0.45cm" svg:height="0.646cm" svg:x="14.626cm" svg:y="3.096cm" svg:viewBox="0 0 451 647" svg:d="M212 10c0-2 0-10-10-10-23 0-90 8-113 8-8 2-18 2-18 19 0 13 8 13 23 13 43 0 45 6 45 14l-2 19-133 529c-4 12-4 14-4 18 0 23 19 27 27 27 15 0 29-12 33-25l17-68 21-83c6-21 10-40 16-61 2-6 9-37 11-41 2-9 31-61 62-86 19-14 48-31 88-31 39 0 50 31 50 64 0 48-36 148-59 204-6 21-10 34-10 53 0 41 31 74 75 74 85 0 120-135 120-141 0-11-8-10-12-10-8 0-8 4-13 16-14 50-43 115-93 115-17 0-23-9-23-32 0-22 8-43 17-64 14-40 56-148 56-202 0-58-38-98-106-98-59 0-102 29-136 71z">
            <text:p/>
          </draw:path>
          <draw:path draw:style-name="gr3" draw:text-style-name="P6" draw:layer="layout" svg:width="0.457cm" svg:height="0.415cm" svg:x="15.129cm" svg:y="3.325cm" svg:viewBox="0 0 458 416" svg:d="M281 129c4-25 25-108 89-108 4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6 0 148-118 148-141 0-9-9-9-11-9-8 0-10 3-12 9-32 100-94 121-123 121-35 0-50-30-50-61 0-21 6-39 17-81z">
            <text:p/>
          </draw:path>
          <draw:path draw:style-name="gr3" draw:text-style-name="P6" draw:layer="layout" svg:width="0.421cm" svg:height="0.592cm" svg:x="15.651cm" svg:y="3.325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609cm" svg:height="0.611cm" svg:x="16.361cm" svg:y="3.196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6" draw:layer="layout" svg:width="0.338cm" svg:height="0.646cm" svg:x="17.266cm" svg:y="3.096cm" svg:viewBox="0 0 339 647" svg:d="M177 10c0-2 0-10-13-10-20 0-87 8-112 8-6 2-17 2-17 19 0 13 9 13 21 13 46 0 48 6 48 14 0 6-8 38-15 56l-74 300c-11 46-15 61-15 94 0 85 48 143 116 143 109 0 223-137 223-268 0-85-50-148-123-148-41 0-81 27-108 56zM89 356c7-19 7-21 15-31 46-61 87-73 110-73 34 0 59 27 59 85 0 54-32 161-48 196-29 60-73 94-109 94-31 0-60-25-60-92 0-19 0-35 15-94z">
            <text:p/>
          </draw:path>
          <draw:path draw:style-name="gr3" draw:text-style-name="P6" draw:layer="layout" svg:width="0.421cm" svg:height="0.592cm" svg:x="17.642cm" svg:y="3.325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284cm" svg:height="0.426cm" svg:x="18.135cm" svg:y="2.9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216cm" svg:x="18.811cm" svg:y="3.393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6" draw:layer="layout" svg:width="0.386cm" svg:height="0.63cm" svg:x="19.76cm" svg:y="3.121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114" draw:id="id114">
          <svg:title>TexMaths</svg:title>
          <svg:desc>26§display§x( ax + hy ) + y ( hx + by ) = 0§svg§600§FALSE§</svg:desc>
          <draw:polygon draw:style-name="gr2" draw:text-style-name="P5" draw:layer="layout" svg:width="11.258cm" svg:height="0.822cm" svg:x="7.244cm" svg:y="5.876cm" svg:viewBox="0 0 11259 823" draw:points="5628,823 0,823 0,0 11259,0 11259,823">
            <text:p/>
          </draw:polygon>
          <draw:path draw:style-name="gr3" draw:text-style-name="P6" draw:layer="layout" svg:width="0.457cm" svg:height="0.415cm" svg:x="7.225cm" svg:y="6.1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7.812cm" svg:y="5.8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419cm" svg:height="0.415cm" svg:x="8.113cm" svg:y="6.111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585cm" svg:y="6.1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9.334cm" svg:y="5.98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0.247cm" svg:y="5.882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10.75cm" svg:y="6.11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6" draw:layer="layout" svg:width="0.213cm" svg:height="0.914cm" svg:x="11.258cm" svg:y="5.8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61cm" svg:x="11.815cm" svg:y="5.98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2.703cm" svg:y="6.11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213cm" svg:height="0.914cm" svg:x="13.248cm" svg:y="5.8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45cm" svg:height="0.646cm" svg:x="13.562cm" svg:y="5.882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14.066cm" svg:y="6.1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4.817cm" svg:y="5.98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15.721cm" svg:y="5.882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6" draw:layer="layout" svg:width="0.423cm" svg:height="0.592cm" svg:x="16.098cm" svg:y="6.11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6" draw:layer="layout" svg:width="0.213cm" svg:height="0.914cm" svg:x="16.603cm" svg:y="5.8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215cm" svg:x="17.213cm" svg:y="6.1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8.161cm" svg:y="5.907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115" draw:id="id115">
          <svg:title>TexMaths</svg:title>
          <svg:desc>26§display§y ( hx + by ) = - x( ax + hy )§svg§600§FALSE§</svg:desc>
          <draw:polygon draw:style-name="gr2" draw:text-style-name="P5" draw:layer="layout" svg:width="10.34cm" svg:height="0.823cm" svg:x="7.246cm" svg:y="7.278cm" svg:viewBox="0 0 10341 824" draw:points="5170,824 0,824 0,0 10341,0 10341,824">
            <text:p/>
          </draw:polygon>
          <draw:path draw:style-name="gr3" draw:text-style-name="P6" draw:layer="layout" svg:width="0.423cm" svg:height="0.592cm" svg:x="7.227cm" svg:y="7.51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6" draw:layer="layout" svg:width="0.213cm" svg:height="0.914cm" svg:x="7.772cm" svg:y="7.232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6" draw:layer="layout" svg:width="0.45cm" svg:height="0.646cm" svg:x="8.086cm" svg:y="7.284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8.589cm" svg:y="7.51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61cm" svg:x="9.338cm" svg:y="7.3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10.245cm" svg:y="7.284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3 0 58 27 58 85 0 54-31 160-47 195-30 61-73 94-109 94-31 0-60-25-60-92 0-18 0-35 15-93z">
            <text:p/>
          </draw:path>
          <draw:path draw:style-name="gr3" draw:text-style-name="P6" draw:layer="layout" svg:width="0.421cm" svg:height="0.592cm" svg:x="10.619cm" svg:y="7.513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213cm" svg:height="0.914cm" svg:x="11.127cm" svg:y="7.2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215cm" svg:x="11.734cm" svg:y="7.58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12.724cm" svg:y="7.671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13.385cm" svg:y="7.51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13.972cm" svg:y="7.232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6" draw:layer="layout" svg:width="0.419cm" svg:height="0.415cm" svg:x="14.273cm" svg:y="7.513cm" svg:viewBox="0 0 420 416" svg:d="M306 58c-17-33-44-58-86-58-106 0-220 135-220 268 0 88 50 148 123 148 18 0 64-4 118-69 9 38 40 69 83 69 34 0 55-21 69-50 15-33 27-89 27-91 0-9-8-9-10-9-9 0-11 2-13 17-16 58-33 112-70 112-25 0-28-23-28-41 0-21 3-28 13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457cm" svg:height="0.415cm" svg:x="14.745cm" svg:y="7.51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608cm" svg:height="0.61cm" svg:x="15.496cm" svg:y="7.3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6.409cm" svg:y="7.284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16.91cm" svg:y="7.513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6" draw:layer="layout" svg:width="0.213cm" svg:height="0.914cm" svg:x="17.418cm" svg:y="7.2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6" draw:id="id116">
          <svg:title>TexMaths</svg:title>
          <svg:desc>26§display§\frac{y}{x} = - \frac{ax + hy}{hx + by}§svg§600§FALSE§</svg:desc>
          <draw:polygon draw:style-name="gr2" draw:text-style-name="P5" draw:layer="layout" svg:width="5.708cm" svg:height="1.975cm" svg:x="7.275cm" svg:y="8.58cm" svg:viewBox="0 0 5709 1976" draw:points="2856,1976 0,1976 0,0 5709,0 5709,1976">
            <text:p/>
          </draw:polygon>
          <draw:path draw:style-name="gr3" draw:text-style-name="P6" draw:layer="layout" svg:width="0.423cm" svg:height="0.592cm" svg:x="7.277cm" svg:y="8.76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523cm" svg:height="0.039cm" svg:x="7.229cm" svg:y="9.538cm" svg:viewBox="0 0 524 40" draw:points="262,40 0,40 0,0 524,0 524,40">
            <text:p/>
          </draw:polygon>
          <draw:path draw:style-name="gr3" draw:text-style-name="P6" draw:layer="layout" svg:width="0.457cm" svg:height="0.415cm" svg:x="7.256cm" svg:y="10.0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215cm" svg:x="8.165cm" svg:y="9.4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9.155cm" svg:y="9.538cm" svg:viewBox="0 0 560 40" svg:d="M528 40c15 0 32 0 32-21 0-19-17-19-32-19h-497c-14 0-31 0-31 19 0 21 17 21 31 21z">
            <text:p/>
          </draw:path>
          <draw:path draw:style-name="gr3" draw:text-style-name="P6" draw:layer="layout" svg:width="0.419cm" svg:height="0.415cm" svg:x="9.937cm" svg:y="8.765cm" svg:viewBox="0 0 420 416" svg:d="M306 58c-17-33-44-58-86-58-106 0-220 135-220 268 0 88 50 148 123 148 18 0 64-4 118-69 9 38 40 69 83 69 34 0 55-21 69-50 15-33 27-89 27-92 0-8-8-8-10-8-9 0-11 2-13 17-16 58-33 112-70 112-25 0-27-23-27-41 0-21 2-28 12-69 10-38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6" draw:layer="layout" svg:width="0.457cm" svg:height="0.415cm" svg:x="10.409cm" svg:y="8.76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1.16cm" svg:y="8.6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2.071cm" svg:y="8.534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7 0-102 29-136 71z">
            <text:p/>
          </draw:path>
          <draw:path draw:style-name="gr3" draw:text-style-name="P6" draw:layer="layout" svg:width="0.421cm" svg:height="0.592cm" svg:x="12.574cm" svg:y="8.76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3.131cm" svg:height="0.039cm" svg:x="9.9cm" svg:y="9.538cm" svg:viewBox="0 0 3132 40" draw:points="1566,40 0,40 0,0 3132,0 3132,40">
            <text:p/>
          </draw:polygon>
          <draw:path draw:style-name="gr3" draw:text-style-name="P6" draw:layer="layout" svg:width="0.45cm" svg:height="0.646cm" svg:x="9.995cm" svg:y="9.78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10.499cm" svg:y="10.0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1.247cm" svg:y="9.8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12.154cm" svg:y="9.78cm" svg:viewBox="0 0 339 647" svg:d="M177 10c0-2 0-10-13-10-20 0-87 8-112 8-6 2-17 2-17 19 0 13 9 13 21 13 46 0 48 6 48 14 0 6-8 37-15 56l-74 300c-11 45-15 60-15 93 0 85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6" draw:layer="layout" svg:width="0.423cm" svg:height="0.592cm" svg:x="12.529cm" svg:y="10.00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</draw:g>
        <draw:g xml:id="id117" draw:id="id117">
          <svg:title>TexMaths</svg:title>
          <svg:desc>22§display§.\ .\ .\ . (II)  §svg§600§FALSE§</svg:desc>
          <draw:polygon draw:style-name="gr2" draw:text-style-name="P5" draw:layer="layout" svg:width="2.881cm" svg:height="0.696cm" svg:x="21.13cm" svg:y="9.067cm" svg:viewBox="0 0 2882 697" draw:points="1442,697 0,697 0,0 2882,0 2882,697">
            <text:p/>
          </draw:polygon>
          <draw:path draw:style-name="gr3" draw:text-style-name="P6" draw:layer="layout" svg:width="0.083cm" svg:height="0.083cm" svg:x="21.158cm" svg:y="9.5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63cm" svg:y="9.5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2.103cm" svg:y="9.5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2.575cm" svg:y="9.526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2.8cm" svg:y="9.0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3.05cm" svg:y="9.0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3.452cm" svg:y="9.0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871cm" svg:y="9.0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19" draw:id="id119">
          <svg:title>TexMaths</svg:title>
          <svg:desc>26§display§a \frac{d}{dx}( x^2 ) + 2h \frac{d}{dx}( x y ) + b \frac{d}{dx} ( y^2 ) = 0§svg§600§FALSE§</svg:desc>
          <draw:polygon draw:style-name="gr2" draw:text-style-name="P5" draw:layer="layout" svg:width="14.25cm" svg:height="1.798cm" svg:x="7.239cm" svg:y="12.482cm" svg:viewBox="0 0 14251 1799" draw:points="7125,1799 0,1799 0,0 14251,0 14251,1799">
            <text:p/>
          </draw:polygon>
          <draw:path draw:style-name="gr3" draw:text-style-name="P6" draw:layer="layout" svg:width="0.419cm" svg:height="0.415cm" svg:x="7.231cm" svg:y="13.285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36cm" svg:height="0.646cm" svg:x="8.084cm" svg:y="12.4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7.786cm" svg:y="13.441cm" svg:viewBox="0 0 1000 40" draw:points="499,40 0,40 0,0 1000,0 1000,40">
            <text:p/>
          </draw:polygon>
          <draw:path draw:style-name="gr3" draw:text-style-name="P6" draw:layer="layout" svg:width="0.436cm" svg:height="0.646cm" svg:x="7.824cm" svg:y="13.6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288cm" svg:y="13.91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8.984cm" svg:y="13.0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275cm" svg:y="13.28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6" draw:layer="layout" svg:width="0.284cm" svg:height="0.425cm" svg:x="9.812cm" svg:y="12.8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0.232cm" svg:y="13.00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0.792cm" svg:y="13.15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65cm" svg:height="0.611cm" svg:x="11.698cm" svg:y="13.08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6" draw:layer="layout" svg:width="0.45cm" svg:height="0.646cm" svg:x="12.16cm" svg:y="13.054cm" svg:viewBox="0 0 451 647" svg:d="M212 10c0-2 0-10-10-10-23 0-90 8-113 8-8 2-18 2-18 19 0 13 8 13 23 13 43 0 45 6 45 14l-2 19-133 528c-4 13-4 15-4 19 0 23 19 27 27 27 15 0 29-13 33-25l17-69 21-83c6-21 10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36cm" svg:height="0.646cm" svg:x="13.044cm" svg:y="12.4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2.747cm" svg:y="13.441cm" svg:viewBox="0 0 1000 40" draw:points="499,40 0,40 0,0 1000,0 1000,40">
            <text:p/>
          </draw:polygon>
          <draw:path draw:style-name="gr3" draw:text-style-name="P6" draw:layer="layout" svg:width="0.436cm" svg:height="0.646cm" svg:x="12.782cm" svg:y="13.6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3.248cm" svg:y="13.91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3.945cm" svg:y="13.0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4.236cm" svg:y="13.28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6 0-50-29-50-60 0-21 6-40 17-81z">
            <text:p/>
          </draw:path>
          <draw:path draw:style-name="gr3" draw:text-style-name="P6" draw:layer="layout" svg:width="0.423cm" svg:height="0.592cm" svg:x="14.758cm" svg:y="13.285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5.263cm" svg:y="13.00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5.821cm" svg:y="13.15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38cm" svg:height="0.646cm" svg:x="16.727cm" svg:y="13.054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3 0 58 27 58 85 0 54-31 160-47 196-29 60-73 93-109 93-31 0-60-25-60-91 0-19 0-36 15-94z">
            <text:p/>
          </draw:path>
          <draw:path draw:style-name="gr3" draw:text-style-name="P6" draw:layer="layout" svg:width="0.436cm" svg:height="0.646cm" svg:x="17.482cm" svg:y="12.4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7.185cm" svg:y="13.441cm" svg:viewBox="0 0 1000 40" draw:points="499,40 0,40 0,0 1000,0 1000,40">
            <text:p/>
          </draw:polygon>
          <draw:path draw:style-name="gr3" draw:text-style-name="P6" draw:layer="layout" svg:width="0.436cm" svg:height="0.646cm" svg:x="17.222cm" svg:y="13.6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7.688cm" svg:y="13.91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8.383cm" svg:y="13.0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1cm" svg:height="0.592cm" svg:x="18.674cm" svg:y="13.285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19.169cm" svg:y="12.8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9.591cm" svg:y="13.00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20.199cm" svg:y="13.3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21.149cm" svg:y="13.081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1 189-12 87-64 117-106 117z">
            <text:p/>
          </draw:path>
        </draw:g>
        <draw:g xml:id="id118" draw:id="id118">
          <svg:title>TexMaths</svg:title>
          <svg:desc>28§display§\text {Diff. (I) } w. \ r. \ t. \ x .§svg§600§FALSE§</svg:desc>
          <draw:polygon draw:style-name="gr2" draw:text-style-name="P5" draw:layer="layout" svg:width="7.721cm" svg:height="0.886cm" svg:x="7.148cm" svg:y="11.084cm" svg:viewBox="0 0 7722 887" draw:points="3860,887 0,887 0,0 7722,0 7722,887">
            <text:p/>
          </draw:polygon>
          <draw:path draw:style-name="gr3" draw:text-style-name="P6" draw:layer="layout" svg:width="0.662cm" svg:height="0.674cm" svg:x="7.132cm" svg:y="11.1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6" draw:layer="layout" svg:width="0.212cm" svg:height="0.66cm" svg:x="7.882cm" svg:y="11.11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8.149cm" svg:y="11.08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8.783cm" svg:y="11.669cm" svg:viewBox="0 0 108 108" svg:d="M108 54c0-29-25-54-54-54s-54 25-54 54 25 54 54 54 54-25 54-54z">
            <text:p/>
          </draw:path>
          <draw:path draw:style-name="gr3" draw:text-style-name="P6" draw:layer="layout" svg:width="0.23cm" svg:height="0.985cm" svg:x="9.507cm" svg:y="11.03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9.818cm" svg:y="11.1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23cm" svg:height="0.985cm" svg:x="10.203cm" svg:y="11.03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653cm" svg:height="0.447cm" svg:x="10.887cm" svg:y="11.33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11.673cm" svg:y="11.669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12.22cm" svg:y="11.33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12.692cm" svg:y="11.669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3.23cm" svg:y="11.15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3.649cm" svg:y="11.669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4.193cm" svg:y="11.3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6" draw:layer="layout" svg:width="0.107cm" svg:height="0.107cm" svg:x="14.811cm" svg:y="11.669cm" svg:viewBox="0 0 108 108" svg:d="M108 54c0-29-25-54-54-54s-54 25-54 54 25 54 54 54 54-25 54-54z">
            <text:p/>
          </draw:path>
        </draw:g>
        <draw:g xml:id="id113" draw:id="id113">
          <svg:title>TexMaths</svg:title>
          <svg:desc>18§display§\text {[ Note this step very carefully ]}§svg§600§FALSE§</svg:desc>
          <draw:polygon draw:style-name="gr2" draw:text-style-name="P5" draw:layer="layout" svg:width="8.483cm" svg:height="0.57cm" svg:x="18.529cm" svg:y="4.569cm" svg:viewBox="0 0 8484 571" draw:points="4242,571 0,571 0,0 8484,0 8484,571">
            <text:p/>
          </draw:polygon>
          <draw:polygon draw:style-name="gr3" draw:text-style-name="P6" draw:layer="layout" svg:width="0.087cm" svg:height="0.633cm" svg:x="18.572cm" svg:y="4.537cm" svg:viewBox="0 0 88 634" draw:points="88,634 88,610 26,610 26,26 88,26 88,0 0,0 0,634">
            <text:p/>
          </draw:polygon>
          <draw:path draw:style-name="gr3" draw:text-style-name="P6" draw:layer="layout" svg:width="0.432cm" svg:height="0.433cm" svg:x="18.905cm" svg:y="4.579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6" draw:layer="layout" svg:width="0.281cm" svg:height="0.292cm" svg:x="19.376cm" svg:y="4.72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6" draw:layer="layout" svg:width="0.199cm" svg:height="0.397cm" svg:x="19.687cm" svg:y="4.62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6" draw:layer="layout" svg:width="0.245cm" svg:height="0.292cm" svg:x="19.939cm" svg:y="4.72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6" draw:layer="layout" svg:width="0.199cm" svg:height="0.397cm" svg:x="20.425cm" svg:y="4.62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6" draw:layer="layout" svg:width="0.319cm" svg:height="0.44cm" svg:x="20.679cm" svg:y="4.57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6" draw:layer="layout" svg:width="0.136cm" svg:height="0.424cm" svg:x="21.032cm" svg:y="4.58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6" draw:layer="layout" svg:width="0.208cm" svg:height="0.292cm" svg:x="21.207cm" svg:y="4.72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6" draw:layer="layout" svg:width="0.208cm" svg:height="0.292cm" svg:x="21.667cm" svg:y="4.72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6" draw:layer="layout" svg:width="0.199cm" svg:height="0.397cm" svg:x="21.907cm" svg:y="4.62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6" draw:layer="layout" svg:width="0.245cm" svg:height="0.292cm" svg:x="22.159cm" svg:y="4.72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6" draw:layer="layout" svg:width="0.313cm" svg:height="0.402cm" svg:x="22.441cm" svg:y="4.73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6" draw:layer="layout" svg:width="0.31cm" svg:height="0.28cm" svg:x="22.997cm" svg:y="4.739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6" draw:layer="layout" svg:width="0.245cm" svg:height="0.292cm" svg:x="23.32cm" svg:y="4.72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6" draw:layer="layout" svg:width="0.214cm" svg:height="0.28cm" svg:x="23.601cm" svg:y="4.73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6" draw:layer="layout" svg:width="0.31cm" svg:height="0.402cm" svg:x="23.843cm" svg:y="4.739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6" draw:layer="layout" svg:width="0.241cm" svg:height="0.292cm" svg:x="24.397cm" svg:y="4.729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6" draw:layer="layout" svg:width="0.286cm" svg:height="0.292cm" svg:x="24.683cm" svg:y="4.729cm" svg:viewBox="0 0 287 293" svg:d="M184 236c3 26 20 52 51 52 13 0 52-8 52-60v-35h-16v35c0 37-16 41-23 41-20 0-23-28-23-31v-128c0-26 0-51-23-75-25-25-57-35-87-35-53 0-96 30-96 72 0 19 13 30 29 30 18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6" draw:layer="layout" svg:width="0.214cm" svg:height="0.28cm" svg:x="24.99cm" svg:y="4.73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6" draw:layer="layout" svg:width="0.245cm" svg:height="0.292cm" svg:x="25.238cm" svg:y="4.72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6" draw:layer="layout" svg:width="0.205cm" svg:height="0.447cm" svg:x="25.523cm" svg:y="4.566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6" draw:layer="layout" svg:width="0.319cm" svg:height="0.287cm" svg:x="25.716cm" svg:y="4.732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6" draw:layer="layout" svg:width="0.142cm" svg:height="0.44cm" svg:x="26.067cm" svg:y="4.573cm" svg:viewBox="0 0 143 441" svg:d="M92 0l-92 7v20c45 0 50 5 50 35v330c0 29-7 29-50 29v20c22-2 55-2 71-2 15 0 47 0 72 2v-20c-44 0-51 0-51-29z">
            <text:p/>
          </draw:path>
          <draw:path draw:style-name="gr3" draw:text-style-name="P6" draw:layer="layout" svg:width="0.142cm" svg:height="0.44cm" svg:x="26.243cm" svg:y="4.573cm" svg:viewBox="0 0 143 441" svg:d="M92 0l-92 7v20c45 0 50 5 50 35v330c0 29-7 29-50 29v20c22-2 55-2 71-2 15 0 47 0 72 2v-20c-44 0-51 0-51-29z">
            <text:p/>
          </draw:path>
          <draw:path draw:style-name="gr3" draw:text-style-name="P6" draw:layer="layout" svg:width="0.31cm" svg:height="0.402cm" svg:x="26.41cm" svg:y="4.739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olygon draw:style-name="gr3" draw:text-style-name="P6" draw:layer="layout" svg:width="0.087cm" svg:height="0.633cm" svg:x="26.957cm" svg:y="4.537cm" svg:viewBox="0 0 88 634" draw:points="88,0 0,0 0,26 62,26 62,610 0,610 0,634 88,63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width" smil:values="width*0.05;width" smil:keyTimes="0;1"/>
                  <anim:animate smil:dur="0.5s" smil:fill="hold" smil:targetElement="id107" anim:sub-item="text" smil:attributeName="height" smil:values="height;height" smil:keyTimes="0;1"/>
                  <anim:animate smil:dur="0.5s" smil:fill="hold" smil:targetElement="id107" anim:sub-item="text" smil:attributeName="x" smil:values="x-.2;x" smil:keyTimes="0;1"/>
                  <anim:animate smil:dur="0.5s" smil:fill="hold" smil:targetElement="id107" anim:sub-item="text" smil:attributeName="y" smil:values="y;y" smil:keyTimes="0;1"/>
                  <anim:transitionFilter smil:dur="0.5s" smil:targetElement="id10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9" draw:text-style-name="P17" draw:layer="layout" svg:width="26.4cm" svg:height="14.373cm" svg:x="0.8cm" svg:y="0.627cm" presentation:class="title" presentation:user-transformed="true">
          <draw:text-box>
            <text:p text:style-name="P15"><text:span text:style-name="T56"><text:s text:c="11"/></text:span><text:span text:style-name="T57"><text:line-break/></text:span><text:span text:style-name="T48"><text:tab/></text:span><text:span text:style-name="T25"> <text:s text:c="12"/></text:span><text:span text:style-name="T48"><text:line-break/></text:span><text:span text:style-name="T22"><text:tab/></text:span><text:span text:style-name="T22"> </text:span><text:span text:style-name="T48"><text:s/></text:span><text:span text:style-name="T48"><text:tab/></text:span><text:span text:style-name="T48"><text:tab/></text:span><text:span text:style-name="T48"><text:line-break/></text:span><text:span text:style-name="T22"><text:tab/></text:span><text:span text:style-name="T22"> <text:s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58"><text:tab/></text:span><text:span text:style-name="T58"><text:tab/></text:span><text:span text:style-name="T22"><text:line-break/></text:span><text:span text:style-name="T22"><text:line-break/></text:span><text:span text:style-name="T46"> <text:s text:c="12"/></text:span><text:span text:style-name="T22"><text:line-break/></text:span><text:span text:style-name="T46"> <text:s text:c="25"/></text:span><text:span text:style-name="T22"><text:line-break/></text:span><text:span text:style-name="T15"><text:tab/></text:span><text:span text:style-name="T15"> <text:s text:c="7"/></text:span><text:span text:style-name="T15"><text:line-break/></text:span><text:span text:style-name="T15"><text:tab/></text:span></text:p>
          </draw:text-box>
        </draw:frame>
        <draw:g xml:id="id120" draw:id="id120">
          <svg:title>TexMaths</svg:title>
          <svg:desc>26§display§a ( 2x ) + 2h \left[ x \frac{dy}{dx} + y(1) \right] + b (2y)\frac{dy}{dx} = 0§svg§600§FALSE§</svg:desc>
          <draw:polygon draw:style-name="gr2" draw:text-style-name="P5" draw:layer="layout" svg:width="15.818cm" svg:height="2.101cm" svg:x="2.303cm" svg:y="0.708cm" svg:viewBox="0 0 15819 2102" draw:points="7910,2102 0,2102 0,0 15819,0 15819,2102">
            <text:p/>
          </draw:polygon>
          <draw:path draw:style-name="gr3" draw:text-style-name="P6" draw:layer="layout" svg:width="0.419cm" svg:height="0.415cm" svg:x="2.295cm" svg:y="1.583cm" svg:viewBox="0 0 420 416" svg:d="M306 58c-17-33-44-58-86-58-106 0-220 135-220 268 0 88 50 148 123 148 18 0 64-4 118-69 9 38 40 69 83 69 34 0 55-21 69-50 15-33 27-89 27-91 0-9-8-9-10-9-11 0-11 2-13 17-16 58-33 112-70 112-25 0-27-23-27-41 0-21 2-27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13cm" svg:height="0.914cm" svg:x="2.832cm" svg:y="1.3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cm" svg:x="3.142cm" svg:y="1.37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7cm" svg:height="0.415cm" svg:x="3.578cm" svg:y="1.5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128cm" svg:y="1.3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61cm" svg:x="4.685cm" svg:y="1.4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65cm" svg:height="0.61cm" svg:x="5.594cm" svg:y="1.37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cm" svg:height="0.646cm" svg:x="6.054cm" svg:y="1.352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olygon draw:style-name="gr3" draw:text-style-name="P6" draw:layer="layout" svg:width="0.242cm" svg:height="2.193cm" svg:x="6.911cm" svg:y="0.662cm" svg:viewBox="0 0 243 2194" draw:points="0,2194 243,2194 243,2144 50,2144 50,50 243,50 243,0 0,0">
            <text:p/>
          </draw:polygon>
          <draw:path draw:style-name="gr3" draw:text-style-name="P6" draw:layer="layout" svg:width="0.457cm" svg:height="0.415cm" svg:x="7.191cm" svg:y="1.5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36cm" svg:height="0.646cm" svg:x="7.855cm" svg:y="0.7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8.321cm" svg:y="0.96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7.797cm" svg:y="1.739cm" svg:viewBox="0 0 1001 40" draw:points="499,40 0,40 0,0 1001,0 1001,40">
            <text:p/>
          </draw:polygon>
          <draw:path draw:style-name="gr3" draw:text-style-name="P6" draw:layer="layout" svg:width="0.436cm" svg:height="0.646cm" svg:x="7.834cm" svg:y="1.97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8.3cm" svg:y="2.20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9.159cm" svg:y="1.4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0.047cm" svg:y="1.583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0.592cm" svg:y="1.3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0.94cm" svg:y="1.37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11.366cm" svg:y="1.3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11.682cm" svg:y="0.662cm" svg:viewBox="0 0 243 2194" draw:points="191,2144 0,2144 0,2194 243,2194 243,0 0,0 0,50 191,50">
            <text:p/>
          </draw:polygon>
          <draw:path draw:style-name="gr3" draw:text-style-name="P6" draw:layer="layout" svg:width="0.608cm" svg:height="0.61cm" svg:x="12.406cm" svg:y="1.4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13.313cm" svg:y="1.352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6" draw:layer="layout" svg:width="0.213cm" svg:height="0.914cm" svg:x="13.752cm" svg:y="1.3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cm" svg:x="14.062cm" svg:y="1.37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23cm" svg:height="0.592cm" svg:x="14.501cm" svg:y="1.58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15.006cm" svg:y="1.3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436cm" svg:height="0.646cm" svg:x="15.476cm" svg:y="0.7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3cm" svg:height="0.592cm" svg:x="15.942cm" svg:y="0.9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15.42cm" svg:y="1.739cm" svg:viewBox="0 0 1001 40" draw:points="499,40 0,40 0,0 1001,0 1001,40">
            <text:p/>
          </draw:polygon>
          <draw:path draw:style-name="gr3" draw:text-style-name="P6" draw:layer="layout" svg:width="0.436cm" svg:height="0.646cm" svg:x="15.456cm" svg:y="1.97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5.922cm" svg:y="2.20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6.833cm" svg:y="1.65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7.781cm" svg:y="1.377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</draw:g>
        <draw:g xml:id="id124" draw:id="id124">
          <svg:title>TexMaths</svg:title>
          <svg:desc>26§display§\frac{dy}{dx} = \frac{y}{x}§svg§600§FALSE§</svg:desc>
          <draw:polygon draw:style-name="gr2" draw:text-style-name="P5" draw:layer="layout" svg:width="2.867cm" svg:height="1.798cm" svg:x="2.641cm" svg:y="10.509cm" svg:viewBox="0 0 2868 1799" draw:points="1433,1799 0,1799 0,0 2868,0 2868,1799">
            <text:p/>
          </draw:polygon>
          <draw:path draw:style-name="gr3" draw:text-style-name="P6" draw:layer="layout" svg:width="0.436cm" svg:height="0.646cm" svg:x="2.653cm" svg:y="10.463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23cm" svg:height="0.592cm" svg:x="3.117cm" svg:y="10.69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2.595cm" svg:y="11.468cm" svg:viewBox="0 0 1000 40" draw:points="499,40 0,40 0,0 1000,0 1000,40">
            <text:p/>
          </draw:polygon>
          <draw:path draw:style-name="gr3" draw:text-style-name="P6" draw:layer="layout" svg:width="0.436cm" svg:height="0.646cm" svg:x="2.632cm" svg:y="11.709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56cm" svg:height="0.415cm" svg:x="3.096cm" svg:y="11.938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3 9-29 99-93 120-122 120-36 0-50-29-50-60 0-21 6-40 17-81z">
            <text:p/>
          </draw:path>
          <draw:path draw:style-name="gr3" draw:text-style-name="P6" draw:layer="layout" svg:width="0.608cm" svg:height="0.215cm" svg:x="4.007cm" svg:y="11.3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5.078cm" svg:y="10.694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523cm" svg:height="0.039cm" svg:x="5.03cm" svg:y="11.468cm" svg:viewBox="0 0 524 40" draw:points="262,40 0,40 0,0 524,0 524,40">
            <text:p/>
          </draw:polygon>
          <draw:path draw:style-name="gr3" draw:text-style-name="P6" draw:layer="layout" svg:width="0.456cm" svg:height="0.415cm" svg:x="5.057cm" svg:y="11.938cm" svg:viewBox="0 0 457 416" svg:d="M281 129c4-25 25-108 89-108 4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31 99-93 120-122 120-36 0-50-29-50-60 0-21 6-40 17-81z">
            <text:p/>
          </draw:path>
        </draw:g>
        <draw:g xml:id="id126" draw:id="id126">
          <svg:title>TexMaths</svg:title>
          <svg:desc>22§display§.\ .\ .\ . \text {[ From (I) ]} §svg§600§FALSE§</svg:desc>
          <draw:polygon draw:style-name="gr2" draw:text-style-name="P5" draw:layer="layout" svg:width="5.321cm" svg:height="0.696cm" svg:x="12.531cm" svg:y="11.268cm" svg:viewBox="0 0 5322 697" draw:points="2661,697 0,697 0,0 5322,0 5322,697">
            <text:p/>
          </draw:polygon>
          <draw:path draw:style-name="gr3" draw:text-style-name="P6" draw:layer="layout" svg:width="0.083cm" svg:height="0.083cm" svg:x="12.559cm" svg:y="11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031cm" svg:y="11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504cm" svg:y="11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976cm" svg:y="11.727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4.215cm" svg:y="11.229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4.622cm" svg:y="11.2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6" draw:layer="layout" svg:width="0.261cm" svg:height="0.342cm" svg:x="15.058cm" svg:y="11.4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5.361cm" svg:y="11.4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6" draw:layer="layout" svg:width="0.604cm" svg:height="0.342cm" svg:x="15.752cm" svg:y="11.4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6.706cm" svg:y="11.2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237cm" svg:height="0.528cm" svg:x="16.952cm" svg:y="11.28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6" draw:layer="layout" svg:width="0.18cm" svg:height="0.773cm" svg:x="17.253cm" svg:y="11.2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17.785cm" svg:y="11.229cm" svg:viewBox="0 0 107 774" draw:points="107,0 0,0 0,32 76,32 76,744 0,744 0,774 107,774">
            <text:p/>
          </draw:polygon>
        </draw:g>
        <draw:g xml:id="id121" draw:id="id121">
          <svg:title>TexMaths</svg:title>
          <svg:desc>26§display§ax + hx\frac{dy}{dx} + hy + by \frac{dy}{dx} = 0§svg§600§FALSE§</svg:desc>
          <draw:polygon draw:style-name="gr2" draw:text-style-name="P5" draw:layer="layout" svg:width="11.266cm" svg:height="1.798cm" svg:x="2.419cm" svg:y="3.293cm" svg:viewBox="0 0 11267 1799" draw:points="5634,1799 0,1799 0,0 11267,0 11267,1799">
            <text:p/>
          </draw:polygon>
          <draw:path draw:style-name="gr3" draw:text-style-name="P6" draw:layer="layout" svg:width="0.419cm" svg:height="0.415cm" svg:x="2.411cm" svg:y="4.096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883cm" svg:y="4.09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1cm" svg:x="3.634cm" svg:y="3.967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5cm" svg:height="0.646cm" svg:x="4.545cm" svg:y="3.865cm" svg:viewBox="0 0 451 647" svg:d="M212 10c0-2 0-10-10-10-21 0-90 8-113 8-8 2-18 2-18 19 0 13 8 13 23 13 43 0 45 6 45 14l-2 19-133 528c-4 13-4 15-4 19 0 23 19 27 27 27 15 0 29-13 33-25l19-69 19-83c6-21 10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5.048cm" svg:y="4.09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436cm" svg:height="0.646cm" svg:x="5.712cm" svg:y="3.24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3cm" svg:height="0.592cm" svg:x="6.178cm" svg:y="3.47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5.654cm" svg:y="4.252cm" svg:viewBox="0 0 1000 40" draw:points="499,40 0,40 0,0 1000,0 1000,40">
            <text:p/>
          </draw:polygon>
          <draw:path draw:style-name="gr3" draw:text-style-name="P6" draw:layer="layout" svg:width="0.436cm" svg:height="0.646cm" svg:x="5.691cm" svg:y="4.49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6.157cm" svg:y="4.72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7.016cm" svg:y="3.967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5cm" svg:height="0.646cm" svg:x="7.929cm" svg:y="3.865cm" svg:viewBox="0 0 451 647" svg:d="M212 10c0-2 0-10-10-10-23 0-90 8-113 8-8 2-18 2-18 19 0 13 8 13 23 13 43 0 45 6 45 14l-2 19-133 528c-4 13-4 15-4 19 0 23 19 27 27 27 15 0 29-13 33-25l19-69 19-83c6-21 10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8.43cm" svg:y="4.09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608cm" svg:height="0.611cm" svg:x="9.139cm" svg:y="3.967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38cm" svg:height="0.646cm" svg:x="10.044cm" svg:y="3.865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6" draw:layer="layout" svg:width="0.423cm" svg:height="0.592cm" svg:x="10.421cm" svg:y="4.09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436cm" svg:height="0.646cm" svg:x="11.043cm" svg:y="3.24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1.509cm" svg:y="3.47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0.984cm" svg:y="4.252cm" svg:viewBox="0 0 1000 40" draw:points="499,40 0,40 0,0 1000,0 1000,40">
            <text:p/>
          </draw:polygon>
          <draw:path draw:style-name="gr3" draw:text-style-name="P6" draw:layer="layout" svg:width="0.436cm" svg:height="0.646cm" svg:x="11.022cm" svg:y="4.49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1.488cm" svg:y="4.72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2.397cm" svg:y="4.16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3.347cm" svg:y="3.892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0 189-13 87-65 117-107 117z">
            <text:p/>
          </draw:path>
        </draw:g>
        <draw:g xml:id="id122" draw:id="id122">
          <svg:title>TexMaths</svg:title>
          <svg:desc>26§display§( hx  + by )\frac{dy}{dx} = - ax - hy§svg§600§FALSE§</svg:desc>
          <draw:polygon draw:style-name="gr2" draw:text-style-name="P5" draw:layer="layout" svg:width="9.901cm" svg:height="1.798cm" svg:x="2.412cm" svg:y="5.694cm" svg:viewBox="0 0 9902 1799" draw:points="4950,1799 0,1799 0,0 9902,0 9902,1799">
            <text:p/>
          </draw:polygon>
          <draw:path draw:style-name="gr3" draw:text-style-name="P6" draw:layer="layout" svg:width="0.213cm" svg:height="0.914cm" svg:x="2.456cm" svg:y="6.21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cm" svg:height="0.646cm" svg:x="2.772cm" svg:y="6.266cm" svg:viewBox="0 0 451 647" svg:d="M212 10c0-2 0-10-10-10-21 0-90 8-113 8-8 2-18 2-18 19 0 13 8 13 23 13 43 0 45 6 45 14l-2 19-133 528c-4 13-4 15-4 19 0 23 19 27 27 27 15 0 29-13 33-25l19-69 19-83c6-21 12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3.275cm" svg:y="6.49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1cm" svg:x="4.024cm" svg:y="6.368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38cm" svg:height="0.646cm" svg:x="4.931cm" svg:y="6.266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6" draw:layer="layout" svg:width="0.423cm" svg:height="0.592cm" svg:x="5.305cm" svg:y="6.497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5.813cm" svg:y="6.21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6.283cm" svg:y="5.64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6.749cm" svg:y="5.879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6.224cm" svg:y="6.653cm" svg:viewBox="0 0 1000 40" draw:points="499,40 0,40 0,0 1000,0 1000,40">
            <text:p/>
          </draw:polygon>
          <draw:path draw:style-name="gr3" draw:text-style-name="P6" draw:layer="layout" svg:width="0.436cm" svg:height="0.646cm" svg:x="6.262cm" svg:y="6.89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728cm" svg:y="7.12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7.637cm" svg:y="6.5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8.627cm" svg:y="6.653cm" svg:viewBox="0 0 559 40" svg:d="M528 40c15 0 31 0 31-21 0-19-16-19-31-19h-497c-14 0-31 0-31 19 0 21 17 21 31 21z">
            <text:p/>
          </draw:path>
          <draw:path draw:style-name="gr3" draw:text-style-name="P6" draw:layer="layout" svg:width="0.419cm" svg:height="0.415cm" svg:x="9.298cm" svg:y="6.497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457cm" svg:height="0.415cm" svg:x="9.771cm" svg:y="6.497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558cm" svg:height="0.039cm" svg:x="10.546cm" svg:y="6.653cm" svg:viewBox="0 0 559 40" svg:d="M528 40c15 0 31 0 31-21 0-19-16-19-31-19h-497c-14 0-31 0-31 19 0 21 17 21 31 21z">
            <text:p/>
          </draw:path>
          <draw:path draw:style-name="gr3" draw:text-style-name="P6" draw:layer="layout" svg:width="0.45cm" svg:height="0.646cm" svg:x="11.434cm" svg:y="6.266cm" svg:viewBox="0 0 451 647" svg:d="M212 10c0-2 0-10-10-10-21 0-90 8-113 8-8 2-18 2-18 19 0 13 8 13 23 13 43 0 45 6 45 14l-2 19-133 528c-4 13-4 15-4 19 0 23 19 27 27 27 15 0 29-13 33-25l19-69 19-83c6-21 12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11.936cm" svg:y="6.497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</draw:g>
        <draw:g xml:id="id123" draw:id="id123">
          <svg:title>TexMaths</svg:title>
          <svg:desc>26§display§\frac{dy}{dx} = - \frac{ax + hy}{hx  + by}§svg§600§FALSE§</svg:desc>
          <draw:polygon draw:style-name="gr2" draw:text-style-name="P5" draw:layer="layout" svg:width="6.184cm" svg:height="1.975cm" svg:x="2.559cm" svg:y="7.996cm" svg:viewBox="0 0 6185 1976" draw:points="3093,1976 0,1976 0,0 6185,0 6185,1976">
            <text:p/>
          </draw:polygon>
          <draw:path draw:style-name="gr3" draw:text-style-name="P6" draw:layer="layout" svg:width="0.436cm" svg:height="0.646cm" svg:x="2.571cm" svg:y="7.9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3.035cm" svg:y="8.181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2.513cm" svg:y="8.954cm" svg:viewBox="0 0 1000 40" draw:points="499,40 0,40 0,0 1000,0 1000,40">
            <text:p/>
          </draw:polygon>
          <draw:path draw:style-name="gr3" draw:text-style-name="P6" draw:layer="layout" svg:width="0.436cm" svg:height="0.646cm" svg:x="2.55cm" svg:y="9.19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3.014cm" svg:y="9.42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608cm" svg:height="0.215cm" svg:x="3.925cm" svg:y="8.8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4.915cm" svg:y="8.954cm" svg:viewBox="0 0 559 40" svg:d="M528 40c15 0 31 0 31-21 0-19-16-19-31-19h-497c-14 0-31 0-31 19 0 21 17 21 31 21z">
            <text:p/>
          </draw:path>
          <draw:path draw:style-name="gr3" draw:text-style-name="P6" draw:layer="layout" svg:width="0.419cm" svg:height="0.415cm" svg:x="5.695cm" svg:y="8.181cm" svg:viewBox="0 0 420 416" svg:d="M306 58c-17-33-44-58-86-58-106 0-220 135-220 268 0 88 50 148 123 148 18 0 64-4 118-69 9 38 40 69 83 69 34 0 55-21 69-50 15-33 27-89 27-92 0-8-8-8-10-8-9 0-11 2-13 17-16 58-33 112-70 112-25 0-28-23-28-41 0-21 3-28 13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457cm" svg:height="0.415cm" svg:x="6.169cm" svg:y="8.1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6 0-50-29-50-60 0-21 6-40 17-81z">
            <text:p/>
          </draw:path>
          <draw:path draw:style-name="gr3" draw:text-style-name="P6" draw:layer="layout" svg:width="0.608cm" svg:height="0.61cm" svg:x="6.918cm" svg:y="8.0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7.831cm" svg:y="7.95cm" svg:viewBox="0 0 451 647" svg:d="M212 10c0-2 0-10-10-10-21 0-90 8-113 8-8 2-18 2-18 19 0 13 8 13 23 13 43 0 45 6 45 14l-2 19-133 528c-4 12-4 15-4 19 0 23 19 27 27 27 15 0 29-13 33-25l19-69 19-83c6-21 10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8.334cm" svg:y="8.181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3.131cm" svg:height="0.039cm" svg:x="5.66cm" svg:y="8.954cm" svg:viewBox="0 0 3132 40" draw:points="1566,40 0,40 0,0 3132,0 3132,40">
            <text:p/>
          </draw:polygon>
          <draw:path draw:style-name="gr3" draw:text-style-name="P6" draw:layer="layout" svg:width="0.45cm" svg:height="0.646cm" svg:x="5.755cm" svg:y="9.196cm" svg:viewBox="0 0 451 647" svg:d="M212 10c0-2 0-10-10-10-23 0-90 8-113 8-8 2-18 2-18 19 0 13 8 13 23 13 43 0 45 6 45 14l-2 19-133 528c-4 12-4 15-4 19 0 23 19 27 27 27 15 0 29-13 33-25l17-69 21-83c6-21 10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6.257cm" svg:y="9.42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6 0-50-29-50-60 0-21 6-40 17-81z">
            <text:p/>
          </draw:path>
          <draw:path draw:style-name="gr3" draw:text-style-name="P6" draw:layer="layout" svg:width="0.608cm" svg:height="0.61cm" svg:x="7.008cm" svg:y="9.29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7.912cm" svg:y="9.196cm" svg:viewBox="0 0 339 647" svg:d="M177 10c0-2 0-10-13-10-20 0-87 8-112 8-6 2-17 2-17 19 0 13 9 13 21 13 46 0 48 6 48 14 0 6-8 37-15 56l-74 300c-11 45-15 60-15 93 0 85 48 144 116 144 109 0 223-138 223-269 0-85-50-147-123-147-41 0-81 27-108 56zM89 356c7-19 7-21 15-32 46-60 87-72 110-72 33 0 58 27 58 85 0 54-31 160-47 195-29 61-73 94-109 94-31 0-60-25-60-92 0-18 0-35 15-93z">
            <text:p/>
          </draw:path>
          <draw:path draw:style-name="gr3" draw:text-style-name="P6" draw:layer="layout" svg:width="0.421cm" svg:height="0.592cm" svg:x="8.289cm" svg:y="9.424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</draw:g>
        <draw:g xml:id="id125" draw:id="id125">
          <svg:title>TexMaths</svg:title>
          <svg:desc>22§display§.\ .\ .\ . \ \text { (II) }§svg§600§FALSE§</svg:desc>
          <draw:polygon draw:style-name="gr2" draw:text-style-name="P5" draw:layer="layout" svg:width="3.176cm" svg:height="0.696cm" svg:x="8.133cm" svg:y="11.271cm" svg:viewBox="0 0 3177 697" draw:points="1588,697 0,697 0,0 3177,0 3177,697">
            <text:p/>
          </draw:polygon>
          <draw:path draw:style-name="gr3" draw:text-style-name="P6" draw:layer="layout" svg:width="0.083cm" svg:height="0.083cm" svg:x="8.161cm" svg:y="11.7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8.633cm" svg:y="11.7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9.106cm" svg:y="11.7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9.578cm" svg:y="11.73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0.319cm" svg:y="11.23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237cm" svg:height="0.528cm" svg:x="10.566cm" svg:y="11.283cm" svg:viewBox="0 0 238 529" svg:d="M153 60c0-27 2-35 64-35h21v-25c-27 2-88 2-118 2-32 0-94 0-120-2v25h21c60 0 63 8 63 35v410c0 28-3 35-63 35h-21v24c26-1 88-1 118-1 32 0 93 0 120 1v-24h-21c-62 0-64-7-64-35z">
            <text:p/>
          </draw:path>
          <draw:path draw:style-name="gr3" draw:text-style-name="P6" draw:layer="layout" svg:width="0.237cm" svg:height="0.528cm" svg:x="10.865cm" svg:y="11.283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6" draw:layer="layout" svg:width="0.18cm" svg:height="0.773cm" svg:x="11.168cm" svg:y="11.23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7" draw:id="id127">
          <svg:title>TexMaths</svg:title>
          <svg:desc>26§display§\text {Diff. } w. \ r. \ t. \ x .§svg§600§FALSE§</svg:desc>
          <draw:polygon draw:style-name="gr2" draw:text-style-name="P5" draw:layer="layout" svg:width="5.823cm" svg:height="0.563cm" svg:x="2.649cm" svg:y="13.182cm" svg:viewBox="0 0 5824 564" draw:points="2912,564 0,564 0,0 5824,0 5824,564">
            <text:p/>
          </draw:polygon>
          <draw:path draw:style-name="gr3" draw:text-style-name="P6" draw:layer="layout" svg:width="0.615cm" svg:height="0.626cm" svg:x="2.634cm" svg:y="13.157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331cm" svg:y="13.16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578cm" svg:y="13.136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167cm" svg:y="13.684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4.774cm" svg:y="13.378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504cm" svg:y="13.684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012cm" svg:y="13.378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451cm" svg:y="13.684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6.952cm" svg:y="13.209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7.339cm" svg:y="13.684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7.844cm" svg:y="13.37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42cm" svg:y="13.684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15" draw:text-style-name="P19" draw:layer="layout" svg:width="26.6cm" svg:height="14.773cm" svg:x="0.6cm" svg:y="0.627cm" presentation:class="title" presentation:user-transformed="true">
          <draw:text-box>
            <text:p xml:id="id133" text:id="id133" text:style-name="P7"><text:span text:style-name="T59"><text:tab/></text:span><text:span text:style-name="T59"><text:tab/></text:span><text:span text:style-name="T60"><text:line-break/></text:span><text:span text:style-name="T60"><text:tab/></text:span><text:span text:style-name="T60"> <text:s text:c="22"/></text:span><text:span text:style-name="T60"><text:tab/></text:span><text:span text:style-name="T60"><text:line-break/></text:span><text:span text:style-name="T61"><text:tab/></text:span><text:span text:style-name="T61"><text:tab/></text:span><text:span text:style-name="T22"> 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49"><text:tab/></text:span><text:span text:style-name="T49">(4) If <text:s text:c="34"/>then show that <text:s text:c="3"/></text:span><text:span text:style-name="T49"><text:tab/></text:span><text:span text:style-name="T49"><text:line-break/></text:span><text:span text:style-name="T22"><text:tab/></text:span><text:span text:style-name="T22"><text:tab/></text:span><text:span text:style-name="T22"><text:line-break/></text:span><text:span text:style-name="T50"> <text:s text:c="14"/></text:span><text:span text:style-name="T22"><text:s/></text:span><text:span text:style-name="T22"><text:line-break/></text:span><text:span text:style-name="T62"><text:tab/></text:span><text:span text:style-name="T62">Solution :</text:span><text:span text:style-name="T63"> <text:s/>Given that</text:span><text:span text:style-name="T62"> <text:s/></text:span><text:span text:style-name="T62"><text:line-break/></text:span><text:span text:style-name="T62"/></text:p>
          </draw:text-box>
        </draw:frame>
        <draw:g xml:id="id128" draw:id="id128">
          <svg:title>TexMaths</svg:title>
          <svg:desc>26§display§\frac{d}{dx} \left(\frac{dy}{dx} \right) = \frac{d}{dx} \left( \frac{y}{x} \right)§svg§600§FALSE§</svg:desc>
          <draw:polygon draw:style-name="gr2" draw:text-style-name="P5" draw:layer="layout" svg:width="7.986cm" svg:height="2.101cm" svg:x="2.475cm" svg:y="0.876cm" svg:viewBox="0 0 7987 2102" draw:points="3994,2102 0,2102 0,0 7987,0 7987,2102">
            <text:p/>
          </draw:polygon>
          <draw:path draw:style-name="gr3" draw:text-style-name="P6" draw:layer="layout" svg:width="0.436cm" svg:height="0.646cm" svg:x="2.726cm" svg:y="0.9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1cm" svg:height="0.039cm" svg:x="2.429cm" svg:y="1.907cm" svg:viewBox="0 0 1001 40" draw:points="499,40 0,40 0,0 1001,0 1001,40">
            <text:p/>
          </draw:polygon>
          <draw:path draw:style-name="gr3" draw:text-style-name="P6" draw:layer="layout" svg:width="0.436cm" svg:height="0.646cm" svg:x="2.466cm" svg:y="2.14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.93cm" svg:y="2.37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3.879cm" svg:y="0.8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4.528cm" svg:y="0.9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4.994cm" svg:y="1.134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4.472cm" svg:y="1.907cm" svg:viewBox="0 0 1001 40" draw:points="499,40 0,40 0,0 1001,0 1001,40">
            <text:p/>
          </draw:polygon>
          <draw:path draw:style-name="gr3" draw:text-style-name="P6" draw:layer="layout" svg:width="0.436cm" svg:height="0.646cm" svg:x="4.507cm" svg:y="2.14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4.973cm" svg:y="2.37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5.611cm" svg:y="0.8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6.556cm" svg:y="1.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877cm" svg:y="0.9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1cm" svg:height="0.039cm" svg:x="7.579cm" svg:y="1.907cm" svg:viewBox="0 0 1001 40" draw:points="499,40 0,40 0,0 1001,0 1001,40">
            <text:p/>
          </draw:polygon>
          <draw:path draw:style-name="gr3" draw:text-style-name="P6" draw:layer="layout" svg:width="0.436cm" svg:height="0.646cm" svg:x="7.617cm" svg:y="2.14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8.083cm" svg:y="2.37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348cm" svg:height="1.644cm" svg:x="9.004cm" svg:y="1.105cm" svg:viewBox="0 0 349 1645" svg:d="M308 1637c2 0 10 8 10 8h21c2 0 10 0 10-8 0-4-2-7-4-9-33-33-83-83-139-183-100-176-135-403-135-621 0-406 114-645 276-807 2-2 2-7 2-9 0-8-6-8-16-8-13 0-15 0-23 8-87 75-185 202-250 395-39 121-60 267-60 418 0 219 40 464 183 676 25 36 60 73 60 73 9 13 21 27 29 33z">
            <text:p/>
          </draw:path>
          <draw:path draw:style-name="gr3" draw:text-style-name="P6" draw:layer="layout" svg:width="0.423cm" svg:height="0.592cm" svg:x="9.543cm" svg:y="1.13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523cm" svg:height="0.039cm" svg:x="9.495cm" svg:y="1.907cm" svg:viewBox="0 0 524 40" draw:points="262,40 0,40 0,0 524,0 524,40">
            <text:p/>
          </draw:polygon>
          <draw:path draw:style-name="gr3" draw:text-style-name="P6" draw:layer="layout" svg:width="0.457cm" svg:height="0.415cm" svg:x="9.522cm" svg:y="2.37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348cm" svg:height="1.644cm" svg:x="10.161cm" svg:y="1.105cm" svg:viewBox="0 0 349 1645" svg:d="M349 821c0-262-62-540-243-746-12-15-46-50-69-69-6-6-8-6-20-6-9 0-17 0-17 8 0 4 4 9 6 11 31 31 81 81 138 183 99 174 135 401 135 619 0 398-111 641-275 807-2 2-4 7-4 9 0 8 8 8 17 8 12 0 14 0 23-6 87-75 185-202 249-395 40-125 60-275 60-423z">
            <text:p/>
          </draw:path>
        </draw:g>
        <draw:g xml:id="id129" draw:id="id129">
          <svg:title>TexMaths</svg:title>
          <svg:desc>26§display§\frac{d^2 y}{dx^2} = \frac{ x \frac{dy}{dx} - y (1) }{ x^2 } =§svg§600§FALSE§</svg:desc>
          <draw:polygon draw:style-name="gr2" draw:text-style-name="P5" draw:layer="layout" svg:width="8.079cm" svg:height="2.068cm" svg:x="2.477cm" svg:y="3.477cm" svg:viewBox="0 0 8080 2069" draw:points="4039,2069 0,2069 0,0 8080,0 8080,2069">
            <text:p/>
          </draw:polygon>
          <draw:path draw:style-name="gr3" draw:text-style-name="P6" draw:layer="layout" svg:width="0.436cm" svg:height="0.646cm" svg:x="2.489cm" svg:y="3.701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7-54 69-87 107-87 60 0 72 75 72 81 0 4-2 10-4 14z">
            <text:p/>
          </draw:path>
          <draw:path draw:style-name="gr3" draw:text-style-name="P6" draw:layer="layout" svg:width="0.284cm" svg:height="0.425cm" svg:x="2.968cm" svg:y="3.57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3.363cm" svg:y="3.932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olygon draw:style-name="gr3" draw:text-style-name="P6" draw:layer="layout" svg:width="1.409cm" svg:height="0.039cm" svg:x="2.431cm" svg:y="4.708cm" svg:viewBox="0 0 1410 40" draw:points="705,40 0,40 0,0 1410,0 1410,40">
            <text:p/>
          </draw:polygon>
          <draw:path draw:style-name="gr3" draw:text-style-name="P6" draw:layer="layout" svg:width="0.436cm" svg:height="0.646cm" svg:x="2.468cm" svg:y="4.94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2.932cm" svg:y="5.176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84cm" svg:height="0.425cm" svg:x="3.469cm" svg:y="4.89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215cm" svg:x="4.253cm" svg:y="4.6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5.303cm" svg:y="3.87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33cm" svg:height="0.452cm" svg:x="5.958cm" svg:y="3.431cm" svg:viewBox="0 0 331 453" svg:d="M329 19c0 0 2-9 2-11s-2-8-11-8c-12 0-66 4-81 6-6 0-14 2-14 15 0 10 8 10 16 10 31 0 31 4 31 9 0 4-2 8-4 14l-35 146c-15-21-35-38-67-38-83 0-166 92-166 183 0 63 42 108 98 108 33 0 64-20 91-45 13 37 50 45 67 45 23 0 37-14 50-35 14-25 23-62 23-64 0-9-9-9-11-9-8 0-10 2-14 21-9 31-19 69-48 69-17 0-21-15-21-32 0-12 2-18 4-27zM191 366c-4 17-18 31-33 42-6 6-31 27-58 27-25 0-48-17-48-63 0-33 19-104 33-131 29-52 63-60 81-60 46 0 57 48 57 56 0 2 0 6-3 8z">
            <text:p/>
          </draw:path>
          <draw:path draw:style-name="gr3" draw:text-style-name="P6" draw:layer="layout" svg:width="0.33cm" svg:height="0.413cm" svg:x="6.328cm" svg:y="3.593cm" svg:viewBox="0 0 331 414" svg:d="M329 42c2-11 2-11 2-15 0-12-11-21-21-21-8 0-21 4-27 17-2 2-8 23-11 35l-14 54c-2 17-23 96-25 104 0 0-29 56-79 56-44 0-44-41-44-54 0-35 15-74 33-124 9-21 13-27 13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5-50 164-129z">
            <text:p/>
          </draw:path>
          <draw:polygon draw:style-name="gr3" draw:text-style-name="P6" draw:layer="layout" svg:width="0.796cm" svg:height="0.039cm" svg:x="5.908cm" svg:y="4.036cm" svg:viewBox="0 0 797 40" draw:points="399,40 0,40 0,0 797,0 797,40">
            <text:p/>
          </draw:polygon>
          <draw:path draw:style-name="gr3" draw:text-style-name="P6" draw:layer="layout" svg:width="0.33cm" svg:height="0.452cm" svg:x="5.948cm" svg:y="4.153cm" svg:viewBox="0 0 331 453" svg:d="M329 19c0 0 2-9 2-11s-2-8-11-8c-12 0-66 4-83 6-4 0-12 2-12 15 0 10 8 10 16 10 31 0 31 4 31 9 0 4-2 8-4 14l-35 146c-15-21-35-38-67-38-83 0-166 92-166 183 0 63 42 108 98 108 33 0 64-20 91-45 13 37 48 45 67 45 23 0 37-14 50-35 14-25 23-62 23-64 0-9-9-9-11-9-8 0-10 2-14 21-9 31-21 69-48 69-17 0-21-15-21-32 0-12 2-18 4-27zM191 366c-4 17-18 31-33 42-6 6-31 27-58 27-25 0-48-17-48-63 0-33 19-104 33-131 29-52 63-60 81-60 44 0 57 48 57 56 0 2 0 6-3 8z">
            <text:p/>
          </draw:path>
          <draw:path draw:style-name="gr3" draw:text-style-name="P6" draw:layer="layout" svg:width="0.344cm" svg:height="0.29cm" svg:x="6.32cm" svg:y="4.315cm" svg:viewBox="0 0 345 291" svg:d="M129 216c-6 21-27 56-60 56-2 0-21 0-36-8 27-8 29-31 29-35 0-15-10-25-25-25-18 0-37 16-37 39 0 34 35 48 67 48 31 0 56-19 72-46 17 34 52 46 77 46 75 0 113-81 113-100 0-8-9-8-11-8-8 0-8 4-10 13-15 43-54 76-90 76-25 0-39-16-39-41 0-17 16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558cm" svg:height="0.039cm" svg:x="7.092cm" svg:y="4.036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7.955cm" svg:y="3.878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ath draw:style-name="gr3" draw:text-style-name="P6" draw:layer="layout" svg:width="0.213cm" svg:height="0.914cm" svg:x="8.5cm" svg:y="3.597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303cm" svg:height="0.61cm" svg:x="8.847cm" svg:y="3.67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9.273cm" svg:y="3.59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6" draw:layer="layout" svg:width="4.302cm" svg:height="0.039cm" svg:x="5.276cm" svg:y="4.708cm" svg:viewBox="0 0 4303 40" draw:points="2152,40 0,40 0,0 4303,0 4303,40">
            <text:p/>
          </draw:polygon>
          <draw:path draw:style-name="gr3" draw:text-style-name="P6" draw:layer="layout" svg:width="0.457cm" svg:height="0.415cm" svg:x="6.988cm" svg:y="5.176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284cm" svg:height="0.425cm" svg:x="7.522cm" svg:y="4.89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215cm" svg:x="9.991cm" svg:y="4.619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130" draw:id="id130">
          <svg:title>TexMaths</svg:title>
          <svg:desc>26§display§\frac{ x \left( \frac{y}{x} \right) - y  }{ x^2 }§svg§600§FALSE§</svg:desc>
          <draw:polygon draw:style-name="gr2" draw:text-style-name="P5" draw:layer="layout" svg:width="3.654cm" svg:height="2cm" svg:x="11.479cm" svg:y="3.478cm" svg:viewBox="0 0 3655 2001" draw:points="1827,2001 0,2001 0,0 3655,0 3655,2001">
            <text:p/>
          </draw:polygon>
          <draw:path draw:style-name="gr3" draw:text-style-name="P6" draw:layer="layout" svg:width="0.457cm" svg:height="0.415cm" svg:x="11.46cm" svg:y="3.80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29 99-94 120-123 120-35 0-50-29-50-60 0-21 6-40 17-81z">
            <text:p/>
          </draw:path>
          <draw:path draw:style-name="gr3" draw:text-style-name="P6" draw:layer="layout" svg:width="0.24cm" svg:height="1.098cm" svg:x="12.246cm" svg:y="3.432cm" svg:viewBox="0 0 241 1099" svg:d="M241 1088c0-2-2-4-4-8-41-44-106-119-143-269-21-83-30-176-30-262 0-241 57-410 169-528 8-9 8-11 8-13 0-8-8-8-12-8-13 0-63 54-75 69-94 110-154 274-154 480 0 129 23 314 144 468 10 11 68 82 85 82 4 0 12 0 12-11z">
            <text:p/>
          </draw:path>
          <draw:path draw:style-name="gr3" draw:text-style-name="P6" draw:layer="layout" svg:width="0.33cm" svg:height="0.413cm" svg:x="12.677cm" svg:y="3.519cm" svg:viewBox="0 0 331 414" svg:d="M329 42c2-11 2-11 2-15 0-12-11-21-21-21-8 0-21 4-27 17-2 2-8 23-10 35l-15 54c-2 17-23 96-25 104 0 0-29 57-79 57-44 0-44-42-44-55 0-35 15-74 34-124 8-21 12-27 12-40 0-31-27-54-62-54-65 0-94 87-94 98 0 8 8 8 10 8 11 0 11-2 13-10 17-52 44-77 69-77 12 0 16 6 16 21 0 16-6 29-8 37-31 79-38 104-38 131 0 10 0 42 25 62 19 17 46 19 65 19 25 0 48-8 69-29-9 35-15 62-42 96-17 21-44 41-77 41-4 0-35 0-48-20 33-5 33-36 33-36 0-21-18-25-25-25-14 0-37 13-37 42 0 33 31 56 77 56 64 0 146-50 164-129z">
            <text:p/>
          </draw:path>
          <draw:polygon draw:style-name="gr3" draw:text-style-name="P6" draw:layer="layout" svg:width="0.415cm" svg:height="0.039cm" svg:x="12.636cm" svg:y="3.963cm" svg:viewBox="0 0 416 40" draw:points="208,40 0,40 0,0 416,0 416,40">
            <text:p/>
          </draw:polygon>
          <draw:path draw:style-name="gr3" draw:text-style-name="P6" draw:layer="layout" svg:width="0.344cm" svg:height="0.29cm" svg:x="12.667cm" svg:y="4.241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6" draw:layer="layout" svg:width="0.24cm" svg:height="1.098cm" svg:x="13.201cm" svg:y="3.432cm" svg:viewBox="0 0 241 1099" svg:d="M241 549c0-129-23-314-143-468-11-12-71-81-88-81-4 0-10 2-10 8 0 4 2 7 6 11 44 48 104 120 142 266 21 83 29 179 29 264 0 92-8 185-31 275-36 129-90 202-138 254-8 8-8 8-8 10 0 8 6 11 10 11 15 0 65-57 77-69 94-112 154-277 154-481z">
            <text:p/>
          </draw:path>
          <draw:path draw:style-name="gr3" draw:text-style-name="P6" draw:layer="layout" svg:width="0.559cm" svg:height="0.039cm" svg:x="13.859cm" svg:y="3.963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14.722cm" svg:y="3.80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1 58-13 0-55-4-69-39 14 0 25 0 37-11 11-8 19-21 19-37 0-29-25-33-33-33-21 0-52 14-52 60s41 79 98 79c95 0 189-83 214-187z">
            <text:p/>
          </draw:path>
          <draw:polygon draw:style-name="gr3" draw:text-style-name="P6" draw:layer="layout" svg:width="3.746cm" svg:height="0.039cm" svg:x="11.433cm" svg:y="4.639cm" svg:viewBox="0 0 3747 40" draw:points="1872,40 0,40 0,0 3747,0 3747,40">
            <text:p/>
          </draw:polygon>
          <draw:path draw:style-name="gr3" draw:text-style-name="P6" draw:layer="layout" svg:width="0.457cm" svg:height="0.415cm" svg:x="12.866cm" svg:y="5.10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  <draw:path draw:style-name="gr3" draw:text-style-name="P6" draw:layer="layout" svg:width="0.284cm" svg:height="0.426cm" svg:x="13.401cm" svg:y="4.824cm" svg:viewBox="0 0 285 427" svg:d="M285 310h-23c-2 15-8 52-16 58-5 4-55 4-63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131" draw:id="id131">
          <svg:title>TexMaths</svg:title>
          <svg:desc>22§display§.\ .\ .\ . \text {[ From (II) ]} §svg§600§FALSE§</svg:desc>
          <draw:polygon draw:style-name="gr2" draw:text-style-name="P5" draw:layer="layout" svg:width="5.623cm" svg:height="0.696cm" svg:x="17.333cm" svg:y="4.268cm" svg:viewBox="0 0 5624 697" draw:points="2811,697 0,697 0,0 5624,0 5624,697">
            <text:p/>
          </draw:polygon>
          <draw:path draw:style-name="gr3" draw:text-style-name="P6" draw:layer="layout" svg:width="0.083cm" svg:height="0.083cm" svg:x="17.361cm" svg:y="4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833cm" svg:y="4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306cm" svg:y="4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778cm" svg:y="4.727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9.018cm" svg:y="4.229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9.424cm" svg:y="4.284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9.861cm" svg:y="4.4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0.164cm" svg:y="4.463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6" draw:layer="layout" svg:width="0.605cm" svg:height="0.342cm" svg:x="20.554cm" svg:y="4.466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1.509cm" svg:y="4.22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237cm" svg:height="0.528cm" svg:x="21.755cm" svg:y="4.28cm" svg:viewBox="0 0 238 529" svg:d="M153 60c0-27 2-35 64-35h21v-25c-27 2-88 2-118 2-32 0-92 0-120-2v25h21c60 0 63 8 63 35v410c0 28-3 35-63 35h-21v24c28-1 88-1 118-1 32 0 93 0 120 1v-24h-21c-62 0-64-7-64-35z">
            <text:p/>
          </draw:path>
          <draw:path draw:style-name="gr3" draw:text-style-name="P6" draw:layer="layout" svg:width="0.237cm" svg:height="0.528cm" svg:x="22.054cm" svg:y="4.28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6" draw:layer="layout" svg:width="0.18cm" svg:height="0.773cm" svg:x="22.357cm" svg:y="4.22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6" draw:layer="layout" svg:width="0.106cm" svg:height="0.773cm" svg:x="22.889cm" svg:y="4.229cm" svg:viewBox="0 0 107 774" draw:points="107,0 0,0 0,32 76,32 76,744 0,744 0,774 107,774">
            <text:p/>
          </draw:polygon>
        </draw:g>
        <draw:g xml:id="id132" draw:id="id132">
          <svg:title>TexMaths</svg:title>
          <svg:desc>26§display§\frac{d^2 y}{dx^2} = \frac{ y - y }{ x^2 } = 0§svg§600§FALSE§</svg:desc>
          <draw:polygon draw:style-name="gr2" draw:text-style-name="P5" draw:layer="layout" svg:width="6.581cm" svg:height="1.92cm" svg:x="2.478cm" svg:y="6.177cm" svg:viewBox="0 0 6582 1921" draw:points="3290,1921 0,1921 0,0 6582,0 6582,1921">
            <text:p/>
          </draw:polygon>
          <draw:path draw:style-name="gr3" draw:text-style-name="P6" draw:layer="layout" svg:width="0.436cm" svg:height="0.645cm" svg:x="2.49cm" svg:y="6.254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8-23-28-42 0-23 3-29 7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969cm" svg:y="6.13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364cm" svg:y="6.482cm" svg:viewBox="0 0 424 592" svg:d="M420 56c4-12 4-14 4-21 0-16-14-25-27-25-10 0-25 5-33 19-2 4-8 33-13 50-6 23-12 48-18 73l-42 166c-2 12-41 77-102 77-48 0-58-40-58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432cm" svg:y="7.258cm" svg:viewBox="0 0 1410 39" draw:points="705,39 0,39 0,0 1410,0 1410,39">
            <text:p/>
          </draw:polygon>
          <draw:path draw:style-name="gr3" draw:text-style-name="P6" draw:layer="layout" svg:width="0.436cm" svg:height="0.645cm" svg:x="2.469cm" svg:y="7.497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8-23-28-42 0-23 3-29 7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933cm" svg:y="7.72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6" draw:layer="layout" svg:width="0.284cm" svg:height="0.425cm" svg:x="3.47cm" svg:y="7.443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254cm" svg:y="7.1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423cm" svg:height="0.591cm" svg:x="5.304cm" svg:y="6.482cm" svg:viewBox="0 0 424 592" svg:d="M420 56c4-12 4-14 4-21 0-16-14-25-27-25-10 0-25 5-33 19-2 4-8 33-13 50-6 23-12 48-18 73l-42 166c-2 12-41 77-104 77-46 0-56-40-56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ath draw:style-name="gr3" draw:text-style-name="P6" draw:layer="layout" svg:width="0.558cm" svg:height="0.038cm" svg:x="6.036cm" svg:y="6.64cm" svg:viewBox="0 0 559 39" svg:d="M528 39c15 0 31 0 31-20 0-19-16-19-31-19h-497c-14 0-31 0-31 19 0 20 17 20 31 20z">
            <text:p/>
          </draw:path>
          <draw:path draw:style-name="gr3" draw:text-style-name="P6" draw:layer="layout" svg:width="0.423cm" svg:height="0.591cm" svg:x="6.901cm" svg:y="6.482cm" svg:viewBox="0 0 424 592" svg:d="M420 56c4-12 4-14 4-21 0-16-14-25-27-25-10 0-25 5-33 19-2 4-8 33-13 50-6 23-12 48-18 73l-42 166c-2 12-41 77-102 77-48 0-58-40-58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2.079cm" svg:height="0.038cm" svg:x="5.277cm" svg:y="7.258cm" svg:viewBox="0 0 2080 39" draw:points="1040,39 0,39 0,0 2080,0 2080,39">
            <text:p/>
          </draw:polygon>
          <draw:path draw:style-name="gr3" draw:text-style-name="P6" draw:layer="layout" svg:width="0.457cm" svg:height="0.415cm" svg:x="5.876cm" svg:y="7.72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6 0-50-29-50-60 0-21 6-40 17-81z">
            <text:p/>
          </draw:path>
          <draw:path draw:style-name="gr3" draw:text-style-name="P6" draw:layer="layout" svg:width="0.284cm" svg:height="0.425cm" svg:x="6.413cm" svg:y="7.443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7.771cm" svg:y="7.1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6cm" svg:height="0.629cm" svg:x="8.719cm" svg:y="6.896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1 189-12 87-64 116-106 116z">
            <text:p/>
          </draw:path>
        </draw:g>
        <draw:g xml:id="id134" draw:id="id134">
          <svg:title>TexMaths</svg:title>
          <svg:desc>26§display§y = \sin ( m \cos^{-1} x)§svg§600§FALSE§</svg:desc>
          <draw:polygon draw:style-name="gr2" draw:text-style-name="P5" draw:layer="layout" svg:width="7.184cm" svg:height="0.939cm" svg:x="4.049cm" svg:y="8.982cm" svg:viewBox="0 0 7185 940" draw:points="3592,940 0,940 0,0 7185,0 7185,940">
            <text:p/>
          </draw:polygon>
          <draw:path draw:style-name="gr3" draw:text-style-name="P6" draw:layer="layout" svg:width="0.423cm" svg:height="0.592cm" svg:x="4.03cm" svg:y="9.33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608cm" svg:height="0.215cm" svg:x="4.789cm" svg:y="9.4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5.731cm" svg:y="9.329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6.093cm" svg:y="9.127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6.345cm" svg:y="9.3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13cm" svg:height="0.914cm" svg:x="6.915cm" svg:y="9.053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75cm" svg:height="0.415cm" svg:x="7.206cm" svg:y="9.333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0-9-11 0-11 2-15 17-15 48-44 112-94 112-16 0-23-8-23-29 0-23 9-46 17-66 19-48 56-150 56-202 0-58-35-98-104-98-70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348cm" svg:height="0.421cm" svg:x="8.165cm" svg:y="9.329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8.567cm" svg:y="9.329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9.028cm" svg:y="9.329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434cm" svg:height="0.032cm" svg:x="9.428cm" svg:y="9.186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9.998cm" svg:y="8.936cm" svg:viewBox="0 0 235 427" svg:d="M146 19c0-19 0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457cm" svg:height="0.415cm" svg:x="10.518cm" svg:y="9.33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213cm" svg:height="0.914cm" svg:x="11.065cm" svg:y="9.053cm" svg:viewBox="0 0 214 915" svg:d="M214 458c0-71-10-181-60-285-56-113-135-173-146-173-4 0-8 4-8 8s0 7 17 23c91 90 143 235 143 427 0 156-33 318-148 433-12 12-12 14-12 16 0 6 4 8 8 8 11 0 94-62 148-178 48-100 58-202 58-279z">
            <text:p/>
          </draw:path>
        </draw:g>
        <draw:g xml:id="id135" draw:id="id135">
          <svg:title>TexMaths</svg:title>
          <svg:desc>26§display§( 1 - x^2 ) \frac{d^2 y}{dx^2} - x \frac{dy}{dx} + m^2 y = 0§svg§600§FALSE§</svg:desc>
          <draw:polygon draw:style-name="gr2" draw:text-style-name="P5" draw:layer="layout" svg:width="12.059cm" svg:height="1.92cm" svg:x="4.131cm" svg:y="10.284cm" svg:viewBox="0 0 12060 1921" draw:points="6030,1921 0,1921 0,0 12060,0 12060,1921">
            <text:p/>
          </draw:polygon>
          <draw:path draw:style-name="gr3" draw:text-style-name="P6" draw:layer="layout" svg:width="0.213cm" svg:height="0.914cm" svg:x="4.175cm" svg:y="10.926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4.522cm" svg:y="11.003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6" draw:layer="layout" svg:width="0.559cm" svg:height="0.038cm" svg:x="5.177cm" svg:y="11.365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6.041cm" svg:y="11.209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2 100-92 121-123 121-35 0-50-29-50-60 0-21 6-40 17-81z">
            <text:p/>
          </draw:path>
          <draw:path draw:style-name="gr3" draw:text-style-name="P6" draw:layer="layout" svg:width="0.284cm" svg:height="0.425cm" svg:x="6.577cm" svg:y="10.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213cm" svg:height="0.914cm" svg:x="6.999cm" svg:y="10.926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7.47cm" svg:y="10.361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7.948cm" svg:y="10.23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8.345cm" svg:y="10.589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.409cm" svg:height="0.038cm" svg:x="7.411cm" svg:y="11.365cm" svg:viewBox="0 0 1410 39" draw:points="705,39 0,39 0,0 1410,0 1410,39">
            <text:p/>
          </draw:polygon>
          <draw:path draw:style-name="gr3" draw:text-style-name="P6" draw:layer="layout" svg:width="0.436cm" svg:height="0.645cm" svg:x="7.449cm" svg:y="11.604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7.915cm" svg:y="11.834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284cm" svg:height="0.425cm" svg:x="8.449cm" svg:y="11.5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559cm" svg:height="0.038cm" svg:x="9.208cm" svg:y="11.365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10.072cm" svg:y="11.20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436cm" svg:height="0.645cm" svg:x="10.735cm" svg:y="10.361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23cm" svg:height="0.591cm" svg:x="11.201cm" svg:y="10.589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cm" svg:height="0.038cm" svg:x="10.679cm" svg:y="11.365cm" svg:viewBox="0 0 1001 39" draw:points="499,39 0,39 0,0 1001,0 1001,39">
            <text:p/>
          </draw:polygon>
          <draw:path draw:style-name="gr3" draw:text-style-name="P6" draw:layer="layout" svg:width="0.436cm" svg:height="0.645cm" svg:x="10.714cm" svg:y="11.604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11.18cm" svg:y="11.834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2.039cm" svg:y="11.0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75cm" svg:height="0.415cm" svg:x="12.93cm" svg:y="11.209cm" svg:viewBox="0 0 751 416" svg:d="M54 351c-2 15-8 36-8 40 0 16 12 25 27 25 10 0 27-9 33-25 2-2 13-46 17-69l21-83c6-19 10-39 16-60 2-17 11-44 11-46 14-29 62-112 149-112 42 0 50 33 50 64 0 23-6 48-14 75l-25 106-19 71c-4 18-10 50-10 54 0 16 12 25 25 25 29 0 35-23 41-52 13-52 48-185 56-223 2-10 50-120 150-120 40 0 50 31 50 64 0 52-37 156-56 206-8 21-13 31-13 50 0 44 32 75 75 75 88 0 121-133 121-142 0-8-8-8-10-8-11 0-11 2-15 17-15 47-44 112-94 112-16 0-23-8-23-29 0-23 9-46 17-67 19-47 56-149 56-201 0-59-35-98-104-98-68 0-116 39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284cm" svg:height="0.425cm" svg:x="13.745cm" svg:y="10.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14.14cm" svg:y="11.209cm" svg:viewBox="0 0 424 592" svg:d="M420 56c4-12 4-14 4-21 0-16-14-25-27-25-10 0-25 5-33 19-2 4-8 33-12 50-7 23-13 48-19 73l-42 166c-2 12-41 77-104 77-46 0-56-40-56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ath draw:style-name="gr3" draw:text-style-name="P6" draw:layer="layout" svg:width="0.608cm" svg:height="0.215cm" svg:x="14.902cm" svg:y="11.27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6cm" svg:height="0.629cm" svg:x="15.85cm" svg:y="11.003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36" draw:id="id136">
          <svg:title>TexMaths</svg:title>
          <svg:desc>26§display§y = \sin ( m \cos^{-1} x)§svg§600§FALSE§</svg:desc>
          <draw:polygon draw:style-name="gr2" draw:text-style-name="P5" draw:layer="layout" svg:width="7.184cm" svg:height="0.939cm" svg:x="11.549cm" svg:y="12.582cm" svg:viewBox="0 0 7185 940" draw:points="3592,940 0,940 0,0 7185,0 7185,940">
            <text:p/>
          </draw:polygon>
          <draw:path draw:style-name="gr3" draw:text-style-name="P6" draw:layer="layout" svg:width="0.423cm" svg:height="0.592cm" svg:x="11.53cm" svg:y="12.93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608cm" svg:height="0.215cm" svg:x="12.289cm" svg:y="13.0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13.231cm" svg:y="12.929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3.593cm" svg:y="12.727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13.845cm" svg:y="12.9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13cm" svg:height="0.914cm" svg:x="14.415cm" svg:y="12.653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75cm" svg:height="0.415cm" svg:x="14.706cm" svg:y="12.933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0-9-11 0-11 2-15 17-15 48-44 112-94 112-16 0-23-8-23-29 0-23 9-46 17-66 19-48 56-150 56-202 0-58-35-98-104-98-70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348cm" svg:height="0.421cm" svg:x="15.665cm" svg:y="12.929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16.067cm" svg:y="12.929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6.528cm" svg:y="12.929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434cm" svg:height="0.032cm" svg:x="16.928cm" svg:y="12.786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17.498cm" svg:y="12.536cm" svg:viewBox="0 0 235 427" svg:d="M146 19c0-19 0-19-19-19-42 40-100 42-127 42v23c15 0 58-1 94-19v329c0 20 0 29-65 29h-25v23c13 0 92-3 115-3 20 0 101 3 116 3v-23h-25c-64 0-64-9-64-29z">
            <text:p/>
          </draw:path>
          <draw:path draw:style-name="gr3" draw:text-style-name="P6" draw:layer="layout" svg:width="0.457cm" svg:height="0.415cm" svg:x="18.018cm" svg:y="12.93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213cm" svg:height="0.914cm" svg:x="18.565cm" svg:y="12.653cm" svg:viewBox="0 0 214 915" svg:d="M214 458c0-71-10-181-60-285-56-113-135-173-146-173-4 0-8 4-8 8s0 7 17 23c91 90 143 235 143 427 0 156-33 318-148 433-12 12-12 14-12 16 0 6 4 8 8 8 11 0 94-62 148-178 48-100 58-202 58-279z">
            <text:p/>
          </draw:path>
        </draw:g>
        <draw:g xml:id="id137" draw:id="id137">
          <svg:title>TexMaths</svg:title>
          <svg:desc>26§display§\sin^{-1} y = m \cos^{-1} x§svg§600§FALSE§</svg:desc>
          <draw:polygon draw:style-name="gr2" draw:text-style-name="P5" draw:layer="layout" svg:width="7.659cm" svg:height="0.906cm" svg:x="6.646cm" svg:y="14.083cm" svg:viewBox="0 0 7660 907" draw:points="3830,907 0,907 0,0 7660,0 7660,907">
            <text:p/>
          </draw:polygon>
          <draw:path draw:style-name="gr3" draw:text-style-name="P6" draw:layer="layout" svg:width="0.301cm" svg:height="0.421cm" svg:x="6.629cm" svg:y="14.436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197cm" svg:height="0.612cm" svg:x="6.991cm" svg:y="14.23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7.243cm" svg:y="14.442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7.792cm" svg:y="14.28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8.362cm" svg:y="14.037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421cm" svg:height="0.592cm" svg:x="8.882cm" svg:y="14.442cm" svg:viewBox="0 0 422 593" svg:d="M420 56c2-12 2-14 2-21 0-16-12-25-25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6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609cm" svg:height="0.215cm" svg:x="9.641cm" svg:y="14.51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75cm" svg:height="0.415cm" svg:x="10.582cm" svg:y="14.442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2 0-8-8-8-10-8-11 0-11 2-15 17-15 48-44 112-94 112-16 0-22-8-22-29 0-23 8-46 16-67 19-47 56-149 56-201 0-58-35-98-104-98-70 0-116 40-149 89-3-12-5-43-30-66-22-19-52-23-74-23-84 0-129 58-144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348cm" svg:height="0.421cm" svg:x="11.541cm" svg:y="14.436cm" svg:viewBox="0 0 349 422" svg:d="M77 212c0-150 75-189 123-189 8 0 66 0 100 33-40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1.942cm" svg:y="14.43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2.404cm" svg:y="14.436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434cm" svg:height="0.032cm" svg:x="12.803cm" svg:y="14.29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3.373cm" svg:y="14.043cm" svg:viewBox="0 0 235 426" svg:d="M146 19c0-19 0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457cm" svg:height="0.415cm" svg:x="13.893cm" svg:y="14.44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4 0 146-119 146-142 0-8-9-8-11-8-8 0-10 2-12 8-29 100-94 121-123 121-35 0-50-29-50-60 0-21 6-40 17-81z">
            <text:p/>
          </draw:path>
        </draw:g>
        <draw:g xml:id="id138" draw:id="id138">
          <svg:title>TexMaths</svg:title>
          <svg:desc>26§display§\therefore§svg§600§FALSE§</svg:desc>
          <draw:polygon draw:style-name="gr2" draw:text-style-name="P5" draw:layer="layout" svg:width="0.49cm" svg:height="0.402cm" svg:x="5.048cm" svg:y="14.483cm" svg:viewBox="0 0 491 403" draw:points="246,403 0,403 0,0 491,0 491,403">
            <text:p/>
          </draw:polygon>
          <draw:path draw:style-name="gr3" draw:text-style-name="P6" draw:layer="layout" svg:width="0.555cm" svg:height="0.493cm" svg:x="5.029cm" svg:y="14.43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width" smil:values="width*0.05;width" smil:keyTimes="0;1"/>
                  <anim:animate smil:dur="0.5s" smil:fill="hold" smil:targetElement="id133" anim:sub-item="text" smil:attributeName="height" smil:values="height;height" smil:keyTimes="0;1"/>
                  <anim:animate smil:dur="0.5s" smil:fill="hold" smil:targetElement="id133" anim:sub-item="text" smil:attributeName="x" smil:values="x-.2;x" smil:keyTimes="0;1"/>
                  <anim:animate smil:dur="0.5s" smil:fill="hold" smil:targetElement="id133" anim:sub-item="text" smil:attributeName="y" smil:values="y;y" smil:keyTimes="0;1"/>
                  <anim:transitionFilter smil:dur="0.5s" smil:targetElement="id13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9" draw:text-style-name="P17" draw:layer="layout" svg:width="26.4cm" svg:height="14.373cm" svg:x="0.8cm" svg:y="0.627cm" presentation:class="title" presentation:user-transformed="true">
          <draw:text-box>
            <text:p text:style-name="P7"><text:span text:style-name="T20"><text:tab/></text:span><text:span text:style-name="T20"> <text:s text:c="14"/></text:span><text:span text:style-name="T20"><text:tab/></text:span><text:span text:style-name="T10"><text:line-break/></text:span><text:span text:style-name="T15"><text:tab/></text:span><text:span text:style-name="T15"> 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140" draw:id="id140">
          <svg:title>TexMaths</svg:title>
          <svg:desc>26§display§\frac{d}{dx}( \sin^{-1}y ) = m\frac{d}{dx}( \cos^{-1}x )§svg§600§FALSE§</svg:desc>
          <draw:polygon draw:style-name="gr2" draw:text-style-name="P5" draw:layer="layout" svg:width="11.199cm" svg:height="1.798cm" svg:x="2.942cm" svg:y="1.912cm" svg:viewBox="0 0 11200 1799" draw:points="5601,1799 0,1799 0,0 11200,0 11200,1799">
            <text:p/>
          </draw:polygon>
          <draw:path draw:style-name="gr3" draw:text-style-name="P6" draw:layer="layout" svg:width="0.436cm" svg:height="0.646cm" svg:x="3.193cm" svg:y="1.86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.896cm" svg:y="2.871cm" svg:viewBox="0 0 1000 40" draw:points="499,40 0,40 0,0 1000,0 1000,40">
            <text:p/>
          </draw:polygon>
          <draw:path draw:style-name="gr3" draw:text-style-name="P6" draw:layer="layout" svg:width="0.436cm" svg:height="0.646cm" svg:x="2.933cm" svg:y="3.11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397cm" svg:y="3.34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094cm" svg:y="2.43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4.389cm" svg:y="2.70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4.749cm" svg:y="2.507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5.003cm" svg:y="2.715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34cm" svg:height="0.032cm" svg:x="5.55cm" svg:y="2.559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6.122cm" svg:y="2.30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23cm" svg:height="0.592cm" svg:x="6.64cm" svg:y="2.71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7.147cm" svg:y="2.43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7.755cm" svg:y="2.7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8.695cm" svg:y="2.715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36cm" svg:height="0.646cm" svg:x="9.878cm" svg:y="1.86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0.999cm" svg:height="0.039cm" svg:x="9.581cm" svg:y="2.871cm" svg:viewBox="0 0 1000 40" draw:points="499,40 0,40 0,0 1000,0 1000,40">
            <text:p/>
          </draw:polygon>
          <draw:path draw:style-name="gr3" draw:text-style-name="P6" draw:layer="layout" svg:width="0.436cm" svg:height="0.646cm" svg:x="9.616cm" svg:y="3.11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0.082cm" svg:y="3.34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10.779cm" svg:y="2.43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48cm" svg:height="0.421cm" svg:x="11.074cm" svg:y="2.708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1.476cm" svg:y="2.70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1.938cm" svg:y="2.70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434cm" svg:height="0.032cm" svg:x="12.337cm" svg:y="2.565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2.907cm" svg:y="2.317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57cm" svg:height="0.415cm" svg:x="13.427cm" svg:y="2.7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13.974cm" svg:y="2.434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43" draw:id="id143">
          <svg:title>TexMaths</svg:title>
          <svg:desc>26§display§\text {Squaring both the sides we get,}§svg§600§FALSE§</svg:desc>
          <draw:polygon draw:style-name="gr2" draw:text-style-name="P5" draw:layer="layout" svg:width="12.417cm" svg:height="0.742cm" svg:x="3.128cm" svg:y="9.379cm" svg:viewBox="0 0 12418 743" draw:points="6208,743 0,743 0,0 12418,0 12418,743">
            <text:p/>
          </draw:polygon>
          <draw:path draw:style-name="gr3" draw:text-style-name="P6" draw:layer="layout" svg:width="0.407cm" svg:height="0.665cm" svg:x="3.134cm" svg:y="9.333cm" svg:viewBox="0 0 408 666" svg:d="M268 291l-116-29c-58-14-94-62-94-116 0-65 50-121 123-121 152 0 173 152 179 192 0 6 0 12 10 12 13 0 13-4 13-23v-183c0-17 0-23-11-23-6 0-8 0-14 12l-31 53c-28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6" draw:layer="layout" svg:width="0.452cm" svg:height="0.582cm" svg:x="3.621cm" svg:y="9.575cm" svg:viewBox="0 0 453 583" svg:d="M318 350v164c0 42-10 42-73 42v27c32 0 79-2 104-2s71 2 104 2v-27c-62 0-72 0-72-42v-514h-21l-33 83c-13-25-50-83-123-83-108 0-204 90-204 208 0 115 89 208 195 208 65 0 102-39 123-66zM320 152v129c0 29-16 54-37 77-11 13-40 38-83 38-67 0-123-82-123-188 0-108 64-185 131-185 73 0 112 79 112 129z">
            <text:p/>
          </draw:path>
          <draw:path draw:style-name="gr3" draw:text-style-name="P6" draw:layer="layout" svg:width="0.461cm" svg:height="0.415cm" svg:x="4.101cm" svg:y="9.575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6" draw:layer="layout" svg:width="0.413cm" svg:height="0.422cm" svg:x="4.617cm" svg:y="9.56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5 119-106 119-46 0-83-33-83-79 0-50 39-127 189-131z">
            <text:p/>
          </draw:path>
          <draw:path draw:style-name="gr3" draw:text-style-name="P6" draw:layer="layout" svg:width="0.309cm" svg:height="0.405cm" svg:x="5.062cm" svg:y="9.575cm" svg:viewBox="0 0 310 406" svg:d="M127 102v-102l-127 10v30c64 0 71 6 71 50v247c0 40-9 40-71 40v29c35 0 79-2 104-2 37 0 81 0 119 2v-29h-21c-67 0-69-8-69-42v-141c0-92 38-173 108-173 6 0 9 0 11 0-5 2-21 12-21 35 0 27 19 40 39 40 17 0 40-11 40-40s-29-56-69-56c-66 0-100 62-114 102z">
            <text:p/>
          </draw:path>
          <draw:path draw:style-name="gr3" draw:text-style-name="P6" draw:layer="layout" svg:width="0.197cm" svg:height="0.613cm" svg:x="5.424cm" svg:y="9.36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5.678cm" svg:y="9.57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19cm" svg:height="0.605cm" svg:x="6.181cm" svg:y="9.56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6" draw:layer="layout" svg:width="0.452cm" svg:height="0.647cm" svg:x="6.942cm" svg:y="9.343cm" svg:viewBox="0 0 453 648" svg:d="M133 291v-291l-133 10v30c64 0 71 6 71 50v547h23c2-2 8-14 33-56 14 21 52 67 120 67 111 0 206-90 206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6" draw:layer="layout" svg:width="0.407cm" svg:height="0.422cm" svg:x="7.477cm" svg:y="9.56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6" draw:layer="layout" svg:width="0.286cm" svg:height="0.574cm" svg:x="7.924cm" svg:y="9.41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461cm" svg:height="0.636cm" svg:x="8.292cm" svg:y="9.343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6" draw:layer="layout" svg:width="0.286cm" svg:height="0.574cm" svg:x="9.093cm" svg:y="9.41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461cm" svg:height="0.636cm" svg:x="9.459cm" svg:y="9.343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6" draw:layer="layout" svg:width="0.355cm" svg:height="0.422cm" svg:x="9.962cm" svg:y="9.568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301cm" svg:height="0.422cm" svg:x="10.678cm" svg:y="9.568cm" svg:viewBox="0 0 302 423" svg:d="M160 233c21 4 96 19 96 86 0 45-31 83-104 83-77 0-110-52-127-131-2-11-4-15-13-15-12 0-12 6-12 23v121c0 16 0 23 10 23 5 0 7-2 23-19 2-2 2-4 19-21 40 38 81 40 100 40 106 0 150-63 150-129 0-48-30-75-40-88-31-29-67-35-104-44-52-10-114-20-114-75 0-33 25-70 104-70 99 0 106 83 108 112 0 8 8 8 10 8 13 0 13-4 13-22v-92c0-17 0-23-11-23-4 0-6 0-18 10-3 5-13 13-17 15-33-25-73-25-85-25-113 0-148 62-148 112 0 34 15 59 40 80 29 22 56 29 120 41z">
            <text:p/>
          </draw:path>
          <draw:path draw:style-name="gr3" draw:text-style-name="P6" draw:layer="layout" svg:width="0.197cm" svg:height="0.613cm" svg:x="11.039cm" svg:y="9.36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52cm" svg:height="0.647cm" svg:x="11.293cm" svg:y="9.343cm" svg:viewBox="0 0 453 648" svg:d="M318 587v61l135-11v-29c-64 0-72-6-72-50v-558l-131 10v30c62 0 70 6 70 50v197c-27-31-66-56-116-56-108 0-204 90-204 208 0 117 89 209 195 209 59 0 100-32 123-61zM318 341v188c0 17 0 19-10 33-27 44-69 65-108 65-42 0-75-23-98-59-23-37-25-89-25-127 0-35 0-89 27-131 21-29 54-58 104-58 33 0 71 12 100 54 10 17 10 19 10 35z">
            <text:p/>
          </draw:path>
          <draw:path draw:style-name="gr3" draw:text-style-name="P6" draw:layer="layout" svg:width="0.355cm" svg:height="0.422cm" svg:x="11.796cm" svg:y="9.568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301cm" svg:height="0.422cm" svg:x="12.206cm" svg:y="9.568cm" svg:viewBox="0 0 302 423" svg:d="M160 233c21 4 96 19 96 86 0 45-31 83-104 83-77 0-110-52-127-131-2-11-4-15-13-15-12 0-12 6-12 23v121c0 16 0 23 10 23 5 0 7-2 23-19 2-2 2-4 19-21 40 38 81 40 100 40 106 0 150-63 150-129 0-48-30-75-40-88-31-29-67-35-104-44-52-10-114-20-114-75 0-33 25-70 104-70 99 0 106 83 108 112 0 8 8 8 10 8 13 0 13-4 13-22v-92c0-17 0-23-11-23-4 0-6 0-18 10-3 5-13 13-17 15-33-25-73-25-85-25-113 0-148 62-148 112 0 34 15 59 40 80 29 22 56 29 120 41z">
            <text:p/>
          </draw:path>
          <draw:path draw:style-name="gr3" draw:text-style-name="P6" draw:layer="layout" svg:width="0.627cm" svg:height="0.405cm" svg:x="12.857cm" svg:y="9.583cm" svg:viewBox="0 0 628 406" svg:d="M551 87c17-45 46-58 77-58v-29c-21 2-48 2-66 2-28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4 11 6 17 18 17 11 0 15-8 17-17z">
            <text:p/>
          </draw:path>
          <draw:path draw:style-name="gr3" draw:text-style-name="P6" draw:layer="layout" svg:width="0.355cm" svg:height="0.422cm" svg:x="13.502cm" svg:y="9.568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419cm" svg:height="0.605cm" svg:x="14.211cm" svg:y="9.56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6" draw:layer="layout" svg:width="0.355cm" svg:height="0.422cm" svg:x="14.669cm" svg:y="9.568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286cm" svg:height="0.574cm" svg:x="15.066cm" svg:y="9.41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107cm" svg:height="0.274cm" svg:x="15.484cm" svg:y="9.881cm" svg:viewBox="0 0 108 275" svg:d="M108 96c0-59-21-96-58-96-33 0-50 25-50 48 0 25 17 50 50 50 14 0 25-6 35-13l2-2c0 0 2 0 2 13 0 60-27 116-68 160-4 4-6 6-6 8 0 9 4 11 10 11 10 0 83-73 83-179z">
            <text:p/>
          </draw:path>
        </draw:g>
        <draw:g xml:id="id142" draw:id="id142">
          <svg:title>TexMaths</svg:title>
          <svg:desc>26§display§\sqrt{ 1 - x^2}.\frac{dy}{dx} = - m \sqrt{1 - y^2}§svg§600§FALSE§</svg:desc>
          <draw:polygon draw:style-name="gr2" draw:text-style-name="P5" draw:layer="layout" svg:width="10.909cm" svg:height="1.798cm" svg:x="2.998cm" svg:y="7.013cm" svg:viewBox="0 0 10910 1799" draw:points="5455,1799 0,1799 0,0 10910,0 10910,1799">
            <text:p/>
          </draw:polygon>
          <draw:path draw:style-name="gr3" draw:text-style-name="P6" draw:layer="layout" svg:width="0.833cm" svg:height="1.097cm" svg:x="3.052cm" svg:y="7.285cm" svg:viewBox="0 0 834 1098" svg:d="M287 1098c29 0 29 0 40-18l501-1045c6-12 6-14 6-16 0-11-8-19-19-19-12 0-16 8-21 19l-472 984-195-454-127 98 15 15 64-50z">
            <text:p/>
          </draw:path>
          <draw:polygon draw:style-name="gr3" draw:text-style-name="P6" draw:layer="layout" svg:width="2.507cm" svg:height="0.039cm" svg:x="3.865cm" svg:y="7.285cm" svg:viewBox="0 0 2508 40" draw:points="1254,40 0,40 0,0 2508,0 2508,40">
            <text:p/>
          </draw:polygon>
          <draw:path draw:style-name="gr3" draw:text-style-name="P6" draw:layer="layout" svg:width="0.303cm" svg:height="0.611cm" svg:x="3.946cm" svg:y="7.612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4.601cm" svg:y="7.972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5.467cm" svg:y="7.81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84cm" svg:height="0.425cm" svg:x="6.001cm" svg:y="7.53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099cm" svg:height="0.099cm" svg:x="6.45cm" svg:y="8.124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6.791cm" svg:y="6.96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7.257cm" svg:y="7.198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6.735cm" svg:y="7.972cm" svg:viewBox="0 0 1000 40" draw:points="499,40 0,40 0,0 1000,0 1000,40">
            <text:p/>
          </draw:polygon>
          <draw:path draw:style-name="gr3" draw:text-style-name="P6" draw:layer="layout" svg:width="0.436cm" svg:height="0.646cm" svg:x="6.771cm" svg:y="8.21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7.236cm" svg:y="8.44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6 0-50-29-50-60 0-21 6-40 17-81z">
            <text:p/>
          </draw:path>
          <draw:path draw:style-name="gr3" draw:text-style-name="P6" draw:layer="layout" svg:width="0.608cm" svg:height="0.215cm" svg:x="8.147cm" svg:y="7.88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9.137cm" svg:y="7.972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9.799cm" svg:y="7.816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8 156-56 206-9 21-13 31-13 50 0 44 31 75 75 75 88 0 121-133 121-141 0-9-9-9-11-9-10 0-10 2-14 17-15 48-44 112-94 112-16 0-23-8-23-29 0-23 9-46 17-66 19-48 56-150 56-202 0-58-35-98-104-98-71 0-116 40-150 89-2-12-4-43-29-66-23-19-52-23-75-23-83 0-129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833cm" svg:height="1.097cm" svg:x="10.674cm" svg:y="7.335cm" svg:viewBox="0 0 834 1098" svg:d="M287 1098c29 0 29 0 40-18l501-1045c6-12 6-14 6-16 0-11-8-19-19-19-12 0-14 8-21 19l-472 984-195-454-127 98 15 15 64-50z">
            <text:p/>
          </draw:path>
          <draw:polygon draw:style-name="gr3" draw:text-style-name="P6" draw:layer="layout" svg:width="2.466cm" svg:height="0.039cm" svg:x="11.487cm" svg:y="7.335cm" svg:viewBox="0 0 2467 40" draw:points="1233,40 0,40 0,0 2467,0 2467,40">
            <text:p/>
          </draw:polygon>
          <draw:path draw:style-name="gr3" draw:text-style-name="P6" draw:layer="layout" svg:width="0.303cm" svg:height="0.611cm" svg:x="11.569cm" svg:y="7.612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12.224cm" svg:y="7.972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3.087cm" svg:y="7.816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13.582cm" svg:y="7.53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 xml:id="id139" draw:id="id139">
          <svg:title>TexMaths</svg:title>
          <svg:desc>26§display§\text {Diff. } w. \ r. \ t. \ x .§svg§600§FALSE§</svg:desc>
          <draw:polygon draw:style-name="gr2" draw:text-style-name="P5" draw:layer="layout" svg:width="5.823cm" svg:height="0.563cm" svg:x="3.012cm" svg:y="0.711cm" svg:viewBox="0 0 5824 564" draw:points="2912,564 0,564 0,0 5824,0 5824,564">
            <text:p/>
          </draw:polygon>
          <draw:path draw:style-name="gr3" draw:text-style-name="P6" draw:layer="layout" svg:width="0.615cm" svg:height="0.626cm" svg:x="2.997cm" svg:y="0.686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694cm" svg:y="0.69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941cm" svg:y="0.665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53cm" svg:y="1.213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137cm" svg:y="0.907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867cm" svg:y="1.213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375cm" svg:y="0.907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814cm" svg:y="1.213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315cm" svg:y="0.738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7.702cm" svg:y="1.213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207cm" svg:y="0.907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783cm" svg:y="1.213cm" svg:viewBox="0 0 100 100" svg:d="M100 50c0-27-23-50-50-50s-50 23-50 50 23 50 50 50 50-23 50-50z">
            <text:p/>
          </draw:path>
        </draw:g>
        <draw:g xml:id="id141" draw:id="id141">
          <svg:title>TexMaths</svg:title>
          <svg:desc>26§display§\frac{1}{\sqrt{1 - y^2}}\frac{dy}{dx} = -\frac{m}{\sqrt{1 - x^2}}§svg§600§FALSE§</svg:desc>
          <draw:polygon draw:style-name="gr2" draw:text-style-name="P5" draw:layer="layout" svg:width="9.92cm" svg:height="2.193cm" svg:x="2.943cm" svg:y="4.314cm" svg:viewBox="0 0 9921 2194" draw:points="4961,2194 0,2194 0,0 9921,0 9921,2194">
            <text:p/>
          </draw:polygon>
          <draw:path draw:style-name="gr3" draw:text-style-name="P6" draw:layer="layout" svg:width="0.303cm" svg:height="0.61cm" svg:x="4.438cm" svg:y="4.293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3.379cm" svg:height="0.039cm" svg:x="2.897cm" svg:y="5.272cm" svg:viewBox="0 0 3380 40" draw:points="1691,40 0,40 0,0 3380,0 3380,40">
            <text:p/>
          </draw:polygon>
          <draw:path draw:style-name="gr3" draw:text-style-name="P6" draw:layer="layout" svg:width="0.833cm" svg:height="1.097cm" svg:x="2.997cm" svg:y="5.455cm" svg:viewBox="0 0 834 1098" svg:d="M287 1098c29 0 29 0 40-19l501-1044c6-12 6-14 6-16 0-11-8-19-19-19-12 0-16 8-20 19l-473 983-195-453-127 98 15 14 64-50z">
            <text:p/>
          </draw:path>
          <draw:polygon draw:style-name="gr3" draw:text-style-name="P6" draw:layer="layout" svg:width="2.466cm" svg:height="0.039cm" svg:x="3.81cm" svg:y="5.455cm" svg:viewBox="0 0 2467 40" draw:points="1233,40 0,40 0,0 2467,0 2467,40">
            <text:p/>
          </draw:polygon>
          <draw:path draw:style-name="gr3" draw:text-style-name="P6" draw:layer="layout" svg:width="0.303cm" svg:height="0.61cm" svg:x="3.891cm" svg:y="5.68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4.546cm" svg:y="6.048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5.412cm" svg:y="5.89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84cm" svg:height="0.425cm" svg:x="5.905cm" svg:y="5.60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36cm" svg:height="0.646cm" svg:x="6.552cm" svg:y="4.268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23cm" svg:height="0.592cm" svg:x="7.017cm" svg:y="4.499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6.495cm" svg:y="5.272cm" svg:viewBox="0 0 1000 40" draw:points="499,40 0,40 0,0 1000,0 1000,40">
            <text:p/>
          </draw:polygon>
          <draw:path draw:style-name="gr3" draw:text-style-name="P6" draw:layer="layout" svg:width="0.436cm" svg:height="0.646cm" svg:x="6.531cm" svg:y="5.513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6.997cm" svg:y="5.74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215cm" svg:x="7.908cm" svg:y="5.18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8.896cm" svg:y="5.272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10.901cm" svg:y="4.499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2 0-8-8-8-11-8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29-15 77z">
            <text:p/>
          </draw:path>
          <draw:polygon draw:style-name="gr3" draw:text-style-name="P6" draw:layer="layout" svg:width="3.269cm" svg:height="0.039cm" svg:x="9.64cm" svg:y="5.272cm" svg:viewBox="0 0 3270 40" draw:points="1635,40 0,40 0,0 3270,0 3270,40">
            <text:p/>
          </draw:polygon>
          <draw:path draw:style-name="gr3" draw:text-style-name="P6" draw:layer="layout" svg:width="0.715cm" svg:height="0.914cm" svg:x="9.707cm" svg:y="5.455cm" svg:viewBox="0 0 716 915" svg:d="M289 819l-160-355c-6-15-13-15-15-15 0 0-6 0-14 6l-88 67c-12 8-12 12-12 14 0 5 2 11 8 11 7 0 23-13 32-21 6-4 20-15 31-21l179 395c6 15 12 15 20 15 13 0 15-4 23-17l416-861c7-14 7-16 7-18 0-11-9-19-19-19-9 0-15 4-21 19z">
            <text:p/>
          </draw:path>
          <draw:polygon draw:style-name="gr3" draw:text-style-name="P6" draw:layer="layout" svg:width="2.507cm" svg:height="0.039cm" svg:x="10.402cm" svg:y="5.455cm" svg:viewBox="0 0 2508 40" draw:points="1254,40 0,40 0,0 2508,0 2508,40">
            <text:p/>
          </draw:polygon>
          <draw:path draw:style-name="gr3" draw:text-style-name="P6" draw:layer="layout" svg:width="0.303cm" svg:height="0.61cm" svg:x="10.483cm" svg:y="5.64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11.138cm" svg:y="6.006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2.003cm" svg:y="5.8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284cm" svg:height="0.425cm" svg:x="12.538cm" svg:y="5.56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</draw:g>
        <draw:g xml:id="id144" draw:id="id144">
          <svg:title>TexMaths</svg:title>
          <svg:desc>26§display§( 1 - x^2 ) \left( \frac{dy}{dx} \right)^2 = m^2( 1 - y^2 )§svg§600§FALSE§</svg:desc>
          <draw:polygon draw:style-name="gr2" draw:text-style-name="P5" draw:layer="layout" svg:width="11.765cm" svg:height="2.3cm" svg:x="3cm" svg:y="10.613cm" svg:viewBox="0 0 11766 2301" draw:points="5882,2301 0,2301 0,0 11766,0 11766,2301">
            <text:p/>
          </draw:polygon>
          <draw:path draw:style-name="gr3" draw:text-style-name="P6" draw:layer="layout" svg:width="0.213cm" svg:height="0.915cm" svg:x="3.044cm" svg:y="11.406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3.391cm" svg:y="11.48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4.046cm" svg:y="11.845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4.909cm" svg:y="11.68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5.446cm" svg:y="11.28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5.868cm" svg:y="11.406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45cm" svg:height="2.194cm" svg:x="6.513cm" svg:y="10.767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7.162cm" svg:y="10.84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7.628cm" svg:y="11.06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0.999cm" svg:height="0.039cm" svg:x="7.106cm" svg:y="11.845cm" svg:viewBox="0 0 1000 40" draw:points="499,40 0,40 0,0 1000,0 1000,40">
            <text:p/>
          </draw:polygon>
          <draw:path draw:style-name="gr3" draw:text-style-name="P6" draw:layer="layout" svg:width="0.436cm" svg:height="0.646cm" svg:x="7.141cm" svg:y="12.084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607cm" svg:y="12.3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8.246cm" svg:y="10.767cm" svg:viewBox="0 0 451 2195" svg:d="M451 1099c0-360-83-722-316-997-16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8.926cm" svg:y="10.567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9.6cm" svg:y="11.7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0.54cm" svg:y="11.686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70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1.357cm" svg:y="11.28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11.817cm" svg:y="11.406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12.162cm" svg:y="11.483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12.817cm" svg:y="11.845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13.683cm" svg:y="11.68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14.176cm" svg:y="11.28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14.598cm" svg:y="11.406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145" draw:id="id145">
          <svg:title>TexMaths</svg:title>
          <svg:desc>26§display§\text {Diff. } w. \ r. \ t. \ x .§svg§600§FALSE§</svg:desc>
          <draw:polygon draw:style-name="gr2" draw:text-style-name="P5" draw:layer="layout" svg:width="5.823cm" svg:height="0.563cm" svg:x="3.012cm" svg:y="13.711cm" svg:viewBox="0 0 5824 564" draw:points="2912,564 0,564 0,0 5824,0 5824,564">
            <text:p/>
          </draw:polygon>
          <draw:path draw:style-name="gr3" draw:text-style-name="P6" draw:layer="layout" svg:width="0.615cm" svg:height="0.626cm" svg:x="2.997cm" svg:y="13.686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694cm" svg:y="13.69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941cm" svg:y="13.665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53cm" svg:y="14.213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137cm" svg:y="13.907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867cm" svg:y="14.213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375cm" svg:y="13.907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814cm" svg:y="14.213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315cm" svg:y="13.738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7.702cm" svg:y="14.213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207cm" svg:y="13.907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783cm" svg:y="14.213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draw:frame presentation:style-name="pr16" draw:text-style-name="P17" draw:layer="layout" svg:width="26.4cm" svg:height="14.917cm" svg:x="0.8cm" svg:y="0.627cm" presentation:class="title" presentation:user-transformed="true">
          <draw:text-box>
            <text:p xml:id="id148" text:id="id148" text:style-name="P7"><text:span text:style-name="T64"><text:s text:c="11"/></text:span><text:span text:style-name="T57"><text:line-break/></text:span><text:span text:style-name="T49"><text:tab/></text:span><text:span text:style-name="T49"> </text:span><text:span text:style-name="T22"><text:line-break/></text:span><text:span text:style-name="T46"> <text:s text:c="12"/></text:span><text:span text:style-name="T22"><text:line-break/></text:span><text:span text:style-name="T65"> <text:s text:c="25"/></text:span><text:span text:style-name="T22"><text:line-break/></text:span><text:span text:style-name="T47"> <text:s text:c="20"/></text:span><text:span text:style-name="T22"><text:line-break/></text:span><text:span text:style-name="T22"> <text:s text:c="25"/></text:span><text:span text:style-name="T66"><text:line-break/></text:span><text:span text:style-name="T50"><text:tab/></text:span><text:span text:style-name="T50"> <text:s text:c="12"/></text:span><text:span text:style-name="T48"><text:line-break/></text:span><text:span text:style-name="T22"><text:tab/></text:span><text:span text:style-name="T22"> <text:s/></text:span><text:span text:style-name="T22"><text:tab/></text:span><text:span text:style-name="T22"><text:tab/></text:span><text:span text:style-name="T22"> <text:s text:c="7"/></text:span><text:span text:style-name="T22"><text:line-break/></text:span><text:span text:style-name="T22"><text:tab/></text:span><text:span text:style-name="T22"> <text:s text:c="4"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58"><text:tab/></text:span><text:span text:style-name="T15"> 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146" draw:id="id146">
          <svg:title>TexMaths</svg:title>
          <svg:desc>26§display§( 1 - x^2)\frac{d}{dx}  \left( \frac{dy}{dx} \right)^2  + \left( \frac{dy}{dx} \right)^2 \frac{d}{dx} ( 1 - x^2 ) = m^2 \frac{d}{dx} ( 1 - y^2 )§svg§600§FALSE§</svg:desc>
          <draw:polygon draw:style-name="gr2" draw:text-style-name="P5" draw:layer="layout" svg:width="22.875cm" svg:height="2.3cm" svg:x="2.496cm" svg:y="0.809cm" svg:viewBox="0 0 22876 2301" draw:points="11438,2301 0,2301 0,0 22876,0 22876,2301">
            <text:p/>
          </draw:polygon>
          <draw:path draw:style-name="gr3" draw:text-style-name="P6" draw:layer="layout" svg:width="0.213cm" svg:height="0.915cm" svg:x="2.54cm" svg:y="1.6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2.887cm" svg:y="1.67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3.542cm" svg:y="2.04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4.405cm" svg:y="1.8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4.942cm" svg:y="1.4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5.364cm" svg:y="1.6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436cm" svg:height="0.646cm" svg:x="6.074cm" svg:y="1.0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5.776cm" svg:y="2.041cm" svg:viewBox="0 0 1000 40" draw:points="499,40 0,40 0,0 1000,0 1000,40">
            <text:p/>
          </draw:polygon>
          <draw:path draw:style-name="gr3" draw:text-style-name="P6" draw:layer="layout" svg:width="0.436cm" svg:height="0.646cm" svg:x="5.814cm" svg:y="2.28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28cm" svg:y="2.5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7.226cm" svg:y="0.963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7.877cm" svg:y="1.0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8.341cm" svg:y="1.26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0.999cm" svg:height="0.039cm" svg:x="7.819cm" svg:y="2.041cm" svg:viewBox="0 0 1000 40" draw:points="499,40 0,40 0,0 1000,0 1000,40">
            <text:p/>
          </draw:polygon>
          <draw:path draw:style-name="gr3" draw:text-style-name="P6" draw:layer="layout" svg:width="0.436cm" svg:height="0.646cm" svg:x="7.856cm" svg:y="2.2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8.32cm" svg:y="2.5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45cm" svg:height="2.194cm" svg:x="8.959cm" svg:y="0.963cm" svg:viewBox="0 0 451 2195" svg:d="M451 1099c0-360-83-722-316-997-19-21-52-58-89-92-13-10-15-10-27-10-11 0-19 0-19 8 0 4 4 9 6 11 31 33 94 93 154 193 148 235 214 533 214 885 0 247-31 563-183 836-72 131-149 206-187 246-2 2-4 4-4 8 0 8 8 8 19 8 12 0 14 0 29-14 308-279 403-697 403-1082z">
            <text:p/>
          </draw:path>
          <draw:path draw:style-name="gr3" draw:text-style-name="P6" draw:layer="layout" svg:width="0.284cm" svg:height="0.426cm" svg:x="9.639cm" svg:y="0.76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611cm" svg:x="10.263cm" svg:y="1.75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cm" svg:height="2.194cm" svg:x="11.315cm" svg:y="0.963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11.966cm" svg:y="1.0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12.43cm" svg:y="1.26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11.908cm" svg:y="2.041cm" svg:viewBox="0 0 1000 40" draw:points="499,40 0,40 0,0 1000,0 1000,40">
            <text:p/>
          </draw:polygon>
          <draw:path draw:style-name="gr3" draw:text-style-name="P6" draw:layer="layout" svg:width="0.436cm" svg:height="0.646cm" svg:x="11.946cm" svg:y="2.2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2.409cm" svg:y="2.5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13.048cm" svg:y="0.963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13.728cm" svg:y="0.76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36cm" svg:height="0.646cm" svg:x="14.658cm" svg:y="1.0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4.361cm" svg:y="2.041cm" svg:viewBox="0 0 1000 40" draw:points="499,40 0,40 0,0 1000,0 1000,40">
            <text:p/>
          </draw:polygon>
          <draw:path draw:style-name="gr3" draw:text-style-name="P6" draw:layer="layout" svg:width="0.436cm" svg:height="0.646cm" svg:x="14.396cm" svg:y="2.2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4.862cm" svg:y="2.51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13cm" svg:height="0.915cm" svg:x="15.559cm" svg:y="1.6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15.904cm" svg:y="1.67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16.559cm" svg:y="2.04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7.424cm" svg:y="1.8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284cm" svg:height="0.426cm" svg:x="17.959cm" svg:y="1.4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18.381cm" svg:y="1.6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608cm" svg:height="0.215cm" svg:x="18.989cm" svg:y="1.9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9.929cm" svg:y="1.882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20.746cm" svg:y="1.4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36cm" svg:height="0.646cm" svg:x="21.522cm" svg:y="1.03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1.225cm" svg:y="2.041cm" svg:viewBox="0 0 1000 40" draw:points="499,40 0,40 0,0 1000,0 1000,40">
            <text:p/>
          </draw:polygon>
          <draw:path draw:style-name="gr3" draw:text-style-name="P6" draw:layer="layout" svg:width="0.436cm" svg:height="0.646cm" svg:x="21.262cm" svg:y="2.28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1.728cm" svg:y="2.5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13cm" svg:height="0.915cm" svg:x="22.423cm" svg:y="1.6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22.77cm" svg:y="1.679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23.423cm" svg:y="2.041cm" svg:viewBox="0 0 560 40" svg:d="M528 40c15 0 32 0 32-21 0-19-17-19-32-19h-497c-14 0-31 0-31 19 0 21 17 21 31 21z">
            <text:p/>
          </draw:path>
          <draw:path draw:style-name="gr3" draw:text-style-name="P6" draw:layer="layout" svg:width="0.421cm" svg:height="0.592cm" svg:x="24.289cm" svg:y="1.88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24.784cm" svg:y="1.4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25.204cm" svg:y="1.6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147" draw:id="id147">
          <svg:title>TexMaths</svg:title>
          <svg:desc>26§display§( 1 - x^2).2 \left( \frac{dy}{dx} \right) \frac{d}{dx}\left( \frac{dy}{dx} \right) + \left( \frac{dy}{dx} \right)^2 ( -2x ) = m^2 (-2y) \frac{dy}{dx} §svg§600§FALSE§</svg:desc>
          <draw:polygon draw:style-name="gr2" draw:text-style-name="P5" draw:layer="layout" svg:width="23.176cm" svg:height="2.3cm" svg:x="2.497cm" svg:y="3.509cm" svg:viewBox="0 0 23177 2301" draw:points="11588,2301 0,2301 0,0 23177,0 23177,2301">
            <text:p/>
          </draw:polygon>
          <draw:path draw:style-name="gr3" draw:text-style-name="P6" draw:layer="layout" svg:width="0.213cm" svg:height="0.915cm" svg:x="2.541cm" svg:y="4.3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2.888cm" svg:y="4.37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3.543cm" svg:y="4.74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4.406cm" svg:y="4.5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4.943cm" svg:y="4.1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5.365cm" svg:y="4.3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099cm" svg:height="0.099cm" svg:x="5.746cm" svg:y="4.89cm" svg:viewBox="0 0 100 100" svg:d="M100 50c0-27-23-50-50-50s-50 23-50 50 23 50 50 50 50-23 50-50z">
            <text:p/>
          </draw:path>
          <draw:path draw:style-name="gr3" draw:text-style-name="P6" draw:layer="layout" svg:width="0.365cm" svg:height="0.611cm" svg:x="5.966cm" svg:y="4.37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cm" svg:height="2.194cm" svg:x="6.721cm" svg:y="3.663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7.37cm" svg:y="3.7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7.836cm" svg:y="3.96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7.314cm" svg:y="4.741cm" svg:viewBox="0 0 1000 40" draw:points="499,40 0,40 0,0 1000,0 1000,40">
            <text:p/>
          </draw:polygon>
          <draw:path draw:style-name="gr3" draw:text-style-name="P6" draw:layer="layout" svg:width="0.436cm" svg:height="0.646cm" svg:x="7.35cm" svg:y="4.9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816cm" svg:y="5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45cm" svg:height="2.194cm" svg:x="8.452cm" svg:y="3.663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436cm" svg:height="0.646cm" svg:x="9.652cm" svg:y="3.73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0.999cm" svg:height="0.039cm" svg:x="9.355cm" svg:y="4.741cm" svg:viewBox="0 0 1000 40" draw:points="499,40 0,40 0,0 1000,0 1000,40">
            <text:p/>
          </draw:polygon>
          <draw:path draw:style-name="gr3" draw:text-style-name="P6" draw:layer="layout" svg:width="0.436cm" svg:height="0.646cm" svg:x="9.392cm" svg:y="4.98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9.858cm" svg:y="5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45cm" svg:height="2.194cm" svg:x="10.804cm" svg:y="3.663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11.455cm" svg:y="3.7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1.919cm" svg:y="3.964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11.397cm" svg:y="4.741cm" svg:viewBox="0 0 1000 40" draw:points="499,40 0,40 0,0 1000,0 1000,40">
            <text:p/>
          </draw:polygon>
          <draw:path draw:style-name="gr3" draw:text-style-name="P6" draw:layer="layout" svg:width="0.436cm" svg:height="0.646cm" svg:x="11.435cm" svg:y="4.9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1.901cm" svg:y="5.21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45cm" svg:height="2.194cm" svg:x="12.537cm" svg:y="3.663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608cm" svg:height="0.611cm" svg:x="13.431cm" svg:y="4.45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cm" svg:height="2.194cm" svg:x="14.484cm" svg:y="3.663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15.135cm" svg:y="3.7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3cm" svg:height="0.592cm" svg:x="15.599cm" svg:y="3.96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15.077cm" svg:y="4.741cm" svg:viewBox="0 0 1000 40" draw:points="499,40 0,40 0,0 1000,0 1000,40">
            <text:p/>
          </draw:polygon>
          <draw:path draw:style-name="gr3" draw:text-style-name="P6" draw:layer="layout" svg:width="0.436cm" svg:height="0.646cm" svg:x="15.114cm" svg:y="4.9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5.578cm" svg:y="5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45cm" svg:height="2.194cm" svg:x="16.217cm" svg:y="3.663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16.897cm" svg:y="3.46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17.51cm" svg:y="4.3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559cm" svg:height="0.039cm" svg:x="17.851cm" svg:y="4.741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8.532cm" svg:y="4.37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18.968cm" svg:y="4.5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13cm" svg:height="0.915cm" svg:x="19.517cm" svg:y="4.3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608cm" svg:height="0.215cm" svg:x="20.125cm" svg:y="4.6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21.065cm" svg:y="4.582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70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21.88cm" svg:y="4.1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22.34cm" svg:y="4.3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559cm" svg:height="0.039cm" svg:x="22.681cm" svg:y="4.741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23.361cm" svg:y="4.37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23cm" svg:height="0.592cm" svg:x="23.8cm" svg:y="4.58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13cm" svg:height="0.915cm" svg:x="24.306cm" svg:y="4.3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436cm" svg:height="0.646cm" svg:x="24.776cm" svg:y="3.73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23cm" svg:height="0.592cm" svg:x="25.242cm" svg:y="3.96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0.999cm" svg:height="0.039cm" svg:x="24.72cm" svg:y="4.741cm" svg:viewBox="0 0 1000 40" draw:points="499,40 0,40 0,0 1000,0 1000,40">
            <text:p/>
          </draw:polygon>
          <draw:path draw:style-name="gr3" draw:text-style-name="P6" draw:layer="layout" svg:width="0.436cm" svg:height="0.646cm" svg:x="24.755cm" svg:y="4.98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25.221cm" svg:y="5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149" draw:id="id149">
          <svg:title>TexMaths</svg:title>
          <svg:desc>26§display§2( 1 - x^2). \frac{dy}{dx}.\frac{d^2y}{dx^2} - 2x\left( \frac{dy}{dx} \right)^2  =  -2m^2y \frac{dy}{dx} §svg§600§FALSE§</svg:desc>
          <draw:polygon draw:style-name="gr2" draw:text-style-name="P5" draw:layer="layout" svg:width="17.342cm" svg:height="2.3cm" svg:x="2.783cm" svg:y="6.255cm" svg:viewBox="0 0 17343 2301" draw:points="8672,2301 0,2301 0,0 17343,0 17343,2301">
            <text:p/>
          </draw:polygon>
          <draw:path draw:style-name="gr3" draw:text-style-name="P6" draw:layer="layout" svg:width="0.365cm" svg:height="0.611cm" svg:x="2.783cm" svg:y="7.12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213cm" svg:height="0.915cm" svg:x="3.284cm" svg:y="7.048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3.632cm" svg:y="7.125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4.285cm" svg:y="7.487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15cm" svg:y="7.32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84cm" svg:height="0.426cm" svg:x="5.687cm" svg:y="6.93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6.107cm" svg:y="7.048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099cm" svg:height="0.099cm" svg:x="6.49cm" svg:y="7.636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6.831cm" svg:y="6.48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3cm" svg:height="0.592cm" svg:x="7.297cm" svg:y="6.7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6.775cm" svg:y="7.487cm" svg:viewBox="0 0 1000 40" draw:points="499,40 0,40 0,0 1000,0 1000,40">
            <text:p/>
          </draw:polygon>
          <draw:path draw:style-name="gr3" draw:text-style-name="P6" draw:layer="layout" svg:width="0.436cm" svg:height="0.646cm" svg:x="6.81cm" svg:y="7.72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7.276cm" svg:y="7.9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099cm" svg:height="0.099cm" svg:x="7.96cm" svg:y="7.636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8.303cm" svg:y="6.48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284cm" svg:height="0.426cm" svg:x="8.782cm" svg:y="6.35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9.179cm" svg:y="6.7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1.409cm" svg:height="0.039cm" svg:x="8.245cm" svg:y="7.487cm" svg:viewBox="0 0 1410 40" draw:points="705,40 0,40 0,0 1410,0 1410,40">
            <text:p/>
          </draw:polygon>
          <draw:path draw:style-name="gr3" draw:text-style-name="P6" draw:layer="layout" svg:width="0.436cm" svg:height="0.646cm" svg:x="8.283cm" svg:y="7.72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8.749cm" svg:y="7.95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84cm" svg:height="0.426cm" svg:x="9.283cm" svg:y="7.67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9cm" svg:height="0.039cm" svg:x="10.042cm" svg:y="7.487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0.926cm" svg:y="7.12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11.363cm" svg:y="7.32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12.201cm" svg:y="6.409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12.85cm" svg:y="6.482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13.316cm" svg:y="6.7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0.999cm" svg:height="0.039cm" svg:x="12.794cm" svg:y="7.487cm" svg:viewBox="0 0 1000 40" draw:points="499,40 0,40 0,0 1000,0 1000,40">
            <text:p/>
          </draw:polygon>
          <draw:path draw:style-name="gr3" draw:text-style-name="P6" draw:layer="layout" svg:width="0.436cm" svg:height="0.646cm" svg:x="12.83cm" svg:y="7.72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3.295cm" svg:y="7.9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13.934cm" svg:y="6.409cm" svg:viewBox="0 0 451 2195" svg:d="M451 1099c0-360-83-722-316-997-16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14.614cm" svg:y="6.20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15.288cm" svg:y="7.39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6.278cm" svg:y="7.487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6.958cm" svg:y="7.12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75cm" svg:height="0.415cm" svg:x="17.397cm" svg:y="7.328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8.213cm" svg:y="6.93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18.608cm" svg:y="7.32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436cm" svg:height="0.646cm" svg:x="19.23cm" svg:y="6.48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9.696cm" svg:y="6.7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19.172cm" svg:y="7.487cm" svg:viewBox="0 0 1000 40" draw:points="499,40 0,40 0,0 1000,0 1000,40">
            <text:p/>
          </draw:polygon>
          <draw:path draw:style-name="gr3" draw:text-style-name="P6" draw:layer="layout" svg:width="0.436cm" svg:height="0.646cm" svg:x="19.209cm" svg:y="7.72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9.675cm" svg:y="7.95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</draw:g>
        <draw:g xml:id="id151" draw:id="id151">
          <svg:title>TexMaths</svg:title>
          <svg:desc>26§display§( 1 - x^2 ) \frac{d^2 y}{dx^2} - x \frac{dy}{dx} = - m^2 y§svg§600§FALSE§</svg:desc>
          <draw:polygon draw:style-name="gr2" draw:text-style-name="P5" draw:layer="layout" svg:width="11.199cm" svg:height="1.92cm" svg:x="2.784cm" svg:y="10.855cm" svg:viewBox="0 0 11200 1921" draw:points="5600,1921 0,1921 0,0 11200,0 11200,1921">
            <text:p/>
          </draw:polygon>
          <draw:path draw:style-name="gr3" draw:text-style-name="P6" draw:layer="layout" svg:width="0.213cm" svg:height="0.914cm" svg:x="2.828cm" svg:y="11.497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3.175cm" svg:y="11.574cm" svg:viewBox="0 0 304 611" svg:d="M189 23c0-21 0-23-20-23-59 58-140 58-169 58v29c19 0 73 0 121-25v476c0 34-2 44-86 44h-29v29c31-4 113-4 148-4 37 0 116 0 150 4v-29h-29c-84 0-86-10-86-44z">
            <text:p/>
          </draw:path>
          <draw:path draw:style-name="gr3" draw:text-style-name="P6" draw:layer="layout" svg:width="0.559cm" svg:height="0.038cm" svg:x="3.83cm" svg:y="11.936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4.694cm" svg:y="11.78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6 0 148-119 148-142 0-8-9-8-11-8-8 0-10 2-12 8-32 100-92 121-123 121-35 0-50-29-50-60 0-21 6-40 17-81z">
            <text:p/>
          </draw:path>
          <draw:path draw:style-name="gr3" draw:text-style-name="P6" draw:layer="layout" svg:width="0.284cm" svg:height="0.425cm" svg:x="5.23cm" svg:y="11.3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213cm" svg:height="0.914cm" svg:x="5.653cm" svg:y="11.497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6.123cm" svg:y="10.932cm" svg:viewBox="0 0 437 646" svg:d="M437 10c0-2 0-10-13-10-12 0-99 8-116 10-6 0-13 5-13 17s9 12 23 12c44 0 46 7 46 15l-2 19-56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6.601cm" svg:y="10.809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6.999cm" svg:y="11.1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6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.409cm" svg:height="0.038cm" svg:x="6.065cm" svg:y="11.936cm" svg:viewBox="0 0 1410 39" draw:points="705,39 0,39 0,0 1410,0 1410,39">
            <text:p/>
          </draw:polygon>
          <draw:path draw:style-name="gr3" draw:text-style-name="P6" draw:layer="layout" svg:width="0.436cm" svg:height="0.645cm" svg:x="6.102cm" svg:y="12.175cm" svg:viewBox="0 0 437 646" svg:d="M437 10c0-2 0-10-13-10-12 0-99 8-116 10-6 0-13 5-13 17s9 12 23 12c44 0 46 7 46 15l-2 19-56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6.568cm" svg:y="12.40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6" draw:layer="layout" svg:width="0.284cm" svg:height="0.425cm" svg:x="7.103cm" svg:y="12.12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559cm" svg:height="0.038cm" svg:x="7.862cm" svg:y="11.936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8.725cm" svg:y="11.78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6" draw:layer="layout" svg:width="0.436cm" svg:height="0.645cm" svg:x="9.389cm" svg:y="10.932cm" svg:viewBox="0 0 437 646" svg:d="M437 10c0-2 0-10-13-10-12 0-99 8-116 10-6 0-13 5-13 17s9 12 23 12c44 0 46 7 46 15l-2 19-56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23cm" svg:height="0.591cm" svg:x="9.855cm" svg:y="11.1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6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cm" svg:height="0.038cm" svg:x="9.333cm" svg:y="11.936cm" svg:viewBox="0 0 1001 39" draw:points="499,39 0,39 0,0 1001,0 1001,39">
            <text:p/>
          </draw:polygon>
          <draw:path draw:style-name="gr3" draw:text-style-name="P6" draw:layer="layout" svg:width="0.436cm" svg:height="0.645cm" svg:x="9.368cm" svg:y="12.175cm" svg:viewBox="0 0 437 646" svg:d="M437 10c0-2 0-10-13-10-12 0-99 8-116 10-6 0-13 5-13 17s9 12 23 12c44 0 46 7 46 15l-2 19-56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9.834cm" svg:y="12.40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6" draw:layer="layout" svg:width="0.609cm" svg:height="0.215cm" svg:x="10.745cm" svg:y="11.848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6" draw:layer="layout" svg:width="0.559cm" svg:height="0.038cm" svg:x="11.733cm" svg:y="11.936cm" svg:viewBox="0 0 560 39" svg:d="M528 39c15 0 32 0 32-20 0-19-17-19-32-19h-497c-14 0-31 0-31 19 0 20 17 20 31 20z">
            <text:p/>
          </draw:path>
          <draw:path draw:style-name="gr3" draw:text-style-name="P6" draw:layer="layout" svg:width="0.75cm" svg:height="0.415cm" svg:x="12.395cm" svg:y="11.78cm" svg:viewBox="0 0 751 416" svg:d="M54 351c-2 15-8 36-8 40 0 16 12 25 27 25 10 0 27-9 33-25 2-2 13-46 17-69l21-83c6-19 10-39 16-60 2-17 11-44 11-46 14-29 62-112 149-112 42 0 50 33 50 64 0 23-6 48-14 75l-25 106-19 71c-4 18-10 50-10 54 0 16 12 25 25 25 29 0 35-23 41-52 13-52 48-185 56-223 2-10 50-120 150-120 40 0 50 31 50 64 0 52-37 156-56 206-8 21-13 31-13 50 0 44 32 75 75 75 88 0 121-133 121-142 0-8-8-8-10-8-11 0-11 2-15 17-15 47-44 112-94 112-16 0-22-8-22-29 0-23 8-46 16-67 19-47 56-149 56-201 0-59-35-98-104-98-70 0-116 39-149 89-3-12-5-43-30-66-22-19-52-23-74-23-84 0-129 58-144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284cm" svg:height="0.425cm" svg:x="13.212cm" svg:y="11.3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13.608cm" svg:y="11.78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6 0 67-17 92-42-11 48-23 92-59 141-25 32-60 59-102 59-12 0-54-4-68-40 14 0 25 0 39-10 9-9 17-21 17-38 0-29-25-33-33-33-21 0-52 15-52 60 0 46 41 79 97 79 96 0 190-83 215-187z">
            <text:p/>
          </draw:path>
        </draw:g>
        <draw:g xml:id="id150" draw:id="id150">
          <svg:title>TexMaths</svg:title>
          <svg:desc>26§display§\text {Dividing throughout by } 2\frac{dy}{dx} \text { we get,}§svg§600§FALSE§</svg:desc>
          <draw:polygon draw:style-name="gr2" draw:text-style-name="P5" draw:layer="layout" svg:width="14.4cm" svg:height="1.798cm" svg:x="2.947cm" svg:y="8.881cm" svg:viewBox="0 0 14401 1799" draw:points="7201,1799 0,1799 0,0 14401,0 14401,1799">
            <text:p/>
          </draw:polygon>
          <draw:path draw:style-name="gr3" draw:text-style-name="P6" draw:layer="layout" svg:width="0.615cm" svg:height="0.625cm" svg:x="2.932cm" svg:y="9.463cm" svg:viewBox="0 0 616 626" svg:d="M0 0v29h23c71 0 71 11 71 42v484c0 34 0 42-71 42h-23v29h335c154 0 281-135 281-308 0-174-123-318-281-318zM218 597c-43 0-45-6-45-35v-498c0-29 2-35 45-35h92c56 0 121 19 166 85 40 54 48 134 48 204 0 102-16 156-50 202-18 25-70 77-164 77z">
            <text:p/>
          </draw:path>
          <draw:path draw:style-name="gr3" draw:text-style-name="P6" draw:layer="layout" svg:width="0.197cm" svg:height="0.613cm" svg:x="3.629cm" svg:y="9.4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48cm" svg:height="0.405cm" svg:x="3.87cm" svg:y="9.694cm" svg:viewBox="0 0 449 406" svg:d="M364 89c8-20 25-60 85-60v-29c-20 2-48 2-68 2-23 0-65-2-81-2v29c35 0 45 21 45 40 0 8-2 10-6 20l-94 236-104-256c-4-13-4-15-4-17 0-23 36-23 52-23v-29c-27 0-79 2-100 2-25 0-62 0-89-2v29c58 0 62 4 73 33l133 327c6 12 6 17 19 17 12 0 16-9 18-17z">
            <text:p/>
          </draw:path>
          <draw:path draw:style-name="gr3" draw:text-style-name="P6" draw:layer="layout" svg:width="0.197cm" svg:height="0.613cm" svg:x="4.365cm" svg:y="9.4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52cm" svg:height="0.646cm" svg:x="4.619cm" svg:y="9.453cm" svg:viewBox="0 0 453 647" svg:d="M318 587v60l135-10v-30c-64 0-72-6-72-50v-557l-131 10v30c64 0 70 6 70 49v198c-27-31-66-56-116-56-108 0-204 89-204 208 0 116 89 208 196 208 58 0 99-31 122-60zM318 341v187c0 17 0 19-10 34-27 43-69 64-108 64-42 0-75-23-98-58-23-38-25-90-25-127 0-35 2-89 27-131 21-29 54-58 104-58 33 0 71 12 100 54 10 16 10 19 10 35z">
            <text:p/>
          </draw:path>
          <draw:path draw:style-name="gr3" draw:text-style-name="P6" draw:layer="layout" svg:width="0.197cm" svg:height="0.613cm" svg:x="5.127cm" svg:y="9.4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5.38cm" svg:y="9.68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19cm" svg:height="0.604cm" svg:x="5.884cm" svg:y="9.673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286cm" svg:height="0.573cm" svg:x="6.637cm" svg:y="9.52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61cm" svg:height="0.636cm" svg:x="7.005cm" svg:y="9.453cm" svg:viewBox="0 0 462 637" svg:d="M71 566c0 41-9 41-71 41v30c31-3 79-3 104-3 23 0 71 0 102 3v-30c-60 0-71 0-71-41v-169c0-95 65-145 123-145s69 50 69 102v212c0 41-11 41-71 41v30c31-3 79-3 104-3 23 0 71 0 102 3v-30c-48 0-71 0-71-27v-174c0-79 0-109-29-142-13-14-44-33-96-33-79 0-118 56-133 89v-320l-133 10v30c64 0 71 6 71 49z">
            <text:p/>
          </draw:path>
          <draw:path draw:style-name="gr3" draw:text-style-name="P6" draw:layer="layout" svg:width="0.309cm" svg:height="0.405cm" svg:x="7.508cm" svg:y="9.684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6" draw:layer="layout" svg:width="0.407cm" svg:height="0.421cm" svg:x="7.866cm" svg:y="9.677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61cm" svg:height="0.415cm" svg:x="8.328cm" svg:y="9.68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6" draw:layer="layout" svg:width="0.419cm" svg:height="0.604cm" svg:x="8.831cm" svg:y="9.673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61cm" svg:height="0.636cm" svg:x="9.291cm" svg:y="9.453cm" svg:viewBox="0 0 462 637" svg:d="M71 566c0 41-9 41-71 41v30c31-3 79-3 104-3 23 0 71 0 102 3v-30c-60 0-71 0-71-41v-169c0-95 65-145 123-145s69 50 69 102v212c0 41-11 41-71 41v30c31-3 79-3 104-3 23 0 71 0 102 3v-30c-48 0-71 0-71-27v-174c0-79 0-109-29-142-13-14-44-33-96-33-79 0-118 56-133 89v-320l-133 10v30c64 0 71 6 71 49z">
            <text:p/>
          </draw:path>
          <draw:path draw:style-name="gr3" draw:text-style-name="P6" draw:layer="layout" svg:width="0.407cm" svg:height="0.421cm" svg:x="9.796cm" svg:y="9.677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61cm" svg:height="0.415cm" svg:x="10.256cm" svg:y="9.684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6" draw:layer="layout" svg:width="0.286cm" svg:height="0.573cm" svg:x="10.751cm" svg:y="9.52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52cm" svg:height="0.646cm" svg:x="11.421cm" svg:y="9.453cm" svg:viewBox="0 0 453 647" svg:d="M133 291v-291l-133 10v30c64 0 71 6 71 49v548h23c2-3 8-15 33-57 14 21 52 67 121 67 110 0 205-90 205-208 0-117-91-208-195-208-71 0-110 44-125 60zM135 533v-190c0-18 0-18 11-33 35-52 85-58 108-58 41 0 75 23 95 58 25 37 28 89 28 127 0 35-3 89-30 131-18 27-54 58-104 58-39 0-72-23-95-56-13-19-13-21-13-37z">
            <text:p/>
          </draw:path>
          <draw:path draw:style-name="gr3" draw:text-style-name="P6" draw:layer="layout" svg:width="0.448cm" svg:height="0.581cm" svg:x="11.893cm" svg:y="9.694cm" svg:viewBox="0 0 449 582" svg:d="M364 87c23-58 71-58 85-58v-29c-20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2 85 72 56 0 96-52 117-104z">
            <text:p/>
          </draw:path>
          <draw:path draw:style-name="gr3" draw:text-style-name="P6" draw:layer="layout" svg:width="0.365cm" svg:height="0.611cm" svg:x="12.709cm" svg:y="9.48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36cm" svg:height="0.646cm" svg:x="13.287cm" svg:y="8.8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13.753cm" svg:y="9.0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13.231cm" svg:y="9.84cm" svg:viewBox="0 0 1001 40" draw:points="499,40 0,40 0,0 1001,0 1001,40">
            <text:p/>
          </draw:polygon>
          <draw:path draw:style-name="gr3" draw:text-style-name="P6" draw:layer="layout" svg:width="0.436cm" svg:height="0.646cm" svg:x="13.266cm" svg:y="10.0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3.732cm" svg:y="10.3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6" draw:layer="layout" svg:width="0.627cm" svg:height="0.405cm" svg:x="14.66cm" svg:y="9.694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6" draw:layer="layout" svg:width="0.355cm" svg:height="0.421cm" svg:x="15.302cm" svg:y="9.677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419cm" svg:height="0.604cm" svg:x="16.014cm" svg:y="9.673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355cm" svg:height="0.421cm" svg:x="16.472cm" svg:y="9.677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286cm" svg:height="0.573cm" svg:x="16.869cm" svg:y="9.52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107cm" svg:height="0.274cm" svg:x="17.285cm" svg:y="9.992cm" svg:viewBox="0 0 108 275" svg:d="M108 96c0-59-21-96-58-96-33 0-50 25-50 48 0 25 17 50 50 50 14 0 25-6 35-13l2-2c0 0 2 0 2 13 0 60-27 116-68 160-4 4-6 6-6 8 0 9 4 11 10 11 10 0 83-73 83-179z">
            <text:p/>
          </draw:path>
        </draw:g>
        <draw:g xml:id="id152" draw:id="id152">
          <svg:title>TexMaths</svg:title>
          <svg:desc>26§display§( 1 - x^2 ) \frac{d^2 y}{dx^2} - x \frac{dy}{dx} + m^2 y = 0§svg§600§FALSE§</svg:desc>
          <draw:polygon draw:style-name="gr2" draw:text-style-name="P5" draw:layer="layout" svg:width="12.059cm" svg:height="1.92cm" svg:x="2.784cm" svg:y="13.155cm" svg:viewBox="0 0 12060 1921" draw:points="6030,1921 0,1921 0,0 12060,0 12060,1921">
            <text:p/>
          </draw:polygon>
          <draw:path draw:style-name="gr3" draw:text-style-name="P6" draw:layer="layout" svg:width="0.213cm" svg:height="0.914cm" svg:x="2.828cm" svg:y="13.797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3.175cm" svg:y="13.874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6" draw:layer="layout" svg:width="0.559cm" svg:height="0.038cm" svg:x="3.83cm" svg:y="14.236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4.694cm" svg:y="14.08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2 100-92 121-123 121-35 0-50-29-50-60 0-21 6-40 17-81z">
            <text:p/>
          </draw:path>
          <draw:path draw:style-name="gr3" draw:text-style-name="P6" draw:layer="layout" svg:width="0.284cm" svg:height="0.425cm" svg:x="5.23cm" svg:y="13.6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213cm" svg:height="0.914cm" svg:x="5.652cm" svg:y="13.797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6.123cm" svg:y="13.232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6.601cm" svg:y="13.109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6.998cm" svg:y="13.4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.409cm" svg:height="0.038cm" svg:x="6.064cm" svg:y="14.236cm" svg:viewBox="0 0 1410 39" draw:points="705,39 0,39 0,0 1410,0 1410,39">
            <text:p/>
          </draw:polygon>
          <draw:path draw:style-name="gr3" draw:text-style-name="P6" draw:layer="layout" svg:width="0.436cm" svg:height="0.645cm" svg:x="6.102cm" svg:y="14.475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6.568cm" svg:y="14.7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284cm" svg:height="0.425cm" svg:x="7.102cm" svg:y="14.42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559cm" svg:height="0.038cm" svg:x="7.861cm" svg:y="14.236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8.725cm" svg:y="14.08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436cm" svg:height="0.645cm" svg:x="9.388cm" svg:y="13.232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23cm" svg:height="0.591cm" svg:x="9.854cm" svg:y="13.4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cm" svg:height="0.038cm" svg:x="9.332cm" svg:y="14.236cm" svg:viewBox="0 0 1001 39" draw:points="499,39 0,39 0,0 1001,0 1001,39">
            <text:p/>
          </draw:polygon>
          <draw:path draw:style-name="gr3" draw:text-style-name="P6" draw:layer="layout" svg:width="0.436cm" svg:height="0.645cm" svg:x="9.367cm" svg:y="14.475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9.833cm" svg:y="14.7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0.692cm" svg:y="13.951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75cm" svg:height="0.415cm" svg:x="11.583cm" svg:y="14.08cm" svg:viewBox="0 0 751 416" svg:d="M54 351c-2 15-8 36-8 40 0 16 12 25 27 25 10 0 27-9 33-25 2-2 13-46 17-69l21-83c6-19 10-39 16-60 2-17 11-44 11-46 14-29 62-112 149-112 42 0 50 33 50 64 0 23-6 48-14 75l-25 106-19 71c-4 18-10 50-10 54 0 16 12 25 25 25 29 0 35-23 41-52 13-52 48-185 56-223 2-10 50-120 150-120 40 0 50 31 50 64 0 52-37 156-56 206-8 21-13 31-13 50 0 44 32 75 75 75 88 0 121-133 121-142 0-8-8-8-10-8-11 0-11 2-15 17-15 47-44 112-94 112-16 0-23-8-23-29 0-23 9-46 17-67 19-48 56-149 56-201 0-59-35-98-104-98-68 0-116 39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284cm" svg:height="0.425cm" svg:x="12.398cm" svg:y="13.6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12.793cm" svg:y="14.08cm" svg:viewBox="0 0 424 592" svg:d="M420 56c4-12 4-14 4-21 0-16-14-25-27-25-10 0-25 5-33 19-2 4-8 33-12 50-7 23-13 48-19 73l-42 166c-2 12-41 77-104 77-46 0-56-40-56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ath draw:style-name="gr3" draw:text-style-name="P6" draw:layer="layout" svg:width="0.608cm" svg:height="0.215cm" svg:x="13.555cm" svg:y="14.148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6cm" svg:height="0.629cm" svg:x="14.503cm" svg:y="13.874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width" smil:values="width*0.05;width" smil:keyTimes="0;1"/>
                  <anim:animate smil:dur="0.5s" smil:fill="hold" smil:targetElement="id148" anim:sub-item="text" smil:attributeName="height" smil:values="height;height" smil:keyTimes="0;1"/>
                  <anim:animate smil:dur="0.5s" smil:fill="hold" smil:targetElement="id148" anim:sub-item="text" smil:attributeName="x" smil:values="x-.2;x" smil:keyTimes="0;1"/>
                  <anim:animate smil:dur="0.5s" smil:fill="hold" smil:targetElement="id148" anim:sub-item="text" smil:attributeName="y" smil:values="y;y" smil:keyTimes="0;1"/>
                  <anim:transitionFilter smil:dur="0.5s" smil:targetElement="id1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draw:frame presentation:style-name="pr9" draw:text-style-name="P20" draw:layer="layout" svg:width="26.4cm" svg:height="14.373cm" svg:x="0.8cm" svg:y="0.627cm" presentation:class="title" presentation:user-transformed="true">
          <draw:text-box>
            <text:p xml:id="id153" text:id="id153" text:style-name="P7"><text:span text:style-name="T46"><text:tab/></text:span><text:span text:style-name="T46"><text:tab/></text:span><text:span text:style-name="T22"><text:line-break/></text:span><text:span text:style-name="T49"><text:tab/></text:span><text:span text:style-name="T49"><text:tab/></text:span><text:span text:style-name="T49">(5)</text:span><text:span text:style-name="T49"><text:tab/></text:span><text:span text:style-name="T49"> If <text:s text:c="34"/>then show that <text:s text:c="2"/></text:span><text:span text:style-name="T49"><text:line-break/></text:span><text:span text:style-name="T22"><text:tab/></text:span><text:span text:style-name="T22"><text:tab/></text:span><text:span text:style-name="T22"><text:line-break/></text:span><text:span text:style-name="T47"> <text:s text:c="18"/></text:span><text:span text:style-name="T22"><text:line-break/></text:span><text:span text:style-name="T62"><text:tab/></text:span><text:span text:style-name="T62">Solution :</text:span><text:span text:style-name="T63"> <text:s/>Given that</text:span><text:span text:style-name="T62"> <text:s/></text:span><text:span text:style-name="T62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160" draw:id="id160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6.744cm" svg:y="7.182cm" svg:viewBox="0 0 5824 564" draw:points="2912,564 0,564 0,0 5824,0 5824,564">
            <text:p/>
          </draw:polygon>
          <draw:path draw:style-name="gr3" draw:text-style-name="P6" draw:layer="layout" svg:width="0.615cm" svg:height="0.626cm" svg:x="6.729cm" svg:y="7.157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7.426cm" svg:y="7.16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7.673cm" svg:y="7.136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8.262cm" svg:y="7.684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8.869cm" svg:y="7.378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9.599cm" svg:y="7.684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10.107cm" svg:y="7.378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10.546cm" svg:y="7.684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11.047cm" svg:y="7.209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11.434cm" svg:y="7.684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11.939cm" svg:y="7.37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12.515cm" svg:y="7.684cm" svg:viewBox="0 0 100 100" svg:d="M100 50c0-27-23-50-50-50s-50 23-50 50 23 50 50 50 50-23 50-50z">
            <text:p/>
          </draw:path>
        </draw:g>
        <draw:g xml:id="id154" draw:id="id154">
          <svg:title>TexMaths</svg:title>
          <svg:desc>26§display§x = \cos t,  \ y =  e^{ mt }§svg§600§FALSE§</svg:desc>
          <draw:polygon draw:style-name="gr2" draw:text-style-name="P5" draw:layer="layout" svg:width="7.085cm" svg:height="0.875cm" svg:x="5.749cm" svg:y="1.184cm" svg:viewBox="0 0 7086 876" draw:points="3543,876 0,876 0,0 7086,0 7086,876">
            <text:p/>
          </draw:polygon>
          <draw:path draw:style-name="gr3" draw:text-style-name="P6" draw:layer="layout" svg:width="0.457cm" svg:height="0.415cm" svg:x="5.73cm" svg:y="1.5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6.531cm" svg:y="1.579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48cm" svg:height="0.421cm" svg:x="7.475cm" svg:y="1.506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7.875cm" svg:y="1.50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8.337cm" svg:y="1.50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82cm" svg:height="0.583cm" svg:x="8.84cm" svg:y="1.344cm" svg:viewBox="0 0 283 584" svg:d="M169 208h87c17 0 27 0 27-19 0-10-10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107cm" svg:height="0.274cm" svg:x="9.229cm" svg:y="1.818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423cm" svg:height="0.592cm" svg:x="9.886cm" svg:y="1.5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9cm" svg:height="0.215cm" svg:x="10.646cm" svg:y="1.579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53cm" svg:height="0.415cm" svg:x="11.603cm" svg:y="1.51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588cm" svg:height="0.29cm" svg:x="12.017cm" svg:y="1.257cm" svg:viewBox="0 0 589 291" svg:d="M248 233c-3 12-9 33-9 37 0 15 13 21 23 21 11 0 21-8 25-14 2-7 8-27 10-40 5-12 11-42 15-58 4-15 8-29 10-44 9-27 9-29 21-48 21-33 52-68 102-68 36 0 38 29 38 43 0 40-27 111-38 138-6 18-8 25-8 35 0 33 27 56 60 56 65 0 92-89 92-100 0-8-9-8-11-8-8 0-8 4-10 12-17 50-44 77-69 77-14 0-16-8-16-22 0-15 4-23 14-52 9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3" draw:text-style-name="P6" draw:layer="layout" svg:width="0.217cm" svg:height="0.407cm" svg:x="12.662cm" svg:y="1.138cm" svg:viewBox="0 0 218 408" svg:d="M131 148h67c12 0 20 0 20-15 0-8-8-8-18-8h-63l25-96c0-2 2-6 2-8 0-13-10-21-23-21-16 0-25 10-31 27-4 17 4-15-23 98h-66c-13 0-21 0-21 14 0 9 8 9 19 9h62l-39 151c-2 17-9 40-9 48 0 38 31 61 69 61 73 0 112-90 112-98s-8-8-10-8c-8 0-8 2-13 12-18 40-52 77-87 77-15 0-23-8-23-33 0-7 2-19 4-25z">
            <text:p/>
          </draw:path>
        </draw:g>
        <draw:g xml:id="id155" draw:id="id155">
          <svg:title>TexMaths</svg:title>
          <svg:desc>26§display§( 1 - x^2 ) y_2 - x y_1 + m^2 y = 0§svg§600§FALSE§</svg:desc>
          <draw:polygon draw:style-name="gr2" draw:text-style-name="P5" draw:layer="layout" svg:width="10.93cm" svg:height="0.939cm" svg:x="5.632cm" svg:y="2.585cm" svg:viewBox="0 0 10931 940" draw:points="5467,940 0,940 0,0 10931,0 10931,940">
            <text:p/>
          </draw:polygon>
          <draw:path draw:style-name="gr3" draw:text-style-name="P6" draw:layer="layout" svg:width="0.213cm" svg:height="0.914cm" svg:x="5.676cm" svg:y="2.656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6.023cm" svg:y="2.73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6.678cm" svg:y="3.095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7.542cm" svg:y="2.93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32 100-92 120-123 120-35 0-50-29-50-60 0-21 6-40 17-81z">
            <text:p/>
          </draw:path>
          <draw:path draw:style-name="gr3" draw:text-style-name="P6" draw:layer="layout" svg:width="0.284cm" svg:height="0.426cm" svg:x="8.078cm" svg:y="2.53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8.501cm" svg:y="2.656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423cm" svg:height="0.592cm" svg:x="8.829cm" svg:y="2.93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84cm" svg:height="0.426cm" svg:x="9.291cm" svg:y="3.05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9cm" svg:height="0.039cm" svg:x="9.94cm" svg:y="3.095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0.805cm" svg:y="2.9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6" draw:layer="layout" svg:width="0.423cm" svg:height="0.592cm" svg:x="11.327cm" svg:y="2.93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1.818cm" svg:y="3.053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608cm" svg:height="0.611cm" svg:x="12.413cm" svg:y="2.80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6" draw:layer="layout" svg:width="0.75cm" svg:height="0.415cm" svg:x="13.302cm" svg:y="2.936cm" svg:viewBox="0 0 751 416" svg:d="M54 352c-2 14-8 35-8 39 0 17 12 25 27 25 10 0 27-8 33-25 2-2 13-46 17-68l21-84c6-18 10-39 16-60 2-17 11-44 11-46 14-29 62-112 149-112 42 0 50 33 50 64 0 23-6 48-14 75l-25 106-19 71c-4 19-12 50-12 54 0 17 14 25 27 25 29 0 35-23 41-52 13-52 48-185 54-223 4-10 52-120 152-120 40 0 50 31 50 64 0 52-37 156-56 206-8 21-13 31-13 50 0 44 32 75 75 75 88 0 121-133 121-141 0-9-8-9-10-9-11 0-11 2-15 17-15 48-44 112-94 112-16 0-23-8-23-29 0-23 9-46 17-66 19-48 56-150 56-202 0-58-35-98-104-98-70 0-116 40-149 89-3-12-5-43-30-66-22-19-52-23-74-23-84 0-129 58-144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4.119cm" svg:y="2.53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14.514cm" svg:y="2.93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608cm" svg:height="0.215cm" svg:x="15.274cm" svg:y="3.00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6.222cm" svg:y="2.733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</draw:g>
        <draw:g xml:id="id156" draw:id="id156">
          <svg:title>TexMaths</svg:title>
          <svg:desc>26§display§x = \cos t\ \  \therefore\ \ t = \cos^{-1}x§svg§600§FALSE§</svg:desc>
          <draw:polygon draw:style-name="gr2" draw:text-style-name="P5" draw:layer="layout" svg:width="10.08cm" svg:height="0.779cm" svg:x="11.351cm" svg:y="4.083cm" svg:viewBox="0 0 10081 780" draw:points="5040,780 0,780 0,0 10081,0 10081,780">
            <text:p/>
          </draw:polygon>
          <draw:path draw:style-name="gr3" draw:text-style-name="P6" draw:layer="layout" svg:width="0.457cm" svg:height="0.415cm" svg:x="11.332cm" svg:y="4.434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608cm" svg:height="0.215cm" svg:x="12.133cm" svg:y="4.5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48cm" svg:height="0.421cm" svg:x="13.077cm" svg:y="4.43cm" svg:viewBox="0 0 349 422" svg:d="M77 212c0-150 75-189 123-189 8 0 66 0 100 33-38 4-44 31-44 44 0 23 17 42 41 42 25 0 44-17 44-44 0-63-71-98-141-98-115 0-200 100-200 212 0 119 92 210 198 210 122 0 151-110 151-120 0-9-8-9-10-9-8 0-10 5-12 9-27 85-88 98-121 98-48 0-129-40-129-188z">
            <text:p/>
          </draw:path>
          <draw:path draw:style-name="gr3" draw:text-style-name="P6" draw:layer="layout" svg:width="0.407cm" svg:height="0.421cm" svg:x="13.477cm" svg:y="4.43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6" draw:layer="layout" svg:width="0.301cm" svg:height="0.421cm" svg:x="13.938cm" svg:y="4.43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82cm" svg:height="0.584cm" svg:x="14.442cm" svg:y="4.268cm" svg:viewBox="0 0 283 585" svg:d="M168 208h88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554cm" svg:height="0.494cm" svg:x="15.642cm" svg:y="4.416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6" draw:layer="layout" svg:width="0.282cm" svg:height="0.584cm" svg:x="17.109cm" svg:y="4.268cm" svg:viewBox="0 0 283 585" svg:d="M168 208h88c17 0 27 0 27-19 0-10-10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608cm" svg:height="0.215cm" svg:x="17.722cm" svg:y="4.5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48cm" svg:height="0.421cm" svg:x="18.667cm" svg:y="4.43cm" svg:viewBox="0 0 349 422" svg:d="M77 212c0-150 75-189 123-189 8 0 66 0 100 33-38 4-44 31-44 44 0 23 17 42 41 42 25 0 44-17 44-44 0-63-71-98-141-98-115 0-200 100-200 212 0 119 92 210 198 210 122 0 151-110 151-120 0-9-8-9-10-9-8 0-10 5-12 9-27 85-88 98-121 98-48 0-129-40-129-188z">
            <text:p/>
          </draw:path>
          <draw:path draw:style-name="gr3" draw:text-style-name="P6" draw:layer="layout" svg:width="0.407cm" svg:height="0.421cm" svg:x="19.068cm" svg:y="4.43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6" draw:layer="layout" svg:width="0.301cm" svg:height="0.421cm" svg:x="19.528cm" svg:y="4.43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434cm" svg:height="0.032cm" svg:x="19.927cm" svg:y="4.28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20.499cm" svg:y="4.037cm" svg:viewBox="0 0 235 427" svg:d="M146 19c0-19-2-19-19-19-42 40-100 42-127 42v23c15 0 58 0 94-19v329c0 20 0 29-65 29h-25v23c13 0 92-2 115-2 20 0 101 2 116 2v-23h-25c-64 0-64-9-64-29z">
            <text:p/>
          </draw:path>
          <draw:path draw:style-name="gr3" draw:text-style-name="P6" draw:layer="layout" svg:width="0.457cm" svg:height="0.415cm" svg:x="21.019cm" svg:y="4.434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29 100-94 120-123 120-35 0-50-29-50-60 0-21 6-40 17-81z">
            <text:p/>
          </draw:path>
        </draw:g>
        <draw:g xml:id="id158" draw:id="id158">
          <svg:title>TexMaths</svg:title>
          <svg:desc>26§display§y =  e^{ mt } \ \ \therefore\ \ y = e^{ m \cos^{-1} x}§svg§600§FALSE§</svg:desc>
          <draw:polygon draw:style-name="gr2" draw:text-style-name="P5" draw:layer="layout" svg:width="10.566cm" svg:height="1.054cm" svg:x="11.351cm" svg:y="5.386cm" svg:viewBox="0 0 10567 1055" draw:points="5284,1055 0,1055 0,0 10567,0 10567,1055">
            <text:p/>
          </draw:polygon>
          <draw:path draw:style-name="gr3" draw:text-style-name="P6" draw:layer="layout" svg:width="0.423cm" svg:height="0.592cm" svg:x="11.332cm" svg:y="5.894cm" svg:viewBox="0 0 424 593" svg:d="M420 56c4-12 4-14 4-21 0-16-14-25-27-25-10 0-25 5-33 19-2 4-8 33-12 50-7 23-13 48-19 73l-42 166c-2 13-41 78-102 78-48 0-58-40-58-75 0-42 17-98 48-179 14-38 17-48 17-67 0-42-30-75-75-75-88 0-121 133-121 142 0 8 8 8 10 8 11 0 11-2 15-17 25-85 62-112 94-112 6 0 22 0 22 29 0 23-8 46-16 64-36 96-52 150-52 192 0 81 58 110 112 110 36 0 67-16 92-41-11 48-23 91-59 141-25 31-60 59-102 59-12 0-54-5-68-40 14 0 25 0 39-10 9-9 17-21 17-38 0-29-25-33-33-33-21 0-52 14-52 60s41 79 97 79c96 0 190-83 215-187z">
            <text:p/>
          </draw:path>
          <draw:path draw:style-name="gr3" draw:text-style-name="P6" draw:layer="layout" svg:width="0.608cm" svg:height="0.215cm" svg:x="12.091cm" svg:y="5.9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53cm" svg:height="0.415cm" svg:x="13.046cm" svg:y="5.894cm" svg:viewBox="0 0 354 416" svg:d="M129 194c27 0 96-2 141-21 65-27 69-81 69-94 0-42-35-79-98-79-102 0-241 90-241 250 0 93 54 166 144 166 133 0 210-98 210-108 0-6-7-12-13-12-4 0-6 2-10 10-73 90-173 90-185 90-71 0-79-78-79-107 0-10 0-39 14-95zM87 173c36-140 129-152 154-152 44 0 67 27 67 58 0 94-146 94-183 94z">
            <text:p/>
          </draw:path>
          <draw:path draw:style-name="gr3" draw:text-style-name="P6" draw:layer="layout" svg:width="0.588cm" svg:height="0.29cm" svg:x="13.46cm" svg:y="5.638cm" svg:viewBox="0 0 589 291" svg:d="M248 233c-3 13-9 33-9 38 0 14 13 20 23 20 11 0 21-8 25-14 2-6 8-27 10-40 5-12 11-41 15-58 4-15 8-29 10-44 9-27 9-29 21-48 21-33 52-68 102-68 36 0 38 29 38 43 0 40-27 111-38 138-6 19-8 25-8 35 0 34 27 56 60 56 65 0 92-89 92-99 0-9-9-9-11-9-8 0-8 4-10 13-17 50-44 77-69 77-14 0-16-9-16-23 0-15 4-23 14-52 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0 22 20 11 0 21-8 25-14 3-6 9-27 11-40 4-12 10-41 14-58 5-15 9-29 11-44 8-27 8-31 27-58 19-25 48-58 96-58 37 0 39 31 39 43 0 17-2 25-12 61z">
            <text:p/>
          </draw:path>
          <draw:path draw:style-name="gr3" draw:text-style-name="P6" draw:layer="layout" svg:width="0.217cm" svg:height="0.407cm" svg:x="14.105cm" svg:y="5.521cm" svg:viewBox="0 0 218 408" svg:d="M131 148h67c12 0 20 0 20-15 0-8-8-8-18-8h-63l25-96c0-2 2-6 2-8 0-13-10-21-23-21-16 0-25 10-31 27-4 17 4-15-23 98h-66c-13 0-21 0-21 14 0 9 8 9 19 9h62l-39 152c-2 16-9 39-9 48 0 37 31 60 69 60 73 0 112-90 112-98s-8-8-10-8c-8 0-8 2-13 12-18 40-52 77-87 77-15 0-23-8-23-33 0-6 2-19 4-25z">
            <text:p/>
          </draw:path>
          <draw:path draw:style-name="gr3" draw:text-style-name="P6" draw:layer="layout" svg:width="0.554cm" svg:height="0.494cm" svg:x="15.291cm" svg:y="5.873cm" svg:viewBox="0 0 555 495" svg:d="M327 48c0-25-23-48-48-48-27 0-50 23-50 48 0 27 23 50 50 50 25 0 48-21 48-50zM555 445c0-25-20-47-47-47s-50 22-50 47c0 28 23 50 50 50s47-22 47-50zM98 445c0-25-23-47-50-47-25 0-48 22-48 47 0 28 23 50 48 50 27 0 50-22 50-50z">
            <text:p/>
          </draw:path>
          <draw:path draw:style-name="gr3" draw:text-style-name="P6" draw:layer="layout" svg:width="0.421cm" svg:height="0.592cm" svg:x="16.761cm" svg:y="5.894cm" svg:viewBox="0 0 422 593" svg:d="M420 56c2-12 2-14 2-21 0-16-12-25-25-25-10 0-25 5-33 19-2 4-8 33-12 50-7 23-13 48-19 73l-42 166c-2 13-41 78-104 78-46 0-56-40-56-75 0-42 17-98 48-179 14-38 17-48 17-67 0-42-30-75-75-75-88 0-121 133-121 142 0 8 8 8 10 8 11 0 11-2 15-17 25-85 62-112 94-112 6 0 22 0 22 29 0 23-8 46-16 64-36 96-52 150-52 192 0 81 58 110 112 110 36 0 67-16 92-41-11 48-23 91-59 141-25 31-60 59-102 59-12 0-54-5-68-40 14 0 25 0 37-10 11-9 19-21 19-38 0-29-25-33-33-33-21 0-52 14-52 60s41 79 97 79c96 0 190-83 215-187z">
            <text:p/>
          </draw:path>
          <draw:path draw:style-name="gr3" draw:text-style-name="P6" draw:layer="layout" svg:width="0.608cm" svg:height="0.215cm" svg:x="17.521cm" svg:y="5.9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53cm" svg:height="0.415cm" svg:x="18.477cm" svg:y="5.894cm" svg:viewBox="0 0 354 416" svg:d="M129 194c27 0 96-2 141-21 65-27 69-81 69-94 0-42-35-79-98-79-102 0-241 90-241 250 0 93 54 166 144 166 133 0 210-98 210-108 0-6-7-12-13-12-4 0-6 2-10 10-73 90-173 90-185 90-71 0-79-78-79-107 0-10 0-39 14-95zM87 173c36-140 129-152 154-152 44 0 69 27 69 58 0 94-148 94-185 94z">
            <text:p/>
          </draw:path>
          <draw:path draw:style-name="gr3" draw:text-style-name="P6" draw:layer="layout" svg:width="0.588cm" svg:height="0.29cm" svg:x="18.891cm" svg:y="5.638cm" svg:viewBox="0 0 589 291" svg:d="M248 233c-3 13-9 33-9 38 0 14 13 20 23 20 11 0 21-8 25-14 2-6 8-27 10-40 5-12 11-41 15-58 4-15 8-29 10-44 9-27 9-29 21-48 21-33 52-68 102-68 36 0 38 29 38 43 0 40-27 111-38 138-6 19-8 25-8 35 0 34 27 56 60 56 65 0 92-89 92-99 0-9-9-9-11-9-8 0-8 4-10 13-17 50-44 77-69 77-14 0-16-9-16-23 0-15 4-23 14-52 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0 22 20 11 0 21-8 25-14 3-6 9-27 11-40 4-12 10-41 14-58 5-15 9-29 11-44 8-27 8-31 27-58 19-25 48-58 96-58 37 0 39 31 39 43 0 17-2 25-12 61z">
            <text:p/>
          </draw:path>
          <draw:path draw:style-name="gr3" draw:text-style-name="P6" draw:layer="layout" svg:width="0.272cm" svg:height="0.293cm" svg:x="19.663cm" svg:y="5.636cm" svg:viewBox="0 0 273 294" svg:d="M221 31c-11 4-17 15-17 27 0 19 10 32 29 32s31-13 31-32c0-58-89-58-108-58-96 0-156 75-156 148 0 81 69 146 154 146 96 0 119-75 119-84 0-8-9-8-13-8-8 0-8 2-10 12-15 40-50 59-90 59-44 0-102-32-102-125 0-81 40-127 100-127 8 0 40 0 63 10z">
            <text:p/>
          </draw:path>
          <draw:path draw:style-name="gr3" draw:text-style-name="P6" draw:layer="layout" svg:width="0.315cm" svg:height="0.293cm" svg:x="19.984cm" svg:y="5.636cm" svg:viewBox="0 0 316 294" svg:d="M316 150c0-81-68-150-158-150-89 0-158 69-158 150s71 144 158 144 158-63 158-144zM158 273c-25 0-58-7-81-40-17-25-19-58-19-89 0-27 0-65 23-94 17-19 44-31 77-31 38 0 65 16 79 37 19 25 19 58 19 88 0 31 0 66-19 91s-48 38-79 38z">
            <text:p/>
          </draw:path>
          <draw:path draw:style-name="gr3" draw:text-style-name="P6" draw:layer="layout" svg:width="0.232cm" svg:height="0.293cm" svg:x="20.352cm" svg:y="5.636cm" svg:viewBox="0 0 233 294" svg:d="M216 17c0-11 0-17-10-17-2 0-4 0-13 8-2 0-8 7-12 9-19-13-44-17-67-17-91 0-114 48-114 81 0 21 8 38 25 50 25 21 48 25 89 31 32 7 84 15 84 59 0 25-17 56-79 56-63 0-86-42-96-85-2-9-2-11-13-11-10 0-10 4-10 17v79c0 10 0 17 8 17 7 0 19-13 32-28 29 28 64 28 79 28 83 0 114-44 114-90 0-25-10-44-27-60-25-23-54-27-77-32-52-8-94-16-94-52 0-18 17-45 79-45 75 0 77 54 79 72 0 7 9 7 11 7 12 0 12-4 12-17z">
            <text:p/>
          </draw:path>
          <draw:path draw:style-name="gr3" draw:text-style-name="P6" draw:layer="layout" svg:width="0.351cm" svg:height="0.026cm" svg:x="20.687cm" svg:y="5.517cm" svg:viewBox="0 0 352 27" svg:d="M331 27c8 0 21 0 21-12 0-15-13-15-21-15h-312c-7 0-19 0-19 15 0 12 12 12 19 12z">
            <text:p/>
          </draw:path>
          <draw:path draw:style-name="gr3" draw:text-style-name="P6" draw:layer="layout" svg:width="0.188cm" svg:height="0.305cm" svg:x="21.173cm" svg:y="5.34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6" draw:layer="layout" svg:width="0.344cm" svg:height="0.29cm" svg:x="21.621cm" svg:y="5.638cm" svg:viewBox="0 0 345 291" svg:d="M129 216c-6 21-27 57-60 57-2 0-21 0-36-9 27-8 29-31 29-35 0-15-10-25-25-25-18 0-37 17-37 40 0 33 35 47 67 47 31 0 56-18 72-45 17 33 52 45 77 45 75 0 113-81 113-99 0-9-9-9-11-9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</draw:g>
        <draw:g xml:id="id157" draw:id="id157">
          <svg:title>TexMaths</svg:title>
          <svg:desc>26§display§\text {and}§svg§600§FALSE§</svg:desc>
          <draw:polygon draw:style-name="gr2" draw:text-style-name="P5" draw:layer="layout" svg:width="1.355cm" svg:height="0.554cm" svg:x="9.342cm" svg:y="5.786cm" svg:viewBox="0 0 1356 555" draw:points="678,555 0,555 0,0 1356,0 1356,555">
            <text:p/>
          </draw:polygon>
          <draw:path draw:style-name="gr3" draw:text-style-name="P6" draw:layer="layout" svg:width="0.413cm" svg:height="0.421cm" svg:x="9.334cm" svg:y="5.96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9 31-68 31-91 79-91 121 0 74 89 97 148 97 60 0 102-37 118-81zM260 191v92c0 87-65 119-106 119-46 0-83-34-83-80 0-49 39-126 189-131z">
            <text:p/>
          </draw:path>
          <draw:path draw:style-name="gr3" draw:text-style-name="P6" draw:layer="layout" svg:width="0.461cm" svg:height="0.405cm" svg:x="9.783cm" svg:y="5.971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6" draw:layer="layout" svg:width="0.452cm" svg:height="0.646cm" svg:x="10.293cm" svg:y="5.74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</draw:g>
        <draw:g xml:id="id159" draw:id="id159">
          <svg:title>TexMaths</svg:title>
          <svg:desc>22§display§.\ .\ .\ \ \text {(I)}§svg§600§FALSE§</svg:desc>
          <draw:polygon draw:style-name="gr2" draw:text-style-name="P5" draw:layer="layout" svg:width="2.402cm" svg:height="0.696cm" svg:x="23.334cm" svg:y="5.78cm" svg:viewBox="0 0 2403 697" draw:points="1203,697 0,697 0,0 2403,0 2403,697">
            <text:p/>
          </draw:polygon>
          <draw:path draw:style-name="gr3" draw:text-style-name="P6" draw:layer="layout" svg:width="0.084cm" svg:height="0.083cm" svg:x="23.362cm" svg:y="6.239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3.834cm" svg:y="6.239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4.308cm" svg:y="6.239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5.047cm" svg:y="5.74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237cm" svg:height="0.528cm" svg:x="25.294cm" svg:y="5.792cm" svg:viewBox="0 0 238 529" svg:d="M153 60c0-27 4-35 65-35h20v-25c-27 2-88 2-118 2-32 0-92 0-120-2v25h21c60 0 64 8 64 35v410c0 28-4 35-64 35h-21v24c28-1 88-1 118-1 32 0 93 0 120 1v-24h-20c-61 0-65-7-65-35z">
            <text:p/>
          </draw:path>
          <draw:path draw:style-name="gr3" draw:text-style-name="P6" draw:layer="layout" svg:width="0.18cm" svg:height="0.773cm" svg:x="25.595cm" svg:y="5.74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61" draw:id="id161">
          <svg:title>TexMaths</svg:title>
          <svg:desc>26§display§\frac{dy}{dx} = \frac{d}{dx}\left( e^{ m \sin^{-1} x} \right) =§svg§600§FALSE§</svg:desc>
          <draw:polygon draw:style-name="gr2" draw:text-style-name="P5" draw:layer="layout" svg:width="9.145cm" svg:height="1.798cm" svg:x="6.776cm" svg:y="8.583cm" svg:viewBox="0 0 9146 1799" draw:points="4572,1799 0,1799 0,0 9146,0 9146,1799">
            <text:p/>
          </draw:polygon>
          <draw:path draw:style-name="gr3" draw:text-style-name="P6" draw:layer="layout" svg:width="0.436cm" svg:height="0.646cm" svg:x="6.788cm" svg:y="8.53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7.252cm" svg:y="8.76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6.73cm" svg:y="9.542cm" svg:viewBox="0 0 1001 40" draw:points="499,40 0,40 0,0 1001,0 1001,40">
            <text:p/>
          </draw:polygon>
          <draw:path draw:style-name="gr3" draw:text-style-name="P6" draw:layer="layout" svg:width="0.436cm" svg:height="0.646cm" svg:x="6.767cm" svg:y="9.78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231cm" svg:y="10.01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215cm" svg:x="8.142cm" svg:y="9.4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9.463cm" svg:y="8.53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9.166cm" svg:y="9.542cm" svg:viewBox="0 0 1001 40" draw:points="499,40 0,40 0,0 1001,0 1001,40">
            <text:p/>
          </draw:polygon>
          <draw:path draw:style-name="gr3" draw:text-style-name="P6" draw:layer="layout" svg:width="0.436cm" svg:height="0.646cm" svg:x="9.203cm" svg:y="9.78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9.667cm" svg:y="10.01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6" draw:layer="layout" svg:width="0.348cm" svg:height="1.644cm" svg:x="10.591cm" svg:y="8.739cm" svg:viewBox="0 0 349 1645" svg:d="M308 1637c2 0 10 8 10 8h21c2 0 10 0 10-8 0-4-2-6-4-8-33-33-83-83-139-183-100-177-135-404-135-622 0-406 114-645 276-807 2-2 2-7 2-9 0-8-6-8-16-8-13 0-15 0-23 8-87 75-185 202-250 396-39 120-60 266-60 418 0 218 40 464 183 676 25 35 60 73 60 73 9 12 21 27 30 33z">
            <text:p/>
          </draw:path>
          <draw:path draw:style-name="gr3" draw:text-style-name="P6" draw:layer="layout" svg:width="0.353cm" svg:height="0.415cm" svg:x="11.013cm" svg:y="9.38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588cm" svg:height="0.29cm" svg:x="11.427cm" svg:y="9.13cm" svg:viewBox="0 0 589 291" svg:d="M248 233c-3 12-9 33-9 37 0 15 13 21 23 21 11 0 21-8 25-14 2-7 8-27 10-40 5-12 11-41 15-58 4-15 8-29 10-44 9-27 9-29 21-48 21-33 52-68 102-68 36 0 38 29 38 43 0 40-27 111-38 138-6 18-8 25-8 35 0 33 27 56 60 56 65 0 92-89 92-100 0-8-9-8-11-8-8 0-8 4-10 13-17 49-44 77-69 77-14 0-16-9-16-23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32cm" svg:height="0.292cm" svg:x="12.199cm" svg:y="9.128cm" svg:viewBox="0 0 233 293" svg:d="M216 17c0-11 0-17-10-17-2 0-4 0-13 8-2 0-8 7-12 9-19-13-44-17-67-17-91 0-114 48-114 81 0 21 8 38 25 50 25 21 48 25 89 31 32 6 84 15 84 59 0 24-17 56-79 56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6" draw:layer="layout" svg:width="0.14cm" svg:height="0.432cm" svg:x="12.496cm" svg:y="8.98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6" draw:layer="layout" svg:width="0.344cm" svg:height="0.284cm" svg:x="12.702cm" svg:y="9.13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ath draw:style-name="gr3" draw:text-style-name="P6" draw:layer="layout" svg:width="0.351cm" svg:height="0.026cm" svg:x="13.143cm" svg:y="9.009cm" svg:viewBox="0 0 352 27" svg:d="M331 27c8 0 21 0 21-12 0-15-13-15-21-15h-312c-7 0-19 0-19 15 0 12 12 12 19 12z">
            <text:p/>
          </draw:path>
          <draw:path draw:style-name="gr3" draw:text-style-name="P6" draw:layer="layout" svg:width="0.188cm" svg:height="0.305cm" svg:x="13.63cm" svg:y="8.832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6" draw:layer="layout" svg:width="0.344cm" svg:height="0.29cm" svg:x="14.077cm" svg:y="9.13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48cm" svg:height="1.644cm" svg:x="14.539cm" svg:y="8.739cm" svg:viewBox="0 0 349 1645" svg:d="M349 822c0-262-62-541-243-747-12-15-46-50-69-69-6-6-8-6-20-6-9 0-17 0-17 8 0 4 4 9 6 11 31 31 81 81 138 183 99 175 135 401 135 620 0 397-111 640-275 807-2 2-4 6-4 8 0 8 8 8 17 8 12 0 14 0 23-6 87-75 185-202 249-395 40-125 60-275 60-422z">
            <text:p/>
          </draw:path>
          <draw:path draw:style-name="gr3" draw:text-style-name="P6" draw:layer="layout" svg:width="0.608cm" svg:height="0.215cm" svg:x="15.359cm" svg:y="9.454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162" draw:id="id162">
          <svg:title>TexMaths</svg:title>
          <svg:desc>26§display§ e^{ m \sin^{-1} x}. m  \frac{d}{dx} ( \sin^{-1} x )§svg§600§FALSE§</svg:desc>
          <draw:polygon draw:style-name="gr2" draw:text-style-name="P5" draw:layer="layout" svg:width="9.117cm" svg:height="1.798cm" svg:x="16.535cm" svg:y="8.483cm" svg:viewBox="0 0 9118 1799" draw:points="4558,1799 0,1799 0,0 9118,0 9118,1799">
            <text:p/>
          </draw:polygon>
          <draw:path draw:style-name="gr3" draw:text-style-name="P6" draw:layer="layout" svg:width="0.353cm" svg:height="0.415cm" svg:x="16.531cm" svg:y="9.28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588cm" svg:height="0.29cm" svg:x="16.945cm" svg:y="9.03cm" svg:viewBox="0 0 589 291" svg:d="M248 233c-3 12-9 33-9 37 0 15 13 21 23 21 11 0 21-8 25-14 2-7 8-27 10-40 5-12 11-41 15-58 4-15 8-29 10-44 9-27 9-29 21-48 21-33 52-68 102-68 36 0 38 29 38 43 0 40-27 111-38 138-6 18-8 25-8 35 0 33 27 56 60 56 65 0 92-89 92-100 0-8-9-8-11-8-8 0-8 4-10 13-17 49-44 77-69 77-14 0-16-9-16-23 0-15 4-23 14-52 9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32cm" svg:height="0.292cm" svg:x="17.717cm" svg:y="9.028cm" svg:viewBox="0 0 233 293" svg:d="M216 17c0-11 0-17-10-17-2 0-4 0-13 8-2 0-8 7-10 9-21-13-46-17-69-17-91 0-114 48-114 81 0 21 8 38 25 50 25 21 48 25 89 31 32 6 84 15 84 59 0 24-17 56-79 56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6" draw:layer="layout" svg:width="0.14cm" svg:height="0.432cm" svg:x="18.014cm" svg:y="8.88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6" draw:layer="layout" svg:width="0.344cm" svg:height="0.284cm" svg:x="18.22cm" svg:y="9.03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ath draw:style-name="gr3" draw:text-style-name="P6" draw:layer="layout" svg:width="0.351cm" svg:height="0.026cm" svg:x="18.661cm" svg:y="8.909cm" svg:viewBox="0 0 352 27" svg:d="M331 27c8 0 21 0 21-12 0-15-13-15-21-15h-310c-9 0-21 0-21 15 0 12 12 12 21 12z">
            <text:p/>
          </draw:path>
          <draw:path draw:style-name="gr3" draw:text-style-name="P6" draw:layer="layout" svg:width="0.188cm" svg:height="0.305cm" svg:x="19.148cm" svg:y="8.732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6" draw:layer="layout" svg:width="0.344cm" svg:height="0.29cm" svg:x="19.595cm" svg:y="9.03cm" svg:viewBox="0 0 345 291" svg:d="M129 216c-6 21-27 57-60 57-2 0-21 0-36-9 27-8 29-31 29-35 0-15-10-25-25-25-18 0-37 17-37 39 0 34 35 48 69 48 29 0 54-18 70-46 17 34 52 46 77 46 75 0 113-81 113-100 0-8-9-8-11-8-8 0-8 4-10 13-15 43-52 77-90 77-25 0-39-17-39-42 0-17 17-75 33-148 15-50 44-64 65-64 0 0 20 0 33 8-19 6-27 23-27 35 0 15 10 25 25 25 14 0 37-12 37-39 0-38-41-48-68-48-32 0-56 21-71 46-13-27-42-46-77-46-73 0-114 79-114 98 0 8 8 8 10 8 8 0 10-2 12-10 17-50 59-77 90-77 21 0 37 10 37 41 0 13-6 46-12 67z">
            <text:p/>
          </draw:path>
          <draw:path draw:style-name="gr3" draw:text-style-name="P6" draw:layer="layout" svg:width="0.099cm" svg:height="0.099cm" svg:x="20.103cm" svg:y="9.594cm" svg:viewBox="0 0 100 100" svg:d="M100 50c0-27-23-50-50-50s-50 23-50 50 23 50 50 50 50-23 50-50z">
            <text:p/>
          </draw:path>
          <draw:path draw:style-name="gr3" draw:text-style-name="P6" draw:layer="layout" svg:width="0.75cm" svg:height="0.415cm" svg:x="20.305cm" svg:y="9.286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2-8-22-29 0-23 8-46 16-66 19-48 56-150 56-202 0-58-35-98-104-98-70 0-116 40-149 89-3-12-5-43-30-66-22-19-52-23-74-23-84 0-129 58-144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36cm" svg:height="0.646cm" svg:x="21.488cm" svg:y="8.437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21.191cm" svg:y="9.442cm" svg:viewBox="0 0 1001 40" draw:points="499,40 0,40 0,0 1001,0 1001,40">
            <text:p/>
          </draw:polygon>
          <draw:path draw:style-name="gr3" draw:text-style-name="P6" draw:layer="layout" svg:width="0.436cm" svg:height="0.646cm" svg:x="21.228cm" svg:y="9.68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21.692cm" svg:y="9.91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22.389cm" svg:y="9.00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22.685cm" svg:y="9.279cm" svg:viewBox="0 0 302 422" svg:d="M160 233c21 4 96 19 96 85 0 46-31 83-104 83-77 0-110-52-127-131-2-10-4-14-13-14-12 0-12 6-12 23v120c0 17 0 23 10 23 5 0 7-2 23-18 2-3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23.045cm" svg:y="9.078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23.298cm" svg:y="9.286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34cm" svg:height="0.032cm" svg:x="23.845cm" svg:y="9.1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24.418cm" svg:y="8.88cm" svg:viewBox="0 0 235 426" svg:d="M146 19c0-19-2-19-19-19-42 40-100 42-127 42v22c15 0 58 0 94-18v328c0 21 0 30-65 30h-25v22c13 0 92-2 115-2 20 0 102 2 116 2v-22h-25c-64 0-64-9-64-30z">
            <text:p/>
          </draw:path>
          <draw:path draw:style-name="gr3" draw:text-style-name="P6" draw:layer="layout" svg:width="0.457cm" svg:height="0.415cm" svg:x="24.936cm" svg:y="9.28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213cm" svg:height="0.914cm" svg:x="25.485cm" svg:y="9.005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63" draw:id="id163">
          <svg:title>TexMaths</svg:title>
          <svg:desc>26§display§y_1 = \frac{ m.e^{ m \sin^{-1} x} }{ \sqrt{ 1 - x^2 } }§svg§600§FALSE§</svg:desc>
          <draw:polygon draw:style-name="gr2" draw:text-style-name="P5" draw:layer="layout" svg:width="6.687cm" svg:height="2.289cm" svg:x="6.849cm" svg:y="10.784cm" svg:viewBox="0 0 6688 2290" draw:points="3345,2290 0,2290 0,0 6688,0 6688,2290">
            <text:p/>
          </draw:polygon>
          <draw:path draw:style-name="gr3" draw:text-style-name="P6" draw:layer="layout" svg:width="0.423cm" svg:height="0.592cm" svg:x="6.83cm" svg:y="11.86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234cm" svg:height="0.425cm" svg:x="7.321cm" svg:y="11.98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608cm" svg:height="0.215cm" svg:x="7.966cm" svg:y="11.9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9.016cm" svg:y="11.246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6 19-48 56-150 56-202 0-58-35-98-104-98-68 0-116 40-149 89-3-12-5-43-30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099cm" svg:height="0.099cm" svg:x="9.869cm" svg:y="11.553cm" svg:viewBox="0 0 100 100" svg:d="M100 50c0-27-23-50-50-50s-50 23-50 50 23 50 50 50 50-23 50-50z">
            <text:p/>
          </draw:path>
          <draw:path draw:style-name="gr3" draw:text-style-name="P6" draw:layer="layout" svg:width="0.353cm" svg:height="0.415cm" svg:x="10.087cm" svg:y="11.24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588cm" svg:height="0.29cm" svg:x="10.501cm" svg:y="11.035cm" svg:viewBox="0 0 589 291" svg:d="M248 233c-3 12-9 33-9 37 0 15 13 21 23 21s21-8 25-14c2-7 8-27 10-40 5-12 11-41 15-58 4-15 8-29 10-44 9-27 9-29 21-48 21-33 52-68 102-68 36 0 38 29 38 43 0 40-27 111-38 138-6 18-8 25-8 35 0 33 27 56 60 56 65 0 92-89 92-100 0-8-9-8-11-8-8 0-8 4-12 13-15 49-42 77-67 77-14 0-16-9-16-23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32cm" svg:height="0.292cm" svg:x="11.273cm" svg:y="11.033cm" svg:viewBox="0 0 233 293" svg:d="M216 17c0-11 0-17-10-17-2 0-4 0-13 8-2 0-8 7-12 9-19-13-44-17-67-17-91 0-114 48-114 81 0 21 8 38 25 50 25 21 48 25 89 31 32 7 84 15 84 59 0 24-17 56-79 56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6" draw:layer="layout" svg:width="0.14cm" svg:height="0.432cm" svg:x="11.568cm" svg:y="10.888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6" draw:layer="layout" svg:width="0.344cm" svg:height="0.284cm" svg:x="11.774cm" svg:y="11.035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ath draw:style-name="gr3" draw:text-style-name="P6" draw:layer="layout" svg:width="0.351cm" svg:height="0.026cm" svg:x="12.217cm" svg:y="10.915cm" svg:viewBox="0 0 352 27" svg:d="M331 27c8 0 21 0 21-12 0-15-13-15-21-15h-312c-7 0-19 0-19 15 0 12 12 12 19 12z">
            <text:p/>
          </draw:path>
          <draw:path draw:style-name="gr3" draw:text-style-name="P6" draw:layer="layout" svg:width="0.188cm" svg:height="0.305cm" svg:x="12.704cm" svg:y="10.738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6" draw:layer="layout" svg:width="0.344cm" svg:height="0.29cm" svg:x="13.151cm" svg:y="11.035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4.592cm" svg:height="0.039cm" svg:x="8.989cm" svg:y="12.022cm" svg:viewBox="0 0 4593 40" draw:points="2296,40 0,40 0,0 4593,0 4593,40">
            <text:p/>
          </draw:polygon>
          <draw:path draw:style-name="gr3" draw:text-style-name="P6" draw:layer="layout" svg:width="0.715cm" svg:height="0.914cm" svg:x="9.717cm" svg:y="12.205cm" svg:viewBox="0 0 716 915" svg:d="M289 820l-160-356c-6-15-13-15-15-15 0 0-6 0-14 7l-88 66c-12 8-12 13-12 15 0 4 2 10 8 10 7 0 23-12 32-21 6-4 20-14 29-20l181 395c6 14 12 14 20 14 13 0 15-4 23-16l416-862c7-14 7-16 7-18 0-11-9-19-19-19-8 0-15 4-21 19z">
            <text:p/>
          </draw:path>
          <draw:polygon draw:style-name="gr3" draw:text-style-name="P6" draw:layer="layout" svg:width="2.508cm" svg:height="0.039cm" svg:x="10.412cm" svg:y="12.205cm" svg:viewBox="0 0 2509 40" draw:points="1254,40 0,40 0,0 2509,0 2509,40">
            <text:p/>
          </draw:polygon>
          <draw:path draw:style-name="gr3" draw:text-style-name="P6" draw:layer="layout" svg:width="0.303cm" svg:height="0.611cm" svg:x="10.493cm" svg:y="12.39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9cm" svg:height="0.039cm" svg:x="11.148cm" svg:y="12.756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2.014cm" svg:y="12.598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9 148-141 0-9-9-9-11-9-8 0-10 2-12 9-30 99-94 120-123 120-35 0-50-29-50-60 0-21 6-40 17-81z">
            <text:p/>
          </draw:path>
          <draw:path draw:style-name="gr3" draw:text-style-name="P6" draw:layer="layout" svg:width="0.284cm" svg:height="0.425cm" svg:x="12.548cm" svg:y="12.313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</draw:g>
        <draw:g xml:id="id164" draw:id="id164">
          <svg:title>TexMaths</svg:title>
          <svg:desc>26§display§\sqrt{ 1 - x^2 } y_1 = my§svg§600§FALSE§</svg:desc>
          <draw:polygon draw:style-name="gr2" draw:text-style-name="P5" draw:layer="layout" svg:width="6.656cm" svg:height="1.03cm" svg:x="6.596cm" svg:y="13.509cm" svg:viewBox="0 0 6657 1031" draw:points="3329,1031 0,1031 0,0 6657,0 6657,1031">
            <text:p/>
          </draw:polygon>
          <draw:path draw:style-name="gr3" draw:text-style-name="P6" draw:layer="layout" svg:width="0.833cm" svg:height="1.097cm" svg:x="6.65cm" svg:y="13.463cm" svg:viewBox="0 0 834 1098" svg:d="M287 1098c29 0 29 0 40-19l501-1044c6-12 6-14 6-16 0-11-8-19-18-19-13 0-17 8-21 19l-473 983-195-453-127 98 15 14 64-50z">
            <text:p/>
          </draw:path>
          <draw:polygon draw:style-name="gr3" draw:text-style-name="P6" draw:layer="layout" svg:width="2.508cm" svg:height="0.039cm" svg:x="7.464cm" svg:y="13.463cm" svg:viewBox="0 0 2509 40" draw:points="1254,40 0,40 0,0 2509,0 2509,40">
            <text:p/>
          </draw:polygon>
          <draw:path draw:style-name="gr3" draw:text-style-name="P6" draw:layer="layout" svg:width="0.303cm" svg:height="0.61cm" svg:x="7.545cm" svg:y="13.787cm" svg:viewBox="0 0 304 611" svg:d="M189 23c0-21 0-23-20-23-59 58-140 58-169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8.2cm" svg:y="14.149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9.065cm" svg:y="13.99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284cm" svg:height="0.425cm" svg:x="9.6cm" svg:y="13.70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9.997cm" svg:y="13.99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7-10 11-8 19-21 19-37 0-29-25-34-33-34-21 0-52 15-52 61 0 45 41 79 98 79 95 0 189-83 214-187z">
            <text:p/>
          </draw:path>
          <draw:path draw:style-name="gr3" draw:text-style-name="P6" draw:layer="layout" svg:width="0.234cm" svg:height="0.425cm" svg:x="10.488cm" svg:y="14.11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609cm" svg:height="0.215cm" svg:x="11.133cm" svg:y="14.06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75cm" svg:height="0.415cm" svg:x="12.074cm" svg:y="13.993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2-8-22-29 0-23 8-46 16-67 19-47 56-149 56-201 0-58-35-98-104-98-68 0-116 40-149 89-3-12-5-43-30-66-22-19-52-23-74-23-84 0-129 58-144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1cm" svg:height="0.592cm" svg:x="12.877cm" svg:y="13.993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7-10 11-8 19-21 19-37 0-29-25-34-33-34-21 0-52 15-52 61 0 45 41 79 98 79 95 0 189-83 214-187z">
            <text:p/>
          </draw:path>
        </draw:g>
        <draw:g xml:id="id165" draw:id="id165">
          <svg:title>TexMaths</svg:title>
          <svg:desc>22§display§.\ .\ .\ . \text { From (I)} §svg§600§FALSE§</svg:desc>
          <draw:polygon draw:style-name="gr2" draw:text-style-name="P5" draw:layer="layout" svg:width="4.648cm" svg:height="0.696cm" svg:x="15.73cm" svg:y="13.866cm" svg:viewBox="0 0 4649 697" draw:points="2325,697 0,697 0,0 4649,0 4649,697">
            <text:p/>
          </draw:polygon>
          <draw:path draw:style-name="gr3" draw:text-style-name="P6" draw:layer="layout" svg:width="0.083cm" svg:height="0.083cm" svg:x="15.758cm" svg:y="14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23cm" svg:y="14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703cm" svg:y="14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175cm" svg:y="14.325cm" svg:viewBox="0 0 84 84" svg:d="M84 42c0-23-19-42-42-42s-42 19-42 42 19 42 42 42 42-19 42-42z">
            <text:p/>
          </draw:path>
          <draw:path draw:style-name="gr3" draw:text-style-name="P6" draw:layer="layout" svg:width="0.448cm" svg:height="0.527cm" svg:x="17.606cm" svg:y="13.882cm" svg:viewBox="0 0 449 528" svg:d="M426 0h-426v25h19c60 0 60 8 60 35v406c0 28 0 37-60 37h-19v25c26-4 88-4 118-4 32 0 102 0 130 4v-25h-25c-73 0-73-10-73-37v-192h66c74 0 81 27 81 92h20v-206h-20c0 65-7 92-81 92h-66v-197c0-25 1-30 37-30h93c116 0 135 42 148 149h21z">
            <text:p/>
          </draw:path>
          <draw:path draw:style-name="gr3" draw:text-style-name="P6" draw:layer="layout" svg:width="0.261cm" svg:height="0.342cm" svg:x="18.042cm" svg:y="14.0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8.345cm" svg:y="14.0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6" draw:layer="layout" svg:width="0.604cm" svg:height="0.342cm" svg:x="18.736cm" svg:y="14.064cm" svg:viewBox="0 0 605 343" svg:d="M60 76v209c0 33-9 33-60 33v25c26 0 67-2 88-2 19 0 60 2 86 2v-25c-51 0-60 0-60-33v-144c0-81 55-123 104-123s58 42 58 86v181c0 33-9 33-61 33v25c28 0 67-2 88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6" draw:layer="layout" svg:width="0.18cm" svg:height="0.773cm" svg:x="19.689cm" svg:y="13.8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237cm" svg:height="0.528cm" svg:x="19.934cm" svg:y="13.878cm" svg:viewBox="0 0 238 529" svg:d="M153 60c0-27 4-35 65-35h20v-25c-27 2-88 2-118 2-32 0-92 0-120-2v25h21c62 0 63 8 63 35v410c0 28-1 35-63 35h-21v24c28-1 88-1 118-1 32 0 93 0 120 1v-24h-20c-61 0-65-7-65-35z">
            <text:p/>
          </draw:path>
          <draw:path draw:style-name="gr3" draw:text-style-name="P6" draw:layer="layout" svg:width="0.18cm" svg:height="0.773cm" svg:x="20.237cm" svg:y="13.8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width" smil:values="width*0.05;width" smil:keyTimes="0;1"/>
                  <anim:animate smil:dur="0.5s" smil:fill="hold" smil:targetElement="id153" anim:sub-item="text" smil:attributeName="height" smil:values="height;height" smil:keyTimes="0;1"/>
                  <anim:animate smil:dur="0.5s" smil:fill="hold" smil:targetElement="id153" anim:sub-item="text" smil:attributeName="x" smil:values="x-.2;x" smil:keyTimes="0;1"/>
                  <anim:animate smil:dur="0.5s" smil:fill="hold" smil:targetElement="id153" anim:sub-item="text" smil:attributeName="y" smil:values="y;y" smil:keyTimes="0;1"/>
                  <anim:transitionFilter smil:dur="0.5s" smil:targetElement="id15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draw:frame presentation:style-name="pr9" draw:text-style-name="P20" draw:layer="layout" svg:width="26.4cm" svg:height="14.373cm" svg:x="0.8cm" svg:y="0.627cm" presentation:class="title" presentation:user-transformed="true">
          <draw:text-box>
            <text:p text:style-name="P7"><text:span text:style-name="T46"><text:s text:c="9"/></text:span><text:span text:style-name="T22"><text:line-break/></text:span><text:span text:style-name="T22"><text:tab/></text:span><text:span text:style-name="T22"> <text:s text:c="2"/></text:span><text:span text:style-name="T22"><text:line-break/></text:span><text:span text:style-name="T46"><text:tab/></text:span><text:span text:style-name="T46"><text:tab/></text:span><text:span text:style-name="T22"><text:line-break/></text:span><text:span text:style-name="T66"><text:tab/></text:span><text:span text:style-name="T15"><text:line-break/></text:span><text:span text:style-name="T20"><text:tab/></text:span><text:span text:style-name="T20"><text:tab/></text:span><text:span text:style-name="T15"><text:line-break/></text:span><text:span text:style-name="T15"><text:tab/></text:span><text:span text:style-name="T15"><text:tab/></text:span><text:span text:style-name="T15"> <text:s/></text:span><text:span text:style-name="T15"><text:line-break/></text:span><text:span text:style-name="T52"> <text:s text:c="15"/></text:span><text:span text:style-name="T15"><text:line-break/></text:span><text:span text:style-name="T15"><text:tab/></text:span><text:span text:style-name="T15"> <text:s text:c="3"/></text:span><text:span text:style-name="T15"><text:line-break/></text:span><text:span text:style-name="T44"><text:tab/></text:span><text:span text:style-name="T44"><text:tab/></text:span><text:span text:style-name="T15"><text:line-break/></text:span><text:span text:style-name="T15"><text:tab/></text:span><text:span text:style-name="T15"><text:tab/></text:span><text:span text:style-name="T15"> <text:s text:c="3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168" draw:id="id168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3.943cm" svg:y="4.582cm" svg:viewBox="0 0 5824 564" draw:points="2912,564 0,564 0,0 5824,0 5824,564">
            <text:p/>
          </draw:polygon>
          <draw:path draw:style-name="gr3" draw:text-style-name="P6" draw:layer="layout" svg:width="0.615cm" svg:height="0.626cm" svg:x="3.928cm" svg:y="4.557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4.625cm" svg:y="4.56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872cm" svg:y="4.536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461cm" svg:y="5.084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6.068cm" svg:y="4.778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6.798cm" svg:y="5.084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306cm" svg:y="4.778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745cm" svg:y="5.084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8.246cm" svg:y="4.609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8.633cm" svg:y="5.084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9.138cm" svg:y="4.77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9.714cm" svg:y="5.084cm" svg:viewBox="0 0 100 100" svg:d="M100 50c0-27-23-50-50-50s-50 23-50 50 23 50 50 50 50-23 50-50z">
            <text:p/>
          </draw:path>
        </draw:g>
        <draw:g xml:id="id169" draw:id="id169">
          <svg:title>TexMaths</svg:title>
          <svg:desc>26§display§( 1 - x^2)\frac{d}{dx} (y_1)^2  + (y_1)^2 \frac{d}{dx} ( 1 - x^2 ) = m^2 \frac{d}{dx} ( y^2 )§svg§600§FALSE§</svg:desc>
          <draw:polygon draw:style-name="gr2" draw:text-style-name="P5" draw:layer="layout" svg:width="19.011cm" svg:height="1.798cm" svg:x="3.796cm" svg:y="6.31cm" svg:viewBox="0 0 19012 1799" draw:points="9506,1799 0,1799 0,0 19012,0 19012,1799">
            <text:p/>
          </draw:polygon>
          <draw:path draw:style-name="gr3" draw:text-style-name="P6" draw:layer="layout" svg:width="0.213cm" svg:height="0.914cm" svg:x="3.84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4.187cm" svg:y="6.909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9cm" svg:height="0.039cm" svg:x="4.842cm" svg:y="7.269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706cm" svg:y="7.11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32 99-92 120-123 120-35 0-50-29-50-60 0-21 6-40 17-81z">
            <text:p/>
          </draw:path>
          <draw:path draw:style-name="gr3" draw:text-style-name="P6" draw:layer="layout" svg:width="0.284cm" svg:height="0.425cm" svg:x="6.242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6.664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7.374cm" svg:y="6.26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7.076cm" svg:y="7.269cm" svg:viewBox="0 0 1001 40" draw:points="499,40 0,40 0,0 1001,0 1001,40">
            <text:p/>
          </draw:polygon>
          <draw:path draw:style-name="gr3" draw:text-style-name="P6" draw:layer="layout" svg:width="0.436cm" svg:height="0.646cm" svg:x="7.114cm" svg:y="7.5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58cm" svg:y="7.7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8.274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8.566cm" svg:y="7.11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34cm" svg:height="0.425cm" svg:x="9.057cm" svg:y="7.22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213cm" svg:height="0.914cm" svg:x="9.45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84cm" svg:height="0.425cm" svg:x="9.793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1cm" svg:x="10.417cm" svg:y="6.98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213cm" svg:height="0.914cm" svg:x="11.37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11.661cm" svg:y="7.11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34cm" svg:height="0.425cm" svg:x="12.154cm" svg:y="7.22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213cm" svg:height="0.914cm" svg:x="12.545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84cm" svg:height="0.425cm" svg:x="12.888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13.666cm" svg:y="6.26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3.369cm" svg:y="7.269cm" svg:viewBox="0 0 1001 40" draw:points="499,40 0,40 0,0 1001,0 1001,40">
            <text:p/>
          </draw:polygon>
          <draw:path draw:style-name="gr3" draw:text-style-name="P6" draw:layer="layout" svg:width="0.436cm" svg:height="0.646cm" svg:x="13.404cm" svg:y="7.5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3.87cm" svg:y="7.7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4.567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14.912cm" svg:y="6.909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9cm" svg:height="0.039cm" svg:x="15.567cm" svg:y="7.269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6.433cm" svg:y="7.1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284cm" svg:height="0.425cm" svg:x="16.967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7.39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7.997cm" svg:y="7.18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8.937cm" svg:y="7.113cm" svg:viewBox="0 0 751 416" svg:d="M54 352c-2 14-8 35-8 39 0 17 12 25 27 25 10 0 27-8 33-25 2-2 13-46 17-69l21-83c6-18 10-39 16-60 2-17 11-44 11-46 14-29 62-112 149-112 42 0 50 33 50 64 0 23-6 48-14 75l-25 106-19 71c-4 19-12 50-12 54 0 17 14 25 27 25 29 0 35-23 41-52 13-52 48-185 54-223 4-10 52-120 152-120 40 0 50 31 50 64 0 52-37 156-56 206-8 21-13 31-13 50 0 44 32 75 75 75 86 0 121-133 121-141 0-9-8-9-13-9-8 0-8 2-12 17-15 48-44 112-94 112-16 0-23-8-23-29 0-23 9-46 17-66 19-48 56-150 56-202 0-58-35-98-104-98-70 0-116 40-149 89-3-12-5-43-30-66-22-19-54-23-77-23-81 0-126 58-141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284cm" svg:height="0.425cm" svg:x="19.755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20.531cm" svg:y="6.264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1cm" svg:height="0.039cm" svg:x="20.233cm" svg:y="7.269cm" svg:viewBox="0 0 1001 40" draw:points="499,40 0,40 0,0 1001,0 1001,40">
            <text:p/>
          </draw:polygon>
          <draw:path draw:style-name="gr3" draw:text-style-name="P6" draw:layer="layout" svg:width="0.436cm" svg:height="0.646cm" svg:x="20.27cm" svg:y="7.5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20.736cm" svg:y="7.7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21.431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21.722cm" svg:y="7.11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84cm" svg:height="0.425cm" svg:x="22.217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22.64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66" draw:id="id166">
          <svg:title>TexMaths</svg:title>
          <svg:desc>26§display§\text {Squaring both the sides we get,}§svg§600§FALSE§</svg:desc>
          <draw:polygon draw:style-name="gr2" draw:text-style-name="P5" draw:layer="layout" svg:width="12.417cm" svg:height="0.742cm" svg:x="3.729cm" svg:y="0.98cm" svg:viewBox="0 0 12418 743" draw:points="6208,743 0,743 0,0 12418,0 12418,743">
            <text:p/>
          </draw:polygon>
          <draw:path draw:style-name="gr3" draw:text-style-name="P6" draw:layer="layout" svg:width="0.407cm" svg:height="0.665cm" svg:x="3.735cm" svg:y="0.934cm" svg:viewBox="0 0 408 666" svg:d="M268 291l-116-29c-58-14-94-62-94-116 0-65 50-121 123-121 152 0 173 152 179 192 0 6 0 12 10 12 13 0 13-4 13-23v-183c0-17 0-23-11-23-6 0-8 0-14 12l-31 53c-28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6" draw:layer="layout" svg:width="0.452cm" svg:height="0.582cm" svg:x="4.222cm" svg:y="1.176cm" svg:viewBox="0 0 453 583" svg:d="M318 350v164c0 42-10 42-73 42v27c32 0 79-2 104-2s71 2 104 2v-27c-62 0-72 0-72-42v-514h-21l-33 83c-13-25-50-83-123-83-108 0-204 90-204 208 0 115 89 208 195 208 65 0 102-39 123-66zM320 152v129c0 29-16 54-37 77-11 13-40 38-83 38-67 0-123-82-123-188 0-108 64-185 131-185 73 0 112 79 112 129z">
            <text:p/>
          </draw:path>
          <draw:path draw:style-name="gr3" draw:text-style-name="P6" draw:layer="layout" svg:width="0.461cm" svg:height="0.415cm" svg:x="4.702cm" svg:y="1.176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6" draw:layer="layout" svg:width="0.413cm" svg:height="0.422cm" svg:x="5.218cm" svg:y="1.1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5 119-106 119-46 0-83-33-83-79 0-50 39-127 189-131z">
            <text:p/>
          </draw:path>
          <draw:path draw:style-name="gr3" draw:text-style-name="P6" draw:layer="layout" svg:width="0.309cm" svg:height="0.405cm" svg:x="5.663cm" svg:y="1.176cm" svg:viewBox="0 0 310 406" svg:d="M127 102v-102l-127 10v30c64 0 71 6 71 50v247c0 40-9 40-71 40v29c35 0 79-2 104-2 37 0 81 0 119 2v-29h-21c-67 0-69-8-69-42v-141c0-92 38-173 108-173 6 0 9 0 11 0-5 2-21 12-21 35 0 27 19 40 39 40 17 0 40-11 40-40s-29-56-69-56c-66 0-100 62-114 102z">
            <text:p/>
          </draw:path>
          <draw:path draw:style-name="gr3" draw:text-style-name="P6" draw:layer="layout" svg:width="0.197cm" svg:height="0.613cm" svg:x="6.025cm" svg:y="0.96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279cm" svg:y="1.17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19cm" svg:height="0.605cm" svg:x="6.782cm" svg:y="1.16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6" draw:layer="layout" svg:width="0.452cm" svg:height="0.647cm" svg:x="7.543cm" svg:y="0.944cm" svg:viewBox="0 0 453 648" svg:d="M133 291v-291l-133 10v30c64 0 71 6 71 50v547h23c2-2 8-14 33-56 14 21 52 67 120 67 111 0 206-90 206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6" draw:layer="layout" svg:width="0.407cm" svg:height="0.422cm" svg:x="8.078cm" svg:y="1.16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6" draw:layer="layout" svg:width="0.286cm" svg:height="0.574cm" svg:x="8.525cm" svg:y="1.0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461cm" svg:height="0.636cm" svg:x="8.893cm" svg:y="0.9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6" draw:layer="layout" svg:width="0.286cm" svg:height="0.574cm" svg:x="9.694cm" svg:y="1.0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461cm" svg:height="0.636cm" svg:x="10.06cm" svg:y="0.9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6" draw:layer="layout" svg:width="0.355cm" svg:height="0.422cm" svg:x="10.563cm" svg:y="1.169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301cm" svg:height="0.422cm" svg:x="11.279cm" svg:y="1.169cm" svg:viewBox="0 0 302 423" svg:d="M160 233c21 4 96 19 96 86 0 45-31 83-104 83-77 0-110-52-127-131-2-11-4-15-13-15-12 0-12 6-12 23v121c0 16 0 23 10 23 5 0 7-2 23-19 2-2 2-4 19-21 40 38 81 40 100 40 106 0 150-63 150-129 0-48-30-75-40-88-31-29-67-35-104-44-52-10-114-20-114-75 0-33 25-70 104-70 99 0 106 83 108 112 0 8 8 8 10 8 13 0 13-4 13-22v-92c0-17 0-23-11-23-4 0-6 0-18 10-3 5-13 13-17 15-33-25-73-25-85-25-113 0-148 62-148 112 0 34 15 59 40 80 29 22 56 29 120 41z">
            <text:p/>
          </draw:path>
          <draw:path draw:style-name="gr3" draw:text-style-name="P6" draw:layer="layout" svg:width="0.197cm" svg:height="0.613cm" svg:x="11.64cm" svg:y="0.96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52cm" svg:height="0.647cm" svg:x="11.894cm" svg:y="0.944cm" svg:viewBox="0 0 453 648" svg:d="M318 587v61l135-11v-29c-64 0-72-6-72-50v-558l-131 10v30c62 0 70 6 70 50v197c-27-31-66-56-116-56-108 0-204 90-204 208 0 117 89 209 195 209 59 0 100-32 123-61zM318 341v188c0 17 0 19-10 33-27 44-69 65-108 65-42 0-75-23-98-59-23-37-25-89-25-127 0-35 0-89 27-131 21-29 54-58 104-58 33 0 71 12 100 54 10 17 10 19 10 35z">
            <text:p/>
          </draw:path>
          <draw:path draw:style-name="gr3" draw:text-style-name="P6" draw:layer="layout" svg:width="0.355cm" svg:height="0.422cm" svg:x="12.397cm" svg:y="1.169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301cm" svg:height="0.422cm" svg:x="12.807cm" svg:y="1.169cm" svg:viewBox="0 0 302 423" svg:d="M160 233c21 4 96 19 96 86 0 45-31 83-104 83-77 0-110-52-127-131-2-11-4-15-13-15-12 0-12 6-12 23v121c0 16 0 23 10 23 5 0 7-2 23-19 2-2 2-4 19-21 40 38 81 40 100 40 106 0 150-63 150-129 0-48-30-75-40-88-31-29-67-35-104-44-52-10-114-20-114-75 0-33 25-70 104-70 99 0 106 83 108 112 0 8 8 8 10 8 13 0 13-4 13-22v-92c0-17 0-23-11-23-4 0-6 0-18 10-3 5-13 13-17 15-33-25-73-25-85-25-113 0-148 62-148 112 0 34 15 59 40 80 29 22 56 29 120 41z">
            <text:p/>
          </draw:path>
          <draw:path draw:style-name="gr3" draw:text-style-name="P6" draw:layer="layout" svg:width="0.627cm" svg:height="0.405cm" svg:x="13.458cm" svg:y="1.184cm" svg:viewBox="0 0 628 406" svg:d="M551 87c17-45 46-58 77-58v-29c-21 2-48 2-66 2-28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4 11 6 17 18 17 11 0 15-8 17-17z">
            <text:p/>
          </draw:path>
          <draw:path draw:style-name="gr3" draw:text-style-name="P6" draw:layer="layout" svg:width="0.355cm" svg:height="0.422cm" svg:x="14.103cm" svg:y="1.169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419cm" svg:height="0.605cm" svg:x="14.812cm" svg:y="1.16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6" draw:layer="layout" svg:width="0.355cm" svg:height="0.422cm" svg:x="15.27cm" svg:y="1.169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286cm" svg:height="0.574cm" svg:x="15.667cm" svg:y="1.0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107cm" svg:height="0.274cm" svg:x="16.085cm" svg:y="1.482cm" svg:viewBox="0 0 108 275" svg:d="M108 96c0-59-21-96-58-96-33 0-50 25-50 48 0 25 17 50 50 50 14 0 25-6 35-13l2-2c0 0 2 0 2 13 0 60-27 116-68 160-4 4-6 6-6 8 0 9 4 11 10 11 10 0 83-73 83-179z">
            <text:p/>
          </draw:path>
        </draw:g>
        <draw:g xml:id="id167" draw:id="id167">
          <svg:title>TexMaths</svg:title>
          <svg:desc>26§display§( 1 - x^2 ) y_1^2 = m^2y^2§svg§600§FALSE§</svg:desc>
          <draw:polygon draw:style-name="gr2" draw:text-style-name="P5" draw:layer="layout" svg:width="7.251cm" svg:height="0.939cm" svg:x="3.797cm" svg:y="2.61cm" svg:viewBox="0 0 7252 940" draw:points="3625,940 0,940 0,0 7252,0 7252,940">
            <text:p/>
          </draw:polygon>
          <draw:path draw:style-name="gr3" draw:text-style-name="P6" draw:layer="layout" svg:width="0.213cm" svg:height="0.914cm" svg:x="3.841cm" svg:y="2.68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4.188cm" svg:y="2.758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8cm" svg:height="0.039cm" svg:x="4.843cm" svg:y="3.12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5.706cm" svg:y="2.96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6 0-50-29-50-60 0-21 6-40 17-81z">
            <text:p/>
          </draw:path>
          <draw:path draw:style-name="gr3" draw:text-style-name="P6" draw:layer="layout" svg:width="0.284cm" svg:height="0.426cm" svg:x="6.243cm" svg:y="2.56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6.665cm" svg:y="2.68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423cm" svg:height="0.592cm" svg:x="6.994cm" svg:y="2.961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84cm" svg:height="0.426cm" svg:x="7.489cm" svg:y="2.56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34cm" svg:height="0.426cm" svg:x="7.484cm" svg:y="3.167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6" draw:layer="layout" svg:width="0.608cm" svg:height="0.215cm" svg:x="8.162cm" svg:y="3.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9.103cm" svg:y="2.961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9-9-11-9-10 0-10 2-14 17-15 48-44 112-94 112-16 0-23-8-23-29 0-23 9-46 17-66 19-48 56-150 56-202 0-58-35-98-104-98-71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9.92cm" svg:y="2.56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1cm" svg:height="0.592cm" svg:x="10.315cm" svg:y="2.961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10.81cm" svg:y="2.56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170" draw:id="id170">
          <svg:title>TexMaths</svg:title>
          <svg:desc>26§display§( 1 - x^2).2 y_1 \frac{d}{dx}( y_1) + (y_1)^2 ( -2x ) = m^2 (2y) \frac{dy}{dx}§svg§600§FALSE§</svg:desc>
          <draw:polygon draw:style-name="gr2" draw:text-style-name="P5" draw:layer="layout" svg:width="18.163cm" svg:height="1.798cm" svg:x="3.798cm" svg:y="9.411cm" svg:viewBox="0 0 18164 1799" draw:points="9081,1799 0,1799 0,0 18164,0 18164,1799">
            <text:p/>
          </draw:polygon>
          <draw:path draw:style-name="gr3" draw:text-style-name="P6" draw:layer="layout" svg:width="0.213cm" svg:height="0.914cm" svg:x="3.842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4.189cm" svg:y="10.01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9cm" svg:height="0.039cm" svg:x="4.844cm" svg:y="10.37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707cm" svg:y="10.21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2 99-92 120-123 120-35 0-50-29-50-60 0-21 6-40 17-81z">
            <text:p/>
          </draw:path>
          <draw:path draw:style-name="gr3" draw:text-style-name="P6" draw:layer="layout" svg:width="0.284cm" svg:height="0.425cm" svg:x="6.244cm" svg:y="9.81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6.666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099cm" svg:height="0.099cm" svg:x="7.047cm" svg:y="10.522cm" svg:viewBox="0 0 100 100" svg:d="M100 50c0-27-23-50-50-50s-50 23-50 50 23 50 50 50 50-23 50-50z">
            <text:p/>
          </draw:path>
          <draw:path draw:style-name="gr3" draw:text-style-name="P6" draw:layer="layout" svg:width="0.365cm" svg:height="0.611cm" svg:x="7.267cm" svg:y="10.0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7.706cm" svg:y="10.21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34cm" svg:height="0.425cm" svg:x="8.197cm" svg:y="10.33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36cm" svg:height="0.646cm" svg:x="8.946cm" svg:y="9.36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8.646cm" svg:y="10.37cm" svg:viewBox="0 0 1000 40" draw:points="499,40 0,40 0,0 1000,0 1000,40">
            <text:p/>
          </draw:polygon>
          <draw:path draw:style-name="gr3" draw:text-style-name="P6" draw:layer="layout" svg:width="0.436cm" svg:height="0.646cm" svg:x="8.684cm" svg:y="10.61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9.15cm" svg:y="10.8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9.844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10.136cm" svg:y="10.21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34cm" svg:height="0.425cm" svg:x="10.629cm" svg:y="10.33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213cm" svg:height="0.914cm" svg:x="11.02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1.577cm" svg:y="10.08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213cm" svg:height="0.914cm" svg:x="12.53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1cm" svg:height="0.592cm" svg:x="12.823cm" svg:y="10.214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34cm" svg:height="0.425cm" svg:x="13.314cm" svg:y="10.33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213cm" svg:height="0.914cm" svg:x="13.705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84cm" svg:height="0.425cm" svg:x="14.05cm" svg:y="9.81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4.51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559cm" svg:height="0.039cm" svg:x="14.851cm" svg:y="10.37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5.531cm" svg:y="10.0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6" draw:layer="layout" svg:width="0.457cm" svg:height="0.415cm" svg:x="15.968cm" svg:y="10.21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6.517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7.124cm" svg:y="10.2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8.064cm" svg:y="10.214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284cm" svg:height="0.425cm" svg:x="18.88cm" svg:y="9.81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9.339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9.651cm" svg:y="10.0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20.088cm" svg:y="10.21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20.596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21.066cm" svg:y="9.365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21.532cm" svg:y="9.59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21.008cm" svg:y="10.37cm" svg:viewBox="0 0 1000 40" draw:points="499,40 0,40 0,0 1000,0 1000,40">
            <text:p/>
          </draw:polygon>
          <draw:path draw:style-name="gr3" draw:text-style-name="P6" draw:layer="layout" svg:width="0.436cm" svg:height="0.646cm" svg:x="21.045cm" svg:y="10.61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1.511cm" svg:y="10.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</draw:g>
        <draw:g xml:id="id171" draw:id="id171">
          <svg:title>TexMaths</svg:title>
          <svg:desc>26§display§( 1 - x^2).2 y_1 ( y_2) - 2x(y_1)^2 = m^2 (2y) y_1§svg§600§FALSE§</svg:desc>
          <draw:polygon draw:style-name="gr2" draw:text-style-name="P5" draw:layer="layout" svg:width="15.168cm" svg:height="0.939cm" svg:x="3.798cm" svg:y="12.611cm" svg:viewBox="0 0 15169 940" draw:points="7584,940 0,940 0,0 15169,0 15169,940">
            <text:p/>
          </draw:polygon>
          <draw:path draw:style-name="gr3" draw:text-style-name="P6" draw:layer="layout" svg:width="0.213cm" svg:height="0.914cm" svg:x="3.842cm" svg:y="12.682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4.189cm" svg:y="12.75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4.844cm" svg:y="13.12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707cm" svg:y="12.96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6.244cm" svg:y="12.56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6.666cm" svg:y="12.682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099cm" svg:height="0.099cm" svg:x="7.047cm" svg:y="13.27cm" svg:viewBox="0 0 100 100" svg:d="M100 50c0-27-23-50-50-50s-50 23-50 50 23 50 50 50 50-23 50-50z">
            <text:p/>
          </draw:path>
          <draw:path draw:style-name="gr3" draw:text-style-name="P6" draw:layer="layout" svg:width="0.365cm" svg:height="0.611cm" svg:x="7.267cm" svg:y="12.759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23cm" svg:height="0.592cm" svg:x="7.706cm" svg:y="12.96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34cm" svg:height="0.426cm" svg:x="8.197cm" svg:y="13.079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213cm" svg:height="0.914cm" svg:x="8.628cm" svg:y="12.682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423cm" svg:height="0.592cm" svg:x="8.919cm" svg:y="12.96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84cm" svg:height="0.426cm" svg:x="9.381cm" svg:y="13.07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9.803cm" svg:y="12.682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559cm" svg:height="0.039cm" svg:x="10.385cm" svg:y="13.121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1.269cm" svg:y="12.759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11.706cm" svg:y="12.96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13cm" svg:height="0.914cm" svg:x="12.293cm" svg:y="12.682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423cm" svg:height="0.592cm" svg:x="12.584cm" svg:y="12.96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3.075cm" svg:y="13.079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213cm" svg:height="0.914cm" svg:x="13.468cm" svg:y="12.682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284cm" svg:height="0.426cm" svg:x="13.811cm" svg:y="12.56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14.485cm" svg:y="13.0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5.425cm" svg:y="12.962cm" svg:viewBox="0 0 751 416" svg:d="M54 352c-2 14-8 35-8 39 0 17 12 25 27 25 10 0 27-8 33-25 2-2 13-46 17-68l21-84c6-18 10-39 16-60 2-17 11-44 11-46 14-29 62-112 149-112 42 0 50 33 50 64 0 23-6 48-14 75l-25 106-19 71c-4 19-12 50-12 54 0 17 14 25 27 25 29 0 35-23 41-52 13-52 48-185 54-223 4-10 52-120 152-120 40 0 50 31 50 64 0 52-37 156-56 206-8 21-13 31-13 50 0 44 32 75 75 75 86 0 121-133 121-141 0-9-8-9-13-9-8 0-8 2-12 17-15 48-44 112-94 112-16 0-23-8-23-29 0-23 9-46 17-66 19-48 56-150 56-202 0-58-35-98-104-98-70 0-116 40-150 89-2-12-4-43-29-66-23-19-54-23-77-23-81 0-126 58-141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6.242cm" svg:y="12.56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16.702cm" svg:y="12.682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65cm" svg:height="0.611cm" svg:x="17.012cm" svg:y="12.759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23cm" svg:height="0.592cm" svg:x="17.451cm" svg:y="12.96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13cm" svg:height="0.914cm" svg:x="17.956cm" svg:y="12.682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423cm" svg:height="0.592cm" svg:x="18.287cm" svg:y="12.96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8.778cm" svg:y="13.079cm" svg:viewBox="0 0 235 427" svg:d="M146 19c0-19-2-19-19-19-42 40-100 42-127 42v23c15 0 58 0 94-19v329c0 20 0 29-65 29h-25v23c13 0 92-3 115-3 20 0 101 3 116 3v-23h-25c-64 0-64-9-64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draw:frame presentation:style-name="pr9" draw:text-style-name="P20" draw:layer="layout" svg:width="26.4cm" svg:height="14.373cm" svg:x="0.8cm" svg:y="0.627cm" presentation:class="title" presentation:user-transformed="true">
          <draw:text-box>
            <text:p xml:id="id175" text:id="id175" text:style-name="P7"><text:span text:style-name="T46"><text:s text:c="31"/></text:span><text:span text:style-name="T22"><text:line-break/></text:span><text:span text:style-name="T22"><text:tab/></text:span><text:span text:style-name="T22"> <text:s text:c="4"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4"/></text:span><text:span text:style-name="T15">##### </text:span><text:span text:style-name="T15"><text:tab/></text:span><text:span text:style-name="T15"><text:tab/></text:span><text:span text:style-name="T15">DONE <text:s/></text:span><text:span text:style-name="T15"><text:tab/></text:span><text:span text:style-name="T15"><text:tab/></text:span><text:span text:style-name="T15">#####</text:span></text:p>
          </draw:text-box>
        </draw:frame>
        <draw:g xml:id="id172" draw:id="id172">
          <svg:title>TexMaths</svg:title>
          <svg:desc>26§display§\text {Dividing throughout by } 2y_1 \text { we get,}§svg§600§FALSE§</svg:desc>
          <draw:polygon draw:style-name="gr2" draw:text-style-name="P5" draw:layer="layout" svg:width="14.041cm" svg:height="0.732cm" svg:x="3.85cm" svg:y="1.284cm" svg:viewBox="0 0 14042 733" draw:points="7020,733 0,733 0,0 14042,0 14042,733">
            <text:p/>
          </draw:polygon>
          <draw:path draw:style-name="gr3" draw:text-style-name="P6" draw:layer="layout" svg:width="0.615cm" svg:height="0.626cm" svg:x="3.835cm" svg:y="1.248cm" svg:viewBox="0 0 616 627" svg:d="M0 0v29h23c71 0 71 11 71 42v485c0 34 0 42-71 42h-23v29h335c154 0 281-135 281-308 0-175-123-319-281-319zM218 598c-43 0-45-6-45-36v-497c0-30 2-36 45-36h92c56 0 121 19 166 86 40 54 48 133 48 204 0 102-16 156-50 202-18 25-70 77-164 77z">
            <text:p/>
          </draw:path>
          <draw:path draw:style-name="gr3" draw:text-style-name="P6" draw:layer="layout" svg:width="0.197cm" svg:height="0.614cm" svg:x="4.532cm" svg:y="1.26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48cm" svg:height="0.405cm" svg:x="4.773cm" svg:y="1.48cm" svg:viewBox="0 0 449 406" svg:d="M364 90c8-21 25-61 85-61v-29c-21 2-48 2-68 2-23 0-65-2-81-2v29c35 0 45 21 45 40 0 8-2 10-6 21l-94 235-104-256c-4-13-4-15-4-17 0-23 36-23 52-23v-29c-27 0-79 2-100 2-25 0-62 0-89-2v29c58 0 62 4 73 33l133 328c6 12 6 16 19 16 12 0 16-8 18-16z">
            <text:p/>
          </draw:path>
          <draw:path draw:style-name="gr3" draw:text-style-name="P6" draw:layer="layout" svg:width="0.197cm" svg:height="0.614cm" svg:x="5.268cm" svg:y="1.26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52cm" svg:height="0.647cm" svg:x="5.522cm" svg:y="1.238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6" draw:layer="layout" svg:width="0.197cm" svg:height="0.614cm" svg:x="6.029cm" svg:y="1.26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283cm" svg:y="1.469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19cm" svg:height="0.605cm" svg:x="6.786cm" svg:y="1.45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286cm" svg:height="0.574cm" svg:x="7.539cm" svg:y="1.31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6" draw:layer="layout" svg:width="0.461cm" svg:height="0.636cm" svg:x="7.908cm" svg:y="1.23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6" draw:layer="layout" svg:width="0.309cm" svg:height="0.405cm" svg:x="8.411cm" svg:y="1.469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6" draw:layer="layout" svg:width="0.407cm" svg:height="0.422cm" svg:x="8.769cm" svg:y="1.463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6" draw:layer="layout" svg:width="0.461cm" svg:height="0.416cm" svg:x="9.23cm" svg:y="1.469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6" draw:layer="layout" svg:width="0.419cm" svg:height="0.605cm" svg:x="9.734cm" svg:y="1.45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461cm" svg:height="0.636cm" svg:x="10.193cm" svg:y="1.23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6" draw:layer="layout" svg:width="0.407cm" svg:height="0.422cm" svg:x="10.699cm" svg:y="1.463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6" draw:layer="layout" svg:width="0.461cm" svg:height="0.416cm" svg:x="11.159cm" svg:y="1.469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6" draw:layer="layout" svg:width="0.286cm" svg:height="0.574cm" svg:x="11.654cm" svg:y="1.31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6" draw:layer="layout" svg:width="0.452cm" svg:height="0.647cm" svg:x="12.323cm" svg:y="1.238cm" svg:viewBox="0 0 453 648" svg:d="M133 292v-292l-133 10v30c64 0 71 6 71 50v547h23c2-2 8-14 33-56 14 21 52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6" draw:layer="layout" svg:width="0.448cm" svg:height="0.582cm" svg:x="12.795cm" svg:y="1.48cm" svg:viewBox="0 0 449 583" svg:d="M364 87c23-58 71-58 85-58v-29c-21 2-48 2-68 2-17 0-61-2-81-2v29c29 0 43 17 43 40 0 8 0 10-6 21l-92 227-101-248c-5-9-7-13-7-17 0-23 36-23 52-23v-29c-25 0-85 2-100 2-25 0-62 0-89-2v29c44 0 62 0 75 31l137 336c-4 12-16 41-23 54-21 50-45 115-104 115-6 0-27 0-43-17 29-4 35-25 35-40 0-23-17-37-37-37-19 0-40 10-40 39 0 42 40 73 85 73 56 0 96-52 117-104z">
            <text:p/>
          </draw:path>
          <draw:path draw:style-name="gr3" draw:text-style-name="P6" draw:layer="layout" svg:width="0.365cm" svg:height="0.611cm" svg:x="13.611cm" svg:y="1.263cm" svg:viewBox="0 0 366 612" svg:d="M71 542l97-96c144-127 198-175 198-267 0-106-81-179-193-179-104 0-173 85-173 167 0 50 46 50 48 50 16 0 48-11 48-48 0-23-17-48-48-48-8 0-8 0-13 2 21-61 71-94 125-94 83 0 123 73 123 150 0 73-46 146-96 202l-177 196c-10 10-10 13-10 35h341l25-160h-23c-4 27-10 69-19 81-8 9-68 9-87 9z">
            <text:p/>
          </draw:path>
          <draw:path draw:style-name="gr3" draw:text-style-name="P6" draw:layer="layout" svg:width="0.423cm" svg:height="0.593cm" svg:x="14.05cm" svg:y="1.469cm" svg:viewBox="0 0 424 594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1 0 45 41 79 97 79 96 0 190-84 215-188z">
            <text:p/>
          </draw:path>
          <draw:path draw:style-name="gr3" draw:text-style-name="P6" draw:layer="layout" svg:width="0.234cm" svg:height="0.426cm" svg:x="14.541cm" svg:y="1.586cm" svg:viewBox="0 0 235 427" svg:d="M146 19c0-19-2-19-19-19-42 40-100 42-127 42v23c15 0 58 0 94-19v329c0 21 0 29-65 29h-25v23c13 0 92-2 115-2 20 0 101 2 116 2v-23h-25c-64 0-64-8-64-29z">
            <text:p/>
          </draw:path>
          <draw:path draw:style-name="gr3" draw:text-style-name="P6" draw:layer="layout" svg:width="0.627cm" svg:height="0.405cm" svg:x="15.202cm" svg:y="1.48cm" svg:viewBox="0 0 628 406" svg:d="M551 87c17-45 46-58 77-58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9l94-260 94 263c2 10 6 16 18 16 11 0 15-8 17-16z">
            <text:p/>
          </draw:path>
          <draw:path draw:style-name="gr3" draw:text-style-name="P6" draw:layer="layout" svg:width="0.355cm" svg:height="0.422cm" svg:x="15.845cm" svg:y="1.46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419cm" svg:height="0.605cm" svg:x="16.556cm" svg:y="1.45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355cm" svg:height="0.422cm" svg:x="17.014cm" svg:y="1.46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286cm" svg:height="0.574cm" svg:x="17.411cm" svg:y="1.31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6" draw:layer="layout" svg:width="0.107cm" svg:height="0.274cm" svg:x="17.827cm" svg:y="1.775cm" svg:viewBox="0 0 108 275" svg:d="M108 96c0-59-21-96-58-96-33 0-50 25-50 48 0 25 17 50 50 50 14 0 25-6 35-13l2-2c0 0 2 0 2 13 0 60-27 116-68 160-4 4-6 6-6 9 0 8 4 10 10 10 10 0 83-73 83-179z">
            <text:p/>
          </draw:path>
        </draw:g>
        <draw:g xml:id="id173" draw:id="id173">
          <svg:title>TexMaths</svg:title>
          <svg:desc>26§display§( 1 - x^2). y_2 - 2x y_1 = m^2 y§svg§600§FALSE§</svg:desc>
          <draw:polygon draw:style-name="gr2" draw:text-style-name="P5" draw:layer="layout" svg:width="10.07cm" svg:height="0.939cm" svg:x="3.8cm" svg:y="2.914cm" svg:viewBox="0 0 10071 940" draw:points="5036,940 0,940 0,0 10071,0 10071,940">
            <text:p/>
          </draw:polygon>
          <draw:path draw:style-name="gr3" draw:text-style-name="P6" draw:layer="layout" svg:width="0.213cm" svg:height="0.914cm" svg:x="3.844cm" svg:y="2.985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4.191cm" svg:y="3.062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4.846cm" svg:y="3.424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709cm" svg:y="3.26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6.246cm" svg:y="2.868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6.668cm" svg:y="2.985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099cm" svg:height="0.099cm" svg:x="7.049cm" svg:y="3.573cm" svg:viewBox="0 0 100 100" svg:d="M100 50c0-27-23-50-50-50s-50 23-50 50 23 50 50 50 50-23 50-50z">
            <text:p/>
          </draw:path>
          <draw:path draw:style-name="gr3" draw:text-style-name="P6" draw:layer="layout" svg:width="0.421cm" svg:height="0.592cm" svg:x="7.251cm" svg:y="3.26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7.712cm" svg:y="3.38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9cm" svg:height="0.039cm" svg:x="8.361cm" svg:y="3.424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9.245cm" svg:y="3.062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9.682cm" svg:y="3.26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23cm" svg:height="0.592cm" svg:x="10.204cm" svg:y="3.26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0.697cm" svg:y="3.382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6" draw:layer="layout" svg:width="0.608cm" svg:height="0.215cm" svg:x="11.342cm" svg:y="3.33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2.282cm" svg:y="3.265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3.097cm" svg:y="2.868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13.493cm" svg:y="3.26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</draw:g>
        <draw:g xml:id="id174" draw:id="id174">
          <svg:title>TexMaths</svg:title>
          <svg:desc>26§display§( 1 - x^2). y_2 - 2x y_1 - m^2 y = 0§svg§600§FALSE§</svg:desc>
          <draw:polygon draw:style-name="gr2" draw:text-style-name="P5" draw:layer="layout" svg:width="11.64cm" svg:height="0.939cm" svg:x="3.802cm" svg:y="4.915cm" svg:viewBox="0 0 11641 940" draw:points="5820,940 0,940 0,0 11641,0 11641,940">
            <text:p/>
          </draw:polygon>
          <draw:path draw:style-name="gr3" draw:text-style-name="P6" draw:layer="layout" svg:width="0.213cm" svg:height="0.914cm" svg:x="3.846cm" svg:y="4.986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4.193cm" svg:y="5.06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8cm" svg:height="0.039cm" svg:x="4.848cm" svg:y="5.425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5.711cm" svg:y="5.26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6.248cm" svg:y="4.86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6.67cm" svg:y="4.986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099cm" svg:height="0.099cm" svg:x="7.051cm" svg:y="5.574cm" svg:viewBox="0 0 100 100" svg:d="M100 50c0-27-23-50-50-50s-50 23-50 50 23 50 50 50 50-23 50-50z">
            <text:p/>
          </draw:path>
          <draw:path draw:style-name="gr3" draw:text-style-name="P6" draw:layer="layout" svg:width="0.421cm" svg:height="0.592cm" svg:x="7.253cm" svg:y="5.26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7.714cm" svg:y="5.38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8.363cm" svg:y="5.425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1cm" svg:x="9.247cm" svg:y="5.063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9.684cm" svg:y="5.26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23cm" svg:height="0.592cm" svg:x="10.206cm" svg:y="5.2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0.699cm" svg:y="5.383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558cm" svg:height="0.039cm" svg:x="11.317cm" svg:y="5.425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12.182cm" svg:y="5.266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9 21-13 32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2.997cm" svg:y="4.86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13.395cm" svg:y="5.26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608cm" svg:height="0.215cm" svg:x="14.154cm" svg:y="5.33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5.102cm" svg:y="5.063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75" anim:sub-item="text" smil:attributeName="visibility" smil:to="visible"/>
                  <anim:animate smil:dur="1s" smil:fill="hold" smil:targetElement="id175" anim:sub-item="text" smil:attributeName="width" smil:values="0;width" smil:keyTimes="0;1"/>
                  <anim:animate smil:dur="1s" smil:fill="hold" smil:targetElement="id175" anim:sub-item="text" smil:attributeName="height" smil:values="0;height" smil:keyTimes="0;1"/>
                  <anim:animate smil:dur="1s" smil:fill="hold" smil:targetElement="id175" anim:sub-item="text" smil:attributeName="x" smil:values="0;1" smil:keyTimes="0;1" anim:formula="x+(cos(-2*pi*(1-$))*-x-sin(-2*pi*(1-$))*(1-y))*(1-$)"/>
                  <anim:animate smil:dur="1s" smil:fill="hold" smil:targetElement="id17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draw:frame presentation:style-name="pr17" draw:text-style-name="P21" draw:layer="layout" svg:width="25.199cm" svg:height="2.629cm" draw:transform="rotate (0.430049127691403) translate (1.999cm 11.536cm)" presentation:class="title" presentation:user-transformed="true">
          <draw:text-box>
            <text:p xml:id="id176" text:id="id176"><text:span text:style-name="T67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76" anim:sub-item="text" smil:attributeName="visibility" smil:to="visible"/>
                  <anim:transitionFilter smil:dur="2s" smil:targetElement="id176" anim:sub-item="text" smil:type="fade" smil:subtype="crossfade"/>
                  <anim:animate smil:dur="2s" smil:fill="hold" smil:targetElement="id176" anim:sub-item="text" smil:attributeName="rotate" smil:values="720;0" smil:keyTimes="0;1"/>
                  <anim:animate smil:dur="2s" smil:fill="hold" smil:targetElement="id176" anim:sub-item="text" smil:attributeName="height" smil:values="0;height" smil:keyTimes="0;1"/>
                  <anim:animate smil:dur="2s" smil:fill="hold" smil:targetElement="id17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0-07-14T19:23:43.944427411</dc:date>
    <meta:editing-duration>P1DT11H56M2S</meta:editing-duration>
    <meta:editing-cycles>698</meta:editing-cycles>
    <meta:generator>LibreOffice/6.0.7.3$Linux_X86_64 LibreOffice_project/00m0$Build-3</meta:generator>
    <meta:document-statistic meta:object-count="3905"/>
  </office:meta>
</office:document-meta>
</file>